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156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6862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6535in"/>
    </style:style>
    <style:style style:name="co11" style:family="table-column">
      <style:table-column-properties fo:break-before="auto" style:column-width="0.7398in"/>
    </style:style>
    <style:style style:name="co12" style:family="table-column">
      <style:table-column-properties fo:break-before="auto" style:column-width="0.8252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0.5465in"/>
    </style:style>
    <style:style style:name="co16" style:family="table-column">
      <style:table-column-properties fo:break-before="auto" style:column-width="1.5327in"/>
    </style:style>
    <style:style style:name="co17" style:family="table-column">
      <style:table-column-properties fo:break-before="auto" style:column-width="0.3319in"/>
    </style:style>
    <style:style style:name="co18" style:family="table-column">
      <style:table-column-properties fo:break-before="auto" style:column-width="1.4575in"/>
    </style:style>
    <style:style style:name="co19" style:family="table-column">
      <style:table-column-properties fo:break-before="auto" style:column-width="1.1929in"/>
    </style:style>
    <style:style style:name="co20" style:family="table-column">
      <style:table-column-properties fo:break-before="auto" style:column-width="1.6008in"/>
    </style:style>
    <style:style style:name="co21" style:family="table-column">
      <style:table-column-properties fo:break-before="auto" style:column-width="1.56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0" style:apply-style-name="Hidden" style:base-cell-address="Sheet2.A1"/>
    </style:style>
    <style:style style:name="ce12" style:family="table-cell" style:parent-style-name="Default" style:data-style-name="N37">
      <style:map style:condition="cell-content()=0" style:apply-style-name="Hidden" style:base-cell-address="Sheet2.A1"/>
    </style:style>
    <style:style style:name="ce13" style:family="table-cell" style:parent-style-name="Default" style:data-style-name="N122">
      <style:map style:condition="cell-content()=0" style:apply-style-name="Hidden" style:base-cell-address="Sheet2.A1"/>
    </style:style>
    <style:style style:name="ce14" style:family="table-cell" style:parent-style-name="Default" style:data-style-name="N0">
      <style:map style:condition="cell-content()=0" style:apply-style-name="Hidden" style:base-cell-address="Sheet2.A1"/>
    </style:style>
    <style:style style:name="ce15" style:family="table-cell" style:parent-style-name="Default" style:data-style-name="N104">
      <style:map style:condition="cell-content()=0" style:apply-style-name="Hidden" style:base-cell-address="Sheet2.A1"/>
    </style:style>
    <style:style style:name="ce17" style:family="table-cell" style:parent-style-name="Default">
      <style:table-cell-properties fo:background-color="#ffff00"/>
      <style:map style:condition="cell-content()=0" style:apply-style-name="Hidden" style:base-cell-address="Sheet2.A1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ANNU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CENT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T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he cost of your credit as a yearly rate.</text:p>
          </table:table-cell>
          <table:table-cell table:number-columns-repeated="1023"/>
        </table:table-row>
        <table:table-row table:style-name="ro2">
          <table:table-cell table:style-name="ce3" office:value-type="percentage" office:value="1.5947" calcext:value-type="percentage">
            <text:p>159.47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G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he dollar amount the credit will cost you.</text:p>
          </table:table-cell>
          <table:table-cell table:number-columns-repeated="1023"/>
        </table:table-row>
        <table:table-row table:style-name="ro2">
          <table:table-cell table:style-name="ce4" office:value-type="currency" office:currency="USD" office:value="1146.95" calcext:value-type="currency">
            <text:p>$1,146.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OUNT FINANCED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he amount of credit provided to you or on your behalf.</text:p>
          </table:table-cell>
          <table:table-cell table:number-columns-repeated="1023"/>
        </table:table-row>
        <table:table-row table:style-name="ro2">
          <table:table-cell table:style-name="ce4" office:value-type="currency" office:currency="USD" office:value="1500" calcext:value-type="currency">
            <text:p>$1,500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YMENT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he amount you will have paid after you have made all payments as scheduled.</text:p>
          </table:table-cell>
          <table:table-cell table:number-columns-repeated="1023"/>
        </table:table-row>
        <table:table-row table:style-name="ro2">
          <table:table-cell table:style-name="ce4" office:value-type="currency" office:currency="USD" office:value="2646.95" calcext:value-type="currency">
            <text:p>$2,646.95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Your payment schedule will be: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No. of Payments:Amount of Payments:Payment Due Dates:1$66.1704/24/20201$66.1705/01/20201$66.1705/08/20201$66.1705/15/20201$66.1705/22/20201$66.1705/29/20201$66.1706/05/20201$66.1706/12/20201$66.1706/19/20201$66.1706/26/20201$66.1707/03/20201$66.1707/10/20201$66.1707/17/20201$66.1707/24/20201$66.1707/31/20201$66.1708/07/20201$66.1708/14/20201$66.1708/21/20201$66.1708/28/20201$66.1709/04/20201$66.1709/11/20201$66.1709/18/20201$66.1709/25/20201$66.1710/02/20201$66.1710/09/20201$66.1710/16/20201$66.1710/23/20201$66.1710/30/20201$66.1711/06/20201$66.1711/13/20201$66.1711/20/20201$66.1711/27/20201$66.1712/04/20201$66.1712/11/20201$66.1712/18/20201$66.1712/25/20201$66.1701/01/20211$66.1701/08/20211$66.1701/15/20211$66.1701/22/2021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SECURITY: This loan includes a security interest in the Payment Authorization.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PREPAYMENT: If you prepay in full or in part, you will not have to pay a penalty.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See your contract terms below for additional information about nonpayment, default, any required repayment in full before the scheduled date, and prepayment refunds and penalties.</text:p>
          </table:table-cell>
          <table:table-cell table:number-columns-repeated="1023"/>
        </table:table-row>
        <table:table-row table:style-name="ro2" table:number-rows-repeated="5">
          <table:table-cell table:style-name="Default"/>
          <table:table-cell table:number-columns-repeated="1023"/>
        </table:table-row>
        <table:table-row table:style-name="ro2">
          <table:table-cell table:style-name="Default" office:value-type="currency" office:currency="USD" office:value="700" calcext:value-type="currency">
            <text:p>$700.00</text:p>
          </table:table-cell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2" table:default-cell-style-name="ce11"/>
        <table:table-column table:style-name="co3" table:default-cell-style-name="ce11"/>
        <table:table-column table:style-name="co4" table:default-cell-style-name="ce13"/>
        <table:table-column table:style-name="co5" table:visibility="collapse" table:default-cell-style-name="ce14"/>
        <table:table-column table:style-name="co6" table:visibility="collapse" table:default-cell-style-name="ce14"/>
        <table:table-column table:style-name="co2" table:visibility="collapse" table:default-cell-style-name="ce11"/>
        <table:table-column table:style-name="co7" table:default-cell-style-name="ce15"/>
        <table:table-column table:style-name="co8" table:default-cell-style-name="ce11"/>
        <table:table-column table:style-name="co9" table:default-cell-style-name="ce11"/>
        <table:table-column table:style-name="co9" table:default-cell-style-name="ce15"/>
        <table:table-column table:style-name="co2" table:visibility="collapse" table:default-cell-style-name="ce15"/>
        <table:table-column table:style-name="co7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2" table:default-cell-style-name="ce15"/>
        <table:table-column table:style-name="co15" table:default-cell-style-name="ce15"/>
        <table:table-column table:style-name="co13" table:default-cell-style-name="ce15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2" table:number-columns-repeated="1001" table:default-cell-style-name="ce11"/>
        <table:table-row table:style-name="ro5">
          <table:table-cell/>
          <table:table-cell table:style-name="ce12"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DOM</text:p>
          </table:table-cell>
          <table:table-cell/>
          <table:table-cell office:value-type="string" calcext:value-type="string">
            <text:p>Loan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igarettes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edit Cards</text:p>
          </table:table-cell>
          <table:table-cell office:value-type="string" calcext:value-type="string">
            <text:p>Air BNB</text:p>
          </table:table-cell>
          <table:table-cell office:value-type="string" calcext:value-type="string">
            <text:p>Total Expense</text:p>
          </table:table-cell>
          <table:table-cell/>
          <table:table-cell office:value-type="string" calcext:value-type="string">
            <text:p>Carri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alance before deposits</text:p>
          </table:table-cell>
          <table:table-cell/>
          <table:table-cell office:value-type="string" calcext:value-type="string">
            <text:p>Balance after Deposits</text:p>
          </table:table-cell>
          <table:table-cell/>
          <table:table-cell table:style-name="ce17" table:formula="of:=MIN([.W2:.W170])" office:value-type="currency" office:currency="USD" office:value="3396.01" calcext:value-type="currency">
            <text:p>$3,396.01</text:p>
          </table:table-cell>
          <table:table-cell table:number-columns-repeated="999"/>
        </table:table-row>
        <table:table-row table:style-name="ro5">
          <table:table-cell/>
          <table:table-cell table:style-name="ce12" office:value-type="date" office:date-value="2020-04-19" calcext:value-type="date">
            <text:p>04/19/20</text:p>
          </table:table-cell>
          <table:table-cell table:formula="of:=WEEKDAY([.B2])" office:value-type="date" office:date-value="1899-12-31" calcext:value-type="date">
            <text:p>Sunday</text:p>
          </table:table-cell>
          <table:table-cell table:formula="of:=WEEKDAY([.B2])" office:value-type="float" office:value="1" calcext:value-type="float">
            <text:p>1</text:p>
          </table:table-cell>
          <table:table-cell table:formula="of:=DAY([.B2])" office:value-type="float" office:value="19" calcext:value-type="float">
            <text:p>19</text:p>
          </table:table-cell>
          <table:table-cell/>
          <table:table-cell table:formula="of:=IF([.C2] = 6;Loan;0)" office:value-type="currency" office:currency="USD" office:value="0" calcext:value-type="currency">
            <text:p>$0.00</text:p>
          </table:table-cell>
          <table:table-cell table:formula="of:=IF([.C2]=1;Groceries;0)" office:value-type="currency" office:currency="USD" office:value="115" calcext:value-type="currency">
            <text:p>$115.00</text:p>
          </table:table-cell>
          <table:table-cell table:formula="of:=IF([.C2]=6;Shopping;0)" office:value-type="currency" office:currency="USD" office:value="0" calcext:value-type="currency">
            <text:p>$0.00</text:p>
          </table:table-cell>
          <table:table-cell table:formula="of:=IF([.C2]=6;Cigarrettes;0)" office:value-type="currency" office:currency="USD" office:value="0" calcext:value-type="currency">
            <text:p>$0.00</text:p>
          </table:table-cell>
          <table:table-cell/>
          <table:table-cell table:formula="of:=IF(DAYS([.B2];DATE(20;6;1))&gt;=0;IF([.E2]=4;Car;0);0)" office:value-type="currency" office:currency="USD" office:value="0" calcext:value-type="currency">
            <text:p>$0.00</text:p>
          </table:table-cell>
          <table:table-cell table:formula="of:=IF([.E2]=3;Insurance;0)" office:value-type="currency" office:currency="USD" office:value="0" calcext:value-type="currency">
            <text:p>$0.00</text:p>
          </table:table-cell>
          <table:table-cell table:formula="of:=IF([.E2]=5;Cellphone;0)" office:value-type="currency" office:currency="USD" office:value="0" calcext:value-type="currency">
            <text:p>$0.00</text:p>
          </table:table-cell>
          <table:table-cell table:formula="of:=IF(OR(IF([.E2]=5);IF([.E2]=12));CredCards;0)" office:value-type="currency" office:currency="USD" office:value="0" calcext:value-type="currency">
            <text:p>$0.00</text:p>
          </table:table-cell>
          <table:table-cell/>
          <table:table-cell table:formula="of:=SUM([.G2:.P2])" office:value-type="currency" office:currency="USD" office:value="115" calcext:value-type="currency">
            <text:p>$115.00</text:p>
          </table:table-cell>
          <table:table-cell/>
          <table:table-cell table:formula="of:=IF(AND(IF([.E2]=1);IF([.D2]=6));900;IF(AND(IF([.E2]=2);IF([.D2]=6));900;IF([.E2]=3;IF(OR([.D2]=7;[.D2]=1);0;900);0)))" office:value-type="currency" office:currency="USD" office:value="0" calcext:value-type="currency">
            <text:p>$0.00</text:p>
          </table:table-cell>
          <table:table-cell table:number-columns-repeated="3"/>
          <table:table-cell table:formula="of:=StartingBalance" office:value-type="currency" office:currency="USD" office:value="3963.03" calcext:value-type="currency">
            <text:p>$3,963.0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4-20" calcext:value-type="date">
            <text:p>04/20/20</text:p>
          </table:table-cell>
          <table:table-cell table:formula="of:=WEEKDAY([.B3])" office:value-type="date" office:date-value="1900-01-01" calcext:value-type="date">
            <text:p>Monday</text:p>
          </table:table-cell>
          <table:table-cell table:formula="of:=WEEKDAY([.B3])" office:value-type="float" office:value="2" calcext:value-type="float">
            <text:p>2</text:p>
          </table:table-cell>
          <table:table-cell table:formula="of:=DAY([.B3])" office:value-type="float" office:value="20" calcext:value-type="float">
            <text:p>20</text:p>
          </table:table-cell>
          <table:table-cell/>
          <table:table-cell table:formula="of:=IF([.C3] = 6;Loan;0)" office:value-type="currency" office:currency="USD" office:value="0" calcext:value-type="currency">
            <text:p>$0.00</text:p>
          </table:table-cell>
          <table:table-cell table:formula="of:=IF([.C3]=1;Groceries;0)" office:value-type="currency" office:currency="USD" office:value="0" calcext:value-type="currency">
            <text:p>$0.00</text:p>
          </table:table-cell>
          <table:table-cell table:formula="of:=IF([.C3]=6;Shopping;0)" office:value-type="currency" office:currency="USD" office:value="0" calcext:value-type="currency">
            <text:p>$0.00</text:p>
          </table:table-cell>
          <table:table-cell table:formula="of:=IF([.C3]=6;Cigarrettes;0)" office:value-type="currency" office:currency="USD" office:value="0" calcext:value-type="currency">
            <text:p>$0.00</text:p>
          </table:table-cell>
          <table:table-cell/>
          <table:table-cell table:formula="of:=IF(DAYS([.B3];DATE(20;6;1))&gt;=0;IF([.E3]=4;Car;0);0)" office:value-type="currency" office:currency="USD" office:value="0" calcext:value-type="currency">
            <text:p>$0.00</text:p>
          </table:table-cell>
          <table:table-cell table:formula="of:=IF([.E3]=3;Insurance;0)" office:value-type="currency" office:currency="USD" office:value="0" calcext:value-type="currency">
            <text:p>$0.00</text:p>
          </table:table-cell>
          <table:table-cell table:formula="of:=IF([.E3]=5;Cellphone;0)" office:value-type="currency" office:currency="USD" office:value="0" calcext:value-type="currency">
            <text:p>$0.00</text:p>
          </table:table-cell>
          <table:table-cell table:formula="of:=IF(OR(IF([.E3]=5);IF([.E3]=12));CredCards;0)" office:value-type="currency" office:currency="USD" office:value="0" calcext:value-type="currency">
            <text:p>$0.00</text:p>
          </table:table-cell>
          <table:table-cell/>
          <table:table-cell table:formula="of:=SUM([.G3:.P3])" office:value-type="currency" office:currency="USD" office:value="0" calcext:value-type="currency">
            <text:p>$0.00</text:p>
          </table:table-cell>
          <table:table-cell/>
          <table:table-cell table:formula="of:=IF(AND(IF([.E3]=1);IF([.D3]=6));900;IF(AND(IF([.E3]=2);IF([.D3]=6));900;IF([.E3]=3;IF(OR([.D3]=7;[.D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2]-[.Q3]" office:value-type="currency" office:currency="USD" office:value="3963.03" calcext:value-type="currency">
            <text:p>$3,963.03</text:p>
          </table:table-cell>
          <table:table-cell/>
          <table:table-cell table:style-name="ce15" table:formula="of:=[.W2]-[.Q3]+[.S3]+[.T3]" office:value-type="currency" office:currency="USD" office:value="3963.03" calcext:value-type="currency">
            <text:p>$3,963.0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4-21" calcext:value-type="date">
            <text:p>04/21/20</text:p>
          </table:table-cell>
          <table:table-cell table:formula="of:=WEEKDAY([.B4])" office:value-type="date" office:date-value="1900-01-02" calcext:value-type="date">
            <text:p>Tuesday</text:p>
          </table:table-cell>
          <table:table-cell table:formula="of:=WEEKDAY([.B4])" office:value-type="float" office:value="3" calcext:value-type="float">
            <text:p>3</text:p>
          </table:table-cell>
          <table:table-cell table:formula="of:=DAY([.B4])" office:value-type="float" office:value="21" calcext:value-type="float">
            <text:p>21</text:p>
          </table:table-cell>
          <table:table-cell/>
          <table:table-cell table:formula="of:=IF([.C4] = 6;Loan;0)" office:value-type="currency" office:currency="USD" office:value="0" calcext:value-type="currency">
            <text:p>$0.00</text:p>
          </table:table-cell>
          <table:table-cell table:formula="of:=IF([.C4]=1;Groceries;0)" office:value-type="currency" office:currency="USD" office:value="0" calcext:value-type="currency">
            <text:p>$0.00</text:p>
          </table:table-cell>
          <table:table-cell table:formula="of:=IF([.C4]=6;Shopping;0)" office:value-type="currency" office:currency="USD" office:value="0" calcext:value-type="currency">
            <text:p>$0.00</text:p>
          </table:table-cell>
          <table:table-cell table:formula="of:=IF([.C4]=6;Cigarrettes;0)" office:value-type="currency" office:currency="USD" office:value="0" calcext:value-type="currency">
            <text:p>$0.00</text:p>
          </table:table-cell>
          <table:table-cell/>
          <table:table-cell table:formula="of:=IF(DAYS([.B4];DATE(20;6;1))&gt;=0;IF([.E4]=4;Car;0);0)" office:value-type="currency" office:currency="USD" office:value="0" calcext:value-type="currency">
            <text:p>$0.00</text:p>
          </table:table-cell>
          <table:table-cell table:formula="of:=IF([.E4]=3;Insurance;0)" office:value-type="currency" office:currency="USD" office:value="0" calcext:value-type="currency">
            <text:p>$0.00</text:p>
          </table:table-cell>
          <table:table-cell table:formula="of:=IF([.E4]=5;Cellphone;0)" office:value-type="currency" office:currency="USD" office:value="0" calcext:value-type="currency">
            <text:p>$0.00</text:p>
          </table:table-cell>
          <table:table-cell table:formula="of:=IF(OR(IF([.E4]=5);IF([.E4]=12));CredCards;0)" office:value-type="currency" office:currency="USD" office:value="0" calcext:value-type="currency">
            <text:p>$0.00</text:p>
          </table:table-cell>
          <table:table-cell/>
          <table:table-cell table:formula="of:=SUM([.G4:.P4])" office:value-type="currency" office:currency="USD" office:value="0" calcext:value-type="currency">
            <text:p>$0.00</text:p>
          </table:table-cell>
          <table:table-cell/>
          <table:table-cell table:formula="of:=IF(AND(IF([.E4]=1);IF([.D4]=6));900;IF(AND(IF([.E4]=2);IF([.D4]=6));900;IF([.E4]=3;IF(OR([.D4]=7;[.D4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3]-[.Q4]" office:value-type="currency" office:currency="USD" office:value="3963.03" calcext:value-type="currency">
            <text:p>$3,963.03</text:p>
          </table:table-cell>
          <table:table-cell/>
          <table:table-cell table:style-name="ce15" table:formula="of:=[.W3]-[.Q4]+[.S4]+[.T4]" office:value-type="currency" office:currency="USD" office:value="3963.03" calcext:value-type="currency">
            <text:p>$3,963.0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4-22" calcext:value-type="date">
            <text:p>04/22/20</text:p>
          </table:table-cell>
          <table:table-cell table:formula="of:=WEEKDAY([.B5])" office:value-type="date" office:date-value="1900-01-03" calcext:value-type="date">
            <text:p>Wednesday</text:p>
          </table:table-cell>
          <table:table-cell table:formula="of:=WEEKDAY([.B5])" office:value-type="float" office:value="4" calcext:value-type="float">
            <text:p>4</text:p>
          </table:table-cell>
          <table:table-cell table:formula="of:=DAY([.B5])" office:value-type="float" office:value="22" calcext:value-type="float">
            <text:p>22</text:p>
          </table:table-cell>
          <table:table-cell/>
          <table:table-cell table:formula="of:=IF([.C5] = 6;Loan;0)" office:value-type="currency" office:currency="USD" office:value="0" calcext:value-type="currency">
            <text:p>$0.00</text:p>
          </table:table-cell>
          <table:table-cell table:formula="of:=IF([.C5]=1;Groceries;0)" office:value-type="currency" office:currency="USD" office:value="0" calcext:value-type="currency">
            <text:p>$0.00</text:p>
          </table:table-cell>
          <table:table-cell table:formula="of:=IF([.C5]=6;Shopping;0)" office:value-type="currency" office:currency="USD" office:value="0" calcext:value-type="currency">
            <text:p>$0.00</text:p>
          </table:table-cell>
          <table:table-cell table:formula="of:=IF([.C5]=6;Cigarrettes;0)" office:value-type="currency" office:currency="USD" office:value="0" calcext:value-type="currency">
            <text:p>$0.00</text:p>
          </table:table-cell>
          <table:table-cell/>
          <table:table-cell table:formula="of:=IF(DAYS([.B5];DATE(20;6;1))&gt;=0;IF([.E5]=4;Car;0);0)" office:value-type="currency" office:currency="USD" office:value="0" calcext:value-type="currency">
            <text:p>$0.00</text:p>
          </table:table-cell>
          <table:table-cell table:formula="of:=IF([.E5]=3;Insurance;0)" office:value-type="currency" office:currency="USD" office:value="0" calcext:value-type="currency">
            <text:p>$0.00</text:p>
          </table:table-cell>
          <table:table-cell table:formula="of:=IF([.E5]=5;Cellphone;0)" office:value-type="currency" office:currency="USD" office:value="0" calcext:value-type="currency">
            <text:p>$0.00</text:p>
          </table:table-cell>
          <table:table-cell table:formula="of:=IF(OR(IF([.E5]=5);IF([.E5]=12));CredCards;0)" office:value-type="currency" office:currency="USD" office:value="0" calcext:value-type="currency">
            <text:p>$0.00</text:p>
          </table:table-cell>
          <table:table-cell/>
          <table:table-cell table:formula="of:=SUM([.G5:.P5])" office:value-type="currency" office:currency="USD" office:value="0" calcext:value-type="currency">
            <text:p>$0.00</text:p>
          </table:table-cell>
          <table:table-cell/>
          <table:table-cell table:formula="of:=IF(AND(IF([.E5]=1);IF([.D5]=6));900;IF(AND(IF([.E5]=2);IF([.D5]=6));900;IF([.E5]=3;IF(OR([.D5]=7;[.D5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4]-[.Q5]" office:value-type="currency" office:currency="USD" office:value="3963.03" calcext:value-type="currency">
            <text:p>$3,963.03</text:p>
          </table:table-cell>
          <table:table-cell/>
          <table:table-cell table:style-name="ce15" table:formula="of:=[.W4]-[.Q5]+[.S5]+[.T5]" office:value-type="currency" office:currency="USD" office:value="3963.03" calcext:value-type="currency">
            <text:p>$3,963.0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4-23" calcext:value-type="date">
            <text:p>04/23/20</text:p>
          </table:table-cell>
          <table:table-cell table:formula="of:=WEEKDAY([.B6])" office:value-type="date" office:date-value="1900-01-04" calcext:value-type="date">
            <text:p>Thursday</text:p>
          </table:table-cell>
          <table:table-cell table:formula="of:=WEEKDAY([.B6])" office:value-type="float" office:value="5" calcext:value-type="float">
            <text:p>5</text:p>
          </table:table-cell>
          <table:table-cell table:formula="of:=DAY([.B6])" office:value-type="float" office:value="23" calcext:value-type="float">
            <text:p>23</text:p>
          </table:table-cell>
          <table:table-cell/>
          <table:table-cell table:formula="of:=IF([.C6] = 6;Loan;0)" office:value-type="currency" office:currency="USD" office:value="0" calcext:value-type="currency">
            <text:p>$0.00</text:p>
          </table:table-cell>
          <table:table-cell table:formula="of:=IF([.C6]=1;Groceries;0)" office:value-type="currency" office:currency="USD" office:value="0" calcext:value-type="currency">
            <text:p>$0.00</text:p>
          </table:table-cell>
          <table:table-cell table:formula="of:=IF([.C6]=6;Shopping;0)" office:value-type="currency" office:currency="USD" office:value="0" calcext:value-type="currency">
            <text:p>$0.00</text:p>
          </table:table-cell>
          <table:table-cell table:formula="of:=IF([.C6]=6;Cigarrettes;0)" office:value-type="currency" office:currency="USD" office:value="0" calcext:value-type="currency">
            <text:p>$0.00</text:p>
          </table:table-cell>
          <table:table-cell/>
          <table:table-cell table:formula="of:=IF(DAYS([.B6];DATE(20;6;1))&gt;=0;IF([.E6]=4;Car;0);0)" office:value-type="currency" office:currency="USD" office:value="0" calcext:value-type="currency">
            <text:p>$0.00</text:p>
          </table:table-cell>
          <table:table-cell table:formula="of:=IF([.E6]=3;Insurance;0)" office:value-type="currency" office:currency="USD" office:value="0" calcext:value-type="currency">
            <text:p>$0.00</text:p>
          </table:table-cell>
          <table:table-cell table:formula="of:=IF([.E6]=5;Cellphone;0)" office:value-type="currency" office:currency="USD" office:value="0" calcext:value-type="currency">
            <text:p>$0.00</text:p>
          </table:table-cell>
          <table:table-cell table:formula="of:=IF(OR(IF([.E6]=5);IF([.E6]=12));CredCards;0)" office:value-type="currency" office:currency="USD" office:value="0" calcext:value-type="currency">
            <text:p>$0.00</text:p>
          </table:table-cell>
          <table:table-cell/>
          <table:table-cell table:formula="of:=SUM([.G6:.P6])" office:value-type="currency" office:currency="USD" office:value="0" calcext:value-type="currency">
            <text:p>$0.00</text:p>
          </table:table-cell>
          <table:table-cell/>
          <table:table-cell table:formula="of:=IF(AND(IF([.E6]=1);IF([.D6]=6));900;IF(AND(IF([.E6]=2);IF([.D6]=6));900;IF([.E6]=3;IF(OR([.D6]=7;[.D6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5]-[.Q6]" office:value-type="currency" office:currency="USD" office:value="3963.03" calcext:value-type="currency">
            <text:p>$3,963.03</text:p>
          </table:table-cell>
          <table:table-cell/>
          <table:table-cell table:style-name="ce15" table:formula="of:=[.W5]-[.Q6]+[.S6]+[.T6]" office:value-type="currency" office:currency="USD" office:value="3963.03" calcext:value-type="currency">
            <text:p>$3,963.0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4-24" calcext:value-type="date">
            <text:p>04/24/20</text:p>
          </table:table-cell>
          <table:table-cell table:formula="of:=WEEKDAY([.B7])" office:value-type="date" office:date-value="1900-01-05" calcext:value-type="date">
            <text:p>Friday</text:p>
          </table:table-cell>
          <table:table-cell table:formula="of:=WEEKDAY([.B7])" office:value-type="float" office:value="6" calcext:value-type="float">
            <text:p>6</text:p>
          </table:table-cell>
          <table:table-cell table:formula="of:=DAY([.B7])" office:value-type="float" office:value="24" calcext:value-type="float">
            <text:p>24</text:p>
          </table:table-cell>
          <table:table-cell/>
          <table:table-cell table:formula="of:=IF([.C7] = 6;Loan;0)" office:value-type="currency" office:currency="USD" office:value="66.17" calcext:value-type="currency">
            <text:p>$66.17</text:p>
          </table:table-cell>
          <table:table-cell table:formula="of:=IF([.C7]=1;Groceries;0)" office:value-type="currency" office:currency="USD" office:value="0" calcext:value-type="currency">
            <text:p>$0.00</text:p>
          </table:table-cell>
          <table:table-cell table:formula="of:=IF([.C7]=6;Shopping;0)" office:value-type="currency" office:currency="USD" office:value="55" calcext:value-type="currency">
            <text:p>$55.00</text:p>
          </table:table-cell>
          <table:table-cell table:formula="of:=IF([.C7]=6;Cigarrettes;0)" office:value-type="currency" office:currency="USD" office:value="55" calcext:value-type="currency">
            <text:p>$55.00</text:p>
          </table:table-cell>
          <table:table-cell/>
          <table:table-cell table:formula="of:=IF(DAYS([.B7];DATE(20;6;1))&gt;=0;IF([.E7]=4;Car;0);0)" office:value-type="currency" office:currency="USD" office:value="0" calcext:value-type="currency">
            <text:p>$0.00</text:p>
          </table:table-cell>
          <table:table-cell table:formula="of:=IF([.E7]=3;Insurance;0)" office:value-type="currency" office:currency="USD" office:value="0" calcext:value-type="currency">
            <text:p>$0.00</text:p>
          </table:table-cell>
          <table:table-cell table:formula="of:=IF([.E7]=5;Cellphone;0)" office:value-type="currency" office:currency="USD" office:value="0" calcext:value-type="currency">
            <text:p>$0.00</text:p>
          </table:table-cell>
          <table:table-cell table:formula="of:=IF(OR(IF([.E7]=5);IF([.E7]=12));CredCards;0)" office:value-type="currency" office:currency="USD" office:value="0" calcext:value-type="currency">
            <text:p>$0.00</text:p>
          </table:table-cell>
          <table:table-cell/>
          <table:table-cell table:formula="of:=SUM([.G7:.P7])" office:value-type="currency" office:currency="USD" office:value="176.17" calcext:value-type="currency">
            <text:p>$176.17</text:p>
          </table:table-cell>
          <table:table-cell/>
          <table:table-cell table:formula="of:=IF(AND(IF([.E7]=1);IF([.D7]=6));900;IF(AND(IF([.E7]=2);IF([.D7]=6));900;IF([.E7]=3;IF(OR([.D7]=7;[.D7]=1);0;900);0)))" office:value-type="currency" office:currency="USD" office:value="0" calcext:value-type="currency">
            <text:p>$0.00</text:p>
          </table:table-cell>
          <table:table-cell table:formula="of:=1200*0.7" office:value-type="currency" office:currency="USD" office:value="840" calcext:value-type="currency">
            <text:p>$840.00</text:p>
          </table:table-cell>
          <table:table-cell table:style-name="ce15" table:formula="of:=[.W6]-[.Q7]" office:value-type="currency" office:currency="USD" office:value="3786.86" calcext:value-type="currency">
            <text:p>$3,786.86</text:p>
          </table:table-cell>
          <table:table-cell/>
          <table:table-cell table:style-name="ce15" table:formula="of:=[.W6]-[.Q7]+[.S7]+[.T7]" office:value-type="currency" office:currency="USD" office:value="4626.86" calcext:value-type="currency">
            <text:p>$4,626.8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4-25" calcext:value-type="date">
            <text:p>04/25/20</text:p>
          </table:table-cell>
          <table:table-cell table:formula="of:=WEEKDAY([.B8])" office:value-type="date" office:date-value="1900-01-06" calcext:value-type="date">
            <text:p>Saturday</text:p>
          </table:table-cell>
          <table:table-cell table:formula="of:=WEEKDAY([.B8])" office:value-type="float" office:value="7" calcext:value-type="float">
            <text:p>7</text:p>
          </table:table-cell>
          <table:table-cell table:formula="of:=DAY([.B8])" office:value-type="float" office:value="25" calcext:value-type="float">
            <text:p>25</text:p>
          </table:table-cell>
          <table:table-cell/>
          <table:table-cell table:formula="of:=IF([.C8] = 6;Loan;0)" office:value-type="currency" office:currency="USD" office:value="0" calcext:value-type="currency">
            <text:p>$0.00</text:p>
          </table:table-cell>
          <table:table-cell table:formula="of:=IF([.C8]=1;Groceries;0)" office:value-type="currency" office:currency="USD" office:value="0" calcext:value-type="currency">
            <text:p>$0.00</text:p>
          </table:table-cell>
          <table:table-cell table:formula="of:=IF([.C8]=6;Shopping;0)" office:value-type="currency" office:currency="USD" office:value="0" calcext:value-type="currency">
            <text:p>$0.00</text:p>
          </table:table-cell>
          <table:table-cell table:formula="of:=IF([.C8]=6;Cigarrettes;0)" office:value-type="currency" office:currency="USD" office:value="0" calcext:value-type="currency">
            <text:p>$0.00</text:p>
          </table:table-cell>
          <table:table-cell/>
          <table:table-cell table:formula="of:=IF(DAYS([.B8];DATE(20;6;1))&gt;=0;IF([.E8]=4;Car;0);0)" office:value-type="currency" office:currency="USD" office:value="0" calcext:value-type="currency">
            <text:p>$0.00</text:p>
          </table:table-cell>
          <table:table-cell table:formula="of:=IF([.E8]=3;Insurance;0)" office:value-type="currency" office:currency="USD" office:value="0" calcext:value-type="currency">
            <text:p>$0.00</text:p>
          </table:table-cell>
          <table:table-cell table:formula="of:=IF([.E8]=5;Cellphone;0)" office:value-type="currency" office:currency="USD" office:value="0" calcext:value-type="currency">
            <text:p>$0.00</text:p>
          </table:table-cell>
          <table:table-cell table:formula="of:=IF(OR(IF([.E8]=5);IF([.E8]=12));CredCards;0)" office:value-type="currency" office:currency="USD" office:value="0" calcext:value-type="currency">
            <text:p>$0.00</text:p>
          </table:table-cell>
          <table:table-cell/>
          <table:table-cell table:formula="of:=SUM([.G8:.P8])" office:value-type="currency" office:currency="USD" office:value="0" calcext:value-type="currency">
            <text:p>$0.00</text:p>
          </table:table-cell>
          <table:table-cell/>
          <table:table-cell table:formula="of:=IF(AND(IF([.E8]=1);IF([.D8]=6));900;IF(AND(IF([.E8]=2);IF([.D8]=6));900;IF([.E8]=3;IF(OR([.D8]=7;[.D8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7]-[.Q8]" office:value-type="currency" office:currency="USD" office:value="4626.86" calcext:value-type="currency">
            <text:p>$4,626.86</text:p>
          </table:table-cell>
          <table:table-cell/>
          <table:table-cell table:style-name="ce15" table:formula="of:=[.W7]-[.Q8]+[.S8]+[.T8]" office:value-type="currency" office:currency="USD" office:value="4626.86" calcext:value-type="currency">
            <text:p>$4,626.8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4-26" calcext:value-type="date">
            <text:p>04/26/20</text:p>
          </table:table-cell>
          <table:table-cell table:formula="of:=WEEKDAY([.B9])" office:value-type="date" office:date-value="1899-12-31" calcext:value-type="date">
            <text:p>Sunday</text:p>
          </table:table-cell>
          <table:table-cell table:formula="of:=WEEKDAY([.B9])" office:value-type="float" office:value="1" calcext:value-type="float">
            <text:p>1</text:p>
          </table:table-cell>
          <table:table-cell table:formula="of:=DAY([.B9])" office:value-type="float" office:value="26" calcext:value-type="float">
            <text:p>26</text:p>
          </table:table-cell>
          <table:table-cell/>
          <table:table-cell table:formula="of:=IF([.C9] = 6;Loan;0)" office:value-type="currency" office:currency="USD" office:value="0" calcext:value-type="currency">
            <text:p>$0.00</text:p>
          </table:table-cell>
          <table:table-cell table:formula="of:=IF([.C9]=1;Groceries;0)" office:value-type="currency" office:currency="USD" office:value="115" calcext:value-type="currency">
            <text:p>$115.00</text:p>
          </table:table-cell>
          <table:table-cell table:formula="of:=IF([.C9]=6;Shopping;0)" office:value-type="currency" office:currency="USD" office:value="0" calcext:value-type="currency">
            <text:p>$0.00</text:p>
          </table:table-cell>
          <table:table-cell table:formula="of:=IF([.C9]=6;Cigarrettes;0)" office:value-type="currency" office:currency="USD" office:value="0" calcext:value-type="currency">
            <text:p>$0.00</text:p>
          </table:table-cell>
          <table:table-cell/>
          <table:table-cell table:formula="of:=IF(DAYS([.B9];DATE(20;6;1))&gt;=0;IF([.E9]=4;Car;0);0)" office:value-type="currency" office:currency="USD" office:value="0" calcext:value-type="currency">
            <text:p>$0.00</text:p>
          </table:table-cell>
          <table:table-cell table:formula="of:=IF([.E9]=3;Insurance;0)" office:value-type="currency" office:currency="USD" office:value="0" calcext:value-type="currency">
            <text:p>$0.00</text:p>
          </table:table-cell>
          <table:table-cell table:formula="of:=IF([.E9]=5;Cellphone;0)" office:value-type="currency" office:currency="USD" office:value="0" calcext:value-type="currency">
            <text:p>$0.00</text:p>
          </table:table-cell>
          <table:table-cell table:formula="of:=IF(OR(IF([.E9]=5);IF([.E9]=12));CredCards;0)" office:value-type="currency" office:currency="USD" office:value="0" calcext:value-type="currency">
            <text:p>$0.00</text:p>
          </table:table-cell>
          <table:table-cell/>
          <table:table-cell table:formula="of:=SUM([.G9:.P9])" office:value-type="currency" office:currency="USD" office:value="115" calcext:value-type="currency">
            <text:p>$115.00</text:p>
          </table:table-cell>
          <table:table-cell/>
          <table:table-cell table:formula="of:=IF(AND(IF([.E9]=1);IF([.D9]=6));900;IF(AND(IF([.E9]=2);IF([.D9]=6));900;IF([.E9]=3;IF(OR([.D9]=7;[.D9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8]-[.Q9]" office:value-type="currency" office:currency="USD" office:value="4511.86" calcext:value-type="currency">
            <text:p>$4,511.86</text:p>
          </table:table-cell>
          <table:table-cell/>
          <table:table-cell table:style-name="ce15" table:formula="of:=[.W8]-[.Q9]+[.S9]+[.T9]" office:value-type="currency" office:currency="USD" office:value="4511.86" calcext:value-type="currency">
            <text:p>$4,511.8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4-27" calcext:value-type="date">
            <text:p>04/27/20</text:p>
          </table:table-cell>
          <table:table-cell table:formula="of:=WEEKDAY([.B10])" office:value-type="date" office:date-value="1900-01-01" calcext:value-type="date">
            <text:p>Monday</text:p>
          </table:table-cell>
          <table:table-cell table:formula="of:=WEEKDAY([.B10])" office:value-type="float" office:value="2" calcext:value-type="float">
            <text:p>2</text:p>
          </table:table-cell>
          <table:table-cell table:formula="of:=DAY([.B10])" office:value-type="float" office:value="27" calcext:value-type="float">
            <text:p>27</text:p>
          </table:table-cell>
          <table:table-cell/>
          <table:table-cell table:formula="of:=IF([.C10] = 6;Loan;0)" office:value-type="currency" office:currency="USD" office:value="0" calcext:value-type="currency">
            <text:p>$0.00</text:p>
          </table:table-cell>
          <table:table-cell table:formula="of:=IF([.C10]=1;Groceries;0)" office:value-type="currency" office:currency="USD" office:value="0" calcext:value-type="currency">
            <text:p>$0.00</text:p>
          </table:table-cell>
          <table:table-cell table:formula="of:=IF([.C10]=6;Shopping;0)" office:value-type="currency" office:currency="USD" office:value="0" calcext:value-type="currency">
            <text:p>$0.00</text:p>
          </table:table-cell>
          <table:table-cell table:formula="of:=IF([.C10]=6;Cigarrettes;0)" office:value-type="currency" office:currency="USD" office:value="0" calcext:value-type="currency">
            <text:p>$0.00</text:p>
          </table:table-cell>
          <table:table-cell/>
          <table:table-cell table:formula="of:=IF(DAYS([.B10];DATE(20;6;1))&gt;=0;IF([.E10]=4;Car;0);0)" office:value-type="currency" office:currency="USD" office:value="0" calcext:value-type="currency">
            <text:p>$0.00</text:p>
          </table:table-cell>
          <table:table-cell table:formula="of:=IF([.E10]=3;Insurance;0)" office:value-type="currency" office:currency="USD" office:value="0" calcext:value-type="currency">
            <text:p>$0.00</text:p>
          </table:table-cell>
          <table:table-cell table:formula="of:=IF([.E10]=5;Cellphone;0)" office:value-type="currency" office:currency="USD" office:value="0" calcext:value-type="currency">
            <text:p>$0.00</text:p>
          </table:table-cell>
          <table:table-cell table:formula="of:=IF(OR(IF([.E10]=5);IF([.E10]=12));CredCards;0)" office:value-type="currency" office:currency="USD" office:value="0" calcext:value-type="currency">
            <text:p>$0.00</text:p>
          </table:table-cell>
          <table:table-cell/>
          <table:table-cell table:formula="of:=SUM([.G10:.P10])" office:value-type="currency" office:currency="USD" office:value="0" calcext:value-type="currency">
            <text:p>$0.00</text:p>
          </table:table-cell>
          <table:table-cell/>
          <table:table-cell table:formula="of:=IF(AND(IF([.E10]=1);IF([.D10]=6));900;IF(AND(IF([.E10]=2);IF([.D10]=6));900;IF([.E10]=3;IF(OR([.D10]=7;[.D10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9]-[.Q10]" office:value-type="currency" office:currency="USD" office:value="4511.86" calcext:value-type="currency">
            <text:p>$4,511.86</text:p>
          </table:table-cell>
          <table:table-cell/>
          <table:table-cell table:style-name="ce15" table:formula="of:=[.W9]-[.Q10]+[.S10]+[.T10]" office:value-type="currency" office:currency="USD" office:value="4511.86" calcext:value-type="currency">
            <text:p>$4,511.8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4-28" calcext:value-type="date">
            <text:p>04/28/20</text:p>
          </table:table-cell>
          <table:table-cell table:formula="of:=WEEKDAY([.B11])" office:value-type="date" office:date-value="1900-01-02" calcext:value-type="date">
            <text:p>Tuesday</text:p>
          </table:table-cell>
          <table:table-cell table:formula="of:=WEEKDAY([.B11])" office:value-type="float" office:value="3" calcext:value-type="float">
            <text:p>3</text:p>
          </table:table-cell>
          <table:table-cell table:formula="of:=DAY([.B11])" office:value-type="float" office:value="28" calcext:value-type="float">
            <text:p>28</text:p>
          </table:table-cell>
          <table:table-cell/>
          <table:table-cell table:formula="of:=IF([.C11] = 6;Loan;0)" office:value-type="currency" office:currency="USD" office:value="0" calcext:value-type="currency">
            <text:p>$0.00</text:p>
          </table:table-cell>
          <table:table-cell table:formula="of:=IF([.C11]=1;Groceries;0)" office:value-type="currency" office:currency="USD" office:value="0" calcext:value-type="currency">
            <text:p>$0.00</text:p>
          </table:table-cell>
          <table:table-cell table:formula="of:=IF([.C11]=6;Shopping;0)" office:value-type="currency" office:currency="USD" office:value="0" calcext:value-type="currency">
            <text:p>$0.00</text:p>
          </table:table-cell>
          <table:table-cell table:formula="of:=IF([.C11]=6;Cigarrettes;0)" office:value-type="currency" office:currency="USD" office:value="0" calcext:value-type="currency">
            <text:p>$0.00</text:p>
          </table:table-cell>
          <table:table-cell/>
          <table:table-cell table:formula="of:=IF(DAYS([.B11];DATE(20;6;1))&gt;=0;IF([.E11]=4;Car;0);0)" office:value-type="currency" office:currency="USD" office:value="0" calcext:value-type="currency">
            <text:p>$0.00</text:p>
          </table:table-cell>
          <table:table-cell table:formula="of:=IF([.E11]=3;Insurance;0)" office:value-type="currency" office:currency="USD" office:value="0" calcext:value-type="currency">
            <text:p>$0.00</text:p>
          </table:table-cell>
          <table:table-cell table:formula="of:=IF([.E11]=5;Cellphone;0)" office:value-type="currency" office:currency="USD" office:value="0" calcext:value-type="currency">
            <text:p>$0.00</text:p>
          </table:table-cell>
          <table:table-cell table:formula="of:=IF(OR(IF([.E11]=5);IF([.E11]=12));CredCards;0)" office:value-type="currency" office:currency="USD" office:value="0" calcext:value-type="currency">
            <text:p>$0.00</text:p>
          </table:table-cell>
          <table:table-cell/>
          <table:table-cell table:formula="of:=SUM([.G11:.P11])" office:value-type="currency" office:currency="USD" office:value="0" calcext:value-type="currency">
            <text:p>$0.00</text:p>
          </table:table-cell>
          <table:table-cell/>
          <table:table-cell table:formula="of:=IF(AND(IF([.E11]=1);IF([.D11]=6));900;IF(AND(IF([.E11]=2);IF([.D11]=6));900;IF([.E11]=3;IF(OR([.D11]=7;[.D11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0]-[.Q11]" office:value-type="currency" office:currency="USD" office:value="4511.86" calcext:value-type="currency">
            <text:p>$4,511.86</text:p>
          </table:table-cell>
          <table:table-cell/>
          <table:table-cell table:style-name="ce15" table:formula="of:=[.W10]-[.Q11]+[.S11]+[.T11]" office:value-type="currency" office:currency="USD" office:value="4511.86" calcext:value-type="currency">
            <text:p>$4,511.8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4-29" calcext:value-type="date">
            <text:p>04/29/20</text:p>
          </table:table-cell>
          <table:table-cell table:formula="of:=WEEKDAY([.B12])" office:value-type="date" office:date-value="1900-01-03" calcext:value-type="date">
            <text:p>Wednesday</text:p>
          </table:table-cell>
          <table:table-cell table:formula="of:=WEEKDAY([.B12])" office:value-type="float" office:value="4" calcext:value-type="float">
            <text:p>4</text:p>
          </table:table-cell>
          <table:table-cell table:formula="of:=DAY([.B12])" office:value-type="float" office:value="29" calcext:value-type="float">
            <text:p>29</text:p>
          </table:table-cell>
          <table:table-cell/>
          <table:table-cell table:formula="of:=IF([.C12] = 6;Loan;0)" office:value-type="currency" office:currency="USD" office:value="0" calcext:value-type="currency">
            <text:p>$0.00</text:p>
          </table:table-cell>
          <table:table-cell table:formula="of:=IF([.C12]=1;Groceries;0)" office:value-type="currency" office:currency="USD" office:value="0" calcext:value-type="currency">
            <text:p>$0.00</text:p>
          </table:table-cell>
          <table:table-cell table:formula="of:=IF([.C12]=6;Shopping;0)" office:value-type="currency" office:currency="USD" office:value="0" calcext:value-type="currency">
            <text:p>$0.00</text:p>
          </table:table-cell>
          <table:table-cell table:formula="of:=IF([.C12]=6;Cigarrettes;0)" office:value-type="currency" office:currency="USD" office:value="0" calcext:value-type="currency">
            <text:p>$0.00</text:p>
          </table:table-cell>
          <table:table-cell/>
          <table:table-cell table:formula="of:=IF(DAYS([.B12];DATE(20;6;1))&gt;=0;IF([.E12]=4;Car;0);0)" office:value-type="currency" office:currency="USD" office:value="0" calcext:value-type="currency">
            <text:p>$0.00</text:p>
          </table:table-cell>
          <table:table-cell table:formula="of:=IF([.E12]=3;Insurance;0)" office:value-type="currency" office:currency="USD" office:value="0" calcext:value-type="currency">
            <text:p>$0.00</text:p>
          </table:table-cell>
          <table:table-cell table:formula="of:=IF([.E12]=5;Cellphone;0)" office:value-type="currency" office:currency="USD" office:value="0" calcext:value-type="currency">
            <text:p>$0.00</text:p>
          </table:table-cell>
          <table:table-cell table:formula="of:=IF(OR(IF([.E12]=5);IF([.E12]=12));CredCards;0)" office:value-type="currency" office:currency="USD" office:value="0" calcext:value-type="currency">
            <text:p>$0.00</text:p>
          </table:table-cell>
          <table:table-cell/>
          <table:table-cell table:formula="of:=SUM([.G12:.P12])" office:value-type="currency" office:currency="USD" office:value="0" calcext:value-type="currency">
            <text:p>$0.00</text:p>
          </table:table-cell>
          <table:table-cell/>
          <table:table-cell table:formula="of:=IF(AND(IF([.E12]=1);IF([.D12]=6));900;IF(AND(IF([.E12]=2);IF([.D12]=6));900;IF([.E12]=3;IF(OR([.D12]=7;[.D12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1]-[.Q12]" office:value-type="currency" office:currency="USD" office:value="4511.86" calcext:value-type="currency">
            <text:p>$4,511.86</text:p>
          </table:table-cell>
          <table:table-cell/>
          <table:table-cell table:style-name="ce15" table:formula="of:=[.W11]-[.Q12]+[.S12]+[.T12]" office:value-type="currency" office:currency="USD" office:value="4511.86" calcext:value-type="currency">
            <text:p>$4,511.8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4-30" calcext:value-type="date">
            <text:p>04/30/20</text:p>
          </table:table-cell>
          <table:table-cell table:formula="of:=WEEKDAY([.B13])" office:value-type="date" office:date-value="1900-01-04" calcext:value-type="date">
            <text:p>Thursday</text:p>
          </table:table-cell>
          <table:table-cell table:formula="of:=WEEKDAY([.B13])" office:value-type="float" office:value="5" calcext:value-type="float">
            <text:p>5</text:p>
          </table:table-cell>
          <table:table-cell table:formula="of:=DAY([.B13])" office:value-type="float" office:value="30" calcext:value-type="float">
            <text:p>30</text:p>
          </table:table-cell>
          <table:table-cell/>
          <table:table-cell table:formula="of:=IF([.C13] = 6;Loan;0)" office:value-type="currency" office:currency="USD" office:value="0" calcext:value-type="currency">
            <text:p>$0.00</text:p>
          </table:table-cell>
          <table:table-cell table:formula="of:=IF([.C13]=1;Groceries;0)" office:value-type="currency" office:currency="USD" office:value="0" calcext:value-type="currency">
            <text:p>$0.00</text:p>
          </table:table-cell>
          <table:table-cell table:formula="of:=IF([.C13]=6;Shopping;0)" office:value-type="currency" office:currency="USD" office:value="0" calcext:value-type="currency">
            <text:p>$0.00</text:p>
          </table:table-cell>
          <table:table-cell table:formula="of:=IF([.C13]=6;Cigarrettes;0)" office:value-type="currency" office:currency="USD" office:value="0" calcext:value-type="currency">
            <text:p>$0.00</text:p>
          </table:table-cell>
          <table:table-cell/>
          <table:table-cell table:formula="of:=IF(DAYS([.B13];DATE(20;6;1))&gt;=0;IF([.E13]=4;Car;0);0)" office:value-type="currency" office:currency="USD" office:value="0" calcext:value-type="currency">
            <text:p>$0.00</text:p>
          </table:table-cell>
          <table:table-cell table:formula="of:=IF([.E13]=3;Insurance;0)" office:value-type="currency" office:currency="USD" office:value="0" calcext:value-type="currency">
            <text:p>$0.00</text:p>
          </table:table-cell>
          <table:table-cell table:formula="of:=IF([.E13]=5;Cellphone;0)" office:value-type="currency" office:currency="USD" office:value="0" calcext:value-type="currency">
            <text:p>$0.00</text:p>
          </table:table-cell>
          <table:table-cell table:formula="of:=IF(OR(IF([.E13]=5);IF([.E13]=12));CredCards;0)" office:value-type="currency" office:currency="USD" office:value="0" calcext:value-type="currency">
            <text:p>$0.00</text:p>
          </table:table-cell>
          <table:table-cell/>
          <table:table-cell table:formula="of:=SUM([.G13:.P13])" office:value-type="currency" office:currency="USD" office:value="0" calcext:value-type="currency">
            <text:p>$0.00</text:p>
          </table:table-cell>
          <table:table-cell/>
          <table:table-cell table:formula="of:=IF(AND(IF([.E13]=1);IF([.D13]=6));900;IF(AND(IF([.E13]=2);IF([.D13]=6));900;IF([.E13]=3;IF(OR([.D13]=7;[.D1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2]-[.Q13]" office:value-type="currency" office:currency="USD" office:value="4511.86" calcext:value-type="currency">
            <text:p>$4,511.86</text:p>
          </table:table-cell>
          <table:table-cell/>
          <table:table-cell table:style-name="ce15" table:formula="of:=[.W12]-[.Q13]+[.S13]+[.T13]" office:value-type="currency" office:currency="USD" office:value="4511.86" calcext:value-type="currency">
            <text:p>$4,511.8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01" calcext:value-type="date">
            <text:p>05/01/20</text:p>
          </table:table-cell>
          <table:table-cell table:formula="of:=WEEKDAY([.B14])" office:value-type="date" office:date-value="1900-01-05" calcext:value-type="date">
            <text:p>Friday</text:p>
          </table:table-cell>
          <table:table-cell table:formula="of:=WEEKDAY([.B14])" office:value-type="float" office:value="6" calcext:value-type="float">
            <text:p>6</text:p>
          </table:table-cell>
          <table:table-cell table:formula="of:=DAY([.B14])" office:value-type="float" office:value="1" calcext:value-type="float">
            <text:p>1</text:p>
          </table:table-cell>
          <table:table-cell/>
          <table:table-cell table:formula="of:=IF([.C14] = 6;Loan;0)" office:value-type="currency" office:currency="USD" office:value="66.17" calcext:value-type="currency">
            <text:p>$66.17</text:p>
          </table:table-cell>
          <table:table-cell table:formula="of:=IF([.C14]=1;Groceries;0)" office:value-type="currency" office:currency="USD" office:value="0" calcext:value-type="currency">
            <text:p>$0.00</text:p>
          </table:table-cell>
          <table:table-cell table:formula="of:=IF([.C14]=6;Shopping;0)" office:value-type="currency" office:currency="USD" office:value="55" calcext:value-type="currency">
            <text:p>$55.00</text:p>
          </table:table-cell>
          <table:table-cell table:formula="of:=IF([.C14]=6;Cigarrettes;0)" office:value-type="currency" office:currency="USD" office:value="55" calcext:value-type="currency">
            <text:p>$55.00</text:p>
          </table:table-cell>
          <table:table-cell/>
          <table:table-cell table:formula="of:=IF(DAYS([.B14];DATE(20;6;1))&gt;=0;IF([.E14]=4;Car;0);0)" office:value-type="currency" office:currency="USD" office:value="0" calcext:value-type="currency">
            <text:p>$0.00</text:p>
          </table:table-cell>
          <table:table-cell table:formula="of:=IF([.E14]=3;Insurance;0)" office:value-type="currency" office:currency="USD" office:value="0" calcext:value-type="currency">
            <text:p>$0.00</text:p>
          </table:table-cell>
          <table:table-cell table:formula="of:=IF([.E14]=5;Cellphone;0)" office:value-type="currency" office:currency="USD" office:value="0" calcext:value-type="currency">
            <text:p>$0.00</text:p>
          </table:table-cell>
          <table:table-cell table:formula="of:=IF(OR(IF([.E14]=5);IF([.E14]=12));CredCards;0)" office:value-type="currency" office:currency="USD" office:value="0" calcext:value-type="currency">
            <text:p>$0.00</text:p>
          </table:table-cell>
          <table:table-cell/>
          <table:table-cell table:formula="of:=SUM([.G14:.P14])" office:value-type="currency" office:currency="USD" office:value="176.17" calcext:value-type="currency">
            <text:p>$176.17</text:p>
          </table:table-cell>
          <table:table-cell/>
          <table:table-cell table:formula="of:=IF(AND(IF([.E14]=1);IF([.D14]=6));900;IF(AND(IF([.E14]=2);IF([.D14]=6));900;IF([.E14]=3;IF(OR([.D14]=7;[.D14]=1);0;900);0)))" office:value-type="currency" office:currency="USD" office:value="900" calcext:value-type="currency">
            <text:p>$900.00</text:p>
          </table:table-cell>
          <table:table-cell/>
          <table:table-cell table:style-name="ce15" table:formula="of:=[.W13]-[.Q14]" office:value-type="currency" office:currency="USD" office:value="4335.69" calcext:value-type="currency">
            <text:p>$4,335.69</text:p>
          </table:table-cell>
          <table:table-cell/>
          <table:table-cell table:style-name="ce15" table:formula="of:=[.W13]-[.Q14]+[.S14]+[.T14]" office:value-type="currency" office:currency="USD" office:value="5235.69" calcext:value-type="currency">
            <text:p>$5,235.6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02" calcext:value-type="date">
            <text:p>05/02/20</text:p>
          </table:table-cell>
          <table:table-cell table:formula="of:=WEEKDAY([.B15])" office:value-type="date" office:date-value="1900-01-06" calcext:value-type="date">
            <text:p>Saturday</text:p>
          </table:table-cell>
          <table:table-cell table:formula="of:=WEEKDAY([.B15])" office:value-type="float" office:value="7" calcext:value-type="float">
            <text:p>7</text:p>
          </table:table-cell>
          <table:table-cell table:formula="of:=DAY([.B15])" office:value-type="float" office:value="2" calcext:value-type="float">
            <text:p>2</text:p>
          </table:table-cell>
          <table:table-cell/>
          <table:table-cell table:formula="of:=IF([.C15] = 6;Loan;0)" office:value-type="currency" office:currency="USD" office:value="0" calcext:value-type="currency">
            <text:p>$0.00</text:p>
          </table:table-cell>
          <table:table-cell table:formula="of:=IF([.C15]=1;Groceries;0)" office:value-type="currency" office:currency="USD" office:value="0" calcext:value-type="currency">
            <text:p>$0.00</text:p>
          </table:table-cell>
          <table:table-cell table:formula="of:=IF([.C15]=6;Shopping;0)" office:value-type="currency" office:currency="USD" office:value="0" calcext:value-type="currency">
            <text:p>$0.00</text:p>
          </table:table-cell>
          <table:table-cell table:formula="of:=IF([.C15]=6;Cigarrettes;0)" office:value-type="currency" office:currency="USD" office:value="0" calcext:value-type="currency">
            <text:p>$0.00</text:p>
          </table:table-cell>
          <table:table-cell/>
          <table:table-cell table:formula="of:=IF(DAYS([.B15];DATE(20;6;1))&gt;=0;IF([.E15]=4;Car;0);0)" office:value-type="currency" office:currency="USD" office:value="0" calcext:value-type="currency">
            <text:p>$0.00</text:p>
          </table:table-cell>
          <table:table-cell table:formula="of:=IF([.E15]=3;Insurance;0)" office:value-type="currency" office:currency="USD" office:value="0" calcext:value-type="currency">
            <text:p>$0.00</text:p>
          </table:table-cell>
          <table:table-cell table:formula="of:=IF([.E15]=5;Cellphone;0)" office:value-type="currency" office:currency="USD" office:value="0" calcext:value-type="currency">
            <text:p>$0.00</text:p>
          </table:table-cell>
          <table:table-cell table:formula="of:=IF(OR(IF([.E15]=5);IF([.E15]=12));CredCards;0)" office:value-type="currency" office:currency="USD" office:value="0" calcext:value-type="currency">
            <text:p>$0.00</text:p>
          </table:table-cell>
          <table:table-cell/>
          <table:table-cell table:formula="of:=SUM([.G15:.P15])" office:value-type="currency" office:currency="USD" office:value="0" calcext:value-type="currency">
            <text:p>$0.00</text:p>
          </table:table-cell>
          <table:table-cell/>
          <table:table-cell table:formula="of:=IF(AND(IF([.E15]=1);IF([.D15]=6));900;IF(AND(IF([.E15]=2);IF([.D15]=6));900;IF([.E15]=3;IF(OR([.D15]=7;[.D15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4]-[.Q15]" office:value-type="currency" office:currency="USD" office:value="5235.69" calcext:value-type="currency">
            <text:p>$5,235.69</text:p>
          </table:table-cell>
          <table:table-cell/>
          <table:table-cell table:style-name="ce15" table:formula="of:=[.W14]-[.Q15]+[.S15]+[.T15]" office:value-type="currency" office:currency="USD" office:value="5235.69" calcext:value-type="currency">
            <text:p>$5,235.6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03" calcext:value-type="date">
            <text:p>05/03/20</text:p>
          </table:table-cell>
          <table:table-cell table:formula="of:=WEEKDAY([.B16])" office:value-type="date" office:date-value="1899-12-31" calcext:value-type="date">
            <text:p>Sunday</text:p>
          </table:table-cell>
          <table:table-cell table:formula="of:=WEEKDAY([.B16])" office:value-type="float" office:value="1" calcext:value-type="float">
            <text:p>1</text:p>
          </table:table-cell>
          <table:table-cell table:formula="of:=DAY([.B16])" office:value-type="float" office:value="3" calcext:value-type="float">
            <text:p>3</text:p>
          </table:table-cell>
          <table:table-cell/>
          <table:table-cell table:formula="of:=IF([.C16] = 6;Loan;0)" office:value-type="currency" office:currency="USD" office:value="0" calcext:value-type="currency">
            <text:p>$0.00</text:p>
          </table:table-cell>
          <table:table-cell table:formula="of:=IF([.C16]=1;Groceries;0)" office:value-type="currency" office:currency="USD" office:value="115" calcext:value-type="currency">
            <text:p>$115.00</text:p>
          </table:table-cell>
          <table:table-cell table:formula="of:=IF([.C16]=6;Shopping;0)" office:value-type="currency" office:currency="USD" office:value="0" calcext:value-type="currency">
            <text:p>$0.00</text:p>
          </table:table-cell>
          <table:table-cell table:formula="of:=IF([.C16]=6;Cigarrettes;0)" office:value-type="currency" office:currency="USD" office:value="0" calcext:value-type="currency">
            <text:p>$0.00</text:p>
          </table:table-cell>
          <table:table-cell/>
          <table:table-cell table:formula="of:=IF(DAYS([.B16];DATE(20;6;1))&gt;=0;IF([.E16]=4;Car;0);0)" office:value-type="currency" office:currency="USD" office:value="0" calcext:value-type="currency">
            <text:p>$0.00</text:p>
          </table:table-cell>
          <table:table-cell table:formula="of:=IF([.E16]=3;Insurance;0)" office:value-type="currency" office:currency="USD" office:value="210" calcext:value-type="currency">
            <text:p>$210.00</text:p>
          </table:table-cell>
          <table:table-cell table:formula="of:=IF([.E16]=5;Cellphone;0)" office:value-type="currency" office:currency="USD" office:value="0" calcext:value-type="currency">
            <text:p>$0.00</text:p>
          </table:table-cell>
          <table:table-cell table:formula="of:=IF(OR(IF([.E16]=5);IF([.E16]=12));CredCards;0)" office:value-type="currency" office:currency="USD" office:value="0" calcext:value-type="currency">
            <text:p>$0.00</text:p>
          </table:table-cell>
          <table:table-cell/>
          <table:table-cell table:formula="of:=SUM([.G16:.P16])" office:value-type="currency" office:currency="USD" office:value="325" calcext:value-type="currency">
            <text:p>$325.00</text:p>
          </table:table-cell>
          <table:table-cell/>
          <table:table-cell table:formula="of:=IF(AND(IF([.E16]=1);IF([.D16]=6));900;IF(AND(IF([.E16]=2);IF([.D16]=6));900;IF([.E16]=3;IF(OR([.D16]=7;[.D16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5]-[.Q16]" office:value-type="currency" office:currency="USD" office:value="4910.69" calcext:value-type="currency">
            <text:p>$4,910.69</text:p>
          </table:table-cell>
          <table:table-cell/>
          <table:table-cell table:style-name="ce15" table:formula="of:=[.W15]-[.Q16]+[.S16]+[.T16]" office:value-type="currency" office:currency="USD" office:value="4910.69" calcext:value-type="currency">
            <text:p>$4,910.6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04" calcext:value-type="date">
            <text:p>05/04/20</text:p>
          </table:table-cell>
          <table:table-cell table:formula="of:=WEEKDAY([.B17])" office:value-type="date" office:date-value="1900-01-01" calcext:value-type="date">
            <text:p>Monday</text:p>
          </table:table-cell>
          <table:table-cell table:formula="of:=WEEKDAY([.B17])" office:value-type="float" office:value="2" calcext:value-type="float">
            <text:p>2</text:p>
          </table:table-cell>
          <table:table-cell table:formula="of:=DAY([.B17])" office:value-type="float" office:value="4" calcext:value-type="float">
            <text:p>4</text:p>
          </table:table-cell>
          <table:table-cell/>
          <table:table-cell table:formula="of:=IF([.C17] = 6;Loan;0)" office:value-type="currency" office:currency="USD" office:value="0" calcext:value-type="currency">
            <text:p>$0.00</text:p>
          </table:table-cell>
          <table:table-cell table:formula="of:=IF([.C17]=1;Groceries;0)" office:value-type="currency" office:currency="USD" office:value="0" calcext:value-type="currency">
            <text:p>$0.00</text:p>
          </table:table-cell>
          <table:table-cell table:formula="of:=IF([.C17]=6;Shopping;0)" office:value-type="currency" office:currency="USD" office:value="0" calcext:value-type="currency">
            <text:p>$0.00</text:p>
          </table:table-cell>
          <table:table-cell table:formula="of:=IF([.C17]=6;Cigarrettes;0)" office:value-type="currency" office:currency="USD" office:value="0" calcext:value-type="currency">
            <text:p>$0.00</text:p>
          </table:table-cell>
          <table:table-cell/>
          <table:table-cell table:formula="of:=IF(DAYS([.B17];DATE(20;6;1))&gt;=0;IF([.E17]=4;Car;0);0)" office:value-type="currency" office:currency="USD" office:value="0" calcext:value-type="currency">
            <text:p>$0.00</text:p>
          </table:table-cell>
          <table:table-cell table:formula="of:=IF([.E17]=3;Insurance;0)" office:value-type="currency" office:currency="USD" office:value="0" calcext:value-type="currency">
            <text:p>$0.00</text:p>
          </table:table-cell>
          <table:table-cell table:formula="of:=IF([.E17]=5;Cellphone;0)" office:value-type="currency" office:currency="USD" office:value="0" calcext:value-type="currency">
            <text:p>$0.00</text:p>
          </table:table-cell>
          <table:table-cell table:formula="of:=IF(OR(IF([.E17]=5);IF([.E17]=12));CredCards;0)" office:value-type="currency" office:currency="USD" office:value="0" calcext:value-type="currency">
            <text:p>$0.00</text:p>
          </table:table-cell>
          <table:table-cell/>
          <table:table-cell table:formula="of:=SUM([.G17:.P17])" office:value-type="currency" office:currency="USD" office:value="0" calcext:value-type="currency">
            <text:p>$0.00</text:p>
          </table:table-cell>
          <table:table-cell/>
          <table:table-cell table:formula="of:=IF(AND(IF([.E17]=1);IF([.D17]=6));900;IF(AND(IF([.E17]=2);IF([.D17]=6));900;IF([.E17]=3;IF(OR([.D17]=7;[.D17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6]-[.Q17]" office:value-type="currency" office:currency="USD" office:value="4910.69" calcext:value-type="currency">
            <text:p>$4,910.69</text:p>
          </table:table-cell>
          <table:table-cell/>
          <table:table-cell table:style-name="ce15" table:formula="of:=[.W16]-[.Q17]+[.S17]+[.T17]" office:value-type="currency" office:currency="USD" office:value="4910.69" calcext:value-type="currency">
            <text:p>$4,910.6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05" calcext:value-type="date">
            <text:p>05/05/20</text:p>
          </table:table-cell>
          <table:table-cell table:formula="of:=WEEKDAY([.B18])" office:value-type="date" office:date-value="1900-01-02" calcext:value-type="date">
            <text:p>Tuesday</text:p>
          </table:table-cell>
          <table:table-cell table:formula="of:=WEEKDAY([.B18])" office:value-type="float" office:value="3" calcext:value-type="float">
            <text:p>3</text:p>
          </table:table-cell>
          <table:table-cell table:formula="of:=DAY([.B18])" office:value-type="float" office:value="5" calcext:value-type="float">
            <text:p>5</text:p>
          </table:table-cell>
          <table:table-cell/>
          <table:table-cell table:formula="of:=IF([.C18] = 6;Loan;0)" office:value-type="currency" office:currency="USD" office:value="0" calcext:value-type="currency">
            <text:p>$0.00</text:p>
          </table:table-cell>
          <table:table-cell table:formula="of:=IF([.C18]=1;Groceries;0)" office:value-type="currency" office:currency="USD" office:value="0" calcext:value-type="currency">
            <text:p>$0.00</text:p>
          </table:table-cell>
          <table:table-cell table:formula="of:=IF([.C18]=6;Shopping;0)" office:value-type="currency" office:currency="USD" office:value="0" calcext:value-type="currency">
            <text:p>$0.00</text:p>
          </table:table-cell>
          <table:table-cell table:formula="of:=IF([.C18]=6;Cigarrettes;0)" office:value-type="currency" office:currency="USD" office:value="0" calcext:value-type="currency">
            <text:p>$0.00</text:p>
          </table:table-cell>
          <table:table-cell/>
          <table:table-cell table:formula="of:=IF(DAYS([.B18];DATE(20;6;1))&gt;=0;IF([.E18]=4;Car;0);0)" office:value-type="currency" office:currency="USD" office:value="0" calcext:value-type="currency">
            <text:p>$0.00</text:p>
          </table:table-cell>
          <table:table-cell table:formula="of:=IF([.E18]=3;Insurance;0)" office:value-type="currency" office:currency="USD" office:value="0" calcext:value-type="currency">
            <text:p>$0.00</text:p>
          </table:table-cell>
          <table:table-cell table:formula="of:=IF([.E18]=5;Cellphone;0)" office:value-type="currency" office:currency="USD" office:value="230" calcext:value-type="currency">
            <text:p>$230.00</text:p>
          </table:table-cell>
          <table:table-cell table:formula="of:=IF(OR(IF([.E18]=5);IF([.E18]=12));CredCards;0)" office:value-type="currency" office:currency="USD" office:value="60" calcext:value-type="currency">
            <text:p>$60.00</text:p>
          </table:table-cell>
          <table:table-cell/>
          <table:table-cell table:formula="of:=SUM([.G18:.P18])" office:value-type="currency" office:currency="USD" office:value="290" calcext:value-type="currency">
            <text:p>$290.00</text:p>
          </table:table-cell>
          <table:table-cell/>
          <table:table-cell table:formula="of:=IF(AND(IF([.E18]=1);IF([.D18]=6));900;IF(AND(IF([.E18]=2);IF([.D18]=6));900;IF([.E18]=3;IF(OR([.D18]=7;[.D18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7]-[.Q18]" office:value-type="currency" office:currency="USD" office:value="4620.69" calcext:value-type="currency">
            <text:p>$4,620.69</text:p>
          </table:table-cell>
          <table:table-cell/>
          <table:table-cell table:style-name="ce15" table:formula="of:=[.W17]-[.Q18]+[.S18]+[.T18]" office:value-type="currency" office:currency="USD" office:value="4620.69" calcext:value-type="currency">
            <text:p>$4,620.6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06" calcext:value-type="date">
            <text:p>05/06/20</text:p>
          </table:table-cell>
          <table:table-cell table:formula="of:=WEEKDAY([.B19])" office:value-type="date" office:date-value="1900-01-03" calcext:value-type="date">
            <text:p>Wednesday</text:p>
          </table:table-cell>
          <table:table-cell table:formula="of:=WEEKDAY([.B19])" office:value-type="float" office:value="4" calcext:value-type="float">
            <text:p>4</text:p>
          </table:table-cell>
          <table:table-cell table:formula="of:=DAY([.B19])" office:value-type="float" office:value="6" calcext:value-type="float">
            <text:p>6</text:p>
          </table:table-cell>
          <table:table-cell/>
          <table:table-cell table:formula="of:=IF([.C19] = 6;Loan;0)" office:value-type="currency" office:currency="USD" office:value="0" calcext:value-type="currency">
            <text:p>$0.00</text:p>
          </table:table-cell>
          <table:table-cell table:formula="of:=IF([.C19]=1;Groceries;0)" office:value-type="currency" office:currency="USD" office:value="0" calcext:value-type="currency">
            <text:p>$0.00</text:p>
          </table:table-cell>
          <table:table-cell table:formula="of:=IF([.C19]=6;Shopping;0)" office:value-type="currency" office:currency="USD" office:value="0" calcext:value-type="currency">
            <text:p>$0.00</text:p>
          </table:table-cell>
          <table:table-cell table:formula="of:=IF([.C19]=6;Cigarrettes;0)" office:value-type="currency" office:currency="USD" office:value="0" calcext:value-type="currency">
            <text:p>$0.00</text:p>
          </table:table-cell>
          <table:table-cell/>
          <table:table-cell table:formula="of:=IF(DAYS([.B19];DATE(20;6;1))&gt;=0;IF([.E19]=4;Car;0);0)" office:value-type="currency" office:currency="USD" office:value="0" calcext:value-type="currency">
            <text:p>$0.00</text:p>
          </table:table-cell>
          <table:table-cell table:formula="of:=IF([.E19]=3;Insurance;0)" office:value-type="currency" office:currency="USD" office:value="0" calcext:value-type="currency">
            <text:p>$0.00</text:p>
          </table:table-cell>
          <table:table-cell table:formula="of:=IF([.E19]=5;Cellphone;0)" office:value-type="currency" office:currency="USD" office:value="0" calcext:value-type="currency">
            <text:p>$0.00</text:p>
          </table:table-cell>
          <table:table-cell table:formula="of:=IF(OR(IF([.E19]=5);IF([.E19]=12));CredCards;0)" office:value-type="currency" office:currency="USD" office:value="0" calcext:value-type="currency">
            <text:p>$0.00</text:p>
          </table:table-cell>
          <table:table-cell/>
          <table:table-cell table:formula="of:=SUM([.G19:.P19])" office:value-type="currency" office:currency="USD" office:value="0" calcext:value-type="currency">
            <text:p>$0.00</text:p>
          </table:table-cell>
          <table:table-cell/>
          <table:table-cell table:formula="of:=IF(AND(IF([.E19]=1);IF([.D19]=6));900;IF(AND(IF([.E19]=2);IF([.D19]=6));900;IF([.E19]=3;IF(OR([.D19]=7;[.D19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8]-[.Q19]" office:value-type="currency" office:currency="USD" office:value="4620.69" calcext:value-type="currency">
            <text:p>$4,620.69</text:p>
          </table:table-cell>
          <table:table-cell/>
          <table:table-cell table:style-name="ce15" table:formula="of:=[.W18]-[.Q19]+[.S19]+[.T19]" office:value-type="currency" office:currency="USD" office:value="4620.69" calcext:value-type="currency">
            <text:p>$4,620.6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07" calcext:value-type="date">
            <text:p>05/07/20</text:p>
          </table:table-cell>
          <table:table-cell table:formula="of:=WEEKDAY([.B20])" office:value-type="date" office:date-value="1900-01-04" calcext:value-type="date">
            <text:p>Thursday</text:p>
          </table:table-cell>
          <table:table-cell table:formula="of:=WEEKDAY([.B20])" office:value-type="float" office:value="5" calcext:value-type="float">
            <text:p>5</text:p>
          </table:table-cell>
          <table:table-cell table:formula="of:=DAY([.B20])" office:value-type="float" office:value="7" calcext:value-type="float">
            <text:p>7</text:p>
          </table:table-cell>
          <table:table-cell/>
          <table:table-cell table:formula="of:=IF([.C20] = 6;Loan;0)" office:value-type="currency" office:currency="USD" office:value="0" calcext:value-type="currency">
            <text:p>$0.00</text:p>
          </table:table-cell>
          <table:table-cell table:formula="of:=IF([.C20]=1;Groceries;0)" office:value-type="currency" office:currency="USD" office:value="0" calcext:value-type="currency">
            <text:p>$0.00</text:p>
          </table:table-cell>
          <table:table-cell table:formula="of:=IF([.C20]=6;Shopping;0)" office:value-type="currency" office:currency="USD" office:value="0" calcext:value-type="currency">
            <text:p>$0.00</text:p>
          </table:table-cell>
          <table:table-cell table:formula="of:=IF([.C20]=6;Cigarrettes;0)" office:value-type="currency" office:currency="USD" office:value="0" calcext:value-type="currency">
            <text:p>$0.00</text:p>
          </table:table-cell>
          <table:table-cell/>
          <table:table-cell table:formula="of:=IF(DAYS([.B20];DATE(20;6;1))&gt;=0;IF([.E20]=4;Car;0);0)" office:value-type="currency" office:currency="USD" office:value="0" calcext:value-type="currency">
            <text:p>$0.00</text:p>
          </table:table-cell>
          <table:table-cell table:formula="of:=IF([.E20]=3;Insurance;0)" office:value-type="currency" office:currency="USD" office:value="0" calcext:value-type="currency">
            <text:p>$0.00</text:p>
          </table:table-cell>
          <table:table-cell table:formula="of:=IF([.E20]=5;Cellphone;0)" office:value-type="currency" office:currency="USD" office:value="0" calcext:value-type="currency">
            <text:p>$0.00</text:p>
          </table:table-cell>
          <table:table-cell table:formula="of:=IF(OR(IF([.E20]=5);IF([.E20]=12));CredCards;0)" office:value-type="currency" office:currency="USD" office:value="0" calcext:value-type="currency">
            <text:p>$0.00</text:p>
          </table:table-cell>
          <table:table-cell/>
          <table:table-cell table:formula="of:=SUM([.G20:.P20])" office:value-type="currency" office:currency="USD" office:value="0" calcext:value-type="currency">
            <text:p>$0.00</text:p>
          </table:table-cell>
          <table:table-cell/>
          <table:table-cell table:formula="of:=IF(AND(IF([.E20]=1);IF([.D20]=6));900;IF(AND(IF([.E20]=2);IF([.D20]=6));900;IF([.E20]=3;IF(OR([.D20]=7;[.D20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9]-[.Q20]" office:value-type="currency" office:currency="USD" office:value="4620.69" calcext:value-type="currency">
            <text:p>$4,620.69</text:p>
          </table:table-cell>
          <table:table-cell/>
          <table:table-cell table:style-name="ce15" table:formula="of:=[.W19]-[.Q20]+[.S20]+[.T20]" office:value-type="currency" office:currency="USD" office:value="4620.69" calcext:value-type="currency">
            <text:p>$4,620.6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08" calcext:value-type="date">
            <text:p>05/08/20</text:p>
          </table:table-cell>
          <table:table-cell table:formula="of:=WEEKDAY([.B21])" office:value-type="date" office:date-value="1900-01-05" calcext:value-type="date">
            <text:p>Friday</text:p>
          </table:table-cell>
          <table:table-cell table:formula="of:=WEEKDAY([.B21])" office:value-type="float" office:value="6" calcext:value-type="float">
            <text:p>6</text:p>
          </table:table-cell>
          <table:table-cell table:formula="of:=DAY([.B21])" office:value-type="float" office:value="8" calcext:value-type="float">
            <text:p>8</text:p>
          </table:table-cell>
          <table:table-cell/>
          <table:table-cell table:formula="of:=IF([.C21] = 6;Loan;0)" office:value-type="currency" office:currency="USD" office:value="66.17" calcext:value-type="currency">
            <text:p>$66.17</text:p>
          </table:table-cell>
          <table:table-cell table:formula="of:=IF([.C21]=1;Groceries;0)" office:value-type="currency" office:currency="USD" office:value="0" calcext:value-type="currency">
            <text:p>$0.00</text:p>
          </table:table-cell>
          <table:table-cell table:formula="of:=IF([.C21]=6;Shopping;0)" office:value-type="currency" office:currency="USD" office:value="55" calcext:value-type="currency">
            <text:p>$55.00</text:p>
          </table:table-cell>
          <table:table-cell table:formula="of:=IF([.C21]=6;Cigarrettes;0)" office:value-type="currency" office:currency="USD" office:value="55" calcext:value-type="currency">
            <text:p>$55.00</text:p>
          </table:table-cell>
          <table:table-cell/>
          <table:table-cell table:formula="of:=IF(DAYS([.B21];DATE(20;6;1))&gt;=0;IF([.E21]=4;Car;0);0)" office:value-type="currency" office:currency="USD" office:value="0" calcext:value-type="currency">
            <text:p>$0.00</text:p>
          </table:table-cell>
          <table:table-cell table:formula="of:=IF([.E21]=3;Insurance;0)" office:value-type="currency" office:currency="USD" office:value="0" calcext:value-type="currency">
            <text:p>$0.00</text:p>
          </table:table-cell>
          <table:table-cell table:formula="of:=IF([.E21]=5;Cellphone;0)" office:value-type="currency" office:currency="USD" office:value="0" calcext:value-type="currency">
            <text:p>$0.00</text:p>
          </table:table-cell>
          <table:table-cell table:formula="of:=IF(OR(IF([.E21]=5);IF([.E21]=12));CredCards;0)" office:value-type="currency" office:currency="USD" office:value="0" calcext:value-type="currency">
            <text:p>$0.00</text:p>
          </table:table-cell>
          <table:table-cell/>
          <table:table-cell table:formula="of:=SUM([.G21:.P21])" office:value-type="currency" office:currency="USD" office:value="176.17" calcext:value-type="currency">
            <text:p>$176.17</text:p>
          </table:table-cell>
          <table:table-cell/>
          <table:table-cell table:formula="of:=IF(AND(IF([.E21]=1);IF([.D21]=6));900;IF(AND(IF([.E21]=2);IF([.D21]=6));900;IF([.E21]=3;IF(OR([.D21]=7;[.D21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20]-[.Q21]" office:value-type="currency" office:currency="USD" office:value="4444.52" calcext:value-type="currency">
            <text:p>$4,444.52</text:p>
          </table:table-cell>
          <table:table-cell/>
          <table:table-cell table:style-name="ce15" table:formula="of:=[.W20]-[.Q21]+[.S21]+[.T21]" office:value-type="currency" office:currency="USD" office:value="4444.52" calcext:value-type="currency">
            <text:p>$4,444.52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09" calcext:value-type="date">
            <text:p>05/09/20</text:p>
          </table:table-cell>
          <table:table-cell table:formula="of:=WEEKDAY([.B22])" office:value-type="date" office:date-value="1900-01-06" calcext:value-type="date">
            <text:p>Saturday</text:p>
          </table:table-cell>
          <table:table-cell table:formula="of:=WEEKDAY([.B22])" office:value-type="float" office:value="7" calcext:value-type="float">
            <text:p>7</text:p>
          </table:table-cell>
          <table:table-cell table:formula="of:=DAY([.B22])" office:value-type="float" office:value="9" calcext:value-type="float">
            <text:p>9</text:p>
          </table:table-cell>
          <table:table-cell/>
          <table:table-cell table:formula="of:=IF([.C22] = 6;Loan;0)" office:value-type="currency" office:currency="USD" office:value="0" calcext:value-type="currency">
            <text:p>$0.00</text:p>
          </table:table-cell>
          <table:table-cell table:formula="of:=IF([.C22]=1;Groceries;0)" office:value-type="currency" office:currency="USD" office:value="0" calcext:value-type="currency">
            <text:p>$0.00</text:p>
          </table:table-cell>
          <table:table-cell table:formula="of:=IF([.C22]=6;Shopping;0)" office:value-type="currency" office:currency="USD" office:value="0" calcext:value-type="currency">
            <text:p>$0.00</text:p>
          </table:table-cell>
          <table:table-cell table:formula="of:=IF([.C22]=6;Cigarrettes;0)" office:value-type="currency" office:currency="USD" office:value="0" calcext:value-type="currency">
            <text:p>$0.00</text:p>
          </table:table-cell>
          <table:table-cell/>
          <table:table-cell table:formula="of:=IF(DAYS([.B22];DATE(20;6;1))&gt;=0;IF([.E22]=4;Car;0);0)" office:value-type="currency" office:currency="USD" office:value="0" calcext:value-type="currency">
            <text:p>$0.00</text:p>
          </table:table-cell>
          <table:table-cell table:formula="of:=IF([.E22]=3;Insurance;0)" office:value-type="currency" office:currency="USD" office:value="0" calcext:value-type="currency">
            <text:p>$0.00</text:p>
          </table:table-cell>
          <table:table-cell table:formula="of:=IF([.E22]=5;Cellphone;0)" office:value-type="currency" office:currency="USD" office:value="0" calcext:value-type="currency">
            <text:p>$0.00</text:p>
          </table:table-cell>
          <table:table-cell table:formula="of:=IF(OR(IF([.E22]=5);IF([.E22]=12));CredCards;0)" office:value-type="currency" office:currency="USD" office:value="0" calcext:value-type="currency">
            <text:p>$0.00</text:p>
          </table:table-cell>
          <table:table-cell/>
          <table:table-cell table:formula="of:=SUM([.G22:.P22])" office:value-type="currency" office:currency="USD" office:value="0" calcext:value-type="currency">
            <text:p>$0.00</text:p>
          </table:table-cell>
          <table:table-cell/>
          <table:table-cell table:formula="of:=IF(AND(IF([.E22]=1);IF([.D22]=6));900;IF(AND(IF([.E22]=2);IF([.D22]=6));900;IF([.E22]=3;IF(OR([.D22]=7;[.D22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21]-[.Q22]" office:value-type="currency" office:currency="USD" office:value="4444.52" calcext:value-type="currency">
            <text:p>$4,444.52</text:p>
          </table:table-cell>
          <table:table-cell/>
          <table:table-cell table:style-name="ce15" table:formula="of:=[.W21]-[.Q22]+[.S22]+[.T22]" office:value-type="currency" office:currency="USD" office:value="4444.52" calcext:value-type="currency">
            <text:p>$4,444.52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10" calcext:value-type="date">
            <text:p>05/10/20</text:p>
          </table:table-cell>
          <table:table-cell table:formula="of:=WEEKDAY([.B23])" office:value-type="date" office:date-value="1899-12-31" calcext:value-type="date">
            <text:p>Sunday</text:p>
          </table:table-cell>
          <table:table-cell table:formula="of:=WEEKDAY([.B23])" office:value-type="float" office:value="1" calcext:value-type="float">
            <text:p>1</text:p>
          </table:table-cell>
          <table:table-cell table:formula="of:=DAY([.B23])" office:value-type="float" office:value="10" calcext:value-type="float">
            <text:p>10</text:p>
          </table:table-cell>
          <table:table-cell/>
          <table:table-cell table:formula="of:=IF([.C23] = 6;Loan;0)" office:value-type="currency" office:currency="USD" office:value="0" calcext:value-type="currency">
            <text:p>$0.00</text:p>
          </table:table-cell>
          <table:table-cell table:formula="of:=IF([.C23]=1;Groceries;0)" office:value-type="currency" office:currency="USD" office:value="115" calcext:value-type="currency">
            <text:p>$115.00</text:p>
          </table:table-cell>
          <table:table-cell table:formula="of:=IF([.C23]=6;Shopping;0)" office:value-type="currency" office:currency="USD" office:value="0" calcext:value-type="currency">
            <text:p>$0.00</text:p>
          </table:table-cell>
          <table:table-cell table:formula="of:=IF([.C23]=6;Cigarrettes;0)" office:value-type="currency" office:currency="USD" office:value="0" calcext:value-type="currency">
            <text:p>$0.00</text:p>
          </table:table-cell>
          <table:table-cell/>
          <table:table-cell table:formula="of:=IF(DAYS([.B23];DATE(20;6;1))&gt;=0;IF([.E23]=4;Car;0);0)" office:value-type="currency" office:currency="USD" office:value="0" calcext:value-type="currency">
            <text:p>$0.00</text:p>
          </table:table-cell>
          <table:table-cell table:formula="of:=IF([.E23]=3;Insurance;0)" office:value-type="currency" office:currency="USD" office:value="0" calcext:value-type="currency">
            <text:p>$0.00</text:p>
          </table:table-cell>
          <table:table-cell table:formula="of:=IF([.E23]=5;Cellphone;0)" office:value-type="currency" office:currency="USD" office:value="0" calcext:value-type="currency">
            <text:p>$0.00</text:p>
          </table:table-cell>
          <table:table-cell table:formula="of:=IF(OR(IF([.E23]=5);IF([.E23]=12));CredCards;0)" office:value-type="currency" office:currency="USD" office:value="0" calcext:value-type="currency">
            <text:p>$0.00</text:p>
          </table:table-cell>
          <table:table-cell/>
          <table:table-cell table:formula="of:=SUM([.G23:.P23])" office:value-type="currency" office:currency="USD" office:value="115" calcext:value-type="currency">
            <text:p>$115.00</text:p>
          </table:table-cell>
          <table:table-cell/>
          <table:table-cell table:formula="of:=IF(AND(IF([.E23]=1);IF([.D23]=6));900;IF(AND(IF([.E23]=2);IF([.D23]=6));900;IF([.E23]=3;IF(OR([.D23]=7;[.D2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22]-[.Q23]" office:value-type="currency" office:currency="USD" office:value="4329.52" calcext:value-type="currency">
            <text:p>$4,329.52</text:p>
          </table:table-cell>
          <table:table-cell/>
          <table:table-cell table:style-name="ce15" table:formula="of:=[.W22]-[.Q23]+[.S23]+[.T23]" office:value-type="currency" office:currency="USD" office:value="4329.52" calcext:value-type="currency">
            <text:p>$4,329.52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11" calcext:value-type="date">
            <text:p>05/11/20</text:p>
          </table:table-cell>
          <table:table-cell table:formula="of:=WEEKDAY([.B24])" office:value-type="date" office:date-value="1900-01-01" calcext:value-type="date">
            <text:p>Monday</text:p>
          </table:table-cell>
          <table:table-cell table:formula="of:=WEEKDAY([.B24])" office:value-type="float" office:value="2" calcext:value-type="float">
            <text:p>2</text:p>
          </table:table-cell>
          <table:table-cell table:formula="of:=DAY([.B24])" office:value-type="float" office:value="11" calcext:value-type="float">
            <text:p>11</text:p>
          </table:table-cell>
          <table:table-cell/>
          <table:table-cell table:formula="of:=IF([.C24] = 6;Loan;0)" office:value-type="currency" office:currency="USD" office:value="0" calcext:value-type="currency">
            <text:p>$0.00</text:p>
          </table:table-cell>
          <table:table-cell table:formula="of:=IF([.C24]=1;Groceries;0)" office:value-type="currency" office:currency="USD" office:value="0" calcext:value-type="currency">
            <text:p>$0.00</text:p>
          </table:table-cell>
          <table:table-cell table:formula="of:=IF([.C24]=6;Shopping;0)" office:value-type="currency" office:currency="USD" office:value="0" calcext:value-type="currency">
            <text:p>$0.00</text:p>
          </table:table-cell>
          <table:table-cell table:formula="of:=IF([.C24]=6;Cigarrettes;0)" office:value-type="currency" office:currency="USD" office:value="0" calcext:value-type="currency">
            <text:p>$0.00</text:p>
          </table:table-cell>
          <table:table-cell/>
          <table:table-cell table:formula="of:=IF(DAYS([.B24];DATE(20;6;1))&gt;=0;IF([.E24]=4;Car;0);0)" office:value-type="currency" office:currency="USD" office:value="0" calcext:value-type="currency">
            <text:p>$0.00</text:p>
          </table:table-cell>
          <table:table-cell table:formula="of:=IF([.E24]=3;Insurance;0)" office:value-type="currency" office:currency="USD" office:value="0" calcext:value-type="currency">
            <text:p>$0.00</text:p>
          </table:table-cell>
          <table:table-cell table:formula="of:=IF([.E24]=5;Cellphone;0)" office:value-type="currency" office:currency="USD" office:value="0" calcext:value-type="currency">
            <text:p>$0.00</text:p>
          </table:table-cell>
          <table:table-cell table:formula="of:=IF(OR(IF([.E24]=5);IF([.E24]=12));CredCards;0)" office:value-type="currency" office:currency="USD" office:value="0" calcext:value-type="currency">
            <text:p>$0.00</text:p>
          </table:table-cell>
          <table:table-cell/>
          <table:table-cell table:formula="of:=SUM([.G24:.P24])" office:value-type="currency" office:currency="USD" office:value="0" calcext:value-type="currency">
            <text:p>$0.00</text:p>
          </table:table-cell>
          <table:table-cell/>
          <table:table-cell table:formula="of:=IF(AND(IF([.E24]=1);IF([.D24]=6));900;IF(AND(IF([.E24]=2);IF([.D24]=6));900;IF([.E24]=3;IF(OR([.D24]=7;[.D24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23]-[.Q24]" office:value-type="currency" office:currency="USD" office:value="4329.52" calcext:value-type="currency">
            <text:p>$4,329.52</text:p>
          </table:table-cell>
          <table:table-cell/>
          <table:table-cell table:style-name="ce15" table:formula="of:=[.W23]-[.Q24]+[.S24]+[.T24]" office:value-type="currency" office:currency="USD" office:value="4329.52" calcext:value-type="currency">
            <text:p>$4,329.52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12" calcext:value-type="date">
            <text:p>05/12/20</text:p>
          </table:table-cell>
          <table:table-cell table:formula="of:=WEEKDAY([.B25])" office:value-type="date" office:date-value="1900-01-02" calcext:value-type="date">
            <text:p>Tuesday</text:p>
          </table:table-cell>
          <table:table-cell table:formula="of:=WEEKDAY([.B25])" office:value-type="float" office:value="3" calcext:value-type="float">
            <text:p>3</text:p>
          </table:table-cell>
          <table:table-cell table:formula="of:=DAY([.B25])" office:value-type="float" office:value="12" calcext:value-type="float">
            <text:p>12</text:p>
          </table:table-cell>
          <table:table-cell/>
          <table:table-cell table:formula="of:=IF([.C25] = 6;Loan;0)" office:value-type="currency" office:currency="USD" office:value="0" calcext:value-type="currency">
            <text:p>$0.00</text:p>
          </table:table-cell>
          <table:table-cell table:formula="of:=IF([.C25]=1;Groceries;0)" office:value-type="currency" office:currency="USD" office:value="0" calcext:value-type="currency">
            <text:p>$0.00</text:p>
          </table:table-cell>
          <table:table-cell table:formula="of:=IF([.C25]=6;Shopping;0)" office:value-type="currency" office:currency="USD" office:value="0" calcext:value-type="currency">
            <text:p>$0.00</text:p>
          </table:table-cell>
          <table:table-cell table:formula="of:=IF([.C25]=6;Cigarrettes;0)" office:value-type="currency" office:currency="USD" office:value="0" calcext:value-type="currency">
            <text:p>$0.00</text:p>
          </table:table-cell>
          <table:table-cell/>
          <table:table-cell table:formula="of:=IF(DAYS([.B25];DATE(20;6;1))&gt;=0;IF([.E25]=4;Car;0);0)" office:value-type="currency" office:currency="USD" office:value="0" calcext:value-type="currency">
            <text:p>$0.00</text:p>
          </table:table-cell>
          <table:table-cell table:formula="of:=IF([.E25]=3;Insurance;0)" office:value-type="currency" office:currency="USD" office:value="0" calcext:value-type="currency">
            <text:p>$0.00</text:p>
          </table:table-cell>
          <table:table-cell table:formula="of:=IF([.E25]=5;Cellphone;0)" office:value-type="currency" office:currency="USD" office:value="0" calcext:value-type="currency">
            <text:p>$0.00</text:p>
          </table:table-cell>
          <table:table-cell table:formula="of:=IF(OR(IF([.E25]=5);IF([.E25]=12));CredCards;0)" office:value-type="currency" office:currency="USD" office:value="60" calcext:value-type="currency">
            <text:p>$60.00</text:p>
          </table:table-cell>
          <table:table-cell/>
          <table:table-cell table:formula="of:=SUM([.G25:.P25])" office:value-type="currency" office:currency="USD" office:value="60" calcext:value-type="currency">
            <text:p>$60.00</text:p>
          </table:table-cell>
          <table:table-cell/>
          <table:table-cell table:formula="of:=IF(AND(IF([.E25]=1);IF([.D25]=6));900;IF(AND(IF([.E25]=2);IF([.D25]=6));900;IF([.E25]=3;IF(OR([.D25]=7;[.D25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24]-[.Q25]" office:value-type="currency" office:currency="USD" office:value="4269.52" calcext:value-type="currency">
            <text:p>$4,269.52</text:p>
          </table:table-cell>
          <table:table-cell/>
          <table:table-cell table:style-name="ce15" table:formula="of:=[.W24]-[.Q25]+[.S25]+[.T25]" office:value-type="currency" office:currency="USD" office:value="4269.52" calcext:value-type="currency">
            <text:p>$4,269.52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13" calcext:value-type="date">
            <text:p>05/13/20</text:p>
          </table:table-cell>
          <table:table-cell table:formula="of:=WEEKDAY([.B26])" office:value-type="date" office:date-value="1900-01-03" calcext:value-type="date">
            <text:p>Wednesday</text:p>
          </table:table-cell>
          <table:table-cell table:formula="of:=WEEKDAY([.B26])" office:value-type="float" office:value="4" calcext:value-type="float">
            <text:p>4</text:p>
          </table:table-cell>
          <table:table-cell table:formula="of:=DAY([.B26])" office:value-type="float" office:value="13" calcext:value-type="float">
            <text:p>13</text:p>
          </table:table-cell>
          <table:table-cell/>
          <table:table-cell table:formula="of:=IF([.C26] = 6;Loan;0)" office:value-type="currency" office:currency="USD" office:value="0" calcext:value-type="currency">
            <text:p>$0.00</text:p>
          </table:table-cell>
          <table:table-cell table:formula="of:=IF([.C26]=1;Groceries;0)" office:value-type="currency" office:currency="USD" office:value="0" calcext:value-type="currency">
            <text:p>$0.00</text:p>
          </table:table-cell>
          <table:table-cell table:formula="of:=IF([.C26]=6;Shopping;0)" office:value-type="currency" office:currency="USD" office:value="0" calcext:value-type="currency">
            <text:p>$0.00</text:p>
          </table:table-cell>
          <table:table-cell table:formula="of:=IF([.C26]=6;Cigarrettes;0)" office:value-type="currency" office:currency="USD" office:value="0" calcext:value-type="currency">
            <text:p>$0.00</text:p>
          </table:table-cell>
          <table:table-cell/>
          <table:table-cell table:formula="of:=IF(DAYS([.B26];DATE(20;6;1))&gt;=0;IF([.E26]=4;Car;0);0)" office:value-type="currency" office:currency="USD" office:value="0" calcext:value-type="currency">
            <text:p>$0.00</text:p>
          </table:table-cell>
          <table:table-cell table:formula="of:=IF([.E26]=3;Insurance;0)" office:value-type="currency" office:currency="USD" office:value="0" calcext:value-type="currency">
            <text:p>$0.00</text:p>
          </table:table-cell>
          <table:table-cell table:formula="of:=IF([.E26]=5;Cellphone;0)" office:value-type="currency" office:currency="USD" office:value="0" calcext:value-type="currency">
            <text:p>$0.00</text:p>
          </table:table-cell>
          <table:table-cell table:formula="of:=IF(OR(IF([.E26]=5);IF([.E26]=12));CredCards;0)" office:value-type="currency" office:currency="USD" office:value="0" calcext:value-type="currency">
            <text:p>$0.00</text:p>
          </table:table-cell>
          <table:table-cell/>
          <table:table-cell table:formula="of:=SUM([.G26:.P26])" office:value-type="currency" office:currency="USD" office:value="0" calcext:value-type="currency">
            <text:p>$0.00</text:p>
          </table:table-cell>
          <table:table-cell/>
          <table:table-cell table:formula="of:=IF(AND(IF([.E26]=1);IF([.D26]=6));900;IF(AND(IF([.E26]=2);IF([.D26]=6));900;IF([.E26]=3;IF(OR([.D26]=7;[.D26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25]-[.Q26]" office:value-type="currency" office:currency="USD" office:value="4269.52" calcext:value-type="currency">
            <text:p>$4,269.52</text:p>
          </table:table-cell>
          <table:table-cell/>
          <table:table-cell table:style-name="ce15" table:formula="of:=[.W25]-[.Q26]+[.S26]+[.T26]" office:value-type="currency" office:currency="USD" office:value="4269.52" calcext:value-type="currency">
            <text:p>$4,269.52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14" calcext:value-type="date">
            <text:p>05/14/20</text:p>
          </table:table-cell>
          <table:table-cell table:formula="of:=WEEKDAY([.B27])" office:value-type="date" office:date-value="1900-01-04" calcext:value-type="date">
            <text:p>Thursday</text:p>
          </table:table-cell>
          <table:table-cell table:formula="of:=WEEKDAY([.B27])" office:value-type="float" office:value="5" calcext:value-type="float">
            <text:p>5</text:p>
          </table:table-cell>
          <table:table-cell table:formula="of:=DAY([.B27])" office:value-type="float" office:value="14" calcext:value-type="float">
            <text:p>14</text:p>
          </table:table-cell>
          <table:table-cell/>
          <table:table-cell table:formula="of:=IF([.C27] = 6;Loan;0)" office:value-type="currency" office:currency="USD" office:value="0" calcext:value-type="currency">
            <text:p>$0.00</text:p>
          </table:table-cell>
          <table:table-cell table:formula="of:=IF([.C27]=1;Groceries;0)" office:value-type="currency" office:currency="USD" office:value="0" calcext:value-type="currency">
            <text:p>$0.00</text:p>
          </table:table-cell>
          <table:table-cell table:formula="of:=IF([.C27]=6;Shopping;0)" office:value-type="currency" office:currency="USD" office:value="0" calcext:value-type="currency">
            <text:p>$0.00</text:p>
          </table:table-cell>
          <table:table-cell table:formula="of:=IF([.C27]=6;Cigarrettes;0)" office:value-type="currency" office:currency="USD" office:value="0" calcext:value-type="currency">
            <text:p>$0.00</text:p>
          </table:table-cell>
          <table:table-cell/>
          <table:table-cell table:formula="of:=IF(DAYS([.B27];DATE(20;6;1))&gt;=0;IF([.E27]=4;Car;0);0)" office:value-type="currency" office:currency="USD" office:value="0" calcext:value-type="currency">
            <text:p>$0.00</text:p>
          </table:table-cell>
          <table:table-cell table:formula="of:=IF([.E27]=3;Insurance;0)" office:value-type="currency" office:currency="USD" office:value="0" calcext:value-type="currency">
            <text:p>$0.00</text:p>
          </table:table-cell>
          <table:table-cell table:formula="of:=IF([.E27]=5;Cellphone;0)" office:value-type="currency" office:currency="USD" office:value="0" calcext:value-type="currency">
            <text:p>$0.00</text:p>
          </table:table-cell>
          <table:table-cell table:formula="of:=IF(OR(IF([.E27]=5);IF([.E27]=12));CredCards;0)" office:value-type="currency" office:currency="USD" office:value="0" calcext:value-type="currency">
            <text:p>$0.00</text:p>
          </table:table-cell>
          <table:table-cell/>
          <table:table-cell table:formula="of:=SUM([.G27:.P27])" office:value-type="currency" office:currency="USD" office:value="0" calcext:value-type="currency">
            <text:p>$0.00</text:p>
          </table:table-cell>
          <table:table-cell/>
          <table:table-cell table:formula="of:=IF(AND(IF([.E27]=1);IF([.D27]=6));900;IF(AND(IF([.E27]=2);IF([.D27]=6));900;IF([.E27]=3;IF(OR([.D27]=7;[.D27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26]-[.Q27]" office:value-type="currency" office:currency="USD" office:value="4269.52" calcext:value-type="currency">
            <text:p>$4,269.52</text:p>
          </table:table-cell>
          <table:table-cell/>
          <table:table-cell table:style-name="ce15" table:formula="of:=[.W26]-[.Q27]+[.S27]+[.T27]" office:value-type="currency" office:currency="USD" office:value="4269.52" calcext:value-type="currency">
            <text:p>$4,269.52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15" calcext:value-type="date">
            <text:p>05/15/20</text:p>
          </table:table-cell>
          <table:table-cell table:formula="of:=WEEKDAY([.B28])" office:value-type="date" office:date-value="1900-01-05" calcext:value-type="date">
            <text:p>Friday</text:p>
          </table:table-cell>
          <table:table-cell table:formula="of:=WEEKDAY([.B28])" office:value-type="float" office:value="6" calcext:value-type="float">
            <text:p>6</text:p>
          </table:table-cell>
          <table:table-cell table:formula="of:=DAY([.B28])" office:value-type="float" office:value="15" calcext:value-type="float">
            <text:p>15</text:p>
          </table:table-cell>
          <table:table-cell/>
          <table:table-cell table:formula="of:=IF([.C28] = 6;Loan;0)" office:value-type="currency" office:currency="USD" office:value="66.17" calcext:value-type="currency">
            <text:p>$66.17</text:p>
          </table:table-cell>
          <table:table-cell table:formula="of:=IF([.C28]=1;Groceries;0)" office:value-type="currency" office:currency="USD" office:value="0" calcext:value-type="currency">
            <text:p>$0.00</text:p>
          </table:table-cell>
          <table:table-cell table:formula="of:=IF([.C28]=6;Shopping;0)" office:value-type="currency" office:currency="USD" office:value="55" calcext:value-type="currency">
            <text:p>$55.00</text:p>
          </table:table-cell>
          <table:table-cell table:formula="of:=IF([.C28]=6;Cigarrettes;0)" office:value-type="currency" office:currency="USD" office:value="55" calcext:value-type="currency">
            <text:p>$55.00</text:p>
          </table:table-cell>
          <table:table-cell/>
          <table:table-cell table:formula="of:=IF(DAYS([.B28];DATE(20;6;1))&gt;=0;IF([.E28]=4;Car;0);0)" office:value-type="currency" office:currency="USD" office:value="0" calcext:value-type="currency">
            <text:p>$0.00</text:p>
          </table:table-cell>
          <table:table-cell table:formula="of:=IF([.E28]=3;Insurance;0)" office:value-type="currency" office:currency="USD" office:value="0" calcext:value-type="currency">
            <text:p>$0.00</text:p>
          </table:table-cell>
          <table:table-cell table:formula="of:=IF([.E28]=5;Cellphone;0)" office:value-type="currency" office:currency="USD" office:value="0" calcext:value-type="currency">
            <text:p>$0.00</text:p>
          </table:table-cell>
          <table:table-cell table:formula="of:=IF(OR(IF([.E28]=5);IF([.E28]=12));CredCards;0)" office:value-type="currency" office:currency="USD" office:value="0" calcext:value-type="currency">
            <text:p>$0.00</text:p>
          </table:table-cell>
          <table:table-cell/>
          <table:table-cell table:formula="of:=SUM([.G28:.P28])" office:value-type="currency" office:currency="USD" office:value="176.17" calcext:value-type="currency">
            <text:p>$176.17</text:p>
          </table:table-cell>
          <table:table-cell/>
          <table:table-cell table:formula="of:=IF(AND(IF([.E28]=1);IF([.D28]=6));900;IF(AND(IF([.E28]=2);IF([.D28]=6));900;IF([.E28]=3;IF(OR([.D28]=7;[.D28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27]-[.Q28]" office:value-type="currency" office:currency="USD" office:value="4093.35" calcext:value-type="currency">
            <text:p>$4,093.35</text:p>
          </table:table-cell>
          <table:table-cell/>
          <table:table-cell table:style-name="ce15" table:formula="of:=[.W27]-[.Q28]+[.S28]+[.T28]" office:value-type="currency" office:currency="USD" office:value="4093.35" calcext:value-type="currency">
            <text:p>$4,093.35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16" calcext:value-type="date">
            <text:p>05/16/20</text:p>
          </table:table-cell>
          <table:table-cell table:formula="of:=WEEKDAY([.B29])" office:value-type="date" office:date-value="1900-01-06" calcext:value-type="date">
            <text:p>Saturday</text:p>
          </table:table-cell>
          <table:table-cell table:formula="of:=WEEKDAY([.B29])" office:value-type="float" office:value="7" calcext:value-type="float">
            <text:p>7</text:p>
          </table:table-cell>
          <table:table-cell table:formula="of:=DAY([.B29])" office:value-type="float" office:value="16" calcext:value-type="float">
            <text:p>16</text:p>
          </table:table-cell>
          <table:table-cell/>
          <table:table-cell table:formula="of:=IF([.C29] = 6;Loan;0)" office:value-type="currency" office:currency="USD" office:value="0" calcext:value-type="currency">
            <text:p>$0.00</text:p>
          </table:table-cell>
          <table:table-cell table:formula="of:=IF([.C29]=1;Groceries;0)" office:value-type="currency" office:currency="USD" office:value="0" calcext:value-type="currency">
            <text:p>$0.00</text:p>
          </table:table-cell>
          <table:table-cell table:formula="of:=IF([.C29]=6;Shopping;0)" office:value-type="currency" office:currency="USD" office:value="0" calcext:value-type="currency">
            <text:p>$0.00</text:p>
          </table:table-cell>
          <table:table-cell table:formula="of:=IF([.C29]=6;Cigarrettes;0)" office:value-type="currency" office:currency="USD" office:value="0" calcext:value-type="currency">
            <text:p>$0.00</text:p>
          </table:table-cell>
          <table:table-cell/>
          <table:table-cell table:formula="of:=IF(DAYS([.B29];DATE(20;6;1))&gt;=0;IF([.E29]=4;Car;0);0)" office:value-type="currency" office:currency="USD" office:value="0" calcext:value-type="currency">
            <text:p>$0.00</text:p>
          </table:table-cell>
          <table:table-cell table:formula="of:=IF([.E29]=3;Insurance;0)" office:value-type="currency" office:currency="USD" office:value="0" calcext:value-type="currency">
            <text:p>$0.00</text:p>
          </table:table-cell>
          <table:table-cell table:formula="of:=IF([.E29]=5;Cellphone;0)" office:value-type="currency" office:currency="USD" office:value="0" calcext:value-type="currency">
            <text:p>$0.00</text:p>
          </table:table-cell>
          <table:table-cell table:formula="of:=IF(OR(IF([.E29]=5);IF([.E29]=12));CredCards;0)" office:value-type="currency" office:currency="USD" office:value="0" calcext:value-type="currency">
            <text:p>$0.00</text:p>
          </table:table-cell>
          <table:table-cell/>
          <table:table-cell table:formula="of:=SUM([.G29:.P29])" office:value-type="currency" office:currency="USD" office:value="0" calcext:value-type="currency">
            <text:p>$0.00</text:p>
          </table:table-cell>
          <table:table-cell/>
          <table:table-cell table:formula="of:=IF(AND(IF([.E29]=1);IF([.D29]=6));900;IF(AND(IF([.E29]=2);IF([.D29]=6));900;IF([.E29]=3;IF(OR([.D29]=7;[.D29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28]-[.Q29]" office:value-type="currency" office:currency="USD" office:value="4093.35" calcext:value-type="currency">
            <text:p>$4,093.35</text:p>
          </table:table-cell>
          <table:table-cell/>
          <table:table-cell table:style-name="ce15" table:formula="of:=[.W28]-[.Q29]+[.S29]+[.T29]" office:value-type="currency" office:currency="USD" office:value="4093.35" calcext:value-type="currency">
            <text:p>$4,093.35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17" calcext:value-type="date">
            <text:p>05/17/20</text:p>
          </table:table-cell>
          <table:table-cell table:formula="of:=WEEKDAY([.B30])" office:value-type="date" office:date-value="1899-12-31" calcext:value-type="date">
            <text:p>Sunday</text:p>
          </table:table-cell>
          <table:table-cell table:formula="of:=WEEKDAY([.B30])" office:value-type="float" office:value="1" calcext:value-type="float">
            <text:p>1</text:p>
          </table:table-cell>
          <table:table-cell table:formula="of:=DAY([.B30])" office:value-type="float" office:value="17" calcext:value-type="float">
            <text:p>17</text:p>
          </table:table-cell>
          <table:table-cell/>
          <table:table-cell table:formula="of:=IF([.C30] = 6;Loan;0)" office:value-type="currency" office:currency="USD" office:value="0" calcext:value-type="currency">
            <text:p>$0.00</text:p>
          </table:table-cell>
          <table:table-cell table:formula="of:=IF([.C30]=1;Groceries;0)" office:value-type="currency" office:currency="USD" office:value="115" calcext:value-type="currency">
            <text:p>$115.00</text:p>
          </table:table-cell>
          <table:table-cell table:formula="of:=IF([.C30]=6;Shopping;0)" office:value-type="currency" office:currency="USD" office:value="0" calcext:value-type="currency">
            <text:p>$0.00</text:p>
          </table:table-cell>
          <table:table-cell table:formula="of:=IF([.C30]=6;Cigarrettes;0)" office:value-type="currency" office:currency="USD" office:value="0" calcext:value-type="currency">
            <text:p>$0.00</text:p>
          </table:table-cell>
          <table:table-cell/>
          <table:table-cell table:formula="of:=IF(DAYS([.B30];DATE(20;6;1))&gt;=0;IF([.E30]=4;Car;0);0)" office:value-type="currency" office:currency="USD" office:value="0" calcext:value-type="currency">
            <text:p>$0.00</text:p>
          </table:table-cell>
          <table:table-cell table:formula="of:=IF([.E30]=3;Insurance;0)" office:value-type="currency" office:currency="USD" office:value="0" calcext:value-type="currency">
            <text:p>$0.00</text:p>
          </table:table-cell>
          <table:table-cell table:formula="of:=IF([.E30]=5;Cellphone;0)" office:value-type="currency" office:currency="USD" office:value="0" calcext:value-type="currency">
            <text:p>$0.00</text:p>
          </table:table-cell>
          <table:table-cell table:formula="of:=IF(OR(IF([.E30]=5);IF([.E30]=12));CredCards;0)" office:value-type="currency" office:currency="USD" office:value="0" calcext:value-type="currency">
            <text:p>$0.00</text:p>
          </table:table-cell>
          <table:table-cell/>
          <table:table-cell table:formula="of:=SUM([.G30:.P30])" office:value-type="currency" office:currency="USD" office:value="115" calcext:value-type="currency">
            <text:p>$115.00</text:p>
          </table:table-cell>
          <table:table-cell/>
          <table:table-cell table:formula="of:=IF(AND(IF([.E30]=1);IF([.D30]=6));900;IF(AND(IF([.E30]=2);IF([.D30]=6));900;IF([.E30]=3;IF(OR([.D30]=7;[.D30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29]-[.Q30]" office:value-type="currency" office:currency="USD" office:value="3978.35" calcext:value-type="currency">
            <text:p>$3,978.35</text:p>
          </table:table-cell>
          <table:table-cell/>
          <table:table-cell table:style-name="ce15" table:formula="of:=[.W29]-[.Q30]+[.S30]+[.T30]" office:value-type="currency" office:currency="USD" office:value="3978.35" calcext:value-type="currency">
            <text:p>$3,978.35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18" calcext:value-type="date">
            <text:p>05/18/20</text:p>
          </table:table-cell>
          <table:table-cell table:formula="of:=WEEKDAY([.B31])" office:value-type="date" office:date-value="1900-01-01" calcext:value-type="date">
            <text:p>Monday</text:p>
          </table:table-cell>
          <table:table-cell table:formula="of:=WEEKDAY([.B31])" office:value-type="float" office:value="2" calcext:value-type="float">
            <text:p>2</text:p>
          </table:table-cell>
          <table:table-cell table:formula="of:=DAY([.B31])" office:value-type="float" office:value="18" calcext:value-type="float">
            <text:p>18</text:p>
          </table:table-cell>
          <table:table-cell/>
          <table:table-cell table:formula="of:=IF([.C31] = 6;Loan;0)" office:value-type="currency" office:currency="USD" office:value="0" calcext:value-type="currency">
            <text:p>$0.00</text:p>
          </table:table-cell>
          <table:table-cell table:formula="of:=IF([.C31]=1;Groceries;0)" office:value-type="currency" office:currency="USD" office:value="0" calcext:value-type="currency">
            <text:p>$0.00</text:p>
          </table:table-cell>
          <table:table-cell table:formula="of:=IF([.C31]=6;Shopping;0)" office:value-type="currency" office:currency="USD" office:value="0" calcext:value-type="currency">
            <text:p>$0.00</text:p>
          </table:table-cell>
          <table:table-cell table:formula="of:=IF([.C31]=6;Cigarrettes;0)" office:value-type="currency" office:currency="USD" office:value="0" calcext:value-type="currency">
            <text:p>$0.00</text:p>
          </table:table-cell>
          <table:table-cell/>
          <table:table-cell table:formula="of:=IF(DAYS([.B31];DATE(20;6;1))&gt;=0;IF([.E31]=4;Car;0);0)" office:value-type="currency" office:currency="USD" office:value="0" calcext:value-type="currency">
            <text:p>$0.00</text:p>
          </table:table-cell>
          <table:table-cell table:formula="of:=IF([.E31]=3;Insurance;0)" office:value-type="currency" office:currency="USD" office:value="0" calcext:value-type="currency">
            <text:p>$0.00</text:p>
          </table:table-cell>
          <table:table-cell table:formula="of:=IF([.E31]=5;Cellphone;0)" office:value-type="currency" office:currency="USD" office:value="0" calcext:value-type="currency">
            <text:p>$0.00</text:p>
          </table:table-cell>
          <table:table-cell table:formula="of:=IF(OR(IF([.E31]=5);IF([.E31]=12));CredCards;0)" office:value-type="currency" office:currency="USD" office:value="0" calcext:value-type="currency">
            <text:p>$0.00</text:p>
          </table:table-cell>
          <table:table-cell/>
          <table:table-cell table:formula="of:=SUM([.G31:.P31])" office:value-type="currency" office:currency="USD" office:value="0" calcext:value-type="currency">
            <text:p>$0.00</text:p>
          </table:table-cell>
          <table:table-cell/>
          <table:table-cell table:formula="of:=IF(AND(IF([.E31]=1);IF([.D31]=6));900;IF(AND(IF([.E31]=2);IF([.D31]=6));900;IF([.E31]=3;IF(OR([.D31]=7;[.D31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30]-[.Q31]" office:value-type="currency" office:currency="USD" office:value="3978.35" calcext:value-type="currency">
            <text:p>$3,978.35</text:p>
          </table:table-cell>
          <table:table-cell/>
          <table:table-cell table:style-name="ce15" table:formula="of:=[.W30]-[.Q31]+[.S31]+[.T31]" office:value-type="currency" office:currency="USD" office:value="3978.35" calcext:value-type="currency">
            <text:p>$3,978.35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19" calcext:value-type="date">
            <text:p>05/19/20</text:p>
          </table:table-cell>
          <table:table-cell table:formula="of:=WEEKDAY([.B32])" office:value-type="date" office:date-value="1900-01-02" calcext:value-type="date">
            <text:p>Tuesday</text:p>
          </table:table-cell>
          <table:table-cell table:formula="of:=WEEKDAY([.B32])" office:value-type="float" office:value="3" calcext:value-type="float">
            <text:p>3</text:p>
          </table:table-cell>
          <table:table-cell table:formula="of:=DAY([.B32])" office:value-type="float" office:value="19" calcext:value-type="float">
            <text:p>19</text:p>
          </table:table-cell>
          <table:table-cell/>
          <table:table-cell table:formula="of:=IF([.C32] = 6;Loan;0)" office:value-type="currency" office:currency="USD" office:value="0" calcext:value-type="currency">
            <text:p>$0.00</text:p>
          </table:table-cell>
          <table:table-cell table:formula="of:=IF([.C32]=1;Groceries;0)" office:value-type="currency" office:currency="USD" office:value="0" calcext:value-type="currency">
            <text:p>$0.00</text:p>
          </table:table-cell>
          <table:table-cell table:formula="of:=IF([.C32]=6;Shopping;0)" office:value-type="currency" office:currency="USD" office:value="0" calcext:value-type="currency">
            <text:p>$0.00</text:p>
          </table:table-cell>
          <table:table-cell table:formula="of:=IF([.C32]=6;Cigarrettes;0)" office:value-type="currency" office:currency="USD" office:value="0" calcext:value-type="currency">
            <text:p>$0.00</text:p>
          </table:table-cell>
          <table:table-cell/>
          <table:table-cell table:formula="of:=IF(DAYS([.B32];DATE(20;6;1))&gt;=0;IF([.E32]=4;Car;0);0)" office:value-type="currency" office:currency="USD" office:value="0" calcext:value-type="currency">
            <text:p>$0.00</text:p>
          </table:table-cell>
          <table:table-cell table:formula="of:=IF([.E32]=3;Insurance;0)" office:value-type="currency" office:currency="USD" office:value="0" calcext:value-type="currency">
            <text:p>$0.00</text:p>
          </table:table-cell>
          <table:table-cell table:formula="of:=IF([.E32]=5;Cellphone;0)" office:value-type="currency" office:currency="USD" office:value="0" calcext:value-type="currency">
            <text:p>$0.00</text:p>
          </table:table-cell>
          <table:table-cell table:formula="of:=IF(OR(IF([.E32]=5);IF([.E32]=12));CredCards;0)" office:value-type="currency" office:currency="USD" office:value="0" calcext:value-type="currency">
            <text:p>$0.00</text:p>
          </table:table-cell>
          <table:table-cell/>
          <table:table-cell table:formula="of:=SUM([.G32:.P32])" office:value-type="currency" office:currency="USD" office:value="0" calcext:value-type="currency">
            <text:p>$0.00</text:p>
          </table:table-cell>
          <table:table-cell/>
          <table:table-cell table:formula="of:=IF(AND(IF([.E32]=1);IF([.D32]=6));900;IF(AND(IF([.E32]=2);IF([.D32]=6));900;IF([.E32]=3;IF(OR([.D32]=7;[.D32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31]-[.Q32]" office:value-type="currency" office:currency="USD" office:value="3978.35" calcext:value-type="currency">
            <text:p>$3,978.35</text:p>
          </table:table-cell>
          <table:table-cell/>
          <table:table-cell table:style-name="ce15" table:formula="of:=[.W31]-[.Q32]+[.S32]+[.T32]" office:value-type="currency" office:currency="USD" office:value="3978.35" calcext:value-type="currency">
            <text:p>$3,978.35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20" calcext:value-type="date">
            <text:p>05/20/20</text:p>
          </table:table-cell>
          <table:table-cell table:formula="of:=WEEKDAY([.B33])" office:value-type="date" office:date-value="1900-01-03" calcext:value-type="date">
            <text:p>Wednesday</text:p>
          </table:table-cell>
          <table:table-cell table:formula="of:=WEEKDAY([.B33])" office:value-type="float" office:value="4" calcext:value-type="float">
            <text:p>4</text:p>
          </table:table-cell>
          <table:table-cell table:formula="of:=DAY([.B33])" office:value-type="float" office:value="20" calcext:value-type="float">
            <text:p>20</text:p>
          </table:table-cell>
          <table:table-cell/>
          <table:table-cell table:formula="of:=IF([.C33] = 6;Loan;0)" office:value-type="currency" office:currency="USD" office:value="0" calcext:value-type="currency">
            <text:p>$0.00</text:p>
          </table:table-cell>
          <table:table-cell table:formula="of:=IF([.C33]=1;Groceries;0)" office:value-type="currency" office:currency="USD" office:value="0" calcext:value-type="currency">
            <text:p>$0.00</text:p>
          </table:table-cell>
          <table:table-cell table:formula="of:=IF([.C33]=6;Shopping;0)" office:value-type="currency" office:currency="USD" office:value="0" calcext:value-type="currency">
            <text:p>$0.00</text:p>
          </table:table-cell>
          <table:table-cell table:formula="of:=IF([.C33]=6;Cigarrettes;0)" office:value-type="currency" office:currency="USD" office:value="0" calcext:value-type="currency">
            <text:p>$0.00</text:p>
          </table:table-cell>
          <table:table-cell/>
          <table:table-cell table:formula="of:=IF(DAYS([.B33];DATE(20;6;1))&gt;=0;IF([.E33]=4;Car;0);0)" office:value-type="currency" office:currency="USD" office:value="0" calcext:value-type="currency">
            <text:p>$0.00</text:p>
          </table:table-cell>
          <table:table-cell table:formula="of:=IF([.E33]=3;Insurance;0)" office:value-type="currency" office:currency="USD" office:value="0" calcext:value-type="currency">
            <text:p>$0.00</text:p>
          </table:table-cell>
          <table:table-cell table:formula="of:=IF([.E33]=5;Cellphone;0)" office:value-type="currency" office:currency="USD" office:value="0" calcext:value-type="currency">
            <text:p>$0.00</text:p>
          </table:table-cell>
          <table:table-cell table:formula="of:=IF(OR(IF([.E33]=5);IF([.E33]=12));CredCards;0)" office:value-type="currency" office:currency="USD" office:value="0" calcext:value-type="currency">
            <text:p>$0.00</text:p>
          </table:table-cell>
          <table:table-cell/>
          <table:table-cell table:formula="of:=SUM([.G33:.P33])" office:value-type="currency" office:currency="USD" office:value="0" calcext:value-type="currency">
            <text:p>$0.00</text:p>
          </table:table-cell>
          <table:table-cell/>
          <table:table-cell table:formula="of:=IF(AND(IF([.E33]=1);IF([.D33]=6));900;IF(AND(IF([.E33]=2);IF([.D33]=6));900;IF([.E33]=3;IF(OR([.D33]=7;[.D3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32]-[.Q33]" office:value-type="currency" office:currency="USD" office:value="3978.35" calcext:value-type="currency">
            <text:p>$3,978.35</text:p>
          </table:table-cell>
          <table:table-cell/>
          <table:table-cell table:style-name="ce15" table:formula="of:=[.W32]-[.Q33]+[.S33]+[.T33]" office:value-type="currency" office:currency="USD" office:value="3978.35" calcext:value-type="currency">
            <text:p>$3,978.35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21" calcext:value-type="date">
            <text:p>05/21/20</text:p>
          </table:table-cell>
          <table:table-cell table:formula="of:=WEEKDAY([.B34])" office:value-type="date" office:date-value="1900-01-04" calcext:value-type="date">
            <text:p>Thursday</text:p>
          </table:table-cell>
          <table:table-cell table:formula="of:=WEEKDAY([.B34])" office:value-type="float" office:value="5" calcext:value-type="float">
            <text:p>5</text:p>
          </table:table-cell>
          <table:table-cell table:formula="of:=DAY([.B34])" office:value-type="float" office:value="21" calcext:value-type="float">
            <text:p>21</text:p>
          </table:table-cell>
          <table:table-cell/>
          <table:table-cell table:formula="of:=IF([.C34] = 6;Loan;0)" office:value-type="currency" office:currency="USD" office:value="0" calcext:value-type="currency">
            <text:p>$0.00</text:p>
          </table:table-cell>
          <table:table-cell table:formula="of:=IF([.C34]=1;Groceries;0)" office:value-type="currency" office:currency="USD" office:value="0" calcext:value-type="currency">
            <text:p>$0.00</text:p>
          </table:table-cell>
          <table:table-cell table:formula="of:=IF([.C34]=6;Shopping;0)" office:value-type="currency" office:currency="USD" office:value="0" calcext:value-type="currency">
            <text:p>$0.00</text:p>
          </table:table-cell>
          <table:table-cell table:formula="of:=IF([.C34]=6;Cigarrettes;0)" office:value-type="currency" office:currency="USD" office:value="0" calcext:value-type="currency">
            <text:p>$0.00</text:p>
          </table:table-cell>
          <table:table-cell/>
          <table:table-cell table:formula="of:=IF(DAYS([.B34];DATE(20;6;1))&gt;=0;IF([.E34]=4;Car;0);0)" office:value-type="currency" office:currency="USD" office:value="0" calcext:value-type="currency">
            <text:p>$0.00</text:p>
          </table:table-cell>
          <table:table-cell table:formula="of:=IF([.E34]=3;Insurance;0)" office:value-type="currency" office:currency="USD" office:value="0" calcext:value-type="currency">
            <text:p>$0.00</text:p>
          </table:table-cell>
          <table:table-cell table:formula="of:=IF([.E34]=5;Cellphone;0)" office:value-type="currency" office:currency="USD" office:value="0" calcext:value-type="currency">
            <text:p>$0.00</text:p>
          </table:table-cell>
          <table:table-cell table:formula="of:=IF(OR(IF([.E34]=5);IF([.E34]=12));CredCards;0)" office:value-type="currency" office:currency="USD" office:value="0" calcext:value-type="currency">
            <text:p>$0.00</text:p>
          </table:table-cell>
          <table:table-cell/>
          <table:table-cell table:formula="of:=SUM([.G34:.P34])" office:value-type="currency" office:currency="USD" office:value="0" calcext:value-type="currency">
            <text:p>$0.00</text:p>
          </table:table-cell>
          <table:table-cell/>
          <table:table-cell table:formula="of:=IF(AND(IF([.E34]=1);IF([.D34]=6));900;IF(AND(IF([.E34]=2);IF([.D34]=6));900;IF([.E34]=3;IF(OR([.D34]=7;[.D34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33]-[.Q34]" office:value-type="currency" office:currency="USD" office:value="3978.35" calcext:value-type="currency">
            <text:p>$3,978.35</text:p>
          </table:table-cell>
          <table:table-cell/>
          <table:table-cell table:style-name="ce15" table:formula="of:=[.W33]-[.Q34]+[.S34]+[.T34]" office:value-type="currency" office:currency="USD" office:value="3978.35" calcext:value-type="currency">
            <text:p>$3,978.35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22" calcext:value-type="date">
            <text:p>05/22/20</text:p>
          </table:table-cell>
          <table:table-cell table:formula="of:=WEEKDAY([.B35])" office:value-type="date" office:date-value="1900-01-05" calcext:value-type="date">
            <text:p>Friday</text:p>
          </table:table-cell>
          <table:table-cell table:formula="of:=WEEKDAY([.B35])" office:value-type="float" office:value="6" calcext:value-type="float">
            <text:p>6</text:p>
          </table:table-cell>
          <table:table-cell table:formula="of:=DAY([.B35])" office:value-type="float" office:value="22" calcext:value-type="float">
            <text:p>22</text:p>
          </table:table-cell>
          <table:table-cell/>
          <table:table-cell table:formula="of:=IF([.C35] = 6;Loan;0)" office:value-type="currency" office:currency="USD" office:value="66.17" calcext:value-type="currency">
            <text:p>$66.17</text:p>
          </table:table-cell>
          <table:table-cell table:formula="of:=IF([.C35]=1;Groceries;0)" office:value-type="currency" office:currency="USD" office:value="0" calcext:value-type="currency">
            <text:p>$0.00</text:p>
          </table:table-cell>
          <table:table-cell table:formula="of:=IF([.C35]=6;Shopping;0)" office:value-type="currency" office:currency="USD" office:value="55" calcext:value-type="currency">
            <text:p>$55.00</text:p>
          </table:table-cell>
          <table:table-cell table:formula="of:=IF([.C35]=6;Cigarrettes;0)" office:value-type="currency" office:currency="USD" office:value="55" calcext:value-type="currency">
            <text:p>$55.00</text:p>
          </table:table-cell>
          <table:table-cell/>
          <table:table-cell table:formula="of:=IF(DAYS([.B35];DATE(20;6;1))&gt;=0;IF([.E35]=4;Car;0);0)" office:value-type="currency" office:currency="USD" office:value="0" calcext:value-type="currency">
            <text:p>$0.00</text:p>
          </table:table-cell>
          <table:table-cell table:formula="of:=IF([.E35]=3;Insurance;0)" office:value-type="currency" office:currency="USD" office:value="0" calcext:value-type="currency">
            <text:p>$0.00</text:p>
          </table:table-cell>
          <table:table-cell table:formula="of:=IF([.E35]=5;Cellphone;0)" office:value-type="currency" office:currency="USD" office:value="0" calcext:value-type="currency">
            <text:p>$0.00</text:p>
          </table:table-cell>
          <table:table-cell table:formula="of:=IF(OR(IF([.E35]=5);IF([.E35]=12));CredCards;0)" office:value-type="currency" office:currency="USD" office:value="0" calcext:value-type="currency">
            <text:p>$0.00</text:p>
          </table:table-cell>
          <table:table-cell/>
          <table:table-cell table:formula="of:=SUM([.G35:.P35])" office:value-type="currency" office:currency="USD" office:value="176.17" calcext:value-type="currency">
            <text:p>$176.17</text:p>
          </table:table-cell>
          <table:table-cell/>
          <table:table-cell table:formula="of:=IF(AND(IF([.E35]=1);IF([.D35]=6));900;IF(AND(IF([.E35]=2);IF([.D35]=6));900;IF([.E35]=3;IF(OR([.D35]=7;[.D35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34]-[.Q35]" office:value-type="currency" office:currency="USD" office:value="3802.18" calcext:value-type="currency">
            <text:p>$3,802.18</text:p>
          </table:table-cell>
          <table:table-cell/>
          <table:table-cell table:style-name="ce15" table:formula="of:=[.W34]-[.Q35]+[.S35]+[.T35]" office:value-type="currency" office:currency="USD" office:value="3802.18" calcext:value-type="currency">
            <text:p>$3,802.1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23" calcext:value-type="date">
            <text:p>05/23/20</text:p>
          </table:table-cell>
          <table:table-cell table:formula="of:=WEEKDAY([.B36])" office:value-type="date" office:date-value="1900-01-06" calcext:value-type="date">
            <text:p>Saturday</text:p>
          </table:table-cell>
          <table:table-cell table:formula="of:=WEEKDAY([.B36])" office:value-type="float" office:value="7" calcext:value-type="float">
            <text:p>7</text:p>
          </table:table-cell>
          <table:table-cell table:formula="of:=DAY([.B36])" office:value-type="float" office:value="23" calcext:value-type="float">
            <text:p>23</text:p>
          </table:table-cell>
          <table:table-cell/>
          <table:table-cell table:formula="of:=IF([.C36] = 6;Loan;0)" office:value-type="currency" office:currency="USD" office:value="0" calcext:value-type="currency">
            <text:p>$0.00</text:p>
          </table:table-cell>
          <table:table-cell table:formula="of:=IF([.C36]=1;Groceries;0)" office:value-type="currency" office:currency="USD" office:value="0" calcext:value-type="currency">
            <text:p>$0.00</text:p>
          </table:table-cell>
          <table:table-cell table:formula="of:=IF([.C36]=6;Shopping;0)" office:value-type="currency" office:currency="USD" office:value="0" calcext:value-type="currency">
            <text:p>$0.00</text:p>
          </table:table-cell>
          <table:table-cell table:formula="of:=IF([.C36]=6;Cigarrettes;0)" office:value-type="currency" office:currency="USD" office:value="0" calcext:value-type="currency">
            <text:p>$0.00</text:p>
          </table:table-cell>
          <table:table-cell/>
          <table:table-cell table:formula="of:=IF(DAYS([.B36];DATE(20;6;1))&gt;=0;IF([.E36]=4;Car;0);0)" office:value-type="currency" office:currency="USD" office:value="0" calcext:value-type="currency">
            <text:p>$0.00</text:p>
          </table:table-cell>
          <table:table-cell table:formula="of:=IF([.E36]=3;Insurance;0)" office:value-type="currency" office:currency="USD" office:value="0" calcext:value-type="currency">
            <text:p>$0.00</text:p>
          </table:table-cell>
          <table:table-cell table:formula="of:=IF([.E36]=5;Cellphone;0)" office:value-type="currency" office:currency="USD" office:value="0" calcext:value-type="currency">
            <text:p>$0.00</text:p>
          </table:table-cell>
          <table:table-cell table:formula="of:=IF(OR(IF([.E36]=5);IF([.E36]=12));CredCards;0)" office:value-type="currency" office:currency="USD" office:value="0" calcext:value-type="currency">
            <text:p>$0.00</text:p>
          </table:table-cell>
          <table:table-cell/>
          <table:table-cell table:formula="of:=SUM([.G36:.P36])" office:value-type="currency" office:currency="USD" office:value="0" calcext:value-type="currency">
            <text:p>$0.00</text:p>
          </table:table-cell>
          <table:table-cell/>
          <table:table-cell table:formula="of:=IF(AND(IF([.E36]=1);IF([.D36]=6));900;IF(AND(IF([.E36]=2);IF([.D36]=6));900;IF([.E36]=3;IF(OR([.D36]=7;[.D36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35]-[.Q36]" office:value-type="currency" office:currency="USD" office:value="3802.18" calcext:value-type="currency">
            <text:p>$3,802.18</text:p>
          </table:table-cell>
          <table:table-cell/>
          <table:table-cell table:style-name="ce15" table:formula="of:=[.W35]-[.Q36]+[.S36]+[.T36]" office:value-type="currency" office:currency="USD" office:value="3802.18" calcext:value-type="currency">
            <text:p>$3,802.1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24" calcext:value-type="date">
            <text:p>05/24/20</text:p>
          </table:table-cell>
          <table:table-cell table:formula="of:=WEEKDAY([.B37])" office:value-type="date" office:date-value="1899-12-31" calcext:value-type="date">
            <text:p>Sunday</text:p>
          </table:table-cell>
          <table:table-cell table:formula="of:=WEEKDAY([.B37])" office:value-type="float" office:value="1" calcext:value-type="float">
            <text:p>1</text:p>
          </table:table-cell>
          <table:table-cell table:formula="of:=DAY([.B37])" office:value-type="float" office:value="24" calcext:value-type="float">
            <text:p>24</text:p>
          </table:table-cell>
          <table:table-cell/>
          <table:table-cell table:formula="of:=IF([.C37] = 6;Loan;0)" office:value-type="currency" office:currency="USD" office:value="0" calcext:value-type="currency">
            <text:p>$0.00</text:p>
          </table:table-cell>
          <table:table-cell table:formula="of:=IF([.C37]=1;Groceries;0)" office:value-type="currency" office:currency="USD" office:value="115" calcext:value-type="currency">
            <text:p>$115.00</text:p>
          </table:table-cell>
          <table:table-cell table:formula="of:=IF([.C37]=6;Shopping;0)" office:value-type="currency" office:currency="USD" office:value="0" calcext:value-type="currency">
            <text:p>$0.00</text:p>
          </table:table-cell>
          <table:table-cell table:formula="of:=IF([.C37]=6;Cigarrettes;0)" office:value-type="currency" office:currency="USD" office:value="0" calcext:value-type="currency">
            <text:p>$0.00</text:p>
          </table:table-cell>
          <table:table-cell/>
          <table:table-cell table:formula="of:=IF(DAYS([.B37];DATE(20;6;1))&gt;=0;IF([.E37]=4;Car;0);0)" office:value-type="currency" office:currency="USD" office:value="0" calcext:value-type="currency">
            <text:p>$0.00</text:p>
          </table:table-cell>
          <table:table-cell table:formula="of:=IF([.E37]=3;Insurance;0)" office:value-type="currency" office:currency="USD" office:value="0" calcext:value-type="currency">
            <text:p>$0.00</text:p>
          </table:table-cell>
          <table:table-cell table:formula="of:=IF([.E37]=5;Cellphone;0)" office:value-type="currency" office:currency="USD" office:value="0" calcext:value-type="currency">
            <text:p>$0.00</text:p>
          </table:table-cell>
          <table:table-cell table:formula="of:=IF(OR(IF([.E37]=5);IF([.E37]=12));CredCards;0)" office:value-type="currency" office:currency="USD" office:value="0" calcext:value-type="currency">
            <text:p>$0.00</text:p>
          </table:table-cell>
          <table:table-cell/>
          <table:table-cell table:formula="of:=SUM([.G37:.P37])" office:value-type="currency" office:currency="USD" office:value="115" calcext:value-type="currency">
            <text:p>$115.00</text:p>
          </table:table-cell>
          <table:table-cell/>
          <table:table-cell table:formula="of:=IF(AND(IF([.E37]=1);IF([.D37]=6));900;IF(AND(IF([.E37]=2);IF([.D37]=6));900;IF([.E37]=3;IF(OR([.D37]=7;[.D37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36]-[.Q37]" office:value-type="currency" office:currency="USD" office:value="3687.18" calcext:value-type="currency">
            <text:p>$3,687.18</text:p>
          </table:table-cell>
          <table:table-cell/>
          <table:table-cell table:style-name="ce15" table:formula="of:=[.W36]-[.Q37]+[.S37]+[.T37]" office:value-type="currency" office:currency="USD" office:value="3687.18" calcext:value-type="currency">
            <text:p>$3,687.1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25" calcext:value-type="date">
            <text:p>05/25/20</text:p>
          </table:table-cell>
          <table:table-cell table:formula="of:=WEEKDAY([.B38])" office:value-type="date" office:date-value="1900-01-01" calcext:value-type="date">
            <text:p>Monday</text:p>
          </table:table-cell>
          <table:table-cell table:formula="of:=WEEKDAY([.B38])" office:value-type="float" office:value="2" calcext:value-type="float">
            <text:p>2</text:p>
          </table:table-cell>
          <table:table-cell table:formula="of:=DAY([.B38])" office:value-type="float" office:value="25" calcext:value-type="float">
            <text:p>25</text:p>
          </table:table-cell>
          <table:table-cell/>
          <table:table-cell table:formula="of:=IF([.C38] = 6;Loan;0)" office:value-type="currency" office:currency="USD" office:value="0" calcext:value-type="currency">
            <text:p>$0.00</text:p>
          </table:table-cell>
          <table:table-cell table:formula="of:=IF([.C38]=1;Groceries;0)" office:value-type="currency" office:currency="USD" office:value="0" calcext:value-type="currency">
            <text:p>$0.00</text:p>
          </table:table-cell>
          <table:table-cell table:formula="of:=IF([.C38]=6;Shopping;0)" office:value-type="currency" office:currency="USD" office:value="0" calcext:value-type="currency">
            <text:p>$0.00</text:p>
          </table:table-cell>
          <table:table-cell table:formula="of:=IF([.C38]=6;Cigarrettes;0)" office:value-type="currency" office:currency="USD" office:value="0" calcext:value-type="currency">
            <text:p>$0.00</text:p>
          </table:table-cell>
          <table:table-cell/>
          <table:table-cell table:formula="of:=IF(DAYS([.B38];DATE(20;6;1))&gt;=0;IF([.E38]=4;Car;0);0)" office:value-type="currency" office:currency="USD" office:value="0" calcext:value-type="currency">
            <text:p>$0.00</text:p>
          </table:table-cell>
          <table:table-cell table:formula="of:=IF([.E38]=3;Insurance;0)" office:value-type="currency" office:currency="USD" office:value="0" calcext:value-type="currency">
            <text:p>$0.00</text:p>
          </table:table-cell>
          <table:table-cell table:formula="of:=IF([.E38]=5;Cellphone;0)" office:value-type="currency" office:currency="USD" office:value="0" calcext:value-type="currency">
            <text:p>$0.00</text:p>
          </table:table-cell>
          <table:table-cell table:formula="of:=IF(OR(IF([.E38]=5);IF([.E38]=12));CredCards;0)" office:value-type="currency" office:currency="USD" office:value="0" calcext:value-type="currency">
            <text:p>$0.00</text:p>
          </table:table-cell>
          <table:table-cell/>
          <table:table-cell table:formula="of:=SUM([.G38:.P38])" office:value-type="currency" office:currency="USD" office:value="0" calcext:value-type="currency">
            <text:p>$0.00</text:p>
          </table:table-cell>
          <table:table-cell/>
          <table:table-cell table:formula="of:=IF(AND(IF([.E38]=1);IF([.D38]=6));900;IF(AND(IF([.E38]=2);IF([.D38]=6));900;IF([.E38]=3;IF(OR([.D38]=7;[.D38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37]-[.Q38]" office:value-type="currency" office:currency="USD" office:value="3687.18" calcext:value-type="currency">
            <text:p>$3,687.18</text:p>
          </table:table-cell>
          <table:table-cell/>
          <table:table-cell table:style-name="ce15" table:formula="of:=[.W37]-[.Q38]+[.S38]+[.T38]" office:value-type="currency" office:currency="USD" office:value="3687.18" calcext:value-type="currency">
            <text:p>$3,687.1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26" calcext:value-type="date">
            <text:p>05/26/20</text:p>
          </table:table-cell>
          <table:table-cell table:formula="of:=WEEKDAY([.B39])" office:value-type="date" office:date-value="1900-01-02" calcext:value-type="date">
            <text:p>Tuesday</text:p>
          </table:table-cell>
          <table:table-cell table:formula="of:=WEEKDAY([.B39])" office:value-type="float" office:value="3" calcext:value-type="float">
            <text:p>3</text:p>
          </table:table-cell>
          <table:table-cell table:formula="of:=DAY([.B39])" office:value-type="float" office:value="26" calcext:value-type="float">
            <text:p>26</text:p>
          </table:table-cell>
          <table:table-cell/>
          <table:table-cell table:formula="of:=IF([.C39] = 6;Loan;0)" office:value-type="currency" office:currency="USD" office:value="0" calcext:value-type="currency">
            <text:p>$0.00</text:p>
          </table:table-cell>
          <table:table-cell table:formula="of:=IF([.C39]=1;Groceries;0)" office:value-type="currency" office:currency="USD" office:value="0" calcext:value-type="currency">
            <text:p>$0.00</text:p>
          </table:table-cell>
          <table:table-cell table:formula="of:=IF([.C39]=6;Shopping;0)" office:value-type="currency" office:currency="USD" office:value="0" calcext:value-type="currency">
            <text:p>$0.00</text:p>
          </table:table-cell>
          <table:table-cell table:formula="of:=IF([.C39]=6;Cigarrettes;0)" office:value-type="currency" office:currency="USD" office:value="0" calcext:value-type="currency">
            <text:p>$0.00</text:p>
          </table:table-cell>
          <table:table-cell/>
          <table:table-cell table:formula="of:=IF(DAYS([.B39];DATE(20;6;1))&gt;=0;IF([.E39]=4;Car;0);0)" office:value-type="currency" office:currency="USD" office:value="0" calcext:value-type="currency">
            <text:p>$0.00</text:p>
          </table:table-cell>
          <table:table-cell table:formula="of:=IF([.E39]=3;Insurance;0)" office:value-type="currency" office:currency="USD" office:value="0" calcext:value-type="currency">
            <text:p>$0.00</text:p>
          </table:table-cell>
          <table:table-cell table:formula="of:=IF([.E39]=5;Cellphone;0)" office:value-type="currency" office:currency="USD" office:value="0" calcext:value-type="currency">
            <text:p>$0.00</text:p>
          </table:table-cell>
          <table:table-cell table:formula="of:=IF(OR(IF([.E39]=5);IF([.E39]=12));CredCards;0)" office:value-type="currency" office:currency="USD" office:value="0" calcext:value-type="currency">
            <text:p>$0.00</text:p>
          </table:table-cell>
          <table:table-cell/>
          <table:table-cell table:formula="of:=SUM([.G39:.P39])" office:value-type="currency" office:currency="USD" office:value="0" calcext:value-type="currency">
            <text:p>$0.00</text:p>
          </table:table-cell>
          <table:table-cell/>
          <table:table-cell table:formula="of:=IF(AND(IF([.E39]=1);IF([.D39]=6));900;IF(AND(IF([.E39]=2);IF([.D39]=6));900;IF([.E39]=3;IF(OR([.D39]=7;[.D39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38]-[.Q39]" office:value-type="currency" office:currency="USD" office:value="3687.18" calcext:value-type="currency">
            <text:p>$3,687.18</text:p>
          </table:table-cell>
          <table:table-cell/>
          <table:table-cell table:style-name="ce15" table:formula="of:=[.W38]-[.Q39]+[.S39]+[.T39]" office:value-type="currency" office:currency="USD" office:value="3687.18" calcext:value-type="currency">
            <text:p>$3,687.1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27" calcext:value-type="date">
            <text:p>05/27/20</text:p>
          </table:table-cell>
          <table:table-cell table:formula="of:=WEEKDAY([.B40])" office:value-type="date" office:date-value="1900-01-03" calcext:value-type="date">
            <text:p>Wednesday</text:p>
          </table:table-cell>
          <table:table-cell table:formula="of:=WEEKDAY([.B40])" office:value-type="float" office:value="4" calcext:value-type="float">
            <text:p>4</text:p>
          </table:table-cell>
          <table:table-cell table:formula="of:=DAY([.B40])" office:value-type="float" office:value="27" calcext:value-type="float">
            <text:p>27</text:p>
          </table:table-cell>
          <table:table-cell/>
          <table:table-cell table:formula="of:=IF([.C40] = 6;Loan;0)" office:value-type="currency" office:currency="USD" office:value="0" calcext:value-type="currency">
            <text:p>$0.00</text:p>
          </table:table-cell>
          <table:table-cell table:formula="of:=IF([.C40]=1;Groceries;0)" office:value-type="currency" office:currency="USD" office:value="0" calcext:value-type="currency">
            <text:p>$0.00</text:p>
          </table:table-cell>
          <table:table-cell table:formula="of:=IF([.C40]=6;Shopping;0)" office:value-type="currency" office:currency="USD" office:value="0" calcext:value-type="currency">
            <text:p>$0.00</text:p>
          </table:table-cell>
          <table:table-cell table:formula="of:=IF([.C40]=6;Cigarrettes;0)" office:value-type="currency" office:currency="USD" office:value="0" calcext:value-type="currency">
            <text:p>$0.00</text:p>
          </table:table-cell>
          <table:table-cell/>
          <table:table-cell table:formula="of:=IF(DAYS([.B40];DATE(20;6;1))&gt;=0;IF([.E40]=4;Car;0);0)" office:value-type="currency" office:currency="USD" office:value="0" calcext:value-type="currency">
            <text:p>$0.00</text:p>
          </table:table-cell>
          <table:table-cell table:formula="of:=IF([.E40]=3;Insurance;0)" office:value-type="currency" office:currency="USD" office:value="0" calcext:value-type="currency">
            <text:p>$0.00</text:p>
          </table:table-cell>
          <table:table-cell table:formula="of:=IF([.E40]=5;Cellphone;0)" office:value-type="currency" office:currency="USD" office:value="0" calcext:value-type="currency">
            <text:p>$0.00</text:p>
          </table:table-cell>
          <table:table-cell table:formula="of:=IF(OR(IF([.E40]=5);IF([.E40]=12));CredCards;0)" office:value-type="currency" office:currency="USD" office:value="0" calcext:value-type="currency">
            <text:p>$0.00</text:p>
          </table:table-cell>
          <table:table-cell/>
          <table:table-cell table:formula="of:=SUM([.G40:.P40])" office:value-type="currency" office:currency="USD" office:value="0" calcext:value-type="currency">
            <text:p>$0.00</text:p>
          </table:table-cell>
          <table:table-cell/>
          <table:table-cell table:formula="of:=IF(AND(IF([.E40]=1);IF([.D40]=6));900;IF(AND(IF([.E40]=2);IF([.D40]=6));900;IF([.E40]=3;IF(OR([.D40]=7;[.D40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39]-[.Q40]" office:value-type="currency" office:currency="USD" office:value="3687.18" calcext:value-type="currency">
            <text:p>$3,687.18</text:p>
          </table:table-cell>
          <table:table-cell/>
          <table:table-cell table:style-name="ce15" table:formula="of:=[.W39]-[.Q40]+[.S40]+[.T40]" office:value-type="currency" office:currency="USD" office:value="3687.18" calcext:value-type="currency">
            <text:p>$3,687.1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28" calcext:value-type="date">
            <text:p>05/28/20</text:p>
          </table:table-cell>
          <table:table-cell table:formula="of:=WEEKDAY([.B41])" office:value-type="date" office:date-value="1900-01-04" calcext:value-type="date">
            <text:p>Thursday</text:p>
          </table:table-cell>
          <table:table-cell table:formula="of:=WEEKDAY([.B41])" office:value-type="float" office:value="5" calcext:value-type="float">
            <text:p>5</text:p>
          </table:table-cell>
          <table:table-cell table:formula="of:=DAY([.B41])" office:value-type="float" office:value="28" calcext:value-type="float">
            <text:p>28</text:p>
          </table:table-cell>
          <table:table-cell/>
          <table:table-cell table:formula="of:=IF([.C41] = 6;Loan;0)" office:value-type="currency" office:currency="USD" office:value="0" calcext:value-type="currency">
            <text:p>$0.00</text:p>
          </table:table-cell>
          <table:table-cell table:formula="of:=IF([.C41]=1;Groceries;0)" office:value-type="currency" office:currency="USD" office:value="0" calcext:value-type="currency">
            <text:p>$0.00</text:p>
          </table:table-cell>
          <table:table-cell table:formula="of:=IF([.C41]=6;Shopping;0)" office:value-type="currency" office:currency="USD" office:value="0" calcext:value-type="currency">
            <text:p>$0.00</text:p>
          </table:table-cell>
          <table:table-cell table:formula="of:=IF([.C41]=6;Cigarrettes;0)" office:value-type="currency" office:currency="USD" office:value="0" calcext:value-type="currency">
            <text:p>$0.00</text:p>
          </table:table-cell>
          <table:table-cell/>
          <table:table-cell table:formula="of:=IF(DAYS([.B41];DATE(20;6;1))&gt;=0;IF([.E41]=4;Car;0);0)" office:value-type="currency" office:currency="USD" office:value="0" calcext:value-type="currency">
            <text:p>$0.00</text:p>
          </table:table-cell>
          <table:table-cell table:formula="of:=IF([.E41]=3;Insurance;0)" office:value-type="currency" office:currency="USD" office:value="0" calcext:value-type="currency">
            <text:p>$0.00</text:p>
          </table:table-cell>
          <table:table-cell table:formula="of:=IF([.E41]=5;Cellphone;0)" office:value-type="currency" office:currency="USD" office:value="0" calcext:value-type="currency">
            <text:p>$0.00</text:p>
          </table:table-cell>
          <table:table-cell table:formula="of:=IF(OR(IF([.E41]=5);IF([.E41]=12));CredCards;0)" office:value-type="currency" office:currency="USD" office:value="0" calcext:value-type="currency">
            <text:p>$0.00</text:p>
          </table:table-cell>
          <table:table-cell/>
          <table:table-cell table:formula="of:=SUM([.G41:.P41])" office:value-type="currency" office:currency="USD" office:value="0" calcext:value-type="currency">
            <text:p>$0.00</text:p>
          </table:table-cell>
          <table:table-cell/>
          <table:table-cell table:formula="of:=IF(AND(IF([.E41]=1);IF([.D41]=6));900;IF(AND(IF([.E41]=2);IF([.D41]=6));900;IF([.E41]=3;IF(OR([.D41]=7;[.D41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40]-[.Q41]" office:value-type="currency" office:currency="USD" office:value="3687.18" calcext:value-type="currency">
            <text:p>$3,687.18</text:p>
          </table:table-cell>
          <table:table-cell/>
          <table:table-cell table:style-name="ce15" table:formula="of:=[.W40]-[.Q41]+[.S41]+[.T41]" office:value-type="currency" office:currency="USD" office:value="3687.18" calcext:value-type="currency">
            <text:p>$3,687.1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29" calcext:value-type="date">
            <text:p>05/29/20</text:p>
          </table:table-cell>
          <table:table-cell table:formula="of:=WEEKDAY([.B42])" office:value-type="date" office:date-value="1900-01-05" calcext:value-type="date">
            <text:p>Friday</text:p>
          </table:table-cell>
          <table:table-cell table:formula="of:=WEEKDAY([.B42])" office:value-type="float" office:value="6" calcext:value-type="float">
            <text:p>6</text:p>
          </table:table-cell>
          <table:table-cell table:formula="of:=DAY([.B42])" office:value-type="float" office:value="29" calcext:value-type="float">
            <text:p>29</text:p>
          </table:table-cell>
          <table:table-cell/>
          <table:table-cell table:formula="of:=IF([.C42] = 6;Loan;0)" office:value-type="currency" office:currency="USD" office:value="66.17" calcext:value-type="currency">
            <text:p>$66.17</text:p>
          </table:table-cell>
          <table:table-cell table:formula="of:=IF([.C42]=1;Groceries;0)" office:value-type="currency" office:currency="USD" office:value="0" calcext:value-type="currency">
            <text:p>$0.00</text:p>
          </table:table-cell>
          <table:table-cell table:formula="of:=IF([.C42]=6;Shopping;0)" office:value-type="currency" office:currency="USD" office:value="55" calcext:value-type="currency">
            <text:p>$55.00</text:p>
          </table:table-cell>
          <table:table-cell table:formula="of:=IF([.C42]=6;Cigarrettes;0)" office:value-type="currency" office:currency="USD" office:value="55" calcext:value-type="currency">
            <text:p>$55.00</text:p>
          </table:table-cell>
          <table:table-cell/>
          <table:table-cell table:formula="of:=IF(DAYS([.B42];DATE(20;6;1))&gt;=0;IF([.E42]=4;Car;0);0)" office:value-type="currency" office:currency="USD" office:value="0" calcext:value-type="currency">
            <text:p>$0.00</text:p>
          </table:table-cell>
          <table:table-cell table:formula="of:=IF([.E42]=3;Insurance;0)" office:value-type="currency" office:currency="USD" office:value="0" calcext:value-type="currency">
            <text:p>$0.00</text:p>
          </table:table-cell>
          <table:table-cell table:formula="of:=IF([.E42]=5;Cellphone;0)" office:value-type="currency" office:currency="USD" office:value="0" calcext:value-type="currency">
            <text:p>$0.00</text:p>
          </table:table-cell>
          <table:table-cell table:formula="of:=IF(OR(IF([.E42]=5);IF([.E42]=12));CredCards;0)" office:value-type="currency" office:currency="USD" office:value="0" calcext:value-type="currency">
            <text:p>$0.00</text:p>
          </table:table-cell>
          <table:table-cell/>
          <table:table-cell table:formula="of:=SUM([.G42:.P42])" office:value-type="currency" office:currency="USD" office:value="176.17" calcext:value-type="currency">
            <text:p>$176.17</text:p>
          </table:table-cell>
          <table:table-cell/>
          <table:table-cell table:formula="of:=IF(AND(IF([.E42]=1);IF([.D42]=6));900;IF(AND(IF([.E42]=2);IF([.D42]=6));900;IF([.E42]=3;IF(OR([.D42]=7;[.D42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41]-[.Q42]" office:value-type="currency" office:currency="USD" office:value="3511.01" calcext:value-type="currency">
            <text:p>$3,511.01</text:p>
          </table:table-cell>
          <table:table-cell/>
          <table:table-cell table:style-name="ce15" table:formula="of:=[.W41]-[.Q42]+[.S42]+[.T42]" office:value-type="currency" office:currency="USD" office:value="3511.01" calcext:value-type="currency">
            <text:p>$3,511.01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30" calcext:value-type="date">
            <text:p>05/30/20</text:p>
          </table:table-cell>
          <table:table-cell table:formula="of:=WEEKDAY([.B43])" office:value-type="date" office:date-value="1900-01-06" calcext:value-type="date">
            <text:p>Saturday</text:p>
          </table:table-cell>
          <table:table-cell table:formula="of:=WEEKDAY([.B43])" office:value-type="float" office:value="7" calcext:value-type="float">
            <text:p>7</text:p>
          </table:table-cell>
          <table:table-cell table:formula="of:=DAY([.B43])" office:value-type="float" office:value="30" calcext:value-type="float">
            <text:p>30</text:p>
          </table:table-cell>
          <table:table-cell/>
          <table:table-cell table:formula="of:=IF([.C43] = 6;Loan;0)" office:value-type="currency" office:currency="USD" office:value="0" calcext:value-type="currency">
            <text:p>$0.00</text:p>
          </table:table-cell>
          <table:table-cell table:formula="of:=IF([.C43]=1;Groceries;0)" office:value-type="currency" office:currency="USD" office:value="0" calcext:value-type="currency">
            <text:p>$0.00</text:p>
          </table:table-cell>
          <table:table-cell table:formula="of:=IF([.C43]=6;Shopping;0)" office:value-type="currency" office:currency="USD" office:value="0" calcext:value-type="currency">
            <text:p>$0.00</text:p>
          </table:table-cell>
          <table:table-cell table:formula="of:=IF([.C43]=6;Cigarrettes;0)" office:value-type="currency" office:currency="USD" office:value="0" calcext:value-type="currency">
            <text:p>$0.00</text:p>
          </table:table-cell>
          <table:table-cell/>
          <table:table-cell table:formula="of:=IF(DAYS([.B43];DATE(20;6;1))&gt;=0;IF([.E43]=4;Car;0);0)" office:value-type="currency" office:currency="USD" office:value="0" calcext:value-type="currency">
            <text:p>$0.00</text:p>
          </table:table-cell>
          <table:table-cell table:formula="of:=IF([.E43]=3;Insurance;0)" office:value-type="currency" office:currency="USD" office:value="0" calcext:value-type="currency">
            <text:p>$0.00</text:p>
          </table:table-cell>
          <table:table-cell table:formula="of:=IF([.E43]=5;Cellphone;0)" office:value-type="currency" office:currency="USD" office:value="0" calcext:value-type="currency">
            <text:p>$0.00</text:p>
          </table:table-cell>
          <table:table-cell table:formula="of:=IF(OR(IF([.E43]=5);IF([.E43]=12));CredCards;0)" office:value-type="currency" office:currency="USD" office:value="0" calcext:value-type="currency">
            <text:p>$0.00</text:p>
          </table:table-cell>
          <table:table-cell/>
          <table:table-cell table:formula="of:=SUM([.G43:.P43])" office:value-type="currency" office:currency="USD" office:value="0" calcext:value-type="currency">
            <text:p>$0.00</text:p>
          </table:table-cell>
          <table:table-cell/>
          <table:table-cell table:formula="of:=IF(AND(IF([.E43]=1);IF([.D43]=6));900;IF(AND(IF([.E43]=2);IF([.D43]=6));900;IF([.E43]=3;IF(OR([.D43]=7;[.D4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42]-[.Q43]" office:value-type="currency" office:currency="USD" office:value="3511.01" calcext:value-type="currency">
            <text:p>$3,511.01</text:p>
          </table:table-cell>
          <table:table-cell/>
          <table:table-cell table:style-name="ce15" table:formula="of:=[.W42]-[.Q43]+[.S43]+[.T43]" office:value-type="currency" office:currency="USD" office:value="3511.01" calcext:value-type="currency">
            <text:p>$3,511.01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5-31" calcext:value-type="date">
            <text:p>05/31/20</text:p>
          </table:table-cell>
          <table:table-cell table:formula="of:=WEEKDAY([.B44])" office:value-type="date" office:date-value="1899-12-31" calcext:value-type="date">
            <text:p>Sunday</text:p>
          </table:table-cell>
          <table:table-cell table:formula="of:=WEEKDAY([.B44])" office:value-type="float" office:value="1" calcext:value-type="float">
            <text:p>1</text:p>
          </table:table-cell>
          <table:table-cell table:formula="of:=DAY([.B44])" office:value-type="float" office:value="31" calcext:value-type="float">
            <text:p>31</text:p>
          </table:table-cell>
          <table:table-cell/>
          <table:table-cell table:formula="of:=IF([.C44] = 6;Loan;0)" office:value-type="currency" office:currency="USD" office:value="0" calcext:value-type="currency">
            <text:p>$0.00</text:p>
          </table:table-cell>
          <table:table-cell table:formula="of:=IF([.C44]=1;Groceries;0)" office:value-type="currency" office:currency="USD" office:value="115" calcext:value-type="currency">
            <text:p>$115.00</text:p>
          </table:table-cell>
          <table:table-cell table:formula="of:=IF([.C44]=6;Shopping;0)" office:value-type="currency" office:currency="USD" office:value="0" calcext:value-type="currency">
            <text:p>$0.00</text:p>
          </table:table-cell>
          <table:table-cell table:formula="of:=IF([.C44]=6;Cigarrettes;0)" office:value-type="currency" office:currency="USD" office:value="0" calcext:value-type="currency">
            <text:p>$0.00</text:p>
          </table:table-cell>
          <table:table-cell/>
          <table:table-cell table:formula="of:=IF(DAYS([.B44];DATE(20;6;1))&gt;=0;IF([.E44]=4;Car;0);0)" office:value-type="currency" office:currency="USD" office:value="0" calcext:value-type="currency">
            <text:p>$0.00</text:p>
          </table:table-cell>
          <table:table-cell table:formula="of:=IF([.E44]=3;Insurance;0)" office:value-type="currency" office:currency="USD" office:value="0" calcext:value-type="currency">
            <text:p>$0.00</text:p>
          </table:table-cell>
          <table:table-cell table:formula="of:=IF([.E44]=5;Cellphone;0)" office:value-type="currency" office:currency="USD" office:value="0" calcext:value-type="currency">
            <text:p>$0.00</text:p>
          </table:table-cell>
          <table:table-cell table:formula="of:=IF(OR(IF([.E44]=5);IF([.E44]=12));CredCards;0)" office:value-type="currency" office:currency="USD" office:value="0" calcext:value-type="currency">
            <text:p>$0.00</text:p>
          </table:table-cell>
          <table:table-cell/>
          <table:table-cell table:formula="of:=SUM([.G44:.P44])" office:value-type="currency" office:currency="USD" office:value="115" calcext:value-type="currency">
            <text:p>$115.00</text:p>
          </table:table-cell>
          <table:table-cell/>
          <table:table-cell table:formula="of:=IF(AND(IF([.E44]=1);IF([.D44]=6));900;IF(AND(IF([.E44]=2);IF([.D44]=6));900;IF([.E44]=3;IF(OR([.D44]=7;[.D44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43]-[.Q44]" office:value-type="currency" office:currency="USD" office:value="3396.01" calcext:value-type="currency">
            <text:p>$3,396.01</text:p>
          </table:table-cell>
          <table:table-cell/>
          <table:table-cell table:style-name="ce15" table:formula="of:=[.W43]-[.Q44]+[.S44]+[.T44]" office:value-type="currency" office:currency="USD" office:value="3396.01" calcext:value-type="currency">
            <text:p>$3,396.01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01" calcext:value-type="date">
            <text:p>06/01/20</text:p>
          </table:table-cell>
          <table:table-cell table:formula="of:=WEEKDAY([.B45])" office:value-type="date" office:date-value="1900-01-01" calcext:value-type="date">
            <text:p>Monday</text:p>
          </table:table-cell>
          <table:table-cell table:formula="of:=WEEKDAY([.B45])" office:value-type="float" office:value="2" calcext:value-type="float">
            <text:p>2</text:p>
          </table:table-cell>
          <table:table-cell table:formula="of:=DAY([.B45])" office:value-type="float" office:value="1" calcext:value-type="float">
            <text:p>1</text:p>
          </table:table-cell>
          <table:table-cell/>
          <table:table-cell table:formula="of:=IF([.C45] = 6;Loan;0)" office:value-type="currency" office:currency="USD" office:value="0" calcext:value-type="currency">
            <text:p>$0.00</text:p>
          </table:table-cell>
          <table:table-cell table:formula="of:=IF([.C45]=1;Groceries;0)" office:value-type="currency" office:currency="USD" office:value="0" calcext:value-type="currency">
            <text:p>$0.00</text:p>
          </table:table-cell>
          <table:table-cell table:formula="of:=IF([.C45]=6;Shopping;0)" office:value-type="currency" office:currency="USD" office:value="0" calcext:value-type="currency">
            <text:p>$0.00</text:p>
          </table:table-cell>
          <table:table-cell table:formula="of:=IF([.C45]=6;Cigarrettes;0)" office:value-type="currency" office:currency="USD" office:value="0" calcext:value-type="currency">
            <text:p>$0.00</text:p>
          </table:table-cell>
          <table:table-cell/>
          <table:table-cell table:formula="of:=IF(DAYS([.B45];DATE(20;6;1))&gt;=0;IF([.E45]=4;Car;0);0)" office:value-type="currency" office:currency="USD" office:value="0" calcext:value-type="currency">
            <text:p>$0.00</text:p>
          </table:table-cell>
          <table:table-cell table:formula="of:=IF([.E45]=3;Insurance;0)" office:value-type="currency" office:currency="USD" office:value="0" calcext:value-type="currency">
            <text:p>$0.00</text:p>
          </table:table-cell>
          <table:table-cell table:formula="of:=IF([.E45]=5;Cellphone;0)" office:value-type="currency" office:currency="USD" office:value="0" calcext:value-type="currency">
            <text:p>$0.00</text:p>
          </table:table-cell>
          <table:table-cell table:formula="of:=IF(OR(IF([.E45]=5);IF([.E45]=12));CredCards;0)" office:value-type="currency" office:currency="USD" office:value="0" calcext:value-type="currency">
            <text:p>$0.00</text:p>
          </table:table-cell>
          <table:table-cell/>
          <table:table-cell table:formula="of:=SUM([.G45:.P45])" office:value-type="currency" office:currency="USD" office:value="0" calcext:value-type="currency">
            <text:p>$0.00</text:p>
          </table:table-cell>
          <table:table-cell/>
          <table:table-cell table:formula="of:=IF(AND(IF([.E45]=1);IF([.D45]=6));900;IF(AND(IF([.E45]=2);IF([.D45]=6));900;IF([.E45]=3;IF(OR([.D45]=7;[.D45]=1);0;900);0)))" office:value-type="currency" office:currency="USD" office:value="0" calcext:value-type="currency">
            <text:p>$0.00</text:p>
          </table:table-cell>
          <table:table-cell office:value-type="currency" office:currency="USD" office:value="2100" calcext:value-type="currency">
            <text:p>$2,100.00</text:p>
          </table:table-cell>
          <table:table-cell table:style-name="ce15" table:formula="of:=[.W44]-[.Q45]" office:value-type="currency" office:currency="USD" office:value="3396.01" calcext:value-type="currency">
            <text:p>$3,396.01</text:p>
          </table:table-cell>
          <table:table-cell/>
          <table:table-cell table:style-name="ce15" table:formula="of:=[.W44]-[.Q45]+[.S45]+[.T45]" office:value-type="currency" office:currency="USD" office:value="5496.01" calcext:value-type="currency">
            <text:p>$5,496.01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02" calcext:value-type="date">
            <text:p>06/02/20</text:p>
          </table:table-cell>
          <table:table-cell table:formula="of:=WEEKDAY([.B46])" office:value-type="date" office:date-value="1900-01-02" calcext:value-type="date">
            <text:p>Tuesday</text:p>
          </table:table-cell>
          <table:table-cell table:formula="of:=WEEKDAY([.B46])" office:value-type="float" office:value="3" calcext:value-type="float">
            <text:p>3</text:p>
          </table:table-cell>
          <table:table-cell table:formula="of:=DAY([.B46])" office:value-type="float" office:value="2" calcext:value-type="float">
            <text:p>2</text:p>
          </table:table-cell>
          <table:table-cell/>
          <table:table-cell table:formula="of:=IF([.C46] = 6;Loan;0)" office:value-type="currency" office:currency="USD" office:value="0" calcext:value-type="currency">
            <text:p>$0.00</text:p>
          </table:table-cell>
          <table:table-cell table:formula="of:=IF([.C46]=1;Groceries;0)" office:value-type="currency" office:currency="USD" office:value="0" calcext:value-type="currency">
            <text:p>$0.00</text:p>
          </table:table-cell>
          <table:table-cell table:formula="of:=IF([.C46]=6;Shopping;0)" office:value-type="currency" office:currency="USD" office:value="0" calcext:value-type="currency">
            <text:p>$0.00</text:p>
          </table:table-cell>
          <table:table-cell table:formula="of:=IF([.C46]=6;Cigarrettes;0)" office:value-type="currency" office:currency="USD" office:value="0" calcext:value-type="currency">
            <text:p>$0.00</text:p>
          </table:table-cell>
          <table:table-cell/>
          <table:table-cell table:formula="of:=IF(DAYS([.B46];DATE(20;6;1))&gt;=0;IF([.E46]=4;Car;0);0)" office:value-type="currency" office:currency="USD" office:value="0" calcext:value-type="currency">
            <text:p>$0.00</text:p>
          </table:table-cell>
          <table:table-cell table:formula="of:=IF([.E46]=3;Insurance;0)" office:value-type="currency" office:currency="USD" office:value="0" calcext:value-type="currency">
            <text:p>$0.00</text:p>
          </table:table-cell>
          <table:table-cell table:formula="of:=IF([.E46]=5;Cellphone;0)" office:value-type="currency" office:currency="USD" office:value="0" calcext:value-type="currency">
            <text:p>$0.00</text:p>
          </table:table-cell>
          <table:table-cell table:formula="of:=IF(OR(IF([.E46]=5);IF([.E46]=12));CredCards;0)" office:value-type="currency" office:currency="USD" office:value="0" calcext:value-type="currency">
            <text:p>$0.00</text:p>
          </table:table-cell>
          <table:table-cell/>
          <table:table-cell table:formula="of:=SUM([.G46:.P46])" office:value-type="currency" office:currency="USD" office:value="0" calcext:value-type="currency">
            <text:p>$0.00</text:p>
          </table:table-cell>
          <table:table-cell/>
          <table:table-cell table:formula="of:=IF(AND(IF([.E46]=1);IF([.D46]=6));900;IF(AND(IF([.E46]=2);IF([.D46]=6));900;IF([.E46]=3;IF(OR([.D46]=7;[.D46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45]-[.Q46]" office:value-type="currency" office:currency="USD" office:value="5496.01" calcext:value-type="currency">
            <text:p>$5,496.01</text:p>
          </table:table-cell>
          <table:table-cell/>
          <table:table-cell table:style-name="ce15" table:formula="of:=[.W45]-[.Q46]+[.S46]+[.T46]" office:value-type="currency" office:currency="USD" office:value="5496.01" calcext:value-type="currency">
            <text:p>$5,496.01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03" calcext:value-type="date">
            <text:p>06/03/20</text:p>
          </table:table-cell>
          <table:table-cell table:formula="of:=WEEKDAY([.B47])" office:value-type="date" office:date-value="1900-01-03" calcext:value-type="date">
            <text:p>Wednesday</text:p>
          </table:table-cell>
          <table:table-cell table:formula="of:=WEEKDAY([.B47])" office:value-type="float" office:value="4" calcext:value-type="float">
            <text:p>4</text:p>
          </table:table-cell>
          <table:table-cell table:formula="of:=DAY([.B47])" office:value-type="float" office:value="3" calcext:value-type="float">
            <text:p>3</text:p>
          </table:table-cell>
          <table:table-cell/>
          <table:table-cell table:formula="of:=IF([.C47] = 6;Loan;0)" office:value-type="currency" office:currency="USD" office:value="0" calcext:value-type="currency">
            <text:p>$0.00</text:p>
          </table:table-cell>
          <table:table-cell table:formula="of:=IF([.C47]=1;Groceries;0)" office:value-type="currency" office:currency="USD" office:value="0" calcext:value-type="currency">
            <text:p>$0.00</text:p>
          </table:table-cell>
          <table:table-cell table:formula="of:=IF([.C47]=6;Shopping;0)" office:value-type="currency" office:currency="USD" office:value="0" calcext:value-type="currency">
            <text:p>$0.00</text:p>
          </table:table-cell>
          <table:table-cell table:formula="of:=IF([.C47]=6;Cigarrettes;0)" office:value-type="currency" office:currency="USD" office:value="0" calcext:value-type="currency">
            <text:p>$0.00</text:p>
          </table:table-cell>
          <table:table-cell/>
          <table:table-cell table:formula="of:=IF(DAYS([.B47];DATE(20;6;1))&gt;=0;IF([.E47]=4;Car;0);0)" office:value-type="currency" office:currency="USD" office:value="0" calcext:value-type="currency">
            <text:p>$0.00</text:p>
          </table:table-cell>
          <table:table-cell table:formula="of:=IF([.E47]=3;Insurance;0)" office:value-type="currency" office:currency="USD" office:value="210" calcext:value-type="currency">
            <text:p>$210.00</text:p>
          </table:table-cell>
          <table:table-cell table:formula="of:=IF([.E47]=5;Cellphone;0)" office:value-type="currency" office:currency="USD" office:value="0" calcext:value-type="currency">
            <text:p>$0.00</text:p>
          </table:table-cell>
          <table:table-cell table:formula="of:=IF(OR(IF([.E47]=5);IF([.E47]=12));CredCards;0)" office:value-type="currency" office:currency="USD" office:value="0" calcext:value-type="currency">
            <text:p>$0.00</text:p>
          </table:table-cell>
          <table:table-cell/>
          <table:table-cell table:formula="of:=SUM([.G47:.P47])" office:value-type="currency" office:currency="USD" office:value="210" calcext:value-type="currency">
            <text:p>$210.00</text:p>
          </table:table-cell>
          <table:table-cell/>
          <table:table-cell table:formula="of:=IF(AND(IF([.E47]=1);IF([.D47]=6));900;IF(AND(IF([.E47]=2);IF([.D47]=6));900;IF([.E47]=3;IF(OR([.D47]=7;[.D47]=1);0;900);0)))" office:value-type="currency" office:currency="USD" office:value="900" calcext:value-type="currency">
            <text:p>$900.00</text:p>
          </table:table-cell>
          <table:table-cell/>
          <table:table-cell table:style-name="ce15" table:formula="of:=[.W46]-[.Q47]" office:value-type="currency" office:currency="USD" office:value="5286.01" calcext:value-type="currency">
            <text:p>$5,286.01</text:p>
          </table:table-cell>
          <table:table-cell/>
          <table:table-cell table:style-name="ce15" table:formula="of:=[.W46]-[.Q47]+[.S47]+[.T47]" office:value-type="currency" office:currency="USD" office:value="6186.01" calcext:value-type="currency">
            <text:p>$6,186.01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04" calcext:value-type="date">
            <text:p>06/04/20</text:p>
          </table:table-cell>
          <table:table-cell table:formula="of:=WEEKDAY([.B48])" office:value-type="date" office:date-value="1900-01-04" calcext:value-type="date">
            <text:p>Thursday</text:p>
          </table:table-cell>
          <table:table-cell table:formula="of:=WEEKDAY([.B48])" office:value-type="float" office:value="5" calcext:value-type="float">
            <text:p>5</text:p>
          </table:table-cell>
          <table:table-cell table:formula="of:=DAY([.B48])" office:value-type="float" office:value="4" calcext:value-type="float">
            <text:p>4</text:p>
          </table:table-cell>
          <table:table-cell/>
          <table:table-cell table:formula="of:=IF([.C48] = 6;Loan;0)" office:value-type="currency" office:currency="USD" office:value="0" calcext:value-type="currency">
            <text:p>$0.00</text:p>
          </table:table-cell>
          <table:table-cell table:formula="of:=IF([.C48]=1;Groceries;0)" office:value-type="currency" office:currency="USD" office:value="0" calcext:value-type="currency">
            <text:p>$0.00</text:p>
          </table:table-cell>
          <table:table-cell table:formula="of:=IF([.C48]=6;Shopping;0)" office:value-type="currency" office:currency="USD" office:value="0" calcext:value-type="currency">
            <text:p>$0.00</text:p>
          </table:table-cell>
          <table:table-cell table:formula="of:=IF([.C48]=6;Cigarrettes;0)" office:value-type="currency" office:currency="USD" office:value="0" calcext:value-type="currency">
            <text:p>$0.00</text:p>
          </table:table-cell>
          <table:table-cell/>
          <table:table-cell table:formula="of:=IF(DAYS([.B48];DATE(20;6;1))&gt;=0;IF([.E48]=4;Car;0);0)" office:value-type="currency" office:currency="USD" office:value="503.14" calcext:value-type="currency">
            <text:p>$503.14</text:p>
          </table:table-cell>
          <table:table-cell table:formula="of:=IF([.E48]=3;Insurance;0)" office:value-type="currency" office:currency="USD" office:value="0" calcext:value-type="currency">
            <text:p>$0.00</text:p>
          </table:table-cell>
          <table:table-cell table:formula="of:=IF([.E48]=5;Cellphone;0)" office:value-type="currency" office:currency="USD" office:value="0" calcext:value-type="currency">
            <text:p>$0.00</text:p>
          </table:table-cell>
          <table:table-cell table:formula="of:=IF(OR(IF([.E48]=5);IF([.E48]=12));CredCards;0)" office:value-type="currency" office:currency="USD" office:value="0" calcext:value-type="currency">
            <text:p>$0.00</text:p>
          </table:table-cell>
          <table:table-cell/>
          <table:table-cell table:formula="of:=SUM([.G48:.P48])" office:value-type="currency" office:currency="USD" office:value="503.14" calcext:value-type="currency">
            <text:p>$503.14</text:p>
          </table:table-cell>
          <table:table-cell/>
          <table:table-cell table:formula="of:=IF(AND(IF([.E48]=1);IF([.D48]=6));900;IF(AND(IF([.E48]=2);IF([.D48]=6));900;IF([.E48]=3;IF(OR([.D48]=7;[.D48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47]-[.Q48]" office:value-type="currency" office:currency="USD" office:value="5682.87" calcext:value-type="currency">
            <text:p>$5,682.87</text:p>
          </table:table-cell>
          <table:table-cell/>
          <table:table-cell table:style-name="ce15" table:formula="of:=[.W47]-[.Q48]+[.S48]+[.T48]" office:value-type="currency" office:currency="USD" office:value="5682.87" calcext:value-type="currency">
            <text:p>$5,682.87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05" calcext:value-type="date">
            <text:p>06/05/20</text:p>
          </table:table-cell>
          <table:table-cell table:formula="of:=WEEKDAY([.B49])" office:value-type="date" office:date-value="1900-01-05" calcext:value-type="date">
            <text:p>Friday</text:p>
          </table:table-cell>
          <table:table-cell table:formula="of:=WEEKDAY([.B49])" office:value-type="float" office:value="6" calcext:value-type="float">
            <text:p>6</text:p>
          </table:table-cell>
          <table:table-cell table:formula="of:=DAY([.B49])" office:value-type="float" office:value="5" calcext:value-type="float">
            <text:p>5</text:p>
          </table:table-cell>
          <table:table-cell/>
          <table:table-cell table:formula="of:=IF([.C49] = 6;Loan;0)" office:value-type="currency" office:currency="USD" office:value="66.17" calcext:value-type="currency">
            <text:p>$66.17</text:p>
          </table:table-cell>
          <table:table-cell table:formula="of:=IF([.C49]=1;Groceries;0)" office:value-type="currency" office:currency="USD" office:value="0" calcext:value-type="currency">
            <text:p>$0.00</text:p>
          </table:table-cell>
          <table:table-cell table:formula="of:=IF([.C49]=6;Shopping;0)" office:value-type="currency" office:currency="USD" office:value="55" calcext:value-type="currency">
            <text:p>$55.00</text:p>
          </table:table-cell>
          <table:table-cell table:formula="of:=IF([.C49]=6;Cigarrettes;0)" office:value-type="currency" office:currency="USD" office:value="55" calcext:value-type="currency">
            <text:p>$55.00</text:p>
          </table:table-cell>
          <table:table-cell/>
          <table:table-cell table:formula="of:=IF(DAYS([.B49];DATE(20;6;1))&gt;=0;IF([.E49]=4;Car;0);0)" office:value-type="currency" office:currency="USD" office:value="0" calcext:value-type="currency">
            <text:p>$0.00</text:p>
          </table:table-cell>
          <table:table-cell table:formula="of:=IF([.E49]=3;Insurance;0)" office:value-type="currency" office:currency="USD" office:value="0" calcext:value-type="currency">
            <text:p>$0.00</text:p>
          </table:table-cell>
          <table:table-cell table:formula="of:=IF([.E49]=5;Cellphone;0)" office:value-type="currency" office:currency="USD" office:value="230" calcext:value-type="currency">
            <text:p>$230.00</text:p>
          </table:table-cell>
          <table:table-cell table:formula="of:=IF(OR(IF([.E49]=5);IF([.E49]=12));CredCards;0)" office:value-type="currency" office:currency="USD" office:value="60" calcext:value-type="currency">
            <text:p>$60.00</text:p>
          </table:table-cell>
          <table:table-cell/>
          <table:table-cell table:formula="of:=SUM([.G49:.P49])" office:value-type="currency" office:currency="USD" office:value="466.17" calcext:value-type="currency">
            <text:p>$466.17</text:p>
          </table:table-cell>
          <table:table-cell/>
          <table:table-cell table:formula="of:=IF(AND(IF([.E49]=1);IF([.D49]=6));900;IF(AND(IF([.E49]=2);IF([.D49]=6));900;IF([.E49]=3;IF(OR([.D49]=7;[.D49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48]-[.Q49]" office:value-type="currency" office:currency="USD" office:value="5216.7" calcext:value-type="currency">
            <text:p>$5,216.70</text:p>
          </table:table-cell>
          <table:table-cell/>
          <table:table-cell table:style-name="ce15" table:formula="of:=[.W48]-[.Q49]+[.S49]+[.T49]" office:value-type="currency" office:currency="USD" office:value="5216.7" calcext:value-type="currency">
            <text:p>$5,216.7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06" calcext:value-type="date">
            <text:p>06/06/20</text:p>
          </table:table-cell>
          <table:table-cell table:formula="of:=WEEKDAY([.B50])" office:value-type="date" office:date-value="1900-01-06" calcext:value-type="date">
            <text:p>Saturday</text:p>
          </table:table-cell>
          <table:table-cell table:formula="of:=WEEKDAY([.B50])" office:value-type="float" office:value="7" calcext:value-type="float">
            <text:p>7</text:p>
          </table:table-cell>
          <table:table-cell table:formula="of:=DAY([.B50])" office:value-type="float" office:value="6" calcext:value-type="float">
            <text:p>6</text:p>
          </table:table-cell>
          <table:table-cell/>
          <table:table-cell table:formula="of:=IF([.C50] = 6;Loan;0)" office:value-type="currency" office:currency="USD" office:value="0" calcext:value-type="currency">
            <text:p>$0.00</text:p>
          </table:table-cell>
          <table:table-cell table:formula="of:=IF([.C50]=1;Groceries;0)" office:value-type="currency" office:currency="USD" office:value="0" calcext:value-type="currency">
            <text:p>$0.00</text:p>
          </table:table-cell>
          <table:table-cell table:formula="of:=IF([.C50]=6;Shopping;0)" office:value-type="currency" office:currency="USD" office:value="0" calcext:value-type="currency">
            <text:p>$0.00</text:p>
          </table:table-cell>
          <table:table-cell table:formula="of:=IF([.C50]=6;Cigarrettes;0)" office:value-type="currency" office:currency="USD" office:value="0" calcext:value-type="currency">
            <text:p>$0.00</text:p>
          </table:table-cell>
          <table:table-cell/>
          <table:table-cell table:formula="of:=IF(DAYS([.B50];DATE(20;6;1))&gt;=0;IF([.E50]=4;Car;0);0)" office:value-type="currency" office:currency="USD" office:value="0" calcext:value-type="currency">
            <text:p>$0.00</text:p>
          </table:table-cell>
          <table:table-cell table:formula="of:=IF([.E50]=3;Insurance;0)" office:value-type="currency" office:currency="USD" office:value="0" calcext:value-type="currency">
            <text:p>$0.00</text:p>
          </table:table-cell>
          <table:table-cell table:formula="of:=IF([.E50]=5;Cellphone;0)" office:value-type="currency" office:currency="USD" office:value="0" calcext:value-type="currency">
            <text:p>$0.00</text:p>
          </table:table-cell>
          <table:table-cell table:formula="of:=IF(OR(IF([.E50]=5);IF([.E50]=12));CredCards;0)" office:value-type="currency" office:currency="USD" office:value="0" calcext:value-type="currency">
            <text:p>$0.00</text:p>
          </table:table-cell>
          <table:table-cell/>
          <table:table-cell table:formula="of:=SUM([.G50:.P50])" office:value-type="currency" office:currency="USD" office:value="0" calcext:value-type="currency">
            <text:p>$0.00</text:p>
          </table:table-cell>
          <table:table-cell/>
          <table:table-cell table:formula="of:=IF(AND(IF([.E50]=1);IF([.D50]=6));900;IF(AND(IF([.E50]=2);IF([.D50]=6));900;IF([.E50]=3;IF(OR([.D50]=7;[.D50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49]-[.Q50]" office:value-type="currency" office:currency="USD" office:value="5216.7" calcext:value-type="currency">
            <text:p>$5,216.70</text:p>
          </table:table-cell>
          <table:table-cell/>
          <table:table-cell table:style-name="ce15" table:formula="of:=[.W49]-[.Q50]+[.S50]+[.T50]" office:value-type="currency" office:currency="USD" office:value="5216.7" calcext:value-type="currency">
            <text:p>$5,216.7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07" calcext:value-type="date">
            <text:p>06/07/20</text:p>
          </table:table-cell>
          <table:table-cell table:formula="of:=WEEKDAY([.B51])" office:value-type="date" office:date-value="1899-12-31" calcext:value-type="date">
            <text:p>Sunday</text:p>
          </table:table-cell>
          <table:table-cell table:formula="of:=WEEKDAY([.B51])" office:value-type="float" office:value="1" calcext:value-type="float">
            <text:p>1</text:p>
          </table:table-cell>
          <table:table-cell table:formula="of:=DAY([.B51])" office:value-type="float" office:value="7" calcext:value-type="float">
            <text:p>7</text:p>
          </table:table-cell>
          <table:table-cell/>
          <table:table-cell table:formula="of:=IF([.C51] = 6;Loan;0)" office:value-type="currency" office:currency="USD" office:value="0" calcext:value-type="currency">
            <text:p>$0.00</text:p>
          </table:table-cell>
          <table:table-cell table:formula="of:=IF([.C51]=1;Groceries;0)" office:value-type="currency" office:currency="USD" office:value="115" calcext:value-type="currency">
            <text:p>$115.00</text:p>
          </table:table-cell>
          <table:table-cell table:formula="of:=IF([.C51]=6;Shopping;0)" office:value-type="currency" office:currency="USD" office:value="0" calcext:value-type="currency">
            <text:p>$0.00</text:p>
          </table:table-cell>
          <table:table-cell table:formula="of:=IF([.C51]=6;Cigarrettes;0)" office:value-type="currency" office:currency="USD" office:value="0" calcext:value-type="currency">
            <text:p>$0.00</text:p>
          </table:table-cell>
          <table:table-cell/>
          <table:table-cell table:formula="of:=IF(DAYS([.B51];DATE(20;6;1))&gt;=0;IF([.E51]=4;Car;0);0)" office:value-type="currency" office:currency="USD" office:value="0" calcext:value-type="currency">
            <text:p>$0.00</text:p>
          </table:table-cell>
          <table:table-cell table:formula="of:=IF([.E51]=3;Insurance;0)" office:value-type="currency" office:currency="USD" office:value="0" calcext:value-type="currency">
            <text:p>$0.00</text:p>
          </table:table-cell>
          <table:table-cell table:formula="of:=IF([.E51]=5;Cellphone;0)" office:value-type="currency" office:currency="USD" office:value="0" calcext:value-type="currency">
            <text:p>$0.00</text:p>
          </table:table-cell>
          <table:table-cell table:formula="of:=IF(OR(IF([.E51]=5);IF([.E51]=12));CredCards;0)" office:value-type="currency" office:currency="USD" office:value="0" calcext:value-type="currency">
            <text:p>$0.00</text:p>
          </table:table-cell>
          <table:table-cell/>
          <table:table-cell table:formula="of:=SUM([.G51:.P51])" office:value-type="currency" office:currency="USD" office:value="115" calcext:value-type="currency">
            <text:p>$115.00</text:p>
          </table:table-cell>
          <table:table-cell/>
          <table:table-cell table:formula="of:=IF(AND(IF([.E51]=1);IF([.D51]=6));900;IF(AND(IF([.E51]=2);IF([.D51]=6));900;IF([.E51]=3;IF(OR([.D51]=7;[.D51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50]-[.Q51]" office:value-type="currency" office:currency="USD" office:value="5101.7" calcext:value-type="currency">
            <text:p>$5,101.70</text:p>
          </table:table-cell>
          <table:table-cell/>
          <table:table-cell table:style-name="ce15" table:formula="of:=[.W50]-[.Q51]+[.S51]+[.T51]" office:value-type="currency" office:currency="USD" office:value="5101.7" calcext:value-type="currency">
            <text:p>$5,101.7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08" calcext:value-type="date">
            <text:p>06/08/20</text:p>
          </table:table-cell>
          <table:table-cell table:formula="of:=WEEKDAY([.B52])" office:value-type="date" office:date-value="1900-01-01" calcext:value-type="date">
            <text:p>Monday</text:p>
          </table:table-cell>
          <table:table-cell table:formula="of:=WEEKDAY([.B52])" office:value-type="float" office:value="2" calcext:value-type="float">
            <text:p>2</text:p>
          </table:table-cell>
          <table:table-cell table:formula="of:=DAY([.B52])" office:value-type="float" office:value="8" calcext:value-type="float">
            <text:p>8</text:p>
          </table:table-cell>
          <table:table-cell/>
          <table:table-cell table:formula="of:=IF([.C52] = 6;Loan;0)" office:value-type="currency" office:currency="USD" office:value="0" calcext:value-type="currency">
            <text:p>$0.00</text:p>
          </table:table-cell>
          <table:table-cell table:formula="of:=IF([.C52]=1;Groceries;0)" office:value-type="currency" office:currency="USD" office:value="0" calcext:value-type="currency">
            <text:p>$0.00</text:p>
          </table:table-cell>
          <table:table-cell table:formula="of:=IF([.C52]=6;Shopping;0)" office:value-type="currency" office:currency="USD" office:value="0" calcext:value-type="currency">
            <text:p>$0.00</text:p>
          </table:table-cell>
          <table:table-cell table:formula="of:=IF([.C52]=6;Cigarrettes;0)" office:value-type="currency" office:currency="USD" office:value="0" calcext:value-type="currency">
            <text:p>$0.00</text:p>
          </table:table-cell>
          <table:table-cell/>
          <table:table-cell table:formula="of:=IF(DAYS([.B52];DATE(20;6;1))&gt;=0;IF([.E52]=4;Car;0);0)" office:value-type="currency" office:currency="USD" office:value="0" calcext:value-type="currency">
            <text:p>$0.00</text:p>
          </table:table-cell>
          <table:table-cell table:formula="of:=IF([.E52]=3;Insurance;0)" office:value-type="currency" office:currency="USD" office:value="0" calcext:value-type="currency">
            <text:p>$0.00</text:p>
          </table:table-cell>
          <table:table-cell table:formula="of:=IF([.E52]=5;Cellphone;0)" office:value-type="currency" office:currency="USD" office:value="0" calcext:value-type="currency">
            <text:p>$0.00</text:p>
          </table:table-cell>
          <table:table-cell table:formula="of:=IF(OR(IF([.E52]=5);IF([.E52]=12));CredCards;0)" office:value-type="currency" office:currency="USD" office:value="0" calcext:value-type="currency">
            <text:p>$0.00</text:p>
          </table:table-cell>
          <table:table-cell/>
          <table:table-cell table:formula="of:=SUM([.G52:.P52])" office:value-type="currency" office:currency="USD" office:value="0" calcext:value-type="currency">
            <text:p>$0.00</text:p>
          </table:table-cell>
          <table:table-cell/>
          <table:table-cell table:formula="of:=IF(AND(IF([.E52]=1);IF([.D52]=6));900;IF(AND(IF([.E52]=2);IF([.D52]=6));900;IF([.E52]=3;IF(OR([.D52]=7;[.D52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51]-[.Q52]" office:value-type="currency" office:currency="USD" office:value="5101.7" calcext:value-type="currency">
            <text:p>$5,101.70</text:p>
          </table:table-cell>
          <table:table-cell/>
          <table:table-cell table:style-name="ce15" table:formula="of:=[.W51]-[.Q52]+[.S52]+[.T52]" office:value-type="currency" office:currency="USD" office:value="5101.7" calcext:value-type="currency">
            <text:p>$5,101.7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09" calcext:value-type="date">
            <text:p>06/09/20</text:p>
          </table:table-cell>
          <table:table-cell table:formula="of:=WEEKDAY([.B53])" office:value-type="date" office:date-value="1900-01-02" calcext:value-type="date">
            <text:p>Tuesday</text:p>
          </table:table-cell>
          <table:table-cell table:formula="of:=WEEKDAY([.B53])" office:value-type="float" office:value="3" calcext:value-type="float">
            <text:p>3</text:p>
          </table:table-cell>
          <table:table-cell table:formula="of:=DAY([.B53])" office:value-type="float" office:value="9" calcext:value-type="float">
            <text:p>9</text:p>
          </table:table-cell>
          <table:table-cell/>
          <table:table-cell table:formula="of:=IF([.C53] = 6;Loan;0)" office:value-type="currency" office:currency="USD" office:value="0" calcext:value-type="currency">
            <text:p>$0.00</text:p>
          </table:table-cell>
          <table:table-cell table:formula="of:=IF([.C53]=1;Groceries;0)" office:value-type="currency" office:currency="USD" office:value="0" calcext:value-type="currency">
            <text:p>$0.00</text:p>
          </table:table-cell>
          <table:table-cell table:formula="of:=IF([.C53]=6;Shopping;0)" office:value-type="currency" office:currency="USD" office:value="0" calcext:value-type="currency">
            <text:p>$0.00</text:p>
          </table:table-cell>
          <table:table-cell table:formula="of:=IF([.C53]=6;Cigarrettes;0)" office:value-type="currency" office:currency="USD" office:value="0" calcext:value-type="currency">
            <text:p>$0.00</text:p>
          </table:table-cell>
          <table:table-cell/>
          <table:table-cell table:formula="of:=IF(DAYS([.B53];DATE(20;6;1))&gt;=0;IF([.E53]=4;Car;0);0)" office:value-type="currency" office:currency="USD" office:value="0" calcext:value-type="currency">
            <text:p>$0.00</text:p>
          </table:table-cell>
          <table:table-cell table:formula="of:=IF([.E53]=3;Insurance;0)" office:value-type="currency" office:currency="USD" office:value="0" calcext:value-type="currency">
            <text:p>$0.00</text:p>
          </table:table-cell>
          <table:table-cell table:formula="of:=IF([.E53]=5;Cellphone;0)" office:value-type="currency" office:currency="USD" office:value="0" calcext:value-type="currency">
            <text:p>$0.00</text:p>
          </table:table-cell>
          <table:table-cell table:formula="of:=IF(OR(IF([.E53]=5);IF([.E53]=12));CredCards;0)" office:value-type="currency" office:currency="USD" office:value="0" calcext:value-type="currency">
            <text:p>$0.00</text:p>
          </table:table-cell>
          <table:table-cell/>
          <table:table-cell table:formula="of:=SUM([.G53:.P53])" office:value-type="currency" office:currency="USD" office:value="0" calcext:value-type="currency">
            <text:p>$0.00</text:p>
          </table:table-cell>
          <table:table-cell/>
          <table:table-cell table:formula="of:=IF(AND(IF([.E53]=1);IF([.D53]=6));900;IF(AND(IF([.E53]=2);IF([.D53]=6));900;IF([.E53]=3;IF(OR([.D53]=7;[.D5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52]-[.Q53]" office:value-type="currency" office:currency="USD" office:value="5101.7" calcext:value-type="currency">
            <text:p>$5,101.70</text:p>
          </table:table-cell>
          <table:table-cell/>
          <table:table-cell table:style-name="ce15" table:formula="of:=[.W52]-[.Q53]+[.S53]+[.T53]" office:value-type="currency" office:currency="USD" office:value="5101.7" calcext:value-type="currency">
            <text:p>$5,101.7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10" calcext:value-type="date">
            <text:p>06/10/20</text:p>
          </table:table-cell>
          <table:table-cell table:formula="of:=WEEKDAY([.B54])" office:value-type="date" office:date-value="1900-01-03" calcext:value-type="date">
            <text:p>Wednesday</text:p>
          </table:table-cell>
          <table:table-cell table:formula="of:=WEEKDAY([.B54])" office:value-type="float" office:value="4" calcext:value-type="float">
            <text:p>4</text:p>
          </table:table-cell>
          <table:table-cell table:formula="of:=DAY([.B54])" office:value-type="float" office:value="10" calcext:value-type="float">
            <text:p>10</text:p>
          </table:table-cell>
          <table:table-cell/>
          <table:table-cell table:formula="of:=IF([.C54] = 6;Loan;0)" office:value-type="currency" office:currency="USD" office:value="0" calcext:value-type="currency">
            <text:p>$0.00</text:p>
          </table:table-cell>
          <table:table-cell table:formula="of:=IF([.C54]=1;Groceries;0)" office:value-type="currency" office:currency="USD" office:value="0" calcext:value-type="currency">
            <text:p>$0.00</text:p>
          </table:table-cell>
          <table:table-cell table:formula="of:=IF([.C54]=6;Shopping;0)" office:value-type="currency" office:currency="USD" office:value="0" calcext:value-type="currency">
            <text:p>$0.00</text:p>
          </table:table-cell>
          <table:table-cell table:formula="of:=IF([.C54]=6;Cigarrettes;0)" office:value-type="currency" office:currency="USD" office:value="0" calcext:value-type="currency">
            <text:p>$0.00</text:p>
          </table:table-cell>
          <table:table-cell/>
          <table:table-cell table:formula="of:=IF(DAYS([.B54];DATE(20;6;1))&gt;=0;IF([.E54]=4;Car;0);0)" office:value-type="currency" office:currency="USD" office:value="0" calcext:value-type="currency">
            <text:p>$0.00</text:p>
          </table:table-cell>
          <table:table-cell table:formula="of:=IF([.E54]=3;Insurance;0)" office:value-type="currency" office:currency="USD" office:value="0" calcext:value-type="currency">
            <text:p>$0.00</text:p>
          </table:table-cell>
          <table:table-cell table:formula="of:=IF([.E54]=5;Cellphone;0)" office:value-type="currency" office:currency="USD" office:value="0" calcext:value-type="currency">
            <text:p>$0.00</text:p>
          </table:table-cell>
          <table:table-cell table:formula="of:=IF(OR(IF([.E54]=5);IF([.E54]=12));CredCards;0)" office:value-type="currency" office:currency="USD" office:value="0" calcext:value-type="currency">
            <text:p>$0.00</text:p>
          </table:table-cell>
          <table:table-cell/>
          <table:table-cell table:formula="of:=SUM([.G54:.P54])" office:value-type="currency" office:currency="USD" office:value="0" calcext:value-type="currency">
            <text:p>$0.00</text:p>
          </table:table-cell>
          <table:table-cell/>
          <table:table-cell table:formula="of:=IF(AND(IF([.E54]=1);IF([.D54]=6));900;IF(AND(IF([.E54]=2);IF([.D54]=6));900;IF([.E54]=3;IF(OR([.D54]=7;[.D54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53]-[.Q54]" office:value-type="currency" office:currency="USD" office:value="5101.7" calcext:value-type="currency">
            <text:p>$5,101.70</text:p>
          </table:table-cell>
          <table:table-cell/>
          <table:table-cell table:style-name="ce15" table:formula="of:=[.W53]-[.Q54]+[.S54]+[.T54]" office:value-type="currency" office:currency="USD" office:value="5101.7" calcext:value-type="currency">
            <text:p>$5,101.7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11" calcext:value-type="date">
            <text:p>06/11/20</text:p>
          </table:table-cell>
          <table:table-cell table:formula="of:=WEEKDAY([.B55])" office:value-type="date" office:date-value="1900-01-04" calcext:value-type="date">
            <text:p>Thursday</text:p>
          </table:table-cell>
          <table:table-cell table:formula="of:=WEEKDAY([.B55])" office:value-type="float" office:value="5" calcext:value-type="float">
            <text:p>5</text:p>
          </table:table-cell>
          <table:table-cell table:formula="of:=DAY([.B55])" office:value-type="float" office:value="11" calcext:value-type="float">
            <text:p>11</text:p>
          </table:table-cell>
          <table:table-cell/>
          <table:table-cell table:formula="of:=IF([.C55] = 6;Loan;0)" office:value-type="currency" office:currency="USD" office:value="0" calcext:value-type="currency">
            <text:p>$0.00</text:p>
          </table:table-cell>
          <table:table-cell table:formula="of:=IF([.C55]=1;Groceries;0)" office:value-type="currency" office:currency="USD" office:value="0" calcext:value-type="currency">
            <text:p>$0.00</text:p>
          </table:table-cell>
          <table:table-cell table:formula="of:=IF([.C55]=6;Shopping;0)" office:value-type="currency" office:currency="USD" office:value="0" calcext:value-type="currency">
            <text:p>$0.00</text:p>
          </table:table-cell>
          <table:table-cell table:formula="of:=IF([.C55]=6;Cigarrettes;0)" office:value-type="currency" office:currency="USD" office:value="0" calcext:value-type="currency">
            <text:p>$0.00</text:p>
          </table:table-cell>
          <table:table-cell/>
          <table:table-cell table:formula="of:=IF(DAYS([.B55];DATE(20;6;1))&gt;=0;IF([.E55]=4;Car;0);0)" office:value-type="currency" office:currency="USD" office:value="0" calcext:value-type="currency">
            <text:p>$0.00</text:p>
          </table:table-cell>
          <table:table-cell table:formula="of:=IF([.E55]=3;Insurance;0)" office:value-type="currency" office:currency="USD" office:value="0" calcext:value-type="currency">
            <text:p>$0.00</text:p>
          </table:table-cell>
          <table:table-cell table:formula="of:=IF([.E55]=5;Cellphone;0)" office:value-type="currency" office:currency="USD" office:value="0" calcext:value-type="currency">
            <text:p>$0.00</text:p>
          </table:table-cell>
          <table:table-cell table:formula="of:=IF(OR(IF([.E55]=5);IF([.E55]=12));CredCards;0)" office:value-type="currency" office:currency="USD" office:value="0" calcext:value-type="currency">
            <text:p>$0.00</text:p>
          </table:table-cell>
          <table:table-cell/>
          <table:table-cell table:formula="of:=SUM([.G55:.P55])" office:value-type="currency" office:currency="USD" office:value="0" calcext:value-type="currency">
            <text:p>$0.00</text:p>
          </table:table-cell>
          <table:table-cell/>
          <table:table-cell table:formula="of:=IF(AND(IF([.E55]=1);IF([.D55]=6));900;IF(AND(IF([.E55]=2);IF([.D55]=6));900;IF([.E55]=3;IF(OR([.D55]=7;[.D55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54]-[.Q55]" office:value-type="currency" office:currency="USD" office:value="5101.7" calcext:value-type="currency">
            <text:p>$5,101.70</text:p>
          </table:table-cell>
          <table:table-cell/>
          <table:table-cell table:style-name="ce15" table:formula="of:=[.W54]-[.Q55]+[.S55]+[.T55]" office:value-type="currency" office:currency="USD" office:value="5101.7" calcext:value-type="currency">
            <text:p>$5,101.7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12" calcext:value-type="date">
            <text:p>06/12/20</text:p>
          </table:table-cell>
          <table:table-cell table:formula="of:=WEEKDAY([.B56])" office:value-type="date" office:date-value="1900-01-05" calcext:value-type="date">
            <text:p>Friday</text:p>
          </table:table-cell>
          <table:table-cell table:formula="of:=WEEKDAY([.B56])" office:value-type="float" office:value="6" calcext:value-type="float">
            <text:p>6</text:p>
          </table:table-cell>
          <table:table-cell table:formula="of:=DAY([.B56])" office:value-type="float" office:value="12" calcext:value-type="float">
            <text:p>12</text:p>
          </table:table-cell>
          <table:table-cell/>
          <table:table-cell table:formula="of:=IF([.C56] = 6;Loan;0)" office:value-type="currency" office:currency="USD" office:value="66.17" calcext:value-type="currency">
            <text:p>$66.17</text:p>
          </table:table-cell>
          <table:table-cell table:formula="of:=IF([.C56]=1;Groceries;0)" office:value-type="currency" office:currency="USD" office:value="0" calcext:value-type="currency">
            <text:p>$0.00</text:p>
          </table:table-cell>
          <table:table-cell table:formula="of:=IF([.C56]=6;Shopping;0)" office:value-type="currency" office:currency="USD" office:value="55" calcext:value-type="currency">
            <text:p>$55.00</text:p>
          </table:table-cell>
          <table:table-cell table:formula="of:=IF([.C56]=6;Cigarrettes;0)" office:value-type="currency" office:currency="USD" office:value="55" calcext:value-type="currency">
            <text:p>$55.00</text:p>
          </table:table-cell>
          <table:table-cell/>
          <table:table-cell table:formula="of:=IF(DAYS([.B56];DATE(20;6;1))&gt;=0;IF([.E56]=4;Car;0);0)" office:value-type="currency" office:currency="USD" office:value="0" calcext:value-type="currency">
            <text:p>$0.00</text:p>
          </table:table-cell>
          <table:table-cell table:formula="of:=IF([.E56]=3;Insurance;0)" office:value-type="currency" office:currency="USD" office:value="0" calcext:value-type="currency">
            <text:p>$0.00</text:p>
          </table:table-cell>
          <table:table-cell table:formula="of:=IF([.E56]=5;Cellphone;0)" office:value-type="currency" office:currency="USD" office:value="0" calcext:value-type="currency">
            <text:p>$0.00</text:p>
          </table:table-cell>
          <table:table-cell table:formula="of:=IF(OR(IF([.E56]=5);IF([.E56]=12));CredCards;0)" office:value-type="currency" office:currency="USD" office:value="60" calcext:value-type="currency">
            <text:p>$60.00</text:p>
          </table:table-cell>
          <table:table-cell/>
          <table:table-cell table:formula="of:=SUM([.G56:.P56])" office:value-type="currency" office:currency="USD" office:value="236.17" calcext:value-type="currency">
            <text:p>$236.17</text:p>
          </table:table-cell>
          <table:table-cell/>
          <table:table-cell table:formula="of:=IF(AND(IF([.E56]=1);IF([.D56]=6));900;IF(AND(IF([.E56]=2);IF([.D56]=6));900;IF([.E56]=3;IF(OR([.D56]=7;[.D56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55]-[.Q56]" office:value-type="currency" office:currency="USD" office:value="4865.53" calcext:value-type="currency">
            <text:p>$4,865.53</text:p>
          </table:table-cell>
          <table:table-cell/>
          <table:table-cell table:style-name="ce15" table:formula="of:=[.W55]-[.Q56]+[.S56]+[.T56]" office:value-type="currency" office:currency="USD" office:value="4865.53" calcext:value-type="currency">
            <text:p>$4,865.5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13" calcext:value-type="date">
            <text:p>06/13/20</text:p>
          </table:table-cell>
          <table:table-cell table:formula="of:=WEEKDAY([.B57])" office:value-type="date" office:date-value="1900-01-06" calcext:value-type="date">
            <text:p>Saturday</text:p>
          </table:table-cell>
          <table:table-cell table:formula="of:=WEEKDAY([.B57])" office:value-type="float" office:value="7" calcext:value-type="float">
            <text:p>7</text:p>
          </table:table-cell>
          <table:table-cell table:formula="of:=DAY([.B57])" office:value-type="float" office:value="13" calcext:value-type="float">
            <text:p>13</text:p>
          </table:table-cell>
          <table:table-cell/>
          <table:table-cell table:formula="of:=IF([.C57] = 6;Loan;0)" office:value-type="currency" office:currency="USD" office:value="0" calcext:value-type="currency">
            <text:p>$0.00</text:p>
          </table:table-cell>
          <table:table-cell table:formula="of:=IF([.C57]=1;Groceries;0)" office:value-type="currency" office:currency="USD" office:value="0" calcext:value-type="currency">
            <text:p>$0.00</text:p>
          </table:table-cell>
          <table:table-cell table:formula="of:=IF([.C57]=6;Shopping;0)" office:value-type="currency" office:currency="USD" office:value="0" calcext:value-type="currency">
            <text:p>$0.00</text:p>
          </table:table-cell>
          <table:table-cell table:formula="of:=IF([.C57]=6;Cigarrettes;0)" office:value-type="currency" office:currency="USD" office:value="0" calcext:value-type="currency">
            <text:p>$0.00</text:p>
          </table:table-cell>
          <table:table-cell/>
          <table:table-cell table:formula="of:=IF(DAYS([.B57];DATE(20;6;1))&gt;=0;IF([.E57]=4;Car;0);0)" office:value-type="currency" office:currency="USD" office:value="0" calcext:value-type="currency">
            <text:p>$0.00</text:p>
          </table:table-cell>
          <table:table-cell table:formula="of:=IF([.E57]=3;Insurance;0)" office:value-type="currency" office:currency="USD" office:value="0" calcext:value-type="currency">
            <text:p>$0.00</text:p>
          </table:table-cell>
          <table:table-cell table:formula="of:=IF([.E57]=5;Cellphone;0)" office:value-type="currency" office:currency="USD" office:value="0" calcext:value-type="currency">
            <text:p>$0.00</text:p>
          </table:table-cell>
          <table:table-cell table:formula="of:=IF(OR(IF([.E57]=5);IF([.E57]=12));CredCards;0)" office:value-type="currency" office:currency="USD" office:value="0" calcext:value-type="currency">
            <text:p>$0.00</text:p>
          </table:table-cell>
          <table:table-cell/>
          <table:table-cell table:formula="of:=SUM([.G57:.P57])" office:value-type="currency" office:currency="USD" office:value="0" calcext:value-type="currency">
            <text:p>$0.00</text:p>
          </table:table-cell>
          <table:table-cell/>
          <table:table-cell table:formula="of:=IF(AND(IF([.E57]=1);IF([.D57]=6));900;IF(AND(IF([.E57]=2);IF([.D57]=6));900;IF([.E57]=3;IF(OR([.D57]=7;[.D57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56]-[.Q57]" office:value-type="currency" office:currency="USD" office:value="4865.53" calcext:value-type="currency">
            <text:p>$4,865.53</text:p>
          </table:table-cell>
          <table:table-cell/>
          <table:table-cell table:style-name="ce15" table:formula="of:=[.W56]-[.Q57]+[.S57]+[.T57]" office:value-type="currency" office:currency="USD" office:value="4865.53" calcext:value-type="currency">
            <text:p>$4,865.5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14" calcext:value-type="date">
            <text:p>06/14/20</text:p>
          </table:table-cell>
          <table:table-cell table:formula="of:=WEEKDAY([.B58])" office:value-type="date" office:date-value="1899-12-31" calcext:value-type="date">
            <text:p>Sunday</text:p>
          </table:table-cell>
          <table:table-cell table:formula="of:=WEEKDAY([.B58])" office:value-type="float" office:value="1" calcext:value-type="float">
            <text:p>1</text:p>
          </table:table-cell>
          <table:table-cell table:formula="of:=DAY([.B58])" office:value-type="float" office:value="14" calcext:value-type="float">
            <text:p>14</text:p>
          </table:table-cell>
          <table:table-cell/>
          <table:table-cell table:formula="of:=IF([.C58] = 6;Loan;0)" office:value-type="currency" office:currency="USD" office:value="0" calcext:value-type="currency">
            <text:p>$0.00</text:p>
          </table:table-cell>
          <table:table-cell table:formula="of:=IF([.C58]=1;Groceries;0)" office:value-type="currency" office:currency="USD" office:value="115" calcext:value-type="currency">
            <text:p>$115.00</text:p>
          </table:table-cell>
          <table:table-cell table:formula="of:=IF([.C58]=6;Shopping;0)" office:value-type="currency" office:currency="USD" office:value="0" calcext:value-type="currency">
            <text:p>$0.00</text:p>
          </table:table-cell>
          <table:table-cell table:formula="of:=IF([.C58]=6;Cigarrettes;0)" office:value-type="currency" office:currency="USD" office:value="0" calcext:value-type="currency">
            <text:p>$0.00</text:p>
          </table:table-cell>
          <table:table-cell/>
          <table:table-cell table:formula="of:=IF(DAYS([.B58];DATE(20;6;1))&gt;=0;IF([.E58]=4;Car;0);0)" office:value-type="currency" office:currency="USD" office:value="0" calcext:value-type="currency">
            <text:p>$0.00</text:p>
          </table:table-cell>
          <table:table-cell table:formula="of:=IF([.E58]=3;Insurance;0)" office:value-type="currency" office:currency="USD" office:value="0" calcext:value-type="currency">
            <text:p>$0.00</text:p>
          </table:table-cell>
          <table:table-cell table:formula="of:=IF([.E58]=5;Cellphone;0)" office:value-type="currency" office:currency="USD" office:value="0" calcext:value-type="currency">
            <text:p>$0.00</text:p>
          </table:table-cell>
          <table:table-cell table:formula="of:=IF(OR(IF([.E58]=5);IF([.E58]=12));CredCards;0)" office:value-type="currency" office:currency="USD" office:value="0" calcext:value-type="currency">
            <text:p>$0.00</text:p>
          </table:table-cell>
          <table:table-cell/>
          <table:table-cell table:formula="of:=SUM([.G58:.P58])" office:value-type="currency" office:currency="USD" office:value="115" calcext:value-type="currency">
            <text:p>$115.00</text:p>
          </table:table-cell>
          <table:table-cell/>
          <table:table-cell table:formula="of:=IF(AND(IF([.E58]=1);IF([.D58]=6));900;IF(AND(IF([.E58]=2);IF([.D58]=6));900;IF([.E58]=3;IF(OR([.D58]=7;[.D58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57]-[.Q58]" office:value-type="currency" office:currency="USD" office:value="4750.53" calcext:value-type="currency">
            <text:p>$4,750.53</text:p>
          </table:table-cell>
          <table:table-cell/>
          <table:table-cell table:style-name="ce15" table:formula="of:=[.W57]-[.Q58]+[.S58]+[.T58]" office:value-type="currency" office:currency="USD" office:value="4750.53" calcext:value-type="currency">
            <text:p>$4,750.5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15" calcext:value-type="date">
            <text:p>06/15/20</text:p>
          </table:table-cell>
          <table:table-cell table:formula="of:=WEEKDAY([.B59])" office:value-type="date" office:date-value="1900-01-01" calcext:value-type="date">
            <text:p>Monday</text:p>
          </table:table-cell>
          <table:table-cell table:formula="of:=WEEKDAY([.B59])" office:value-type="float" office:value="2" calcext:value-type="float">
            <text:p>2</text:p>
          </table:table-cell>
          <table:table-cell table:formula="of:=DAY([.B59])" office:value-type="float" office:value="15" calcext:value-type="float">
            <text:p>15</text:p>
          </table:table-cell>
          <table:table-cell/>
          <table:table-cell table:formula="of:=IF([.C59] = 6;Loan;0)" office:value-type="currency" office:currency="USD" office:value="0" calcext:value-type="currency">
            <text:p>$0.00</text:p>
          </table:table-cell>
          <table:table-cell table:formula="of:=IF([.C59]=1;Groceries;0)" office:value-type="currency" office:currency="USD" office:value="0" calcext:value-type="currency">
            <text:p>$0.00</text:p>
          </table:table-cell>
          <table:table-cell table:formula="of:=IF([.C59]=6;Shopping;0)" office:value-type="currency" office:currency="USD" office:value="0" calcext:value-type="currency">
            <text:p>$0.00</text:p>
          </table:table-cell>
          <table:table-cell table:formula="of:=IF([.C59]=6;Cigarrettes;0)" office:value-type="currency" office:currency="USD" office:value="0" calcext:value-type="currency">
            <text:p>$0.00</text:p>
          </table:table-cell>
          <table:table-cell/>
          <table:table-cell table:formula="of:=IF(DAYS([.B59];DATE(20;6;1))&gt;=0;IF([.E59]=4;Car;0);0)" office:value-type="currency" office:currency="USD" office:value="0" calcext:value-type="currency">
            <text:p>$0.00</text:p>
          </table:table-cell>
          <table:table-cell table:formula="of:=IF([.E59]=3;Insurance;0)" office:value-type="currency" office:currency="USD" office:value="0" calcext:value-type="currency">
            <text:p>$0.00</text:p>
          </table:table-cell>
          <table:table-cell table:formula="of:=IF([.E59]=5;Cellphone;0)" office:value-type="currency" office:currency="USD" office:value="0" calcext:value-type="currency">
            <text:p>$0.00</text:p>
          </table:table-cell>
          <table:table-cell table:formula="of:=IF(OR(IF([.E59]=5);IF([.E59]=12));CredCards;0)" office:value-type="currency" office:currency="USD" office:value="0" calcext:value-type="currency">
            <text:p>$0.00</text:p>
          </table:table-cell>
          <table:table-cell/>
          <table:table-cell table:formula="of:=SUM([.G59:.P59])" office:value-type="currency" office:currency="USD" office:value="0" calcext:value-type="currency">
            <text:p>$0.00</text:p>
          </table:table-cell>
          <table:table-cell/>
          <table:table-cell table:formula="of:=IF(AND(IF([.E59]=1);IF([.D59]=6));900;IF(AND(IF([.E59]=2);IF([.D59]=6));900;IF([.E59]=3;IF(OR([.D59]=7;[.D59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58]-[.Q59]" office:value-type="currency" office:currency="USD" office:value="4750.53" calcext:value-type="currency">
            <text:p>$4,750.53</text:p>
          </table:table-cell>
          <table:table-cell/>
          <table:table-cell table:style-name="ce15" table:formula="of:=[.W58]-[.Q59]+[.S59]+[.T59]" office:value-type="currency" office:currency="USD" office:value="4750.53" calcext:value-type="currency">
            <text:p>$4,750.5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16" calcext:value-type="date">
            <text:p>06/16/20</text:p>
          </table:table-cell>
          <table:table-cell table:formula="of:=WEEKDAY([.B60])" office:value-type="date" office:date-value="1900-01-02" calcext:value-type="date">
            <text:p>Tuesday</text:p>
          </table:table-cell>
          <table:table-cell table:formula="of:=WEEKDAY([.B60])" office:value-type="float" office:value="3" calcext:value-type="float">
            <text:p>3</text:p>
          </table:table-cell>
          <table:table-cell table:formula="of:=DAY([.B60])" office:value-type="float" office:value="16" calcext:value-type="float">
            <text:p>16</text:p>
          </table:table-cell>
          <table:table-cell/>
          <table:table-cell table:formula="of:=IF([.C60] = 6;Loan;0)" office:value-type="currency" office:currency="USD" office:value="0" calcext:value-type="currency">
            <text:p>$0.00</text:p>
          </table:table-cell>
          <table:table-cell table:formula="of:=IF([.C60]=1;Groceries;0)" office:value-type="currency" office:currency="USD" office:value="0" calcext:value-type="currency">
            <text:p>$0.00</text:p>
          </table:table-cell>
          <table:table-cell table:formula="of:=IF([.C60]=6;Shopping;0)" office:value-type="currency" office:currency="USD" office:value="0" calcext:value-type="currency">
            <text:p>$0.00</text:p>
          </table:table-cell>
          <table:table-cell table:formula="of:=IF([.C60]=6;Cigarrettes;0)" office:value-type="currency" office:currency="USD" office:value="0" calcext:value-type="currency">
            <text:p>$0.00</text:p>
          </table:table-cell>
          <table:table-cell/>
          <table:table-cell table:formula="of:=IF(DAYS([.B60];DATE(20;6;1))&gt;=0;IF([.E60]=4;Car;0);0)" office:value-type="currency" office:currency="USD" office:value="0" calcext:value-type="currency">
            <text:p>$0.00</text:p>
          </table:table-cell>
          <table:table-cell table:formula="of:=IF([.E60]=3;Insurance;0)" office:value-type="currency" office:currency="USD" office:value="0" calcext:value-type="currency">
            <text:p>$0.00</text:p>
          </table:table-cell>
          <table:table-cell table:formula="of:=IF([.E60]=5;Cellphone;0)" office:value-type="currency" office:currency="USD" office:value="0" calcext:value-type="currency">
            <text:p>$0.00</text:p>
          </table:table-cell>
          <table:table-cell table:formula="of:=IF(OR(IF([.E60]=5);IF([.E60]=12));CredCards;0)" office:value-type="currency" office:currency="USD" office:value="0" calcext:value-type="currency">
            <text:p>$0.00</text:p>
          </table:table-cell>
          <table:table-cell/>
          <table:table-cell table:formula="of:=SUM([.G60:.P60])" office:value-type="currency" office:currency="USD" office:value="0" calcext:value-type="currency">
            <text:p>$0.00</text:p>
          </table:table-cell>
          <table:table-cell/>
          <table:table-cell table:formula="of:=IF(AND(IF([.E60]=1);IF([.D60]=6));900;IF(AND(IF([.E60]=2);IF([.D60]=6));900;IF([.E60]=3;IF(OR([.D60]=7;[.D60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59]-[.Q60]" office:value-type="currency" office:currency="USD" office:value="4750.53" calcext:value-type="currency">
            <text:p>$4,750.53</text:p>
          </table:table-cell>
          <table:table-cell/>
          <table:table-cell table:style-name="ce15" table:formula="of:=[.W59]-[.Q60]+[.S60]+[.T60]" office:value-type="currency" office:currency="USD" office:value="4750.53" calcext:value-type="currency">
            <text:p>$4,750.5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17" calcext:value-type="date">
            <text:p>06/17/20</text:p>
          </table:table-cell>
          <table:table-cell table:formula="of:=WEEKDAY([.B61])" office:value-type="date" office:date-value="1900-01-03" calcext:value-type="date">
            <text:p>Wednesday</text:p>
          </table:table-cell>
          <table:table-cell table:formula="of:=WEEKDAY([.B61])" office:value-type="float" office:value="4" calcext:value-type="float">
            <text:p>4</text:p>
          </table:table-cell>
          <table:table-cell table:formula="of:=DAY([.B61])" office:value-type="float" office:value="17" calcext:value-type="float">
            <text:p>17</text:p>
          </table:table-cell>
          <table:table-cell/>
          <table:table-cell table:formula="of:=IF([.C61] = 6;Loan;0)" office:value-type="currency" office:currency="USD" office:value="0" calcext:value-type="currency">
            <text:p>$0.00</text:p>
          </table:table-cell>
          <table:table-cell table:formula="of:=IF([.C61]=1;Groceries;0)" office:value-type="currency" office:currency="USD" office:value="0" calcext:value-type="currency">
            <text:p>$0.00</text:p>
          </table:table-cell>
          <table:table-cell table:formula="of:=IF([.C61]=6;Shopping;0)" office:value-type="currency" office:currency="USD" office:value="0" calcext:value-type="currency">
            <text:p>$0.00</text:p>
          </table:table-cell>
          <table:table-cell table:formula="of:=IF([.C61]=6;Cigarrettes;0)" office:value-type="currency" office:currency="USD" office:value="0" calcext:value-type="currency">
            <text:p>$0.00</text:p>
          </table:table-cell>
          <table:table-cell/>
          <table:table-cell table:formula="of:=IF(DAYS([.B61];DATE(20;6;1))&gt;=0;IF([.E61]=4;Car;0);0)" office:value-type="currency" office:currency="USD" office:value="0" calcext:value-type="currency">
            <text:p>$0.00</text:p>
          </table:table-cell>
          <table:table-cell table:formula="of:=IF([.E61]=3;Insurance;0)" office:value-type="currency" office:currency="USD" office:value="0" calcext:value-type="currency">
            <text:p>$0.00</text:p>
          </table:table-cell>
          <table:table-cell table:formula="of:=IF([.E61]=5;Cellphone;0)" office:value-type="currency" office:currency="USD" office:value="0" calcext:value-type="currency">
            <text:p>$0.00</text:p>
          </table:table-cell>
          <table:table-cell table:formula="of:=IF(OR(IF([.E61]=5);IF([.E61]=12));CredCards;0)" office:value-type="currency" office:currency="USD" office:value="0" calcext:value-type="currency">
            <text:p>$0.00</text:p>
          </table:table-cell>
          <table:table-cell/>
          <table:table-cell table:formula="of:=SUM([.G61:.P61])" office:value-type="currency" office:currency="USD" office:value="0" calcext:value-type="currency">
            <text:p>$0.00</text:p>
          </table:table-cell>
          <table:table-cell/>
          <table:table-cell table:formula="of:=IF(AND(IF([.E61]=1);IF([.D61]=6));900;IF(AND(IF([.E61]=2);IF([.D61]=6));900;IF([.E61]=3;IF(OR([.D61]=7;[.D61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60]-[.Q61]" office:value-type="currency" office:currency="USD" office:value="4750.53" calcext:value-type="currency">
            <text:p>$4,750.53</text:p>
          </table:table-cell>
          <table:table-cell/>
          <table:table-cell table:style-name="ce15" table:formula="of:=[.W60]-[.Q61]+[.S61]+[.T61]" office:value-type="currency" office:currency="USD" office:value="4750.53" calcext:value-type="currency">
            <text:p>$4,750.5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18" calcext:value-type="date">
            <text:p>06/18/20</text:p>
          </table:table-cell>
          <table:table-cell table:formula="of:=WEEKDAY([.B62])" office:value-type="date" office:date-value="1900-01-04" calcext:value-type="date">
            <text:p>Thursday</text:p>
          </table:table-cell>
          <table:table-cell table:formula="of:=WEEKDAY([.B62])" office:value-type="float" office:value="5" calcext:value-type="float">
            <text:p>5</text:p>
          </table:table-cell>
          <table:table-cell table:formula="of:=DAY([.B62])" office:value-type="float" office:value="18" calcext:value-type="float">
            <text:p>18</text:p>
          </table:table-cell>
          <table:table-cell/>
          <table:table-cell table:formula="of:=IF([.C62] = 6;Loan;0)" office:value-type="currency" office:currency="USD" office:value="0" calcext:value-type="currency">
            <text:p>$0.00</text:p>
          </table:table-cell>
          <table:table-cell table:formula="of:=IF([.C62]=1;Groceries;0)" office:value-type="currency" office:currency="USD" office:value="0" calcext:value-type="currency">
            <text:p>$0.00</text:p>
          </table:table-cell>
          <table:table-cell table:formula="of:=IF([.C62]=6;Shopping;0)" office:value-type="currency" office:currency="USD" office:value="0" calcext:value-type="currency">
            <text:p>$0.00</text:p>
          </table:table-cell>
          <table:table-cell table:formula="of:=IF([.C62]=6;Cigarrettes;0)" office:value-type="currency" office:currency="USD" office:value="0" calcext:value-type="currency">
            <text:p>$0.00</text:p>
          </table:table-cell>
          <table:table-cell/>
          <table:table-cell table:formula="of:=IF(DAYS([.B62];DATE(20;6;1))&gt;=0;IF([.E62]=4;Car;0);0)" office:value-type="currency" office:currency="USD" office:value="0" calcext:value-type="currency">
            <text:p>$0.00</text:p>
          </table:table-cell>
          <table:table-cell table:formula="of:=IF([.E62]=3;Insurance;0)" office:value-type="currency" office:currency="USD" office:value="0" calcext:value-type="currency">
            <text:p>$0.00</text:p>
          </table:table-cell>
          <table:table-cell table:formula="of:=IF([.E62]=5;Cellphone;0)" office:value-type="currency" office:currency="USD" office:value="0" calcext:value-type="currency">
            <text:p>$0.00</text:p>
          </table:table-cell>
          <table:table-cell table:formula="of:=IF(OR(IF([.E62]=5);IF([.E62]=12));CredCards;0)" office:value-type="currency" office:currency="USD" office:value="0" calcext:value-type="currency">
            <text:p>$0.00</text:p>
          </table:table-cell>
          <table:table-cell/>
          <table:table-cell table:formula="of:=SUM([.G62:.P62])" office:value-type="currency" office:currency="USD" office:value="0" calcext:value-type="currency">
            <text:p>$0.00</text:p>
          </table:table-cell>
          <table:table-cell/>
          <table:table-cell table:formula="of:=IF(AND(IF([.E62]=1);IF([.D62]=6));900;IF(AND(IF([.E62]=2);IF([.D62]=6));900;IF([.E62]=3;IF(OR([.D62]=7;[.D62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61]-[.Q62]" office:value-type="currency" office:currency="USD" office:value="4750.53" calcext:value-type="currency">
            <text:p>$4,750.53</text:p>
          </table:table-cell>
          <table:table-cell/>
          <table:table-cell table:style-name="ce15" table:formula="of:=[.W61]-[.Q62]+[.S62]+[.T62]" office:value-type="currency" office:currency="USD" office:value="4750.53" calcext:value-type="currency">
            <text:p>$4,750.5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19" calcext:value-type="date">
            <text:p>06/19/20</text:p>
          </table:table-cell>
          <table:table-cell table:formula="of:=WEEKDAY([.B63])" office:value-type="date" office:date-value="1900-01-05" calcext:value-type="date">
            <text:p>Friday</text:p>
          </table:table-cell>
          <table:table-cell table:formula="of:=WEEKDAY([.B63])" office:value-type="float" office:value="6" calcext:value-type="float">
            <text:p>6</text:p>
          </table:table-cell>
          <table:table-cell table:formula="of:=DAY([.B63])" office:value-type="float" office:value="19" calcext:value-type="float">
            <text:p>19</text:p>
          </table:table-cell>
          <table:table-cell/>
          <table:table-cell table:formula="of:=IF([.C63] = 6;Loan;0)" office:value-type="currency" office:currency="USD" office:value="66.17" calcext:value-type="currency">
            <text:p>$66.17</text:p>
          </table:table-cell>
          <table:table-cell table:formula="of:=IF([.C63]=1;Groceries;0)" office:value-type="currency" office:currency="USD" office:value="0" calcext:value-type="currency">
            <text:p>$0.00</text:p>
          </table:table-cell>
          <table:table-cell table:formula="of:=IF([.C63]=6;Shopping;0)" office:value-type="currency" office:currency="USD" office:value="55" calcext:value-type="currency">
            <text:p>$55.00</text:p>
          </table:table-cell>
          <table:table-cell table:formula="of:=IF([.C63]=6;Cigarrettes;0)" office:value-type="currency" office:currency="USD" office:value="55" calcext:value-type="currency">
            <text:p>$55.00</text:p>
          </table:table-cell>
          <table:table-cell/>
          <table:table-cell table:formula="of:=IF(DAYS([.B63];DATE(20;6;1))&gt;=0;IF([.E63]=4;Car;0);0)" office:value-type="currency" office:currency="USD" office:value="0" calcext:value-type="currency">
            <text:p>$0.00</text:p>
          </table:table-cell>
          <table:table-cell table:formula="of:=IF([.E63]=3;Insurance;0)" office:value-type="currency" office:currency="USD" office:value="0" calcext:value-type="currency">
            <text:p>$0.00</text:p>
          </table:table-cell>
          <table:table-cell table:formula="of:=IF([.E63]=5;Cellphone;0)" office:value-type="currency" office:currency="USD" office:value="0" calcext:value-type="currency">
            <text:p>$0.00</text:p>
          </table:table-cell>
          <table:table-cell table:formula="of:=IF(OR(IF([.E63]=5);IF([.E63]=12));CredCards;0)" office:value-type="currency" office:currency="USD" office:value="0" calcext:value-type="currency">
            <text:p>$0.00</text:p>
          </table:table-cell>
          <table:table-cell/>
          <table:table-cell table:formula="of:=SUM([.G63:.P63])" office:value-type="currency" office:currency="USD" office:value="176.17" calcext:value-type="currency">
            <text:p>$176.17</text:p>
          </table:table-cell>
          <table:table-cell/>
          <table:table-cell table:formula="of:=IF(AND(IF([.E63]=1);IF([.D63]=6));900;IF(AND(IF([.E63]=2);IF([.D63]=6));900;IF([.E63]=3;IF(OR([.D63]=7;[.D6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62]-[.Q63]" office:value-type="currency" office:currency="USD" office:value="4574.36" calcext:value-type="currency">
            <text:p>$4,574.36</text:p>
          </table:table-cell>
          <table:table-cell/>
          <table:table-cell table:style-name="ce15" table:formula="of:=[.W62]-[.Q63]+[.S63]+[.T63]" office:value-type="currency" office:currency="USD" office:value="4574.36" calcext:value-type="currency">
            <text:p>$4,574.3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20" calcext:value-type="date">
            <text:p>06/20/20</text:p>
          </table:table-cell>
          <table:table-cell table:formula="of:=WEEKDAY([.B64])" office:value-type="date" office:date-value="1900-01-06" calcext:value-type="date">
            <text:p>Saturday</text:p>
          </table:table-cell>
          <table:table-cell table:formula="of:=WEEKDAY([.B64])" office:value-type="float" office:value="7" calcext:value-type="float">
            <text:p>7</text:p>
          </table:table-cell>
          <table:table-cell table:formula="of:=DAY([.B64])" office:value-type="float" office:value="20" calcext:value-type="float">
            <text:p>20</text:p>
          </table:table-cell>
          <table:table-cell/>
          <table:table-cell table:formula="of:=IF([.C64] = 6;Loan;0)" office:value-type="currency" office:currency="USD" office:value="0" calcext:value-type="currency">
            <text:p>$0.00</text:p>
          </table:table-cell>
          <table:table-cell table:formula="of:=IF([.C64]=1;Groceries;0)" office:value-type="currency" office:currency="USD" office:value="0" calcext:value-type="currency">
            <text:p>$0.00</text:p>
          </table:table-cell>
          <table:table-cell table:formula="of:=IF([.C64]=6;Shopping;0)" office:value-type="currency" office:currency="USD" office:value="0" calcext:value-type="currency">
            <text:p>$0.00</text:p>
          </table:table-cell>
          <table:table-cell table:formula="of:=IF([.C64]=6;Cigarrettes;0)" office:value-type="currency" office:currency="USD" office:value="0" calcext:value-type="currency">
            <text:p>$0.00</text:p>
          </table:table-cell>
          <table:table-cell/>
          <table:table-cell table:formula="of:=IF(DAYS([.B64];DATE(20;6;1))&gt;=0;IF([.E64]=4;Car;0);0)" office:value-type="currency" office:currency="USD" office:value="0" calcext:value-type="currency">
            <text:p>$0.00</text:p>
          </table:table-cell>
          <table:table-cell table:formula="of:=IF([.E64]=3;Insurance;0)" office:value-type="currency" office:currency="USD" office:value="0" calcext:value-type="currency">
            <text:p>$0.00</text:p>
          </table:table-cell>
          <table:table-cell table:formula="of:=IF([.E64]=5;Cellphone;0)" office:value-type="currency" office:currency="USD" office:value="0" calcext:value-type="currency">
            <text:p>$0.00</text:p>
          </table:table-cell>
          <table:table-cell table:formula="of:=IF(OR(IF([.E64]=5);IF([.E64]=12));CredCards;0)" office:value-type="currency" office:currency="USD" office:value="0" calcext:value-type="currency">
            <text:p>$0.00</text:p>
          </table:table-cell>
          <table:table-cell/>
          <table:table-cell table:formula="of:=SUM([.G64:.P64])" office:value-type="currency" office:currency="USD" office:value="0" calcext:value-type="currency">
            <text:p>$0.00</text:p>
          </table:table-cell>
          <table:table-cell/>
          <table:table-cell table:formula="of:=IF(AND(IF([.E64]=1);IF([.D64]=6));900;IF(AND(IF([.E64]=2);IF([.D64]=6));900;IF([.E64]=3;IF(OR([.D64]=7;[.D64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63]-[.Q64]" office:value-type="currency" office:currency="USD" office:value="4574.36" calcext:value-type="currency">
            <text:p>$4,574.36</text:p>
          </table:table-cell>
          <table:table-cell/>
          <table:table-cell table:style-name="ce15" table:formula="of:=[.W63]-[.Q64]+[.S64]+[.T64]" office:value-type="currency" office:currency="USD" office:value="4574.36" calcext:value-type="currency">
            <text:p>$4,574.3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21" calcext:value-type="date">
            <text:p>06/21/20</text:p>
          </table:table-cell>
          <table:table-cell table:formula="of:=WEEKDAY([.B65])" office:value-type="date" office:date-value="1899-12-31" calcext:value-type="date">
            <text:p>Sunday</text:p>
          </table:table-cell>
          <table:table-cell table:formula="of:=WEEKDAY([.B65])" office:value-type="float" office:value="1" calcext:value-type="float">
            <text:p>1</text:p>
          </table:table-cell>
          <table:table-cell table:formula="of:=DAY([.B65])" office:value-type="float" office:value="21" calcext:value-type="float">
            <text:p>21</text:p>
          </table:table-cell>
          <table:table-cell/>
          <table:table-cell table:formula="of:=IF([.C65] = 6;Loan;0)" office:value-type="currency" office:currency="USD" office:value="0" calcext:value-type="currency">
            <text:p>$0.00</text:p>
          </table:table-cell>
          <table:table-cell table:formula="of:=IF([.C65]=1;Groceries;0)" office:value-type="currency" office:currency="USD" office:value="115" calcext:value-type="currency">
            <text:p>$115.00</text:p>
          </table:table-cell>
          <table:table-cell table:formula="of:=IF([.C65]=6;Shopping;0)" office:value-type="currency" office:currency="USD" office:value="0" calcext:value-type="currency">
            <text:p>$0.00</text:p>
          </table:table-cell>
          <table:table-cell table:formula="of:=IF([.C65]=6;Cigarrettes;0)" office:value-type="currency" office:currency="USD" office:value="0" calcext:value-type="currency">
            <text:p>$0.00</text:p>
          </table:table-cell>
          <table:table-cell/>
          <table:table-cell table:formula="of:=IF(DAYS([.B65];DATE(20;6;1))&gt;=0;IF([.E65]=4;Car;0);0)" office:value-type="currency" office:currency="USD" office:value="0" calcext:value-type="currency">
            <text:p>$0.00</text:p>
          </table:table-cell>
          <table:table-cell table:formula="of:=IF([.E65]=3;Insurance;0)" office:value-type="currency" office:currency="USD" office:value="0" calcext:value-type="currency">
            <text:p>$0.00</text:p>
          </table:table-cell>
          <table:table-cell table:formula="of:=IF([.E65]=5;Cellphone;0)" office:value-type="currency" office:currency="USD" office:value="0" calcext:value-type="currency">
            <text:p>$0.00</text:p>
          </table:table-cell>
          <table:table-cell table:formula="of:=IF(OR(IF([.E65]=5);IF([.E65]=12));CredCards;0)" office:value-type="currency" office:currency="USD" office:value="0" calcext:value-type="currency">
            <text:p>$0.00</text:p>
          </table:table-cell>
          <table:table-cell/>
          <table:table-cell table:formula="of:=SUM([.G65:.P65])" office:value-type="currency" office:currency="USD" office:value="115" calcext:value-type="currency">
            <text:p>$115.00</text:p>
          </table:table-cell>
          <table:table-cell/>
          <table:table-cell table:formula="of:=IF(AND(IF([.E65]=1);IF([.D65]=6));900;IF(AND(IF([.E65]=2);IF([.D65]=6));900;IF([.E65]=3;IF(OR([.D65]=7;[.D65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64]-[.Q65]" office:value-type="currency" office:currency="USD" office:value="4459.36" calcext:value-type="currency">
            <text:p>$4,459.36</text:p>
          </table:table-cell>
          <table:table-cell/>
          <table:table-cell table:style-name="ce15" table:formula="of:=[.W64]-[.Q65]+[.S65]+[.T65]" office:value-type="currency" office:currency="USD" office:value="4459.36" calcext:value-type="currency">
            <text:p>$4,459.3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22" calcext:value-type="date">
            <text:p>06/22/20</text:p>
          </table:table-cell>
          <table:table-cell table:formula="of:=WEEKDAY([.B66])" office:value-type="date" office:date-value="1900-01-01" calcext:value-type="date">
            <text:p>Monday</text:p>
          </table:table-cell>
          <table:table-cell table:formula="of:=WEEKDAY([.B66])" office:value-type="float" office:value="2" calcext:value-type="float">
            <text:p>2</text:p>
          </table:table-cell>
          <table:table-cell table:formula="of:=DAY([.B66])" office:value-type="float" office:value="22" calcext:value-type="float">
            <text:p>22</text:p>
          </table:table-cell>
          <table:table-cell/>
          <table:table-cell table:formula="of:=IF([.C66] = 6;Loan;0)" office:value-type="currency" office:currency="USD" office:value="0" calcext:value-type="currency">
            <text:p>$0.00</text:p>
          </table:table-cell>
          <table:table-cell table:formula="of:=IF([.C66]=1;Groceries;0)" office:value-type="currency" office:currency="USD" office:value="0" calcext:value-type="currency">
            <text:p>$0.00</text:p>
          </table:table-cell>
          <table:table-cell table:formula="of:=IF([.C66]=6;Shopping;0)" office:value-type="currency" office:currency="USD" office:value="0" calcext:value-type="currency">
            <text:p>$0.00</text:p>
          </table:table-cell>
          <table:table-cell table:formula="of:=IF([.C66]=6;Cigarrettes;0)" office:value-type="currency" office:currency="USD" office:value="0" calcext:value-type="currency">
            <text:p>$0.00</text:p>
          </table:table-cell>
          <table:table-cell/>
          <table:table-cell table:formula="of:=IF(DAYS([.B66];DATE(20;6;1))&gt;=0;IF([.E66]=4;Car;0);0)" office:value-type="currency" office:currency="USD" office:value="0" calcext:value-type="currency">
            <text:p>$0.00</text:p>
          </table:table-cell>
          <table:table-cell table:formula="of:=IF([.E66]=3;Insurance;0)" office:value-type="currency" office:currency="USD" office:value="0" calcext:value-type="currency">
            <text:p>$0.00</text:p>
          </table:table-cell>
          <table:table-cell table:formula="of:=IF([.E66]=5;Cellphone;0)" office:value-type="currency" office:currency="USD" office:value="0" calcext:value-type="currency">
            <text:p>$0.00</text:p>
          </table:table-cell>
          <table:table-cell table:formula="of:=IF(OR(IF([.E66]=5);IF([.E66]=12));CredCards;0)" office:value-type="currency" office:currency="USD" office:value="0" calcext:value-type="currency">
            <text:p>$0.00</text:p>
          </table:table-cell>
          <table:table-cell/>
          <table:table-cell table:formula="of:=SUM([.G66:.P66])" office:value-type="currency" office:currency="USD" office:value="0" calcext:value-type="currency">
            <text:p>$0.00</text:p>
          </table:table-cell>
          <table:table-cell/>
          <table:table-cell table:formula="of:=IF(AND(IF([.E66]=1);IF([.D66]=6));900;IF(AND(IF([.E66]=2);IF([.D66]=6));900;IF([.E66]=3;IF(OR([.D66]=7;[.D66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65]-[.Q66]" office:value-type="currency" office:currency="USD" office:value="4459.36" calcext:value-type="currency">
            <text:p>$4,459.36</text:p>
          </table:table-cell>
          <table:table-cell/>
          <table:table-cell table:style-name="ce15" table:formula="of:=[.W65]-[.Q66]+[.S66]+[.T66]" office:value-type="currency" office:currency="USD" office:value="4459.36" calcext:value-type="currency">
            <text:p>$4,459.3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23" calcext:value-type="date">
            <text:p>06/23/20</text:p>
          </table:table-cell>
          <table:table-cell table:formula="of:=WEEKDAY([.B67])" office:value-type="date" office:date-value="1900-01-02" calcext:value-type="date">
            <text:p>Tuesday</text:p>
          </table:table-cell>
          <table:table-cell table:formula="of:=WEEKDAY([.B67])" office:value-type="float" office:value="3" calcext:value-type="float">
            <text:p>3</text:p>
          </table:table-cell>
          <table:table-cell table:formula="of:=DAY([.B67])" office:value-type="float" office:value="23" calcext:value-type="float">
            <text:p>23</text:p>
          </table:table-cell>
          <table:table-cell/>
          <table:table-cell table:formula="of:=IF([.C67] = 6;Loan;0)" office:value-type="currency" office:currency="USD" office:value="0" calcext:value-type="currency">
            <text:p>$0.00</text:p>
          </table:table-cell>
          <table:table-cell table:formula="of:=IF([.C67]=1;Groceries;0)" office:value-type="currency" office:currency="USD" office:value="0" calcext:value-type="currency">
            <text:p>$0.00</text:p>
          </table:table-cell>
          <table:table-cell table:formula="of:=IF([.C67]=6;Shopping;0)" office:value-type="currency" office:currency="USD" office:value="0" calcext:value-type="currency">
            <text:p>$0.00</text:p>
          </table:table-cell>
          <table:table-cell table:formula="of:=IF([.C67]=6;Cigarrettes;0)" office:value-type="currency" office:currency="USD" office:value="0" calcext:value-type="currency">
            <text:p>$0.00</text:p>
          </table:table-cell>
          <table:table-cell/>
          <table:table-cell table:formula="of:=IF(DAYS([.B67];DATE(20;6;1))&gt;=0;IF([.E67]=4;Car;0);0)" office:value-type="currency" office:currency="USD" office:value="0" calcext:value-type="currency">
            <text:p>$0.00</text:p>
          </table:table-cell>
          <table:table-cell table:formula="of:=IF([.E67]=3;Insurance;0)" office:value-type="currency" office:currency="USD" office:value="0" calcext:value-type="currency">
            <text:p>$0.00</text:p>
          </table:table-cell>
          <table:table-cell table:formula="of:=IF([.E67]=5;Cellphone;0)" office:value-type="currency" office:currency="USD" office:value="0" calcext:value-type="currency">
            <text:p>$0.00</text:p>
          </table:table-cell>
          <table:table-cell table:formula="of:=IF(OR(IF([.E67]=5);IF([.E67]=12));CredCards;0)" office:value-type="currency" office:currency="USD" office:value="0" calcext:value-type="currency">
            <text:p>$0.00</text:p>
          </table:table-cell>
          <table:table-cell/>
          <table:table-cell table:formula="of:=SUM([.G67:.P67])" office:value-type="currency" office:currency="USD" office:value="0" calcext:value-type="currency">
            <text:p>$0.00</text:p>
          </table:table-cell>
          <table:table-cell/>
          <table:table-cell table:formula="of:=IF(AND(IF([.E67]=1);IF([.D67]=6));900;IF(AND(IF([.E67]=2);IF([.D67]=6));900;IF([.E67]=3;IF(OR([.D67]=7;[.D67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66]-[.Q67]" office:value-type="currency" office:currency="USD" office:value="4459.36" calcext:value-type="currency">
            <text:p>$4,459.36</text:p>
          </table:table-cell>
          <table:table-cell/>
          <table:table-cell table:style-name="ce15" table:formula="of:=[.W66]-[.Q67]+[.S67]+[.T67]" office:value-type="currency" office:currency="USD" office:value="4459.36" calcext:value-type="currency">
            <text:p>$4,459.3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24" calcext:value-type="date">
            <text:p>06/24/20</text:p>
          </table:table-cell>
          <table:table-cell table:formula="of:=WEEKDAY([.B68])" office:value-type="date" office:date-value="1900-01-03" calcext:value-type="date">
            <text:p>Wednesday</text:p>
          </table:table-cell>
          <table:table-cell table:formula="of:=WEEKDAY([.B68])" office:value-type="float" office:value="4" calcext:value-type="float">
            <text:p>4</text:p>
          </table:table-cell>
          <table:table-cell table:formula="of:=DAY([.B68])" office:value-type="float" office:value="24" calcext:value-type="float">
            <text:p>24</text:p>
          </table:table-cell>
          <table:table-cell/>
          <table:table-cell table:formula="of:=IF([.C68] = 6;Loan;0)" office:value-type="currency" office:currency="USD" office:value="0" calcext:value-type="currency">
            <text:p>$0.00</text:p>
          </table:table-cell>
          <table:table-cell table:formula="of:=IF([.C68]=1;Groceries;0)" office:value-type="currency" office:currency="USD" office:value="0" calcext:value-type="currency">
            <text:p>$0.00</text:p>
          </table:table-cell>
          <table:table-cell table:formula="of:=IF([.C68]=6;Shopping;0)" office:value-type="currency" office:currency="USD" office:value="0" calcext:value-type="currency">
            <text:p>$0.00</text:p>
          </table:table-cell>
          <table:table-cell table:formula="of:=IF([.C68]=6;Cigarrettes;0)" office:value-type="currency" office:currency="USD" office:value="0" calcext:value-type="currency">
            <text:p>$0.00</text:p>
          </table:table-cell>
          <table:table-cell/>
          <table:table-cell table:formula="of:=IF(DAYS([.B68];DATE(20;6;1))&gt;=0;IF([.E68]=4;Car;0);0)" office:value-type="currency" office:currency="USD" office:value="0" calcext:value-type="currency">
            <text:p>$0.00</text:p>
          </table:table-cell>
          <table:table-cell table:formula="of:=IF([.E68]=3;Insurance;0)" office:value-type="currency" office:currency="USD" office:value="0" calcext:value-type="currency">
            <text:p>$0.00</text:p>
          </table:table-cell>
          <table:table-cell table:formula="of:=IF([.E68]=5;Cellphone;0)" office:value-type="currency" office:currency="USD" office:value="0" calcext:value-type="currency">
            <text:p>$0.00</text:p>
          </table:table-cell>
          <table:table-cell table:formula="of:=IF(OR(IF([.E68]=5);IF([.E68]=12));CredCards;0)" office:value-type="currency" office:currency="USD" office:value="0" calcext:value-type="currency">
            <text:p>$0.00</text:p>
          </table:table-cell>
          <table:table-cell/>
          <table:table-cell table:formula="of:=SUM([.G68:.P68])" office:value-type="currency" office:currency="USD" office:value="0" calcext:value-type="currency">
            <text:p>$0.00</text:p>
          </table:table-cell>
          <table:table-cell/>
          <table:table-cell table:formula="of:=IF(AND(IF([.E68]=1);IF([.D68]=6));900;IF(AND(IF([.E68]=2);IF([.D68]=6));900;IF([.E68]=3;IF(OR([.D68]=7;[.D68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67]-[.Q68]" office:value-type="currency" office:currency="USD" office:value="4459.36" calcext:value-type="currency">
            <text:p>$4,459.36</text:p>
          </table:table-cell>
          <table:table-cell/>
          <table:table-cell table:style-name="ce15" table:formula="of:=[.W67]-[.Q68]+[.S68]+[.T68]" office:value-type="currency" office:currency="USD" office:value="4459.36" calcext:value-type="currency">
            <text:p>$4,459.3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25" calcext:value-type="date">
            <text:p>06/25/20</text:p>
          </table:table-cell>
          <table:table-cell table:formula="of:=WEEKDAY([.B69])" office:value-type="date" office:date-value="1900-01-04" calcext:value-type="date">
            <text:p>Thursday</text:p>
          </table:table-cell>
          <table:table-cell table:formula="of:=WEEKDAY([.B69])" office:value-type="float" office:value="5" calcext:value-type="float">
            <text:p>5</text:p>
          </table:table-cell>
          <table:table-cell table:formula="of:=DAY([.B69])" office:value-type="float" office:value="25" calcext:value-type="float">
            <text:p>25</text:p>
          </table:table-cell>
          <table:table-cell/>
          <table:table-cell table:formula="of:=IF([.C69] = 6;Loan;0)" office:value-type="currency" office:currency="USD" office:value="0" calcext:value-type="currency">
            <text:p>$0.00</text:p>
          </table:table-cell>
          <table:table-cell table:formula="of:=IF([.C69]=1;Groceries;0)" office:value-type="currency" office:currency="USD" office:value="0" calcext:value-type="currency">
            <text:p>$0.00</text:p>
          </table:table-cell>
          <table:table-cell table:formula="of:=IF([.C69]=6;Shopping;0)" office:value-type="currency" office:currency="USD" office:value="0" calcext:value-type="currency">
            <text:p>$0.00</text:p>
          </table:table-cell>
          <table:table-cell table:formula="of:=IF([.C69]=6;Cigarrettes;0)" office:value-type="currency" office:currency="USD" office:value="0" calcext:value-type="currency">
            <text:p>$0.00</text:p>
          </table:table-cell>
          <table:table-cell/>
          <table:table-cell table:formula="of:=IF(DAYS([.B69];DATE(20;6;1))&gt;=0;IF([.E69]=4;Car;0);0)" office:value-type="currency" office:currency="USD" office:value="0" calcext:value-type="currency">
            <text:p>$0.00</text:p>
          </table:table-cell>
          <table:table-cell table:formula="of:=IF([.E69]=3;Insurance;0)" office:value-type="currency" office:currency="USD" office:value="0" calcext:value-type="currency">
            <text:p>$0.00</text:p>
          </table:table-cell>
          <table:table-cell table:formula="of:=IF([.E69]=5;Cellphone;0)" office:value-type="currency" office:currency="USD" office:value="0" calcext:value-type="currency">
            <text:p>$0.00</text:p>
          </table:table-cell>
          <table:table-cell table:formula="of:=IF(OR(IF([.E69]=5);IF([.E69]=12));CredCards;0)" office:value-type="currency" office:currency="USD" office:value="0" calcext:value-type="currency">
            <text:p>$0.00</text:p>
          </table:table-cell>
          <table:table-cell/>
          <table:table-cell table:formula="of:=SUM([.G69:.P69])" office:value-type="currency" office:currency="USD" office:value="0" calcext:value-type="currency">
            <text:p>$0.00</text:p>
          </table:table-cell>
          <table:table-cell/>
          <table:table-cell table:formula="of:=IF(AND(IF([.E69]=1);IF([.D69]=6));900;IF(AND(IF([.E69]=2);IF([.D69]=6));900;IF([.E69]=3;IF(OR([.D69]=7;[.D69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68]-[.Q69]" office:value-type="currency" office:currency="USD" office:value="4459.36" calcext:value-type="currency">
            <text:p>$4,459.36</text:p>
          </table:table-cell>
          <table:table-cell/>
          <table:table-cell table:style-name="ce15" table:formula="of:=[.W68]-[.Q69]+[.S69]+[.T69]" office:value-type="currency" office:currency="USD" office:value="4459.36" calcext:value-type="currency">
            <text:p>$4,459.3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26" calcext:value-type="date">
            <text:p>06/26/20</text:p>
          </table:table-cell>
          <table:table-cell table:formula="of:=WEEKDAY([.B70])" office:value-type="date" office:date-value="1900-01-05" calcext:value-type="date">
            <text:p>Friday</text:p>
          </table:table-cell>
          <table:table-cell table:formula="of:=WEEKDAY([.B70])" office:value-type="float" office:value="6" calcext:value-type="float">
            <text:p>6</text:p>
          </table:table-cell>
          <table:table-cell table:formula="of:=DAY([.B70])" office:value-type="float" office:value="26" calcext:value-type="float">
            <text:p>26</text:p>
          </table:table-cell>
          <table:table-cell/>
          <table:table-cell table:formula="of:=IF([.C70] = 6;Loan;0)" office:value-type="currency" office:currency="USD" office:value="66.17" calcext:value-type="currency">
            <text:p>$66.17</text:p>
          </table:table-cell>
          <table:table-cell table:formula="of:=IF([.C70]=1;Groceries;0)" office:value-type="currency" office:currency="USD" office:value="0" calcext:value-type="currency">
            <text:p>$0.00</text:p>
          </table:table-cell>
          <table:table-cell table:formula="of:=IF([.C70]=6;Shopping;0)" office:value-type="currency" office:currency="USD" office:value="55" calcext:value-type="currency">
            <text:p>$55.00</text:p>
          </table:table-cell>
          <table:table-cell table:formula="of:=IF([.C70]=6;Cigarrettes;0)" office:value-type="currency" office:currency="USD" office:value="55" calcext:value-type="currency">
            <text:p>$55.00</text:p>
          </table:table-cell>
          <table:table-cell/>
          <table:table-cell table:formula="of:=IF(DAYS([.B70];DATE(20;6;1))&gt;=0;IF([.E70]=4;Car;0);0)" office:value-type="currency" office:currency="USD" office:value="0" calcext:value-type="currency">
            <text:p>$0.00</text:p>
          </table:table-cell>
          <table:table-cell table:formula="of:=IF([.E70]=3;Insurance;0)" office:value-type="currency" office:currency="USD" office:value="0" calcext:value-type="currency">
            <text:p>$0.00</text:p>
          </table:table-cell>
          <table:table-cell table:formula="of:=IF([.E70]=5;Cellphone;0)" office:value-type="currency" office:currency="USD" office:value="0" calcext:value-type="currency">
            <text:p>$0.00</text:p>
          </table:table-cell>
          <table:table-cell table:formula="of:=IF(OR(IF([.E70]=5);IF([.E70]=12));CredCards;0)" office:value-type="currency" office:currency="USD" office:value="0" calcext:value-type="currency">
            <text:p>$0.00</text:p>
          </table:table-cell>
          <table:table-cell/>
          <table:table-cell table:formula="of:=SUM([.G70:.P70])" office:value-type="currency" office:currency="USD" office:value="176.17" calcext:value-type="currency">
            <text:p>$176.17</text:p>
          </table:table-cell>
          <table:table-cell/>
          <table:table-cell table:formula="of:=IF(AND(IF([.E70]=1);IF([.D70]=6));900;IF(AND(IF([.E70]=2);IF([.D70]=6));900;IF([.E70]=3;IF(OR([.D70]=7;[.D70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69]-[.Q70]" office:value-type="currency" office:currency="USD" office:value="4283.19" calcext:value-type="currency">
            <text:p>$4,283.19</text:p>
          </table:table-cell>
          <table:table-cell/>
          <table:table-cell table:style-name="ce15" table:formula="of:=[.W69]-[.Q70]+[.S70]+[.T70]" office:value-type="currency" office:currency="USD" office:value="4283.19" calcext:value-type="currency">
            <text:p>$4,283.1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27" calcext:value-type="date">
            <text:p>06/27/20</text:p>
          </table:table-cell>
          <table:table-cell table:formula="of:=WEEKDAY([.B71])" office:value-type="date" office:date-value="1900-01-06" calcext:value-type="date">
            <text:p>Saturday</text:p>
          </table:table-cell>
          <table:table-cell table:formula="of:=WEEKDAY([.B71])" office:value-type="float" office:value="7" calcext:value-type="float">
            <text:p>7</text:p>
          </table:table-cell>
          <table:table-cell table:formula="of:=DAY([.B71])" office:value-type="float" office:value="27" calcext:value-type="float">
            <text:p>27</text:p>
          </table:table-cell>
          <table:table-cell/>
          <table:table-cell table:formula="of:=IF([.C71] = 6;Loan;0)" office:value-type="currency" office:currency="USD" office:value="0" calcext:value-type="currency">
            <text:p>$0.00</text:p>
          </table:table-cell>
          <table:table-cell table:formula="of:=IF([.C71]=1;Groceries;0)" office:value-type="currency" office:currency="USD" office:value="0" calcext:value-type="currency">
            <text:p>$0.00</text:p>
          </table:table-cell>
          <table:table-cell table:formula="of:=IF([.C71]=6;Shopping;0)" office:value-type="currency" office:currency="USD" office:value="0" calcext:value-type="currency">
            <text:p>$0.00</text:p>
          </table:table-cell>
          <table:table-cell table:formula="of:=IF([.C71]=6;Cigarrettes;0)" office:value-type="currency" office:currency="USD" office:value="0" calcext:value-type="currency">
            <text:p>$0.00</text:p>
          </table:table-cell>
          <table:table-cell/>
          <table:table-cell table:formula="of:=IF(DAYS([.B71];DATE(20;6;1))&gt;=0;IF([.E71]=4;Car;0);0)" office:value-type="currency" office:currency="USD" office:value="0" calcext:value-type="currency">
            <text:p>$0.00</text:p>
          </table:table-cell>
          <table:table-cell table:formula="of:=IF([.E71]=3;Insurance;0)" office:value-type="currency" office:currency="USD" office:value="0" calcext:value-type="currency">
            <text:p>$0.00</text:p>
          </table:table-cell>
          <table:table-cell table:formula="of:=IF([.E71]=5;Cellphone;0)" office:value-type="currency" office:currency="USD" office:value="0" calcext:value-type="currency">
            <text:p>$0.00</text:p>
          </table:table-cell>
          <table:table-cell table:formula="of:=IF(OR(IF([.E71]=5);IF([.E71]=12));CredCards;0)" office:value-type="currency" office:currency="USD" office:value="0" calcext:value-type="currency">
            <text:p>$0.00</text:p>
          </table:table-cell>
          <table:table-cell/>
          <table:table-cell table:formula="of:=SUM([.G71:.P71])" office:value-type="currency" office:currency="USD" office:value="0" calcext:value-type="currency">
            <text:p>$0.00</text:p>
          </table:table-cell>
          <table:table-cell/>
          <table:table-cell table:formula="of:=IF(AND(IF([.E71]=1);IF([.D71]=6));900;IF(AND(IF([.E71]=2);IF([.D71]=6));900;IF([.E71]=3;IF(OR([.D71]=7;[.D71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70]-[.Q71]" office:value-type="currency" office:currency="USD" office:value="4283.19" calcext:value-type="currency">
            <text:p>$4,283.19</text:p>
          </table:table-cell>
          <table:table-cell/>
          <table:table-cell table:style-name="ce15" table:formula="of:=[.W70]-[.Q71]+[.S71]+[.T71]" office:value-type="currency" office:currency="USD" office:value="4283.19" calcext:value-type="currency">
            <text:p>$4,283.1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28" calcext:value-type="date">
            <text:p>06/28/20</text:p>
          </table:table-cell>
          <table:table-cell table:formula="of:=WEEKDAY([.B72])" office:value-type="date" office:date-value="1899-12-31" calcext:value-type="date">
            <text:p>Sunday</text:p>
          </table:table-cell>
          <table:table-cell table:formula="of:=WEEKDAY([.B72])" office:value-type="float" office:value="1" calcext:value-type="float">
            <text:p>1</text:p>
          </table:table-cell>
          <table:table-cell table:formula="of:=DAY([.B72])" office:value-type="float" office:value="28" calcext:value-type="float">
            <text:p>28</text:p>
          </table:table-cell>
          <table:table-cell/>
          <table:table-cell table:formula="of:=IF([.C72] = 6;Loan;0)" office:value-type="currency" office:currency="USD" office:value="0" calcext:value-type="currency">
            <text:p>$0.00</text:p>
          </table:table-cell>
          <table:table-cell table:formula="of:=IF([.C72]=1;Groceries;0)" office:value-type="currency" office:currency="USD" office:value="115" calcext:value-type="currency">
            <text:p>$115.00</text:p>
          </table:table-cell>
          <table:table-cell table:formula="of:=IF([.C72]=6;Shopping;0)" office:value-type="currency" office:currency="USD" office:value="0" calcext:value-type="currency">
            <text:p>$0.00</text:p>
          </table:table-cell>
          <table:table-cell table:formula="of:=IF([.C72]=6;Cigarrettes;0)" office:value-type="currency" office:currency="USD" office:value="0" calcext:value-type="currency">
            <text:p>$0.00</text:p>
          </table:table-cell>
          <table:table-cell/>
          <table:table-cell table:formula="of:=IF(DAYS([.B72];DATE(20;6;1))&gt;=0;IF([.E72]=4;Car;0);0)" office:value-type="currency" office:currency="USD" office:value="0" calcext:value-type="currency">
            <text:p>$0.00</text:p>
          </table:table-cell>
          <table:table-cell table:formula="of:=IF([.E72]=3;Insurance;0)" office:value-type="currency" office:currency="USD" office:value="0" calcext:value-type="currency">
            <text:p>$0.00</text:p>
          </table:table-cell>
          <table:table-cell table:formula="of:=IF([.E72]=5;Cellphone;0)" office:value-type="currency" office:currency="USD" office:value="0" calcext:value-type="currency">
            <text:p>$0.00</text:p>
          </table:table-cell>
          <table:table-cell table:formula="of:=IF(OR(IF([.E72]=5);IF([.E72]=12));CredCards;0)" office:value-type="currency" office:currency="USD" office:value="0" calcext:value-type="currency">
            <text:p>$0.00</text:p>
          </table:table-cell>
          <table:table-cell/>
          <table:table-cell table:formula="of:=SUM([.G72:.P72])" office:value-type="currency" office:currency="USD" office:value="115" calcext:value-type="currency">
            <text:p>$115.00</text:p>
          </table:table-cell>
          <table:table-cell/>
          <table:table-cell table:formula="of:=IF(AND(IF([.E72]=1);IF([.D72]=6));900;IF(AND(IF([.E72]=2);IF([.D72]=6));900;IF([.E72]=3;IF(OR([.D72]=7;[.D72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71]-[.Q72]" office:value-type="currency" office:currency="USD" office:value="4168.19" calcext:value-type="currency">
            <text:p>$4,168.19</text:p>
          </table:table-cell>
          <table:table-cell/>
          <table:table-cell table:style-name="ce15" table:formula="of:=[.W71]-[.Q72]+[.S72]+[.T72]" office:value-type="currency" office:currency="USD" office:value="4168.19" calcext:value-type="currency">
            <text:p>$4,168.1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29" calcext:value-type="date">
            <text:p>06/29/20</text:p>
          </table:table-cell>
          <table:table-cell table:formula="of:=WEEKDAY([.B73])" office:value-type="date" office:date-value="1900-01-01" calcext:value-type="date">
            <text:p>Monday</text:p>
          </table:table-cell>
          <table:table-cell table:formula="of:=WEEKDAY([.B73])" office:value-type="float" office:value="2" calcext:value-type="float">
            <text:p>2</text:p>
          </table:table-cell>
          <table:table-cell table:formula="of:=DAY([.B73])" office:value-type="float" office:value="29" calcext:value-type="float">
            <text:p>29</text:p>
          </table:table-cell>
          <table:table-cell/>
          <table:table-cell table:formula="of:=IF([.C73] = 6;Loan;0)" office:value-type="currency" office:currency="USD" office:value="0" calcext:value-type="currency">
            <text:p>$0.00</text:p>
          </table:table-cell>
          <table:table-cell table:formula="of:=IF([.C73]=1;Groceries;0)" office:value-type="currency" office:currency="USD" office:value="0" calcext:value-type="currency">
            <text:p>$0.00</text:p>
          </table:table-cell>
          <table:table-cell table:formula="of:=IF([.C73]=6;Shopping;0)" office:value-type="currency" office:currency="USD" office:value="0" calcext:value-type="currency">
            <text:p>$0.00</text:p>
          </table:table-cell>
          <table:table-cell table:formula="of:=IF([.C73]=6;Cigarrettes;0)" office:value-type="currency" office:currency="USD" office:value="0" calcext:value-type="currency">
            <text:p>$0.00</text:p>
          </table:table-cell>
          <table:table-cell/>
          <table:table-cell table:formula="of:=IF(DAYS([.B73];DATE(20;6;1))&gt;=0;IF([.E73]=4;Car;0);0)" office:value-type="currency" office:currency="USD" office:value="0" calcext:value-type="currency">
            <text:p>$0.00</text:p>
          </table:table-cell>
          <table:table-cell table:formula="of:=IF([.E73]=3;Insurance;0)" office:value-type="currency" office:currency="USD" office:value="0" calcext:value-type="currency">
            <text:p>$0.00</text:p>
          </table:table-cell>
          <table:table-cell table:formula="of:=IF([.E73]=5;Cellphone;0)" office:value-type="currency" office:currency="USD" office:value="0" calcext:value-type="currency">
            <text:p>$0.00</text:p>
          </table:table-cell>
          <table:table-cell table:formula="of:=IF(OR(IF([.E73]=5);IF([.E73]=12));CredCards;0)" office:value-type="currency" office:currency="USD" office:value="0" calcext:value-type="currency">
            <text:p>$0.00</text:p>
          </table:table-cell>
          <table:table-cell/>
          <table:table-cell table:formula="of:=SUM([.G73:.P73])" office:value-type="currency" office:currency="USD" office:value="0" calcext:value-type="currency">
            <text:p>$0.00</text:p>
          </table:table-cell>
          <table:table-cell/>
          <table:table-cell table:formula="of:=IF(AND(IF([.E73]=1);IF([.D73]=6));900;IF(AND(IF([.E73]=2);IF([.D73]=6));900;IF([.E73]=3;IF(OR([.D73]=7;[.D7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72]-[.Q73]" office:value-type="currency" office:currency="USD" office:value="4168.19" calcext:value-type="currency">
            <text:p>$4,168.19</text:p>
          </table:table-cell>
          <table:table-cell/>
          <table:table-cell table:style-name="ce15" table:formula="of:=[.W72]-[.Q73]+[.S73]+[.T73]" office:value-type="currency" office:currency="USD" office:value="4168.19" calcext:value-type="currency">
            <text:p>$4,168.1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6-30" calcext:value-type="date">
            <text:p>06/30/20</text:p>
          </table:table-cell>
          <table:table-cell table:formula="of:=WEEKDAY([.B74])" office:value-type="date" office:date-value="1900-01-02" calcext:value-type="date">
            <text:p>Tuesday</text:p>
          </table:table-cell>
          <table:table-cell table:formula="of:=WEEKDAY([.B74])" office:value-type="float" office:value="3" calcext:value-type="float">
            <text:p>3</text:p>
          </table:table-cell>
          <table:table-cell table:formula="of:=DAY([.B74])" office:value-type="float" office:value="30" calcext:value-type="float">
            <text:p>30</text:p>
          </table:table-cell>
          <table:table-cell/>
          <table:table-cell table:formula="of:=IF([.C74] = 6;Loan;0)" office:value-type="currency" office:currency="USD" office:value="0" calcext:value-type="currency">
            <text:p>$0.00</text:p>
          </table:table-cell>
          <table:table-cell table:formula="of:=IF([.C74]=1;Groceries;0)" office:value-type="currency" office:currency="USD" office:value="0" calcext:value-type="currency">
            <text:p>$0.00</text:p>
          </table:table-cell>
          <table:table-cell table:formula="of:=IF([.C74]=6;Shopping;0)" office:value-type="currency" office:currency="USD" office:value="0" calcext:value-type="currency">
            <text:p>$0.00</text:p>
          </table:table-cell>
          <table:table-cell table:formula="of:=IF([.C74]=6;Cigarrettes;0)" office:value-type="currency" office:currency="USD" office:value="0" calcext:value-type="currency">
            <text:p>$0.00</text:p>
          </table:table-cell>
          <table:table-cell/>
          <table:table-cell table:formula="of:=IF(DAYS([.B74];DATE(20;6;1))&gt;=0;IF([.E74]=4;Car;0);0)" office:value-type="currency" office:currency="USD" office:value="0" calcext:value-type="currency">
            <text:p>$0.00</text:p>
          </table:table-cell>
          <table:table-cell table:formula="of:=IF([.E74]=3;Insurance;0)" office:value-type="currency" office:currency="USD" office:value="0" calcext:value-type="currency">
            <text:p>$0.00</text:p>
          </table:table-cell>
          <table:table-cell table:formula="of:=IF([.E74]=5;Cellphone;0)" office:value-type="currency" office:currency="USD" office:value="0" calcext:value-type="currency">
            <text:p>$0.00</text:p>
          </table:table-cell>
          <table:table-cell table:formula="of:=IF(OR(IF([.E74]=5);IF([.E74]=12));CredCards;0)" office:value-type="currency" office:currency="USD" office:value="0" calcext:value-type="currency">
            <text:p>$0.00</text:p>
          </table:table-cell>
          <table:table-cell/>
          <table:table-cell table:formula="of:=SUM([.G74:.P74])" office:value-type="currency" office:currency="USD" office:value="0" calcext:value-type="currency">
            <text:p>$0.00</text:p>
          </table:table-cell>
          <table:table-cell/>
          <table:table-cell table:formula="of:=IF(AND(IF([.E74]=1);IF([.D74]=6));900;IF(AND(IF([.E74]=2);IF([.D74]=6));900;IF([.E74]=3;IF(OR([.D74]=7;[.D74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73]-[.Q74]" office:value-type="currency" office:currency="USD" office:value="4168.19" calcext:value-type="currency">
            <text:p>$4,168.19</text:p>
          </table:table-cell>
          <table:table-cell/>
          <table:table-cell table:style-name="ce15" table:formula="of:=[.W73]-[.Q74]+[.S74]+[.T74]" office:value-type="currency" office:currency="USD" office:value="4168.19" calcext:value-type="currency">
            <text:p>$4,168.1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01" calcext:value-type="date">
            <text:p>07/01/20</text:p>
          </table:table-cell>
          <table:table-cell table:formula="of:=WEEKDAY([.B75])" office:value-type="date" office:date-value="1900-01-03" calcext:value-type="date">
            <text:p>Wednesday</text:p>
          </table:table-cell>
          <table:table-cell table:formula="of:=WEEKDAY([.B75])" office:value-type="float" office:value="4" calcext:value-type="float">
            <text:p>4</text:p>
          </table:table-cell>
          <table:table-cell table:formula="of:=DAY([.B75])" office:value-type="float" office:value="1" calcext:value-type="float">
            <text:p>1</text:p>
          </table:table-cell>
          <table:table-cell/>
          <table:table-cell table:formula="of:=IF([.C75] = 6;Loan;0)" office:value-type="currency" office:currency="USD" office:value="0" calcext:value-type="currency">
            <text:p>$0.00</text:p>
          </table:table-cell>
          <table:table-cell table:formula="of:=IF([.C75]=1;Groceries;0)" office:value-type="currency" office:currency="USD" office:value="0" calcext:value-type="currency">
            <text:p>$0.00</text:p>
          </table:table-cell>
          <table:table-cell table:formula="of:=IF([.C75]=6;Shopping;0)" office:value-type="currency" office:currency="USD" office:value="0" calcext:value-type="currency">
            <text:p>$0.00</text:p>
          </table:table-cell>
          <table:table-cell table:formula="of:=IF([.C75]=6;Cigarrettes;0)" office:value-type="currency" office:currency="USD" office:value="0" calcext:value-type="currency">
            <text:p>$0.00</text:p>
          </table:table-cell>
          <table:table-cell/>
          <table:table-cell table:formula="of:=IF(DAYS([.B75];DATE(20;6;1))&gt;=0;IF([.E75]=4;Car;0);0)" office:value-type="currency" office:currency="USD" office:value="0" calcext:value-type="currency">
            <text:p>$0.00</text:p>
          </table:table-cell>
          <table:table-cell table:formula="of:=IF([.E75]=3;Insurance;0)" office:value-type="currency" office:currency="USD" office:value="0" calcext:value-type="currency">
            <text:p>$0.00</text:p>
          </table:table-cell>
          <table:table-cell table:formula="of:=IF([.E75]=5;Cellphone;0)" office:value-type="currency" office:currency="USD" office:value="0" calcext:value-type="currency">
            <text:p>$0.00</text:p>
          </table:table-cell>
          <table:table-cell table:formula="of:=IF(OR(IF([.E75]=5);IF([.E75]=12));CredCards;0)" office:value-type="currency" office:currency="USD" office:value="0" calcext:value-type="currency">
            <text:p>$0.00</text:p>
          </table:table-cell>
          <table:table-cell/>
          <table:table-cell table:formula="of:=SUM([.G75:.P75])" office:value-type="currency" office:currency="USD" office:value="0" calcext:value-type="currency">
            <text:p>$0.00</text:p>
          </table:table-cell>
          <table:table-cell/>
          <table:table-cell table:formula="of:=IF(AND(IF([.E75]=1);IF([.D75]=6));900;IF(AND(IF([.E75]=2);IF([.D75]=6));900;IF([.E75]=3;IF(OR([.D75]=7;[.D75]=1);0;900);0)))" office:value-type="currency" office:currency="USD" office:value="0" calcext:value-type="currency">
            <text:p>$0.00</text:p>
          </table:table-cell>
          <table:table-cell office:value-type="currency" office:currency="USD" office:value="2100" calcext:value-type="currency">
            <text:p>$2,100.00</text:p>
          </table:table-cell>
          <table:table-cell table:style-name="ce15" table:formula="of:=[.W74]-[.Q75]" office:value-type="currency" office:currency="USD" office:value="4168.19" calcext:value-type="currency">
            <text:p>$4,168.19</text:p>
          </table:table-cell>
          <table:table-cell/>
          <table:table-cell table:style-name="ce15" table:formula="of:=[.W74]-[.Q75]+[.S75]+[.T75]" office:value-type="currency" office:currency="USD" office:value="6268.19" calcext:value-type="currency">
            <text:p>$6,268.1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02" calcext:value-type="date">
            <text:p>07/02/20</text:p>
          </table:table-cell>
          <table:table-cell table:formula="of:=WEEKDAY([.B76])" office:value-type="date" office:date-value="1900-01-04" calcext:value-type="date">
            <text:p>Thursday</text:p>
          </table:table-cell>
          <table:table-cell table:formula="of:=WEEKDAY([.B76])" office:value-type="float" office:value="5" calcext:value-type="float">
            <text:p>5</text:p>
          </table:table-cell>
          <table:table-cell table:formula="of:=DAY([.B76])" office:value-type="float" office:value="2" calcext:value-type="float">
            <text:p>2</text:p>
          </table:table-cell>
          <table:table-cell/>
          <table:table-cell table:formula="of:=IF([.C76] = 6;Loan;0)" office:value-type="currency" office:currency="USD" office:value="0" calcext:value-type="currency">
            <text:p>$0.00</text:p>
          </table:table-cell>
          <table:table-cell table:formula="of:=IF([.C76]=1;Groceries;0)" office:value-type="currency" office:currency="USD" office:value="0" calcext:value-type="currency">
            <text:p>$0.00</text:p>
          </table:table-cell>
          <table:table-cell table:formula="of:=IF([.C76]=6;Shopping;0)" office:value-type="currency" office:currency="USD" office:value="0" calcext:value-type="currency">
            <text:p>$0.00</text:p>
          </table:table-cell>
          <table:table-cell table:formula="of:=IF([.C76]=6;Cigarrettes;0)" office:value-type="currency" office:currency="USD" office:value="0" calcext:value-type="currency">
            <text:p>$0.00</text:p>
          </table:table-cell>
          <table:table-cell/>
          <table:table-cell table:formula="of:=IF(DAYS([.B76];DATE(20;6;1))&gt;=0;IF([.E76]=4;Car;0);0)" office:value-type="currency" office:currency="USD" office:value="0" calcext:value-type="currency">
            <text:p>$0.00</text:p>
          </table:table-cell>
          <table:table-cell table:formula="of:=IF([.E76]=3;Insurance;0)" office:value-type="currency" office:currency="USD" office:value="0" calcext:value-type="currency">
            <text:p>$0.00</text:p>
          </table:table-cell>
          <table:table-cell table:formula="of:=IF([.E76]=5;Cellphone;0)" office:value-type="currency" office:currency="USD" office:value="0" calcext:value-type="currency">
            <text:p>$0.00</text:p>
          </table:table-cell>
          <table:table-cell table:formula="of:=IF(OR(IF([.E76]=5);IF([.E76]=12));CredCards;0)" office:value-type="currency" office:currency="USD" office:value="0" calcext:value-type="currency">
            <text:p>$0.00</text:p>
          </table:table-cell>
          <table:table-cell/>
          <table:table-cell table:formula="of:=SUM([.G76:.P76])" office:value-type="currency" office:currency="USD" office:value="0" calcext:value-type="currency">
            <text:p>$0.00</text:p>
          </table:table-cell>
          <table:table-cell/>
          <table:table-cell table:formula="of:=IF(AND(IF([.E76]=1);IF([.D76]=6));900;IF(AND(IF([.E76]=2);IF([.D76]=6));900;IF([.E76]=3;IF(OR([.D76]=7;[.D76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75]-[.Q76]" office:value-type="currency" office:currency="USD" office:value="6268.19" calcext:value-type="currency">
            <text:p>$6,268.19</text:p>
          </table:table-cell>
          <table:table-cell/>
          <table:table-cell table:style-name="ce15" table:formula="of:=[.W75]-[.Q76]+[.S76]+[.T76]" office:value-type="currency" office:currency="USD" office:value="6268.19" calcext:value-type="currency">
            <text:p>$6,268.1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03" calcext:value-type="date">
            <text:p>07/03/20</text:p>
          </table:table-cell>
          <table:table-cell table:formula="of:=WEEKDAY([.B77])" office:value-type="date" office:date-value="1900-01-05" calcext:value-type="date">
            <text:p>Friday</text:p>
          </table:table-cell>
          <table:table-cell table:formula="of:=WEEKDAY([.B77])" office:value-type="float" office:value="6" calcext:value-type="float">
            <text:p>6</text:p>
          </table:table-cell>
          <table:table-cell table:formula="of:=DAY([.B77])" office:value-type="float" office:value="3" calcext:value-type="float">
            <text:p>3</text:p>
          </table:table-cell>
          <table:table-cell/>
          <table:table-cell table:formula="of:=IF([.C77] = 6;Loan;0)" office:value-type="currency" office:currency="USD" office:value="66.17" calcext:value-type="currency">
            <text:p>$66.17</text:p>
          </table:table-cell>
          <table:table-cell table:formula="of:=IF([.C77]=1;Groceries;0)" office:value-type="currency" office:currency="USD" office:value="0" calcext:value-type="currency">
            <text:p>$0.00</text:p>
          </table:table-cell>
          <table:table-cell table:formula="of:=IF([.C77]=6;Shopping;0)" office:value-type="currency" office:currency="USD" office:value="55" calcext:value-type="currency">
            <text:p>$55.00</text:p>
          </table:table-cell>
          <table:table-cell table:formula="of:=IF([.C77]=6;Cigarrettes;0)" office:value-type="currency" office:currency="USD" office:value="55" calcext:value-type="currency">
            <text:p>$55.00</text:p>
          </table:table-cell>
          <table:table-cell/>
          <table:table-cell table:formula="of:=IF(DAYS([.B77];DATE(20;6;1))&gt;=0;IF([.E77]=4;Car;0);0)" office:value-type="currency" office:currency="USD" office:value="0" calcext:value-type="currency">
            <text:p>$0.00</text:p>
          </table:table-cell>
          <table:table-cell table:formula="of:=IF([.E77]=3;Insurance;0)" office:value-type="currency" office:currency="USD" office:value="210" calcext:value-type="currency">
            <text:p>$210.00</text:p>
          </table:table-cell>
          <table:table-cell table:formula="of:=IF([.E77]=5;Cellphone;0)" office:value-type="currency" office:currency="USD" office:value="0" calcext:value-type="currency">
            <text:p>$0.00</text:p>
          </table:table-cell>
          <table:table-cell table:formula="of:=IF(OR(IF([.E77]=5);IF([.E77]=12));CredCards;0)" office:value-type="currency" office:currency="USD" office:value="0" calcext:value-type="currency">
            <text:p>$0.00</text:p>
          </table:table-cell>
          <table:table-cell/>
          <table:table-cell table:formula="of:=SUM([.G77:.P77])" office:value-type="currency" office:currency="USD" office:value="386.17" calcext:value-type="currency">
            <text:p>$386.17</text:p>
          </table:table-cell>
          <table:table-cell/>
          <table:table-cell table:formula="of:=IF(AND(IF([.E77]=1);IF([.D77]=6));900;IF(AND(IF([.E77]=2);IF([.D77]=6));900;IF([.E77]=3;IF(OR([.D77]=7;[.D77]=1);0;900);0)))" office:value-type="currency" office:currency="USD" office:value="900" calcext:value-type="currency">
            <text:p>$900.00</text:p>
          </table:table-cell>
          <table:table-cell/>
          <table:table-cell table:style-name="ce15" table:formula="of:=[.W76]-[.Q77]" office:value-type="currency" office:currency="USD" office:value="5882.02" calcext:value-type="currency">
            <text:p>$5,882.02</text:p>
          </table:table-cell>
          <table:table-cell/>
          <table:table-cell table:style-name="ce15" table:formula="of:=[.W76]-[.Q77]+[.S77]+[.T77]" office:value-type="currency" office:currency="USD" office:value="6782.02" calcext:value-type="currency">
            <text:p>$6,782.02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04" calcext:value-type="date">
            <text:p>07/04/20</text:p>
          </table:table-cell>
          <table:table-cell table:formula="of:=WEEKDAY([.B78])" office:value-type="date" office:date-value="1900-01-06" calcext:value-type="date">
            <text:p>Saturday</text:p>
          </table:table-cell>
          <table:table-cell table:formula="of:=WEEKDAY([.B78])" office:value-type="float" office:value="7" calcext:value-type="float">
            <text:p>7</text:p>
          </table:table-cell>
          <table:table-cell table:formula="of:=DAY([.B78])" office:value-type="float" office:value="4" calcext:value-type="float">
            <text:p>4</text:p>
          </table:table-cell>
          <table:table-cell/>
          <table:table-cell table:formula="of:=IF([.C78] = 6;Loan;0)" office:value-type="currency" office:currency="USD" office:value="0" calcext:value-type="currency">
            <text:p>$0.00</text:p>
          </table:table-cell>
          <table:table-cell table:formula="of:=IF([.C78]=1;Groceries;0)" office:value-type="currency" office:currency="USD" office:value="0" calcext:value-type="currency">
            <text:p>$0.00</text:p>
          </table:table-cell>
          <table:table-cell table:formula="of:=IF([.C78]=6;Shopping;0)" office:value-type="currency" office:currency="USD" office:value="0" calcext:value-type="currency">
            <text:p>$0.00</text:p>
          </table:table-cell>
          <table:table-cell table:formula="of:=IF([.C78]=6;Cigarrettes;0)" office:value-type="currency" office:currency="USD" office:value="0" calcext:value-type="currency">
            <text:p>$0.00</text:p>
          </table:table-cell>
          <table:table-cell/>
          <table:table-cell table:formula="of:=IF(DAYS([.B78];DATE(20;6;1))&gt;=0;IF([.E78]=4;Car;0);0)" office:value-type="currency" office:currency="USD" office:value="503.14" calcext:value-type="currency">
            <text:p>$503.14</text:p>
          </table:table-cell>
          <table:table-cell table:formula="of:=IF([.E78]=3;Insurance;0)" office:value-type="currency" office:currency="USD" office:value="0" calcext:value-type="currency">
            <text:p>$0.00</text:p>
          </table:table-cell>
          <table:table-cell table:formula="of:=IF([.E78]=5;Cellphone;0)" office:value-type="currency" office:currency="USD" office:value="0" calcext:value-type="currency">
            <text:p>$0.00</text:p>
          </table:table-cell>
          <table:table-cell table:formula="of:=IF(OR(IF([.E78]=5);IF([.E78]=12));CredCards;0)" office:value-type="currency" office:currency="USD" office:value="0" calcext:value-type="currency">
            <text:p>$0.00</text:p>
          </table:table-cell>
          <table:table-cell/>
          <table:table-cell table:formula="of:=SUM([.G78:.P78])" office:value-type="currency" office:currency="USD" office:value="503.14" calcext:value-type="currency">
            <text:p>$503.14</text:p>
          </table:table-cell>
          <table:table-cell/>
          <table:table-cell table:formula="of:=IF(AND(IF([.E78]=1);IF([.D78]=6));900;IF(AND(IF([.E78]=2);IF([.D78]=6));900;IF([.E78]=3;IF(OR([.D78]=7;[.D78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77]-[.Q78]" office:value-type="currency" office:currency="USD" office:value="6278.88" calcext:value-type="currency">
            <text:p>$6,278.88</text:p>
          </table:table-cell>
          <table:table-cell/>
          <table:table-cell table:style-name="ce15" table:formula="of:=[.W77]-[.Q78]+[.S78]+[.T78]" office:value-type="currency" office:currency="USD" office:value="6278.88" calcext:value-type="currency">
            <text:p>$6,278.8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05" calcext:value-type="date">
            <text:p>07/05/20</text:p>
          </table:table-cell>
          <table:table-cell table:formula="of:=WEEKDAY([.B79])" office:value-type="date" office:date-value="1899-12-31" calcext:value-type="date">
            <text:p>Sunday</text:p>
          </table:table-cell>
          <table:table-cell table:formula="of:=WEEKDAY([.B79])" office:value-type="float" office:value="1" calcext:value-type="float">
            <text:p>1</text:p>
          </table:table-cell>
          <table:table-cell table:formula="of:=DAY([.B79])" office:value-type="float" office:value="5" calcext:value-type="float">
            <text:p>5</text:p>
          </table:table-cell>
          <table:table-cell/>
          <table:table-cell table:formula="of:=IF([.C79] = 6;Loan;0)" office:value-type="currency" office:currency="USD" office:value="0" calcext:value-type="currency">
            <text:p>$0.00</text:p>
          </table:table-cell>
          <table:table-cell table:formula="of:=IF([.C79]=1;Groceries;0)" office:value-type="currency" office:currency="USD" office:value="115" calcext:value-type="currency">
            <text:p>$115.00</text:p>
          </table:table-cell>
          <table:table-cell table:formula="of:=IF([.C79]=6;Shopping;0)" office:value-type="currency" office:currency="USD" office:value="0" calcext:value-type="currency">
            <text:p>$0.00</text:p>
          </table:table-cell>
          <table:table-cell table:formula="of:=IF([.C79]=6;Cigarrettes;0)" office:value-type="currency" office:currency="USD" office:value="0" calcext:value-type="currency">
            <text:p>$0.00</text:p>
          </table:table-cell>
          <table:table-cell/>
          <table:table-cell table:formula="of:=IF(DAYS([.B79];DATE(20;6;1))&gt;=0;IF([.E79]=4;Car;0);0)" office:value-type="currency" office:currency="USD" office:value="0" calcext:value-type="currency">
            <text:p>$0.00</text:p>
          </table:table-cell>
          <table:table-cell table:formula="of:=IF([.E79]=3;Insurance;0)" office:value-type="currency" office:currency="USD" office:value="0" calcext:value-type="currency">
            <text:p>$0.00</text:p>
          </table:table-cell>
          <table:table-cell table:formula="of:=IF([.E79]=5;Cellphone;0)" office:value-type="currency" office:currency="USD" office:value="230" calcext:value-type="currency">
            <text:p>$230.00</text:p>
          </table:table-cell>
          <table:table-cell table:formula="of:=IF(OR(IF([.E79]=5);IF([.E79]=12));CredCards;0)" office:value-type="currency" office:currency="USD" office:value="60" calcext:value-type="currency">
            <text:p>$60.00</text:p>
          </table:table-cell>
          <table:table-cell/>
          <table:table-cell table:formula="of:=SUM([.G79:.P79])" office:value-type="currency" office:currency="USD" office:value="405" calcext:value-type="currency">
            <text:p>$405.00</text:p>
          </table:table-cell>
          <table:table-cell/>
          <table:table-cell table:formula="of:=IF(AND(IF([.E79]=1);IF([.D79]=6));900;IF(AND(IF([.E79]=2);IF([.D79]=6));900;IF([.E79]=3;IF(OR([.D79]=7;[.D79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78]-[.Q79]" office:value-type="currency" office:currency="USD" office:value="5873.88" calcext:value-type="currency">
            <text:p>$5,873.88</text:p>
          </table:table-cell>
          <table:table-cell/>
          <table:table-cell table:style-name="ce15" table:formula="of:=[.W78]-[.Q79]+[.S79]+[.T79]" office:value-type="currency" office:currency="USD" office:value="5873.88" calcext:value-type="currency">
            <text:p>$5,873.8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06" calcext:value-type="date">
            <text:p>07/06/20</text:p>
          </table:table-cell>
          <table:table-cell table:formula="of:=WEEKDAY([.B80])" office:value-type="date" office:date-value="1900-01-01" calcext:value-type="date">
            <text:p>Monday</text:p>
          </table:table-cell>
          <table:table-cell table:formula="of:=WEEKDAY([.B80])" office:value-type="float" office:value="2" calcext:value-type="float">
            <text:p>2</text:p>
          </table:table-cell>
          <table:table-cell table:formula="of:=DAY([.B80])" office:value-type="float" office:value="6" calcext:value-type="float">
            <text:p>6</text:p>
          </table:table-cell>
          <table:table-cell/>
          <table:table-cell table:formula="of:=IF([.C80] = 6;Loan;0)" office:value-type="currency" office:currency="USD" office:value="0" calcext:value-type="currency">
            <text:p>$0.00</text:p>
          </table:table-cell>
          <table:table-cell table:formula="of:=IF([.C80]=1;Groceries;0)" office:value-type="currency" office:currency="USD" office:value="0" calcext:value-type="currency">
            <text:p>$0.00</text:p>
          </table:table-cell>
          <table:table-cell table:formula="of:=IF([.C80]=6;Shopping;0)" office:value-type="currency" office:currency="USD" office:value="0" calcext:value-type="currency">
            <text:p>$0.00</text:p>
          </table:table-cell>
          <table:table-cell table:formula="of:=IF([.C80]=6;Cigarrettes;0)" office:value-type="currency" office:currency="USD" office:value="0" calcext:value-type="currency">
            <text:p>$0.00</text:p>
          </table:table-cell>
          <table:table-cell/>
          <table:table-cell table:formula="of:=IF(DAYS([.B80];DATE(20;6;1))&gt;=0;IF([.E80]=4;Car;0);0)" office:value-type="currency" office:currency="USD" office:value="0" calcext:value-type="currency">
            <text:p>$0.00</text:p>
          </table:table-cell>
          <table:table-cell table:formula="of:=IF([.E80]=3;Insurance;0)" office:value-type="currency" office:currency="USD" office:value="0" calcext:value-type="currency">
            <text:p>$0.00</text:p>
          </table:table-cell>
          <table:table-cell table:formula="of:=IF([.E80]=5;Cellphone;0)" office:value-type="currency" office:currency="USD" office:value="0" calcext:value-type="currency">
            <text:p>$0.00</text:p>
          </table:table-cell>
          <table:table-cell table:formula="of:=IF(OR(IF([.E80]=5);IF([.E80]=12));CredCards;0)" office:value-type="currency" office:currency="USD" office:value="0" calcext:value-type="currency">
            <text:p>$0.00</text:p>
          </table:table-cell>
          <table:table-cell/>
          <table:table-cell table:formula="of:=SUM([.G80:.P80])" office:value-type="currency" office:currency="USD" office:value="0" calcext:value-type="currency">
            <text:p>$0.00</text:p>
          </table:table-cell>
          <table:table-cell/>
          <table:table-cell table:formula="of:=IF(AND(IF([.E80]=1);IF([.D80]=6));900;IF(AND(IF([.E80]=2);IF([.D80]=6));900;IF([.E80]=3;IF(OR([.D80]=7;[.D80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79]-[.Q80]" office:value-type="currency" office:currency="USD" office:value="5873.88" calcext:value-type="currency">
            <text:p>$5,873.88</text:p>
          </table:table-cell>
          <table:table-cell/>
          <table:table-cell table:style-name="ce15" table:formula="of:=[.W79]-[.Q80]+[.S80]+[.T80]" office:value-type="currency" office:currency="USD" office:value="5873.88" calcext:value-type="currency">
            <text:p>$5,873.8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07" calcext:value-type="date">
            <text:p>07/07/20</text:p>
          </table:table-cell>
          <table:table-cell table:formula="of:=WEEKDAY([.B81])" office:value-type="date" office:date-value="1900-01-02" calcext:value-type="date">
            <text:p>Tuesday</text:p>
          </table:table-cell>
          <table:table-cell table:formula="of:=WEEKDAY([.B81])" office:value-type="float" office:value="3" calcext:value-type="float">
            <text:p>3</text:p>
          </table:table-cell>
          <table:table-cell table:formula="of:=DAY([.B81])" office:value-type="float" office:value="7" calcext:value-type="float">
            <text:p>7</text:p>
          </table:table-cell>
          <table:table-cell/>
          <table:table-cell table:formula="of:=IF([.C81] = 6;Loan;0)" office:value-type="currency" office:currency="USD" office:value="0" calcext:value-type="currency">
            <text:p>$0.00</text:p>
          </table:table-cell>
          <table:table-cell table:formula="of:=IF([.C81]=1;Groceries;0)" office:value-type="currency" office:currency="USD" office:value="0" calcext:value-type="currency">
            <text:p>$0.00</text:p>
          </table:table-cell>
          <table:table-cell table:formula="of:=IF([.C81]=6;Shopping;0)" office:value-type="currency" office:currency="USD" office:value="0" calcext:value-type="currency">
            <text:p>$0.00</text:p>
          </table:table-cell>
          <table:table-cell table:formula="of:=IF([.C81]=6;Cigarrettes;0)" office:value-type="currency" office:currency="USD" office:value="0" calcext:value-type="currency">
            <text:p>$0.00</text:p>
          </table:table-cell>
          <table:table-cell/>
          <table:table-cell table:formula="of:=IF(DAYS([.B81];DATE(20;6;1))&gt;=0;IF([.E81]=4;Car;0);0)" office:value-type="currency" office:currency="USD" office:value="0" calcext:value-type="currency">
            <text:p>$0.00</text:p>
          </table:table-cell>
          <table:table-cell table:formula="of:=IF([.E81]=3;Insurance;0)" office:value-type="currency" office:currency="USD" office:value="0" calcext:value-type="currency">
            <text:p>$0.00</text:p>
          </table:table-cell>
          <table:table-cell table:formula="of:=IF([.E81]=5;Cellphone;0)" office:value-type="currency" office:currency="USD" office:value="0" calcext:value-type="currency">
            <text:p>$0.00</text:p>
          </table:table-cell>
          <table:table-cell table:formula="of:=IF(OR(IF([.E81]=5);IF([.E81]=12));CredCards;0)" office:value-type="currency" office:currency="USD" office:value="0" calcext:value-type="currency">
            <text:p>$0.00</text:p>
          </table:table-cell>
          <table:table-cell/>
          <table:table-cell table:formula="of:=SUM([.G81:.P81])" office:value-type="currency" office:currency="USD" office:value="0" calcext:value-type="currency">
            <text:p>$0.00</text:p>
          </table:table-cell>
          <table:table-cell/>
          <table:table-cell table:formula="of:=IF(AND(IF([.E81]=1);IF([.D81]=6));900;IF(AND(IF([.E81]=2);IF([.D81]=6));900;IF([.E81]=3;IF(OR([.D81]=7;[.D81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80]-[.Q81]" office:value-type="currency" office:currency="USD" office:value="5873.88" calcext:value-type="currency">
            <text:p>$5,873.88</text:p>
          </table:table-cell>
          <table:table-cell/>
          <table:table-cell table:style-name="ce15" table:formula="of:=[.W80]-[.Q81]+[.S81]+[.T81]" office:value-type="currency" office:currency="USD" office:value="5873.88" calcext:value-type="currency">
            <text:p>$5,873.8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08" calcext:value-type="date">
            <text:p>07/08/20</text:p>
          </table:table-cell>
          <table:table-cell table:formula="of:=WEEKDAY([.B82])" office:value-type="date" office:date-value="1900-01-03" calcext:value-type="date">
            <text:p>Wednesday</text:p>
          </table:table-cell>
          <table:table-cell table:formula="of:=WEEKDAY([.B82])" office:value-type="float" office:value="4" calcext:value-type="float">
            <text:p>4</text:p>
          </table:table-cell>
          <table:table-cell table:formula="of:=DAY([.B82])" office:value-type="float" office:value="8" calcext:value-type="float">
            <text:p>8</text:p>
          </table:table-cell>
          <table:table-cell/>
          <table:table-cell table:formula="of:=IF([.C82] = 6;Loan;0)" office:value-type="currency" office:currency="USD" office:value="0" calcext:value-type="currency">
            <text:p>$0.00</text:p>
          </table:table-cell>
          <table:table-cell table:formula="of:=IF([.C82]=1;Groceries;0)" office:value-type="currency" office:currency="USD" office:value="0" calcext:value-type="currency">
            <text:p>$0.00</text:p>
          </table:table-cell>
          <table:table-cell table:formula="of:=IF([.C82]=6;Shopping;0)" office:value-type="currency" office:currency="USD" office:value="0" calcext:value-type="currency">
            <text:p>$0.00</text:p>
          </table:table-cell>
          <table:table-cell table:formula="of:=IF([.C82]=6;Cigarrettes;0)" office:value-type="currency" office:currency="USD" office:value="0" calcext:value-type="currency">
            <text:p>$0.00</text:p>
          </table:table-cell>
          <table:table-cell/>
          <table:table-cell table:formula="of:=IF(DAYS([.B82];DATE(20;6;1))&gt;=0;IF([.E82]=4;Car;0);0)" office:value-type="currency" office:currency="USD" office:value="0" calcext:value-type="currency">
            <text:p>$0.00</text:p>
          </table:table-cell>
          <table:table-cell table:formula="of:=IF([.E82]=3;Insurance;0)" office:value-type="currency" office:currency="USD" office:value="0" calcext:value-type="currency">
            <text:p>$0.00</text:p>
          </table:table-cell>
          <table:table-cell table:formula="of:=IF([.E82]=5;Cellphone;0)" office:value-type="currency" office:currency="USD" office:value="0" calcext:value-type="currency">
            <text:p>$0.00</text:p>
          </table:table-cell>
          <table:table-cell table:formula="of:=IF(OR(IF([.E82]=5);IF([.E82]=12));CredCards;0)" office:value-type="currency" office:currency="USD" office:value="0" calcext:value-type="currency">
            <text:p>$0.00</text:p>
          </table:table-cell>
          <table:table-cell/>
          <table:table-cell table:formula="of:=SUM([.G82:.P82])" office:value-type="currency" office:currency="USD" office:value="0" calcext:value-type="currency">
            <text:p>$0.00</text:p>
          </table:table-cell>
          <table:table-cell/>
          <table:table-cell table:formula="of:=IF(AND(IF([.E82]=1);IF([.D82]=6));900;IF(AND(IF([.E82]=2);IF([.D82]=6));900;IF([.E82]=3;IF(OR([.D82]=7;[.D82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81]-[.Q82]" office:value-type="currency" office:currency="USD" office:value="5873.88" calcext:value-type="currency">
            <text:p>$5,873.88</text:p>
          </table:table-cell>
          <table:table-cell/>
          <table:table-cell table:style-name="ce15" table:formula="of:=[.W81]-[.Q82]+[.S82]+[.T82]" office:value-type="currency" office:currency="USD" office:value="5873.88" calcext:value-type="currency">
            <text:p>$5,873.8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09" calcext:value-type="date">
            <text:p>07/09/20</text:p>
          </table:table-cell>
          <table:table-cell table:formula="of:=WEEKDAY([.B83])" office:value-type="date" office:date-value="1900-01-04" calcext:value-type="date">
            <text:p>Thursday</text:p>
          </table:table-cell>
          <table:table-cell table:formula="of:=WEEKDAY([.B83])" office:value-type="float" office:value="5" calcext:value-type="float">
            <text:p>5</text:p>
          </table:table-cell>
          <table:table-cell table:formula="of:=DAY([.B83])" office:value-type="float" office:value="9" calcext:value-type="float">
            <text:p>9</text:p>
          </table:table-cell>
          <table:table-cell/>
          <table:table-cell table:formula="of:=IF([.C83] = 6;Loan;0)" office:value-type="currency" office:currency="USD" office:value="0" calcext:value-type="currency">
            <text:p>$0.00</text:p>
          </table:table-cell>
          <table:table-cell table:formula="of:=IF([.C83]=1;Groceries;0)" office:value-type="currency" office:currency="USD" office:value="0" calcext:value-type="currency">
            <text:p>$0.00</text:p>
          </table:table-cell>
          <table:table-cell table:formula="of:=IF([.C83]=6;Shopping;0)" office:value-type="currency" office:currency="USD" office:value="0" calcext:value-type="currency">
            <text:p>$0.00</text:p>
          </table:table-cell>
          <table:table-cell table:formula="of:=IF([.C83]=6;Cigarrettes;0)" office:value-type="currency" office:currency="USD" office:value="0" calcext:value-type="currency">
            <text:p>$0.00</text:p>
          </table:table-cell>
          <table:table-cell/>
          <table:table-cell table:formula="of:=IF(DAYS([.B83];DATE(20;6;1))&gt;=0;IF([.E83]=4;Car;0);0)" office:value-type="currency" office:currency="USD" office:value="0" calcext:value-type="currency">
            <text:p>$0.00</text:p>
          </table:table-cell>
          <table:table-cell table:formula="of:=IF([.E83]=3;Insurance;0)" office:value-type="currency" office:currency="USD" office:value="0" calcext:value-type="currency">
            <text:p>$0.00</text:p>
          </table:table-cell>
          <table:table-cell table:formula="of:=IF([.E83]=5;Cellphone;0)" office:value-type="currency" office:currency="USD" office:value="0" calcext:value-type="currency">
            <text:p>$0.00</text:p>
          </table:table-cell>
          <table:table-cell table:formula="of:=IF(OR(IF([.E83]=5);IF([.E83]=12));CredCards;0)" office:value-type="currency" office:currency="USD" office:value="0" calcext:value-type="currency">
            <text:p>$0.00</text:p>
          </table:table-cell>
          <table:table-cell/>
          <table:table-cell table:formula="of:=SUM([.G83:.P83])" office:value-type="currency" office:currency="USD" office:value="0" calcext:value-type="currency">
            <text:p>$0.00</text:p>
          </table:table-cell>
          <table:table-cell/>
          <table:table-cell table:formula="of:=IF(AND(IF([.E83]=1);IF([.D83]=6));900;IF(AND(IF([.E83]=2);IF([.D83]=6));900;IF([.E83]=3;IF(OR([.D83]=7;[.D8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82]-[.Q83]" office:value-type="currency" office:currency="USD" office:value="5873.88" calcext:value-type="currency">
            <text:p>$5,873.88</text:p>
          </table:table-cell>
          <table:table-cell/>
          <table:table-cell table:style-name="ce15" table:formula="of:=[.W82]-[.Q83]+[.S83]+[.T83]" office:value-type="currency" office:currency="USD" office:value="5873.88" calcext:value-type="currency">
            <text:p>$5,873.8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10" calcext:value-type="date">
            <text:p>07/10/20</text:p>
          </table:table-cell>
          <table:table-cell table:formula="of:=WEEKDAY([.B84])" office:value-type="date" office:date-value="1900-01-05" calcext:value-type="date">
            <text:p>Friday</text:p>
          </table:table-cell>
          <table:table-cell table:formula="of:=WEEKDAY([.B84])" office:value-type="float" office:value="6" calcext:value-type="float">
            <text:p>6</text:p>
          </table:table-cell>
          <table:table-cell table:formula="of:=DAY([.B84])" office:value-type="float" office:value="10" calcext:value-type="float">
            <text:p>10</text:p>
          </table:table-cell>
          <table:table-cell/>
          <table:table-cell table:formula="of:=IF([.C84] = 6;Loan;0)" office:value-type="currency" office:currency="USD" office:value="66.17" calcext:value-type="currency">
            <text:p>$66.17</text:p>
          </table:table-cell>
          <table:table-cell table:formula="of:=IF([.C84]=1;Groceries;0)" office:value-type="currency" office:currency="USD" office:value="0" calcext:value-type="currency">
            <text:p>$0.00</text:p>
          </table:table-cell>
          <table:table-cell table:formula="of:=IF([.C84]=6;Shopping;0)" office:value-type="currency" office:currency="USD" office:value="55" calcext:value-type="currency">
            <text:p>$55.00</text:p>
          </table:table-cell>
          <table:table-cell table:formula="of:=IF([.C84]=6;Cigarrettes;0)" office:value-type="currency" office:currency="USD" office:value="55" calcext:value-type="currency">
            <text:p>$55.00</text:p>
          </table:table-cell>
          <table:table-cell/>
          <table:table-cell table:formula="of:=IF(DAYS([.B84];DATE(20;6;1))&gt;=0;IF([.E84]=4;Car;0);0)" office:value-type="currency" office:currency="USD" office:value="0" calcext:value-type="currency">
            <text:p>$0.00</text:p>
          </table:table-cell>
          <table:table-cell table:formula="of:=IF([.E84]=3;Insurance;0)" office:value-type="currency" office:currency="USD" office:value="0" calcext:value-type="currency">
            <text:p>$0.00</text:p>
          </table:table-cell>
          <table:table-cell table:formula="of:=IF([.E84]=5;Cellphone;0)" office:value-type="currency" office:currency="USD" office:value="0" calcext:value-type="currency">
            <text:p>$0.00</text:p>
          </table:table-cell>
          <table:table-cell table:formula="of:=IF(OR(IF([.E84]=5);IF([.E84]=12));CredCards;0)" office:value-type="currency" office:currency="USD" office:value="0" calcext:value-type="currency">
            <text:p>$0.00</text:p>
          </table:table-cell>
          <table:table-cell/>
          <table:table-cell table:formula="of:=SUM([.G84:.P84])" office:value-type="currency" office:currency="USD" office:value="176.17" calcext:value-type="currency">
            <text:p>$176.17</text:p>
          </table:table-cell>
          <table:table-cell/>
          <table:table-cell table:formula="of:=IF(AND(IF([.E84]=1);IF([.D84]=6));900;IF(AND(IF([.E84]=2);IF([.D84]=6));900;IF([.E84]=3;IF(OR([.D84]=7;[.D84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83]-[.Q84]" office:value-type="currency" office:currency="USD" office:value="5697.71" calcext:value-type="currency">
            <text:p>$5,697.71</text:p>
          </table:table-cell>
          <table:table-cell/>
          <table:table-cell table:style-name="ce15" table:formula="of:=[.W83]-[.Q84]+[.S84]+[.T84]" office:value-type="currency" office:currency="USD" office:value="5697.71" calcext:value-type="currency">
            <text:p>$5,697.71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11" calcext:value-type="date">
            <text:p>07/11/20</text:p>
          </table:table-cell>
          <table:table-cell table:formula="of:=WEEKDAY([.B85])" office:value-type="date" office:date-value="1900-01-06" calcext:value-type="date">
            <text:p>Saturday</text:p>
          </table:table-cell>
          <table:table-cell table:formula="of:=WEEKDAY([.B85])" office:value-type="float" office:value="7" calcext:value-type="float">
            <text:p>7</text:p>
          </table:table-cell>
          <table:table-cell table:formula="of:=DAY([.B85])" office:value-type="float" office:value="11" calcext:value-type="float">
            <text:p>11</text:p>
          </table:table-cell>
          <table:table-cell/>
          <table:table-cell table:formula="of:=IF([.C85] = 6;Loan;0)" office:value-type="currency" office:currency="USD" office:value="0" calcext:value-type="currency">
            <text:p>$0.00</text:p>
          </table:table-cell>
          <table:table-cell table:formula="of:=IF([.C85]=1;Groceries;0)" office:value-type="currency" office:currency="USD" office:value="0" calcext:value-type="currency">
            <text:p>$0.00</text:p>
          </table:table-cell>
          <table:table-cell table:formula="of:=IF([.C85]=6;Shopping;0)" office:value-type="currency" office:currency="USD" office:value="0" calcext:value-type="currency">
            <text:p>$0.00</text:p>
          </table:table-cell>
          <table:table-cell table:formula="of:=IF([.C85]=6;Cigarrettes;0)" office:value-type="currency" office:currency="USD" office:value="0" calcext:value-type="currency">
            <text:p>$0.00</text:p>
          </table:table-cell>
          <table:table-cell/>
          <table:table-cell table:formula="of:=IF(DAYS([.B85];DATE(20;6;1))&gt;=0;IF([.E85]=4;Car;0);0)" office:value-type="currency" office:currency="USD" office:value="0" calcext:value-type="currency">
            <text:p>$0.00</text:p>
          </table:table-cell>
          <table:table-cell table:formula="of:=IF([.E85]=3;Insurance;0)" office:value-type="currency" office:currency="USD" office:value="0" calcext:value-type="currency">
            <text:p>$0.00</text:p>
          </table:table-cell>
          <table:table-cell table:formula="of:=IF([.E85]=5;Cellphone;0)" office:value-type="currency" office:currency="USD" office:value="0" calcext:value-type="currency">
            <text:p>$0.00</text:p>
          </table:table-cell>
          <table:table-cell table:formula="of:=IF(OR(IF([.E85]=5);IF([.E85]=12));CredCards;0)" office:value-type="currency" office:currency="USD" office:value="0" calcext:value-type="currency">
            <text:p>$0.00</text:p>
          </table:table-cell>
          <table:table-cell/>
          <table:table-cell table:formula="of:=SUM([.G85:.P85])" office:value-type="currency" office:currency="USD" office:value="0" calcext:value-type="currency">
            <text:p>$0.00</text:p>
          </table:table-cell>
          <table:table-cell/>
          <table:table-cell table:formula="of:=IF(AND(IF([.E85]=1);IF([.D85]=6));900;IF(AND(IF([.E85]=2);IF([.D85]=6));900;IF([.E85]=3;IF(OR([.D85]=7;[.D85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84]-[.Q85]" office:value-type="currency" office:currency="USD" office:value="5697.71" calcext:value-type="currency">
            <text:p>$5,697.71</text:p>
          </table:table-cell>
          <table:table-cell/>
          <table:table-cell table:style-name="ce15" table:formula="of:=[.W84]-[.Q85]+[.S85]+[.T85]" office:value-type="currency" office:currency="USD" office:value="5697.71" calcext:value-type="currency">
            <text:p>$5,697.71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12" calcext:value-type="date">
            <text:p>07/12/20</text:p>
          </table:table-cell>
          <table:table-cell table:formula="of:=WEEKDAY([.B86])" office:value-type="date" office:date-value="1899-12-31" calcext:value-type="date">
            <text:p>Sunday</text:p>
          </table:table-cell>
          <table:table-cell table:formula="of:=WEEKDAY([.B86])" office:value-type="float" office:value="1" calcext:value-type="float">
            <text:p>1</text:p>
          </table:table-cell>
          <table:table-cell table:formula="of:=DAY([.B86])" office:value-type="float" office:value="12" calcext:value-type="float">
            <text:p>12</text:p>
          </table:table-cell>
          <table:table-cell/>
          <table:table-cell table:formula="of:=IF([.C86] = 6;Loan;0)" office:value-type="currency" office:currency="USD" office:value="0" calcext:value-type="currency">
            <text:p>$0.00</text:p>
          </table:table-cell>
          <table:table-cell table:formula="of:=IF([.C86]=1;Groceries;0)" office:value-type="currency" office:currency="USD" office:value="115" calcext:value-type="currency">
            <text:p>$115.00</text:p>
          </table:table-cell>
          <table:table-cell table:formula="of:=IF([.C86]=6;Shopping;0)" office:value-type="currency" office:currency="USD" office:value="0" calcext:value-type="currency">
            <text:p>$0.00</text:p>
          </table:table-cell>
          <table:table-cell table:formula="of:=IF([.C86]=6;Cigarrettes;0)" office:value-type="currency" office:currency="USD" office:value="0" calcext:value-type="currency">
            <text:p>$0.00</text:p>
          </table:table-cell>
          <table:table-cell/>
          <table:table-cell table:formula="of:=IF(DAYS([.B86];DATE(20;6;1))&gt;=0;IF([.E86]=4;Car;0);0)" office:value-type="currency" office:currency="USD" office:value="0" calcext:value-type="currency">
            <text:p>$0.00</text:p>
          </table:table-cell>
          <table:table-cell table:formula="of:=IF([.E86]=3;Insurance;0)" office:value-type="currency" office:currency="USD" office:value="0" calcext:value-type="currency">
            <text:p>$0.00</text:p>
          </table:table-cell>
          <table:table-cell table:formula="of:=IF([.E86]=5;Cellphone;0)" office:value-type="currency" office:currency="USD" office:value="0" calcext:value-type="currency">
            <text:p>$0.00</text:p>
          </table:table-cell>
          <table:table-cell table:formula="of:=IF(OR(IF([.E86]=5);IF([.E86]=12));CredCards;0)" office:value-type="currency" office:currency="USD" office:value="60" calcext:value-type="currency">
            <text:p>$60.00</text:p>
          </table:table-cell>
          <table:table-cell/>
          <table:table-cell table:formula="of:=SUM([.G86:.P86])" office:value-type="currency" office:currency="USD" office:value="175" calcext:value-type="currency">
            <text:p>$175.00</text:p>
          </table:table-cell>
          <table:table-cell/>
          <table:table-cell table:formula="of:=IF(AND(IF([.E86]=1);IF([.D86]=6));900;IF(AND(IF([.E86]=2);IF([.D86]=6));900;IF([.E86]=3;IF(OR([.D86]=7;[.D86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85]-[.Q86]" office:value-type="currency" office:currency="USD" office:value="5522.71" calcext:value-type="currency">
            <text:p>$5,522.71</text:p>
          </table:table-cell>
          <table:table-cell/>
          <table:table-cell table:style-name="ce15" table:formula="of:=[.W85]-[.Q86]+[.S86]+[.T86]" office:value-type="currency" office:currency="USD" office:value="5522.71" calcext:value-type="currency">
            <text:p>$5,522.71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13" calcext:value-type="date">
            <text:p>07/13/20</text:p>
          </table:table-cell>
          <table:table-cell table:formula="of:=WEEKDAY([.B87])" office:value-type="date" office:date-value="1900-01-01" calcext:value-type="date">
            <text:p>Monday</text:p>
          </table:table-cell>
          <table:table-cell table:formula="of:=WEEKDAY([.B87])" office:value-type="float" office:value="2" calcext:value-type="float">
            <text:p>2</text:p>
          </table:table-cell>
          <table:table-cell table:formula="of:=DAY([.B87])" office:value-type="float" office:value="13" calcext:value-type="float">
            <text:p>13</text:p>
          </table:table-cell>
          <table:table-cell/>
          <table:table-cell table:formula="of:=IF([.C87] = 6;Loan;0)" office:value-type="currency" office:currency="USD" office:value="0" calcext:value-type="currency">
            <text:p>$0.00</text:p>
          </table:table-cell>
          <table:table-cell table:formula="of:=IF([.C87]=1;Groceries;0)" office:value-type="currency" office:currency="USD" office:value="0" calcext:value-type="currency">
            <text:p>$0.00</text:p>
          </table:table-cell>
          <table:table-cell table:formula="of:=IF([.C87]=6;Shopping;0)" office:value-type="currency" office:currency="USD" office:value="0" calcext:value-type="currency">
            <text:p>$0.00</text:p>
          </table:table-cell>
          <table:table-cell table:formula="of:=IF([.C87]=6;Cigarrettes;0)" office:value-type="currency" office:currency="USD" office:value="0" calcext:value-type="currency">
            <text:p>$0.00</text:p>
          </table:table-cell>
          <table:table-cell/>
          <table:table-cell table:formula="of:=IF(DAYS([.B87];DATE(20;6;1))&gt;=0;IF([.E87]=4;Car;0);0)" office:value-type="currency" office:currency="USD" office:value="0" calcext:value-type="currency">
            <text:p>$0.00</text:p>
          </table:table-cell>
          <table:table-cell table:formula="of:=IF([.E87]=3;Insurance;0)" office:value-type="currency" office:currency="USD" office:value="0" calcext:value-type="currency">
            <text:p>$0.00</text:p>
          </table:table-cell>
          <table:table-cell table:formula="of:=IF([.E87]=5;Cellphone;0)" office:value-type="currency" office:currency="USD" office:value="0" calcext:value-type="currency">
            <text:p>$0.00</text:p>
          </table:table-cell>
          <table:table-cell table:formula="of:=IF(OR(IF([.E87]=5);IF([.E87]=12));CredCards;0)" office:value-type="currency" office:currency="USD" office:value="0" calcext:value-type="currency">
            <text:p>$0.00</text:p>
          </table:table-cell>
          <table:table-cell/>
          <table:table-cell table:formula="of:=SUM([.G87:.P87])" office:value-type="currency" office:currency="USD" office:value="0" calcext:value-type="currency">
            <text:p>$0.00</text:p>
          </table:table-cell>
          <table:table-cell/>
          <table:table-cell table:formula="of:=IF(AND(IF([.E87]=1);IF([.D87]=6));900;IF(AND(IF([.E87]=2);IF([.D87]=6));900;IF([.E87]=3;IF(OR([.D87]=7;[.D87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86]-[.Q87]" office:value-type="currency" office:currency="USD" office:value="5522.71" calcext:value-type="currency">
            <text:p>$5,522.71</text:p>
          </table:table-cell>
          <table:table-cell/>
          <table:table-cell table:style-name="ce15" table:formula="of:=[.W86]-[.Q87]+[.S87]+[.T87]" office:value-type="currency" office:currency="USD" office:value="5522.71" calcext:value-type="currency">
            <text:p>$5,522.71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14" calcext:value-type="date">
            <text:p>07/14/20</text:p>
          </table:table-cell>
          <table:table-cell table:formula="of:=WEEKDAY([.B88])" office:value-type="date" office:date-value="1900-01-02" calcext:value-type="date">
            <text:p>Tuesday</text:p>
          </table:table-cell>
          <table:table-cell table:formula="of:=WEEKDAY([.B88])" office:value-type="float" office:value="3" calcext:value-type="float">
            <text:p>3</text:p>
          </table:table-cell>
          <table:table-cell table:formula="of:=DAY([.B88])" office:value-type="float" office:value="14" calcext:value-type="float">
            <text:p>14</text:p>
          </table:table-cell>
          <table:table-cell/>
          <table:table-cell table:formula="of:=IF([.C88] = 6;Loan;0)" office:value-type="currency" office:currency="USD" office:value="0" calcext:value-type="currency">
            <text:p>$0.00</text:p>
          </table:table-cell>
          <table:table-cell table:formula="of:=IF([.C88]=1;Groceries;0)" office:value-type="currency" office:currency="USD" office:value="0" calcext:value-type="currency">
            <text:p>$0.00</text:p>
          </table:table-cell>
          <table:table-cell table:formula="of:=IF([.C88]=6;Shopping;0)" office:value-type="currency" office:currency="USD" office:value="0" calcext:value-type="currency">
            <text:p>$0.00</text:p>
          </table:table-cell>
          <table:table-cell table:formula="of:=IF([.C88]=6;Cigarrettes;0)" office:value-type="currency" office:currency="USD" office:value="0" calcext:value-type="currency">
            <text:p>$0.00</text:p>
          </table:table-cell>
          <table:table-cell/>
          <table:table-cell table:formula="of:=IF(DAYS([.B88];DATE(20;6;1))&gt;=0;IF([.E88]=4;Car;0);0)" office:value-type="currency" office:currency="USD" office:value="0" calcext:value-type="currency">
            <text:p>$0.00</text:p>
          </table:table-cell>
          <table:table-cell table:formula="of:=IF([.E88]=3;Insurance;0)" office:value-type="currency" office:currency="USD" office:value="0" calcext:value-type="currency">
            <text:p>$0.00</text:p>
          </table:table-cell>
          <table:table-cell table:formula="of:=IF([.E88]=5;Cellphone;0)" office:value-type="currency" office:currency="USD" office:value="0" calcext:value-type="currency">
            <text:p>$0.00</text:p>
          </table:table-cell>
          <table:table-cell table:formula="of:=IF(OR(IF([.E88]=5);IF([.E88]=12));CredCards;0)" office:value-type="currency" office:currency="USD" office:value="0" calcext:value-type="currency">
            <text:p>$0.00</text:p>
          </table:table-cell>
          <table:table-cell/>
          <table:table-cell table:formula="of:=SUM([.G88:.P88])" office:value-type="currency" office:currency="USD" office:value="0" calcext:value-type="currency">
            <text:p>$0.00</text:p>
          </table:table-cell>
          <table:table-cell/>
          <table:table-cell table:formula="of:=IF(AND(IF([.E88]=1);IF([.D88]=6));900;IF(AND(IF([.E88]=2);IF([.D88]=6));900;IF([.E88]=3;IF(OR([.D88]=7;[.D88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87]-[.Q88]" office:value-type="currency" office:currency="USD" office:value="5522.71" calcext:value-type="currency">
            <text:p>$5,522.71</text:p>
          </table:table-cell>
          <table:table-cell/>
          <table:table-cell table:style-name="ce15" table:formula="of:=[.W87]-[.Q88]+[.S88]+[.T88]" office:value-type="currency" office:currency="USD" office:value="5522.71" calcext:value-type="currency">
            <text:p>$5,522.71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15" calcext:value-type="date">
            <text:p>07/15/20</text:p>
          </table:table-cell>
          <table:table-cell table:formula="of:=WEEKDAY([.B89])" office:value-type="date" office:date-value="1900-01-03" calcext:value-type="date">
            <text:p>Wednesday</text:p>
          </table:table-cell>
          <table:table-cell table:formula="of:=WEEKDAY([.B89])" office:value-type="float" office:value="4" calcext:value-type="float">
            <text:p>4</text:p>
          </table:table-cell>
          <table:table-cell table:formula="of:=DAY([.B89])" office:value-type="float" office:value="15" calcext:value-type="float">
            <text:p>15</text:p>
          </table:table-cell>
          <table:table-cell/>
          <table:table-cell table:formula="of:=IF([.C89] = 6;Loan;0)" office:value-type="currency" office:currency="USD" office:value="0" calcext:value-type="currency">
            <text:p>$0.00</text:p>
          </table:table-cell>
          <table:table-cell table:formula="of:=IF([.C89]=1;Groceries;0)" office:value-type="currency" office:currency="USD" office:value="0" calcext:value-type="currency">
            <text:p>$0.00</text:p>
          </table:table-cell>
          <table:table-cell table:formula="of:=IF([.C89]=6;Shopping;0)" office:value-type="currency" office:currency="USD" office:value="0" calcext:value-type="currency">
            <text:p>$0.00</text:p>
          </table:table-cell>
          <table:table-cell table:formula="of:=IF([.C89]=6;Cigarrettes;0)" office:value-type="currency" office:currency="USD" office:value="0" calcext:value-type="currency">
            <text:p>$0.00</text:p>
          </table:table-cell>
          <table:table-cell/>
          <table:table-cell table:formula="of:=IF(DAYS([.B89];DATE(20;6;1))&gt;=0;IF([.E89]=4;Car;0);0)" office:value-type="currency" office:currency="USD" office:value="0" calcext:value-type="currency">
            <text:p>$0.00</text:p>
          </table:table-cell>
          <table:table-cell table:formula="of:=IF([.E89]=3;Insurance;0)" office:value-type="currency" office:currency="USD" office:value="0" calcext:value-type="currency">
            <text:p>$0.00</text:p>
          </table:table-cell>
          <table:table-cell table:formula="of:=IF([.E89]=5;Cellphone;0)" office:value-type="currency" office:currency="USD" office:value="0" calcext:value-type="currency">
            <text:p>$0.00</text:p>
          </table:table-cell>
          <table:table-cell table:formula="of:=IF(OR(IF([.E89]=5);IF([.E89]=12));CredCards;0)" office:value-type="currency" office:currency="USD" office:value="0" calcext:value-type="currency">
            <text:p>$0.00</text:p>
          </table:table-cell>
          <table:table-cell/>
          <table:table-cell table:formula="of:=SUM([.G89:.P89])" office:value-type="currency" office:currency="USD" office:value="0" calcext:value-type="currency">
            <text:p>$0.00</text:p>
          </table:table-cell>
          <table:table-cell/>
          <table:table-cell table:formula="of:=IF(AND(IF([.E89]=1);IF([.D89]=6));900;IF(AND(IF([.E89]=2);IF([.D89]=6));900;IF([.E89]=3;IF(OR([.D89]=7;[.D89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88]-[.Q89]" office:value-type="currency" office:currency="USD" office:value="5522.71" calcext:value-type="currency">
            <text:p>$5,522.71</text:p>
          </table:table-cell>
          <table:table-cell/>
          <table:table-cell table:style-name="ce15" table:formula="of:=[.W88]-[.Q89]+[.S89]+[.T89]" office:value-type="currency" office:currency="USD" office:value="5522.71" calcext:value-type="currency">
            <text:p>$5,522.71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16" calcext:value-type="date">
            <text:p>07/16/20</text:p>
          </table:table-cell>
          <table:table-cell table:formula="of:=WEEKDAY([.B90])" office:value-type="date" office:date-value="1900-01-04" calcext:value-type="date">
            <text:p>Thursday</text:p>
          </table:table-cell>
          <table:table-cell table:formula="of:=WEEKDAY([.B90])" office:value-type="float" office:value="5" calcext:value-type="float">
            <text:p>5</text:p>
          </table:table-cell>
          <table:table-cell table:formula="of:=DAY([.B90])" office:value-type="float" office:value="16" calcext:value-type="float">
            <text:p>16</text:p>
          </table:table-cell>
          <table:table-cell/>
          <table:table-cell table:formula="of:=IF([.C90] = 6;Loan;0)" office:value-type="currency" office:currency="USD" office:value="0" calcext:value-type="currency">
            <text:p>$0.00</text:p>
          </table:table-cell>
          <table:table-cell table:formula="of:=IF([.C90]=1;Groceries;0)" office:value-type="currency" office:currency="USD" office:value="0" calcext:value-type="currency">
            <text:p>$0.00</text:p>
          </table:table-cell>
          <table:table-cell table:formula="of:=IF([.C90]=6;Shopping;0)" office:value-type="currency" office:currency="USD" office:value="0" calcext:value-type="currency">
            <text:p>$0.00</text:p>
          </table:table-cell>
          <table:table-cell table:formula="of:=IF([.C90]=6;Cigarrettes;0)" office:value-type="currency" office:currency="USD" office:value="0" calcext:value-type="currency">
            <text:p>$0.00</text:p>
          </table:table-cell>
          <table:table-cell/>
          <table:table-cell table:formula="of:=IF(DAYS([.B90];DATE(20;6;1))&gt;=0;IF([.E90]=4;Car;0);0)" office:value-type="currency" office:currency="USD" office:value="0" calcext:value-type="currency">
            <text:p>$0.00</text:p>
          </table:table-cell>
          <table:table-cell table:formula="of:=IF([.E90]=3;Insurance;0)" office:value-type="currency" office:currency="USD" office:value="0" calcext:value-type="currency">
            <text:p>$0.00</text:p>
          </table:table-cell>
          <table:table-cell table:formula="of:=IF([.E90]=5;Cellphone;0)" office:value-type="currency" office:currency="USD" office:value="0" calcext:value-type="currency">
            <text:p>$0.00</text:p>
          </table:table-cell>
          <table:table-cell table:formula="of:=IF(OR(IF([.E90]=5);IF([.E90]=12));CredCards;0)" office:value-type="currency" office:currency="USD" office:value="0" calcext:value-type="currency">
            <text:p>$0.00</text:p>
          </table:table-cell>
          <table:table-cell/>
          <table:table-cell table:formula="of:=SUM([.G90:.P90])" office:value-type="currency" office:currency="USD" office:value="0" calcext:value-type="currency">
            <text:p>$0.00</text:p>
          </table:table-cell>
          <table:table-cell/>
          <table:table-cell table:formula="of:=IF(AND(IF([.E90]=1);IF([.D90]=6));900;IF(AND(IF([.E90]=2);IF([.D90]=6));900;IF([.E90]=3;IF(OR([.D90]=7;[.D90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89]-[.Q90]" office:value-type="currency" office:currency="USD" office:value="5522.71" calcext:value-type="currency">
            <text:p>$5,522.71</text:p>
          </table:table-cell>
          <table:table-cell/>
          <table:table-cell table:style-name="ce15" table:formula="of:=[.W89]-[.Q90]+[.S90]+[.T90]" office:value-type="currency" office:currency="USD" office:value="5522.71" calcext:value-type="currency">
            <text:p>$5,522.71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17" calcext:value-type="date">
            <text:p>07/17/20</text:p>
          </table:table-cell>
          <table:table-cell table:formula="of:=WEEKDAY([.B91])" office:value-type="date" office:date-value="1900-01-05" calcext:value-type="date">
            <text:p>Friday</text:p>
          </table:table-cell>
          <table:table-cell table:formula="of:=WEEKDAY([.B91])" office:value-type="float" office:value="6" calcext:value-type="float">
            <text:p>6</text:p>
          </table:table-cell>
          <table:table-cell table:formula="of:=DAY([.B91])" office:value-type="float" office:value="17" calcext:value-type="float">
            <text:p>17</text:p>
          </table:table-cell>
          <table:table-cell/>
          <table:table-cell table:formula="of:=IF([.C91] = 6;Loan;0)" office:value-type="currency" office:currency="USD" office:value="66.17" calcext:value-type="currency">
            <text:p>$66.17</text:p>
          </table:table-cell>
          <table:table-cell table:formula="of:=IF([.C91]=1;Groceries;0)" office:value-type="currency" office:currency="USD" office:value="0" calcext:value-type="currency">
            <text:p>$0.00</text:p>
          </table:table-cell>
          <table:table-cell table:formula="of:=IF([.C91]=6;Shopping;0)" office:value-type="currency" office:currency="USD" office:value="55" calcext:value-type="currency">
            <text:p>$55.00</text:p>
          </table:table-cell>
          <table:table-cell table:formula="of:=IF([.C91]=6;Cigarrettes;0)" office:value-type="currency" office:currency="USD" office:value="55" calcext:value-type="currency">
            <text:p>$55.00</text:p>
          </table:table-cell>
          <table:table-cell/>
          <table:table-cell table:formula="of:=IF(DAYS([.B91];DATE(20;6;1))&gt;=0;IF([.E91]=4;Car;0);0)" office:value-type="currency" office:currency="USD" office:value="0" calcext:value-type="currency">
            <text:p>$0.00</text:p>
          </table:table-cell>
          <table:table-cell table:formula="of:=IF([.E91]=3;Insurance;0)" office:value-type="currency" office:currency="USD" office:value="0" calcext:value-type="currency">
            <text:p>$0.00</text:p>
          </table:table-cell>
          <table:table-cell table:formula="of:=IF([.E91]=5;Cellphone;0)" office:value-type="currency" office:currency="USD" office:value="0" calcext:value-type="currency">
            <text:p>$0.00</text:p>
          </table:table-cell>
          <table:table-cell table:formula="of:=IF(OR(IF([.E91]=5);IF([.E91]=12));CredCards;0)" office:value-type="currency" office:currency="USD" office:value="0" calcext:value-type="currency">
            <text:p>$0.00</text:p>
          </table:table-cell>
          <table:table-cell/>
          <table:table-cell table:formula="of:=SUM([.G91:.P91])" office:value-type="currency" office:currency="USD" office:value="176.17" calcext:value-type="currency">
            <text:p>$176.17</text:p>
          </table:table-cell>
          <table:table-cell/>
          <table:table-cell table:formula="of:=IF(AND(IF([.E91]=1);IF([.D91]=6));900;IF(AND(IF([.E91]=2);IF([.D91]=6));900;IF([.E91]=3;IF(OR([.D91]=7;[.D91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90]-[.Q91]" office:value-type="currency" office:currency="USD" office:value="5346.54" calcext:value-type="currency">
            <text:p>$5,346.54</text:p>
          </table:table-cell>
          <table:table-cell/>
          <table:table-cell table:style-name="ce15" table:formula="of:=[.W90]-[.Q91]+[.S91]+[.T91]" office:value-type="currency" office:currency="USD" office:value="5346.54" calcext:value-type="currency">
            <text:p>$5,346.54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18" calcext:value-type="date">
            <text:p>07/18/20</text:p>
          </table:table-cell>
          <table:table-cell table:formula="of:=WEEKDAY([.B92])" office:value-type="date" office:date-value="1900-01-06" calcext:value-type="date">
            <text:p>Saturday</text:p>
          </table:table-cell>
          <table:table-cell table:formula="of:=WEEKDAY([.B92])" office:value-type="float" office:value="7" calcext:value-type="float">
            <text:p>7</text:p>
          </table:table-cell>
          <table:table-cell table:formula="of:=DAY([.B92])" office:value-type="float" office:value="18" calcext:value-type="float">
            <text:p>18</text:p>
          </table:table-cell>
          <table:table-cell/>
          <table:table-cell table:formula="of:=IF([.C92] = 6;Loan;0)" office:value-type="currency" office:currency="USD" office:value="0" calcext:value-type="currency">
            <text:p>$0.00</text:p>
          </table:table-cell>
          <table:table-cell table:formula="of:=IF([.C92]=1;Groceries;0)" office:value-type="currency" office:currency="USD" office:value="0" calcext:value-type="currency">
            <text:p>$0.00</text:p>
          </table:table-cell>
          <table:table-cell table:formula="of:=IF([.C92]=6;Shopping;0)" office:value-type="currency" office:currency="USD" office:value="0" calcext:value-type="currency">
            <text:p>$0.00</text:p>
          </table:table-cell>
          <table:table-cell table:formula="of:=IF([.C92]=6;Cigarrettes;0)" office:value-type="currency" office:currency="USD" office:value="0" calcext:value-type="currency">
            <text:p>$0.00</text:p>
          </table:table-cell>
          <table:table-cell/>
          <table:table-cell table:formula="of:=IF(DAYS([.B92];DATE(20;6;1))&gt;=0;IF([.E92]=4;Car;0);0)" office:value-type="currency" office:currency="USD" office:value="0" calcext:value-type="currency">
            <text:p>$0.00</text:p>
          </table:table-cell>
          <table:table-cell table:formula="of:=IF([.E92]=3;Insurance;0)" office:value-type="currency" office:currency="USD" office:value="0" calcext:value-type="currency">
            <text:p>$0.00</text:p>
          </table:table-cell>
          <table:table-cell table:formula="of:=IF([.E92]=5;Cellphone;0)" office:value-type="currency" office:currency="USD" office:value="0" calcext:value-type="currency">
            <text:p>$0.00</text:p>
          </table:table-cell>
          <table:table-cell table:formula="of:=IF(OR(IF([.E92]=5);IF([.E92]=12));CredCards;0)" office:value-type="currency" office:currency="USD" office:value="0" calcext:value-type="currency">
            <text:p>$0.00</text:p>
          </table:table-cell>
          <table:table-cell/>
          <table:table-cell table:formula="of:=SUM([.G92:.P92])" office:value-type="currency" office:currency="USD" office:value="0" calcext:value-type="currency">
            <text:p>$0.00</text:p>
          </table:table-cell>
          <table:table-cell/>
          <table:table-cell table:formula="of:=IF(AND(IF([.E92]=1);IF([.D92]=6));900;IF(AND(IF([.E92]=2);IF([.D92]=6));900;IF([.E92]=3;IF(OR([.D92]=7;[.D92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91]-[.Q92]" office:value-type="currency" office:currency="USD" office:value="5346.54" calcext:value-type="currency">
            <text:p>$5,346.54</text:p>
          </table:table-cell>
          <table:table-cell/>
          <table:table-cell table:style-name="ce15" table:formula="of:=[.W91]-[.Q92]+[.S92]+[.T92]" office:value-type="currency" office:currency="USD" office:value="5346.54" calcext:value-type="currency">
            <text:p>$5,346.54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19" calcext:value-type="date">
            <text:p>07/19/20</text:p>
          </table:table-cell>
          <table:table-cell table:formula="of:=WEEKDAY([.B93])" office:value-type="date" office:date-value="1899-12-31" calcext:value-type="date">
            <text:p>Sunday</text:p>
          </table:table-cell>
          <table:table-cell table:formula="of:=WEEKDAY([.B93])" office:value-type="float" office:value="1" calcext:value-type="float">
            <text:p>1</text:p>
          </table:table-cell>
          <table:table-cell table:formula="of:=DAY([.B93])" office:value-type="float" office:value="19" calcext:value-type="float">
            <text:p>19</text:p>
          </table:table-cell>
          <table:table-cell/>
          <table:table-cell table:formula="of:=IF([.C93] = 6;Loan;0)" office:value-type="currency" office:currency="USD" office:value="0" calcext:value-type="currency">
            <text:p>$0.00</text:p>
          </table:table-cell>
          <table:table-cell table:formula="of:=IF([.C93]=1;Groceries;0)" office:value-type="currency" office:currency="USD" office:value="115" calcext:value-type="currency">
            <text:p>$115.00</text:p>
          </table:table-cell>
          <table:table-cell table:formula="of:=IF([.C93]=6;Shopping;0)" office:value-type="currency" office:currency="USD" office:value="0" calcext:value-type="currency">
            <text:p>$0.00</text:p>
          </table:table-cell>
          <table:table-cell table:formula="of:=IF([.C93]=6;Cigarrettes;0)" office:value-type="currency" office:currency="USD" office:value="0" calcext:value-type="currency">
            <text:p>$0.00</text:p>
          </table:table-cell>
          <table:table-cell/>
          <table:table-cell table:formula="of:=IF(DAYS([.B93];DATE(20;6;1))&gt;=0;IF([.E93]=4;Car;0);0)" office:value-type="currency" office:currency="USD" office:value="0" calcext:value-type="currency">
            <text:p>$0.00</text:p>
          </table:table-cell>
          <table:table-cell table:formula="of:=IF([.E93]=3;Insurance;0)" office:value-type="currency" office:currency="USD" office:value="0" calcext:value-type="currency">
            <text:p>$0.00</text:p>
          </table:table-cell>
          <table:table-cell table:formula="of:=IF([.E93]=5;Cellphone;0)" office:value-type="currency" office:currency="USD" office:value="0" calcext:value-type="currency">
            <text:p>$0.00</text:p>
          </table:table-cell>
          <table:table-cell table:formula="of:=IF(OR(IF([.E93]=5);IF([.E93]=12));CredCards;0)" office:value-type="currency" office:currency="USD" office:value="0" calcext:value-type="currency">
            <text:p>$0.00</text:p>
          </table:table-cell>
          <table:table-cell/>
          <table:table-cell table:formula="of:=SUM([.G93:.P93])" office:value-type="currency" office:currency="USD" office:value="115" calcext:value-type="currency">
            <text:p>$115.00</text:p>
          </table:table-cell>
          <table:table-cell/>
          <table:table-cell table:formula="of:=IF(AND(IF([.E93]=1);IF([.D93]=6));900;IF(AND(IF([.E93]=2);IF([.D93]=6));900;IF([.E93]=3;IF(OR([.D93]=7;[.D9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92]-[.Q93]" office:value-type="currency" office:currency="USD" office:value="5231.54" calcext:value-type="currency">
            <text:p>$5,231.54</text:p>
          </table:table-cell>
          <table:table-cell/>
          <table:table-cell table:style-name="ce15" table:formula="of:=[.W92]-[.Q93]+[.S93]+[.T93]" office:value-type="currency" office:currency="USD" office:value="5231.54" calcext:value-type="currency">
            <text:p>$5,231.54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20" calcext:value-type="date">
            <text:p>07/20/20</text:p>
          </table:table-cell>
          <table:table-cell table:formula="of:=WEEKDAY([.B94])" office:value-type="date" office:date-value="1900-01-01" calcext:value-type="date">
            <text:p>Monday</text:p>
          </table:table-cell>
          <table:table-cell table:formula="of:=WEEKDAY([.B94])" office:value-type="float" office:value="2" calcext:value-type="float">
            <text:p>2</text:p>
          </table:table-cell>
          <table:table-cell table:formula="of:=DAY([.B94])" office:value-type="float" office:value="20" calcext:value-type="float">
            <text:p>20</text:p>
          </table:table-cell>
          <table:table-cell/>
          <table:table-cell table:formula="of:=IF([.C94] = 6;Loan;0)" office:value-type="currency" office:currency="USD" office:value="0" calcext:value-type="currency">
            <text:p>$0.00</text:p>
          </table:table-cell>
          <table:table-cell table:formula="of:=IF([.C94]=1;Groceries;0)" office:value-type="currency" office:currency="USD" office:value="0" calcext:value-type="currency">
            <text:p>$0.00</text:p>
          </table:table-cell>
          <table:table-cell table:formula="of:=IF([.C94]=6;Shopping;0)" office:value-type="currency" office:currency="USD" office:value="0" calcext:value-type="currency">
            <text:p>$0.00</text:p>
          </table:table-cell>
          <table:table-cell table:formula="of:=IF([.C94]=6;Cigarrettes;0)" office:value-type="currency" office:currency="USD" office:value="0" calcext:value-type="currency">
            <text:p>$0.00</text:p>
          </table:table-cell>
          <table:table-cell/>
          <table:table-cell table:formula="of:=IF(DAYS([.B94];DATE(20;6;1))&gt;=0;IF([.E94]=4;Car;0);0)" office:value-type="currency" office:currency="USD" office:value="0" calcext:value-type="currency">
            <text:p>$0.00</text:p>
          </table:table-cell>
          <table:table-cell table:formula="of:=IF([.E94]=3;Insurance;0)" office:value-type="currency" office:currency="USD" office:value="0" calcext:value-type="currency">
            <text:p>$0.00</text:p>
          </table:table-cell>
          <table:table-cell table:formula="of:=IF([.E94]=5;Cellphone;0)" office:value-type="currency" office:currency="USD" office:value="0" calcext:value-type="currency">
            <text:p>$0.00</text:p>
          </table:table-cell>
          <table:table-cell table:formula="of:=IF(OR(IF([.E94]=5);IF([.E94]=12));CredCards;0)" office:value-type="currency" office:currency="USD" office:value="0" calcext:value-type="currency">
            <text:p>$0.00</text:p>
          </table:table-cell>
          <table:table-cell/>
          <table:table-cell table:formula="of:=SUM([.G94:.P94])" office:value-type="currency" office:currency="USD" office:value="0" calcext:value-type="currency">
            <text:p>$0.00</text:p>
          </table:table-cell>
          <table:table-cell/>
          <table:table-cell table:formula="of:=IF(AND(IF([.E94]=1);IF([.D94]=6));900;IF(AND(IF([.E94]=2);IF([.D94]=6));900;IF([.E94]=3;IF(OR([.D94]=7;[.D94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93]-[.Q94]" office:value-type="currency" office:currency="USD" office:value="5231.54" calcext:value-type="currency">
            <text:p>$5,231.54</text:p>
          </table:table-cell>
          <table:table-cell/>
          <table:table-cell table:style-name="ce15" table:formula="of:=[.W93]-[.Q94]+[.S94]+[.T94]" office:value-type="currency" office:currency="USD" office:value="5231.54" calcext:value-type="currency">
            <text:p>$5,231.54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21" calcext:value-type="date">
            <text:p>07/21/20</text:p>
          </table:table-cell>
          <table:table-cell table:formula="of:=WEEKDAY([.B95])" office:value-type="date" office:date-value="1900-01-02" calcext:value-type="date">
            <text:p>Tuesday</text:p>
          </table:table-cell>
          <table:table-cell table:formula="of:=WEEKDAY([.B95])" office:value-type="float" office:value="3" calcext:value-type="float">
            <text:p>3</text:p>
          </table:table-cell>
          <table:table-cell table:formula="of:=DAY([.B95])" office:value-type="float" office:value="21" calcext:value-type="float">
            <text:p>21</text:p>
          </table:table-cell>
          <table:table-cell/>
          <table:table-cell table:formula="of:=IF([.C95] = 6;Loan;0)" office:value-type="currency" office:currency="USD" office:value="0" calcext:value-type="currency">
            <text:p>$0.00</text:p>
          </table:table-cell>
          <table:table-cell table:formula="of:=IF([.C95]=1;Groceries;0)" office:value-type="currency" office:currency="USD" office:value="0" calcext:value-type="currency">
            <text:p>$0.00</text:p>
          </table:table-cell>
          <table:table-cell table:formula="of:=IF([.C95]=6;Shopping;0)" office:value-type="currency" office:currency="USD" office:value="0" calcext:value-type="currency">
            <text:p>$0.00</text:p>
          </table:table-cell>
          <table:table-cell table:formula="of:=IF([.C95]=6;Cigarrettes;0)" office:value-type="currency" office:currency="USD" office:value="0" calcext:value-type="currency">
            <text:p>$0.00</text:p>
          </table:table-cell>
          <table:table-cell/>
          <table:table-cell table:formula="of:=IF(DAYS([.B95];DATE(20;6;1))&gt;=0;IF([.E95]=4;Car;0);0)" office:value-type="currency" office:currency="USD" office:value="0" calcext:value-type="currency">
            <text:p>$0.00</text:p>
          </table:table-cell>
          <table:table-cell table:formula="of:=IF([.E95]=3;Insurance;0)" office:value-type="currency" office:currency="USD" office:value="0" calcext:value-type="currency">
            <text:p>$0.00</text:p>
          </table:table-cell>
          <table:table-cell table:formula="of:=IF([.E95]=5;Cellphone;0)" office:value-type="currency" office:currency="USD" office:value="0" calcext:value-type="currency">
            <text:p>$0.00</text:p>
          </table:table-cell>
          <table:table-cell table:formula="of:=IF(OR(IF([.E95]=5);IF([.E95]=12));CredCards;0)" office:value-type="currency" office:currency="USD" office:value="0" calcext:value-type="currency">
            <text:p>$0.00</text:p>
          </table:table-cell>
          <table:table-cell/>
          <table:table-cell table:formula="of:=SUM([.G95:.P95])" office:value-type="currency" office:currency="USD" office:value="0" calcext:value-type="currency">
            <text:p>$0.00</text:p>
          </table:table-cell>
          <table:table-cell/>
          <table:table-cell table:formula="of:=IF(AND(IF([.E95]=1);IF([.D95]=6));900;IF(AND(IF([.E95]=2);IF([.D95]=6));900;IF([.E95]=3;IF(OR([.D95]=7;[.D95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94]-[.Q95]" office:value-type="currency" office:currency="USD" office:value="5231.54" calcext:value-type="currency">
            <text:p>$5,231.54</text:p>
          </table:table-cell>
          <table:table-cell/>
          <table:table-cell table:style-name="ce15" table:formula="of:=[.W94]-[.Q95]+[.S95]+[.T95]" office:value-type="currency" office:currency="USD" office:value="5231.54" calcext:value-type="currency">
            <text:p>$5,231.54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22" calcext:value-type="date">
            <text:p>07/22/20</text:p>
          </table:table-cell>
          <table:table-cell table:formula="of:=WEEKDAY([.B96])" office:value-type="date" office:date-value="1900-01-03" calcext:value-type="date">
            <text:p>Wednesday</text:p>
          </table:table-cell>
          <table:table-cell table:formula="of:=WEEKDAY([.B96])" office:value-type="float" office:value="4" calcext:value-type="float">
            <text:p>4</text:p>
          </table:table-cell>
          <table:table-cell table:formula="of:=DAY([.B96])" office:value-type="float" office:value="22" calcext:value-type="float">
            <text:p>22</text:p>
          </table:table-cell>
          <table:table-cell/>
          <table:table-cell table:formula="of:=IF([.C96] = 6;Loan;0)" office:value-type="currency" office:currency="USD" office:value="0" calcext:value-type="currency">
            <text:p>$0.00</text:p>
          </table:table-cell>
          <table:table-cell table:formula="of:=IF([.C96]=1;Groceries;0)" office:value-type="currency" office:currency="USD" office:value="0" calcext:value-type="currency">
            <text:p>$0.00</text:p>
          </table:table-cell>
          <table:table-cell table:formula="of:=IF([.C96]=6;Shopping;0)" office:value-type="currency" office:currency="USD" office:value="0" calcext:value-type="currency">
            <text:p>$0.00</text:p>
          </table:table-cell>
          <table:table-cell table:formula="of:=IF([.C96]=6;Cigarrettes;0)" office:value-type="currency" office:currency="USD" office:value="0" calcext:value-type="currency">
            <text:p>$0.00</text:p>
          </table:table-cell>
          <table:table-cell/>
          <table:table-cell table:formula="of:=IF(DAYS([.B96];DATE(20;6;1))&gt;=0;IF([.E96]=4;Car;0);0)" office:value-type="currency" office:currency="USD" office:value="0" calcext:value-type="currency">
            <text:p>$0.00</text:p>
          </table:table-cell>
          <table:table-cell table:formula="of:=IF([.E96]=3;Insurance;0)" office:value-type="currency" office:currency="USD" office:value="0" calcext:value-type="currency">
            <text:p>$0.00</text:p>
          </table:table-cell>
          <table:table-cell table:formula="of:=IF([.E96]=5;Cellphone;0)" office:value-type="currency" office:currency="USD" office:value="0" calcext:value-type="currency">
            <text:p>$0.00</text:p>
          </table:table-cell>
          <table:table-cell table:formula="of:=IF(OR(IF([.E96]=5);IF([.E96]=12));CredCards;0)" office:value-type="currency" office:currency="USD" office:value="0" calcext:value-type="currency">
            <text:p>$0.00</text:p>
          </table:table-cell>
          <table:table-cell/>
          <table:table-cell table:formula="of:=SUM([.G96:.P96])" office:value-type="currency" office:currency="USD" office:value="0" calcext:value-type="currency">
            <text:p>$0.00</text:p>
          </table:table-cell>
          <table:table-cell/>
          <table:table-cell table:formula="of:=IF(AND(IF([.E96]=1);IF([.D96]=6));900;IF(AND(IF([.E96]=2);IF([.D96]=6));900;IF([.E96]=3;IF(OR([.D96]=7;[.D96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95]-[.Q96]" office:value-type="currency" office:currency="USD" office:value="5231.54" calcext:value-type="currency">
            <text:p>$5,231.54</text:p>
          </table:table-cell>
          <table:table-cell/>
          <table:table-cell table:style-name="ce15" table:formula="of:=[.W95]-[.Q96]+[.S96]+[.T96]" office:value-type="currency" office:currency="USD" office:value="5231.54" calcext:value-type="currency">
            <text:p>$5,231.54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23" calcext:value-type="date">
            <text:p>07/23/20</text:p>
          </table:table-cell>
          <table:table-cell table:formula="of:=WEEKDAY([.B97])" office:value-type="date" office:date-value="1900-01-04" calcext:value-type="date">
            <text:p>Thursday</text:p>
          </table:table-cell>
          <table:table-cell table:formula="of:=WEEKDAY([.B97])" office:value-type="float" office:value="5" calcext:value-type="float">
            <text:p>5</text:p>
          </table:table-cell>
          <table:table-cell table:formula="of:=DAY([.B97])" office:value-type="float" office:value="23" calcext:value-type="float">
            <text:p>23</text:p>
          </table:table-cell>
          <table:table-cell/>
          <table:table-cell table:formula="of:=IF([.C97] = 6;Loan;0)" office:value-type="currency" office:currency="USD" office:value="0" calcext:value-type="currency">
            <text:p>$0.00</text:p>
          </table:table-cell>
          <table:table-cell table:formula="of:=IF([.C97]=1;Groceries;0)" office:value-type="currency" office:currency="USD" office:value="0" calcext:value-type="currency">
            <text:p>$0.00</text:p>
          </table:table-cell>
          <table:table-cell table:formula="of:=IF([.C97]=6;Shopping;0)" office:value-type="currency" office:currency="USD" office:value="0" calcext:value-type="currency">
            <text:p>$0.00</text:p>
          </table:table-cell>
          <table:table-cell table:formula="of:=IF([.C97]=6;Cigarrettes;0)" office:value-type="currency" office:currency="USD" office:value="0" calcext:value-type="currency">
            <text:p>$0.00</text:p>
          </table:table-cell>
          <table:table-cell/>
          <table:table-cell table:formula="of:=IF(DAYS([.B97];DATE(20;6;1))&gt;=0;IF([.E97]=4;Car;0);0)" office:value-type="currency" office:currency="USD" office:value="0" calcext:value-type="currency">
            <text:p>$0.00</text:p>
          </table:table-cell>
          <table:table-cell table:formula="of:=IF([.E97]=3;Insurance;0)" office:value-type="currency" office:currency="USD" office:value="0" calcext:value-type="currency">
            <text:p>$0.00</text:p>
          </table:table-cell>
          <table:table-cell table:formula="of:=IF([.E97]=5;Cellphone;0)" office:value-type="currency" office:currency="USD" office:value="0" calcext:value-type="currency">
            <text:p>$0.00</text:p>
          </table:table-cell>
          <table:table-cell table:formula="of:=IF(OR(IF([.E97]=5);IF([.E97]=12));CredCards;0)" office:value-type="currency" office:currency="USD" office:value="0" calcext:value-type="currency">
            <text:p>$0.00</text:p>
          </table:table-cell>
          <table:table-cell/>
          <table:table-cell table:formula="of:=SUM([.G97:.P97])" office:value-type="currency" office:currency="USD" office:value="0" calcext:value-type="currency">
            <text:p>$0.00</text:p>
          </table:table-cell>
          <table:table-cell/>
          <table:table-cell table:formula="of:=IF(AND(IF([.E97]=1);IF([.D97]=6));900;IF(AND(IF([.E97]=2);IF([.D97]=6));900;IF([.E97]=3;IF(OR([.D97]=7;[.D97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96]-[.Q97]" office:value-type="currency" office:currency="USD" office:value="5231.54" calcext:value-type="currency">
            <text:p>$5,231.54</text:p>
          </table:table-cell>
          <table:table-cell/>
          <table:table-cell table:style-name="ce15" table:formula="of:=[.W96]-[.Q97]+[.S97]+[.T97]" office:value-type="currency" office:currency="USD" office:value="5231.54" calcext:value-type="currency">
            <text:p>$5,231.54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24" calcext:value-type="date">
            <text:p>07/24/20</text:p>
          </table:table-cell>
          <table:table-cell table:formula="of:=WEEKDAY([.B98])" office:value-type="date" office:date-value="1900-01-05" calcext:value-type="date">
            <text:p>Friday</text:p>
          </table:table-cell>
          <table:table-cell table:formula="of:=WEEKDAY([.B98])" office:value-type="float" office:value="6" calcext:value-type="float">
            <text:p>6</text:p>
          </table:table-cell>
          <table:table-cell table:formula="of:=DAY([.B98])" office:value-type="float" office:value="24" calcext:value-type="float">
            <text:p>24</text:p>
          </table:table-cell>
          <table:table-cell/>
          <table:table-cell table:formula="of:=IF([.C98] = 6;Loan;0)" office:value-type="currency" office:currency="USD" office:value="66.17" calcext:value-type="currency">
            <text:p>$66.17</text:p>
          </table:table-cell>
          <table:table-cell table:formula="of:=IF([.C98]=1;Groceries;0)" office:value-type="currency" office:currency="USD" office:value="0" calcext:value-type="currency">
            <text:p>$0.00</text:p>
          </table:table-cell>
          <table:table-cell table:formula="of:=IF([.C98]=6;Shopping;0)" office:value-type="currency" office:currency="USD" office:value="55" calcext:value-type="currency">
            <text:p>$55.00</text:p>
          </table:table-cell>
          <table:table-cell table:formula="of:=IF([.C98]=6;Cigarrettes;0)" office:value-type="currency" office:currency="USD" office:value="55" calcext:value-type="currency">
            <text:p>$55.00</text:p>
          </table:table-cell>
          <table:table-cell/>
          <table:table-cell table:formula="of:=IF(DAYS([.B98];DATE(20;6;1))&gt;=0;IF([.E98]=4;Car;0);0)" office:value-type="currency" office:currency="USD" office:value="0" calcext:value-type="currency">
            <text:p>$0.00</text:p>
          </table:table-cell>
          <table:table-cell table:formula="of:=IF([.E98]=3;Insurance;0)" office:value-type="currency" office:currency="USD" office:value="0" calcext:value-type="currency">
            <text:p>$0.00</text:p>
          </table:table-cell>
          <table:table-cell table:formula="of:=IF([.E98]=5;Cellphone;0)" office:value-type="currency" office:currency="USD" office:value="0" calcext:value-type="currency">
            <text:p>$0.00</text:p>
          </table:table-cell>
          <table:table-cell table:formula="of:=IF(OR(IF([.E98]=5);IF([.E98]=12));CredCards;0)" office:value-type="currency" office:currency="USD" office:value="0" calcext:value-type="currency">
            <text:p>$0.00</text:p>
          </table:table-cell>
          <table:table-cell/>
          <table:table-cell table:formula="of:=SUM([.G98:.P98])" office:value-type="currency" office:currency="USD" office:value="176.17" calcext:value-type="currency">
            <text:p>$176.17</text:p>
          </table:table-cell>
          <table:table-cell/>
          <table:table-cell table:formula="of:=IF(AND(IF([.E98]=1);IF([.D98]=6));900;IF(AND(IF([.E98]=2);IF([.D98]=6));900;IF([.E98]=3;IF(OR([.D98]=7;[.D98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97]-[.Q98]" office:value-type="currency" office:currency="USD" office:value="5055.37" calcext:value-type="currency">
            <text:p>$5,055.37</text:p>
          </table:table-cell>
          <table:table-cell/>
          <table:table-cell table:style-name="ce15" table:formula="of:=[.W97]-[.Q98]+[.S98]+[.T98]" office:value-type="currency" office:currency="USD" office:value="5055.37" calcext:value-type="currency">
            <text:p>$5,055.37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25" calcext:value-type="date">
            <text:p>07/25/20</text:p>
          </table:table-cell>
          <table:table-cell table:formula="of:=WEEKDAY([.B99])" office:value-type="date" office:date-value="1900-01-06" calcext:value-type="date">
            <text:p>Saturday</text:p>
          </table:table-cell>
          <table:table-cell table:formula="of:=WEEKDAY([.B99])" office:value-type="float" office:value="7" calcext:value-type="float">
            <text:p>7</text:p>
          </table:table-cell>
          <table:table-cell table:formula="of:=DAY([.B99])" office:value-type="float" office:value="25" calcext:value-type="float">
            <text:p>25</text:p>
          </table:table-cell>
          <table:table-cell/>
          <table:table-cell table:formula="of:=IF([.C99] = 6;Loan;0)" office:value-type="currency" office:currency="USD" office:value="0" calcext:value-type="currency">
            <text:p>$0.00</text:p>
          </table:table-cell>
          <table:table-cell table:formula="of:=IF([.C99]=1;Groceries;0)" office:value-type="currency" office:currency="USD" office:value="0" calcext:value-type="currency">
            <text:p>$0.00</text:p>
          </table:table-cell>
          <table:table-cell table:formula="of:=IF([.C99]=6;Shopping;0)" office:value-type="currency" office:currency="USD" office:value="0" calcext:value-type="currency">
            <text:p>$0.00</text:p>
          </table:table-cell>
          <table:table-cell table:formula="of:=IF([.C99]=6;Cigarrettes;0)" office:value-type="currency" office:currency="USD" office:value="0" calcext:value-type="currency">
            <text:p>$0.00</text:p>
          </table:table-cell>
          <table:table-cell/>
          <table:table-cell table:formula="of:=IF(DAYS([.B99];DATE(20;6;1))&gt;=0;IF([.E99]=4;Car;0);0)" office:value-type="currency" office:currency="USD" office:value="0" calcext:value-type="currency">
            <text:p>$0.00</text:p>
          </table:table-cell>
          <table:table-cell table:formula="of:=IF([.E99]=3;Insurance;0)" office:value-type="currency" office:currency="USD" office:value="0" calcext:value-type="currency">
            <text:p>$0.00</text:p>
          </table:table-cell>
          <table:table-cell table:formula="of:=IF([.E99]=5;Cellphone;0)" office:value-type="currency" office:currency="USD" office:value="0" calcext:value-type="currency">
            <text:p>$0.00</text:p>
          </table:table-cell>
          <table:table-cell table:formula="of:=IF(OR(IF([.E99]=5);IF([.E99]=12));CredCards;0)" office:value-type="currency" office:currency="USD" office:value="0" calcext:value-type="currency">
            <text:p>$0.00</text:p>
          </table:table-cell>
          <table:table-cell/>
          <table:table-cell table:formula="of:=SUM([.G99:.P99])" office:value-type="currency" office:currency="USD" office:value="0" calcext:value-type="currency">
            <text:p>$0.00</text:p>
          </table:table-cell>
          <table:table-cell/>
          <table:table-cell table:formula="of:=IF(AND(IF([.E99]=1);IF([.D99]=6));900;IF(AND(IF([.E99]=2);IF([.D99]=6));900;IF([.E99]=3;IF(OR([.D99]=7;[.D99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98]-[.Q99]" office:value-type="currency" office:currency="USD" office:value="5055.37" calcext:value-type="currency">
            <text:p>$5,055.37</text:p>
          </table:table-cell>
          <table:table-cell/>
          <table:table-cell table:style-name="ce15" table:formula="of:=[.W98]-[.Q99]+[.S99]+[.T99]" office:value-type="currency" office:currency="USD" office:value="5055.37" calcext:value-type="currency">
            <text:p>$5,055.37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26" calcext:value-type="date">
            <text:p>07/26/20</text:p>
          </table:table-cell>
          <table:table-cell table:formula="of:=WEEKDAY([.B100])" office:value-type="date" office:date-value="1899-12-31" calcext:value-type="date">
            <text:p>Sunday</text:p>
          </table:table-cell>
          <table:table-cell table:formula="of:=WEEKDAY([.B100])" office:value-type="float" office:value="1" calcext:value-type="float">
            <text:p>1</text:p>
          </table:table-cell>
          <table:table-cell table:formula="of:=DAY([.B100])" office:value-type="float" office:value="26" calcext:value-type="float">
            <text:p>26</text:p>
          </table:table-cell>
          <table:table-cell/>
          <table:table-cell table:formula="of:=IF([.C100] = 6;Loan;0)" office:value-type="currency" office:currency="USD" office:value="0" calcext:value-type="currency">
            <text:p>$0.00</text:p>
          </table:table-cell>
          <table:table-cell table:formula="of:=IF([.C100]=1;Groceries;0)" office:value-type="currency" office:currency="USD" office:value="115" calcext:value-type="currency">
            <text:p>$115.00</text:p>
          </table:table-cell>
          <table:table-cell table:formula="of:=IF([.C100]=6;Shopping;0)" office:value-type="currency" office:currency="USD" office:value="0" calcext:value-type="currency">
            <text:p>$0.00</text:p>
          </table:table-cell>
          <table:table-cell table:formula="of:=IF([.C100]=6;Cigarrettes;0)" office:value-type="currency" office:currency="USD" office:value="0" calcext:value-type="currency">
            <text:p>$0.00</text:p>
          </table:table-cell>
          <table:table-cell/>
          <table:table-cell table:formula="of:=IF(DAYS([.B100];DATE(20;6;1))&gt;=0;IF([.E100]=4;Car;0);0)" office:value-type="currency" office:currency="USD" office:value="0" calcext:value-type="currency">
            <text:p>$0.00</text:p>
          </table:table-cell>
          <table:table-cell table:formula="of:=IF([.E100]=3;Insurance;0)" office:value-type="currency" office:currency="USD" office:value="0" calcext:value-type="currency">
            <text:p>$0.00</text:p>
          </table:table-cell>
          <table:table-cell table:formula="of:=IF([.E100]=5;Cellphone;0)" office:value-type="currency" office:currency="USD" office:value="0" calcext:value-type="currency">
            <text:p>$0.00</text:p>
          </table:table-cell>
          <table:table-cell table:formula="of:=IF(OR(IF([.E100]=5);IF([.E100]=12));CredCards;0)" office:value-type="currency" office:currency="USD" office:value="0" calcext:value-type="currency">
            <text:p>$0.00</text:p>
          </table:table-cell>
          <table:table-cell/>
          <table:table-cell table:formula="of:=SUM([.G100:.P100])" office:value-type="currency" office:currency="USD" office:value="115" calcext:value-type="currency">
            <text:p>$115.00</text:p>
          </table:table-cell>
          <table:table-cell/>
          <table:table-cell table:formula="of:=IF(AND(IF([.E100]=1);IF([.D100]=6));900;IF(AND(IF([.E100]=2);IF([.D100]=6));900;IF([.E100]=3;IF(OR([.D100]=7;[.D100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99]-[.Q100]" office:value-type="currency" office:currency="USD" office:value="4940.37" calcext:value-type="currency">
            <text:p>$4,940.37</text:p>
          </table:table-cell>
          <table:table-cell/>
          <table:table-cell table:style-name="ce15" table:formula="of:=[.W99]-[.Q100]+[.S100]+[.T100]" office:value-type="currency" office:currency="USD" office:value="4940.37" calcext:value-type="currency">
            <text:p>$4,940.37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27" calcext:value-type="date">
            <text:p>07/27/20</text:p>
          </table:table-cell>
          <table:table-cell table:formula="of:=WEEKDAY([.B101])" office:value-type="date" office:date-value="1900-01-01" calcext:value-type="date">
            <text:p>Monday</text:p>
          </table:table-cell>
          <table:table-cell table:formula="of:=WEEKDAY([.B101])" office:value-type="float" office:value="2" calcext:value-type="float">
            <text:p>2</text:p>
          </table:table-cell>
          <table:table-cell table:formula="of:=DAY([.B101])" office:value-type="float" office:value="27" calcext:value-type="float">
            <text:p>27</text:p>
          </table:table-cell>
          <table:table-cell/>
          <table:table-cell table:formula="of:=IF([.C101] = 6;Loan;0)" office:value-type="currency" office:currency="USD" office:value="0" calcext:value-type="currency">
            <text:p>$0.00</text:p>
          </table:table-cell>
          <table:table-cell table:formula="of:=IF([.C101]=1;Groceries;0)" office:value-type="currency" office:currency="USD" office:value="0" calcext:value-type="currency">
            <text:p>$0.00</text:p>
          </table:table-cell>
          <table:table-cell table:formula="of:=IF([.C101]=6;Shopping;0)" office:value-type="currency" office:currency="USD" office:value="0" calcext:value-type="currency">
            <text:p>$0.00</text:p>
          </table:table-cell>
          <table:table-cell table:formula="of:=IF([.C101]=6;Cigarrettes;0)" office:value-type="currency" office:currency="USD" office:value="0" calcext:value-type="currency">
            <text:p>$0.00</text:p>
          </table:table-cell>
          <table:table-cell/>
          <table:table-cell table:formula="of:=IF(DAYS([.B101];DATE(20;6;1))&gt;=0;IF([.E101]=4;Car;0);0)" office:value-type="currency" office:currency="USD" office:value="0" calcext:value-type="currency">
            <text:p>$0.00</text:p>
          </table:table-cell>
          <table:table-cell table:formula="of:=IF([.E101]=3;Insurance;0)" office:value-type="currency" office:currency="USD" office:value="0" calcext:value-type="currency">
            <text:p>$0.00</text:p>
          </table:table-cell>
          <table:table-cell table:formula="of:=IF([.E101]=5;Cellphone;0)" office:value-type="currency" office:currency="USD" office:value="0" calcext:value-type="currency">
            <text:p>$0.00</text:p>
          </table:table-cell>
          <table:table-cell table:formula="of:=IF(OR(IF([.E101]=5);IF([.E101]=12));CredCards;0)" office:value-type="currency" office:currency="USD" office:value="0" calcext:value-type="currency">
            <text:p>$0.00</text:p>
          </table:table-cell>
          <table:table-cell/>
          <table:table-cell table:formula="of:=SUM([.G101:.P101])" office:value-type="currency" office:currency="USD" office:value="0" calcext:value-type="currency">
            <text:p>$0.00</text:p>
          </table:table-cell>
          <table:table-cell/>
          <table:table-cell table:formula="of:=IF(AND(IF([.E101]=1);IF([.D101]=6));900;IF(AND(IF([.E101]=2);IF([.D101]=6));900;IF([.E101]=3;IF(OR([.D101]=7;[.D101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00]-[.Q101]" office:value-type="currency" office:currency="USD" office:value="4940.37" calcext:value-type="currency">
            <text:p>$4,940.37</text:p>
          </table:table-cell>
          <table:table-cell/>
          <table:table-cell table:style-name="ce15" table:formula="of:=[.W100]-[.Q101]+[.S101]+[.T101]" office:value-type="currency" office:currency="USD" office:value="4940.37" calcext:value-type="currency">
            <text:p>$4,940.37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28" calcext:value-type="date">
            <text:p>07/28/20</text:p>
          </table:table-cell>
          <table:table-cell table:formula="of:=WEEKDAY([.B102])" office:value-type="date" office:date-value="1900-01-02" calcext:value-type="date">
            <text:p>Tuesday</text:p>
          </table:table-cell>
          <table:table-cell table:formula="of:=WEEKDAY([.B102])" office:value-type="float" office:value="3" calcext:value-type="float">
            <text:p>3</text:p>
          </table:table-cell>
          <table:table-cell table:formula="of:=DAY([.B102])" office:value-type="float" office:value="28" calcext:value-type="float">
            <text:p>28</text:p>
          </table:table-cell>
          <table:table-cell/>
          <table:table-cell table:formula="of:=IF([.C102] = 6;Loan;0)" office:value-type="currency" office:currency="USD" office:value="0" calcext:value-type="currency">
            <text:p>$0.00</text:p>
          </table:table-cell>
          <table:table-cell table:formula="of:=IF([.C102]=1;Groceries;0)" office:value-type="currency" office:currency="USD" office:value="0" calcext:value-type="currency">
            <text:p>$0.00</text:p>
          </table:table-cell>
          <table:table-cell table:formula="of:=IF([.C102]=6;Shopping;0)" office:value-type="currency" office:currency="USD" office:value="0" calcext:value-type="currency">
            <text:p>$0.00</text:p>
          </table:table-cell>
          <table:table-cell table:formula="of:=IF([.C102]=6;Cigarrettes;0)" office:value-type="currency" office:currency="USD" office:value="0" calcext:value-type="currency">
            <text:p>$0.00</text:p>
          </table:table-cell>
          <table:table-cell/>
          <table:table-cell table:formula="of:=IF(DAYS([.B102];DATE(20;6;1))&gt;=0;IF([.E102]=4;Car;0);0)" office:value-type="currency" office:currency="USD" office:value="0" calcext:value-type="currency">
            <text:p>$0.00</text:p>
          </table:table-cell>
          <table:table-cell table:formula="of:=IF([.E102]=3;Insurance;0)" office:value-type="currency" office:currency="USD" office:value="0" calcext:value-type="currency">
            <text:p>$0.00</text:p>
          </table:table-cell>
          <table:table-cell table:formula="of:=IF([.E102]=5;Cellphone;0)" office:value-type="currency" office:currency="USD" office:value="0" calcext:value-type="currency">
            <text:p>$0.00</text:p>
          </table:table-cell>
          <table:table-cell table:formula="of:=IF(OR(IF([.E102]=5);IF([.E102]=12));CredCards;0)" office:value-type="currency" office:currency="USD" office:value="0" calcext:value-type="currency">
            <text:p>$0.00</text:p>
          </table:table-cell>
          <table:table-cell/>
          <table:table-cell table:formula="of:=SUM([.G102:.P102])" office:value-type="currency" office:currency="USD" office:value="0" calcext:value-type="currency">
            <text:p>$0.00</text:p>
          </table:table-cell>
          <table:table-cell/>
          <table:table-cell table:formula="of:=IF(AND(IF([.E102]=1);IF([.D102]=6));900;IF(AND(IF([.E102]=2);IF([.D102]=6));900;IF([.E102]=3;IF(OR([.D102]=7;[.D102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01]-[.Q102]" office:value-type="currency" office:currency="USD" office:value="4940.37" calcext:value-type="currency">
            <text:p>$4,940.37</text:p>
          </table:table-cell>
          <table:table-cell/>
          <table:table-cell table:style-name="ce15" table:formula="of:=[.W101]-[.Q102]+[.S102]+[.T102]" office:value-type="currency" office:currency="USD" office:value="4940.37" calcext:value-type="currency">
            <text:p>$4,940.37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29" calcext:value-type="date">
            <text:p>07/29/20</text:p>
          </table:table-cell>
          <table:table-cell table:formula="of:=WEEKDAY([.B103])" office:value-type="date" office:date-value="1900-01-03" calcext:value-type="date">
            <text:p>Wednesday</text:p>
          </table:table-cell>
          <table:table-cell table:formula="of:=WEEKDAY([.B103])" office:value-type="float" office:value="4" calcext:value-type="float">
            <text:p>4</text:p>
          </table:table-cell>
          <table:table-cell table:formula="of:=DAY([.B103])" office:value-type="float" office:value="29" calcext:value-type="float">
            <text:p>29</text:p>
          </table:table-cell>
          <table:table-cell/>
          <table:table-cell table:formula="of:=IF([.C103] = 6;Loan;0)" office:value-type="currency" office:currency="USD" office:value="0" calcext:value-type="currency">
            <text:p>$0.00</text:p>
          </table:table-cell>
          <table:table-cell table:formula="of:=IF([.C103]=1;Groceries;0)" office:value-type="currency" office:currency="USD" office:value="0" calcext:value-type="currency">
            <text:p>$0.00</text:p>
          </table:table-cell>
          <table:table-cell table:formula="of:=IF([.C103]=6;Shopping;0)" office:value-type="currency" office:currency="USD" office:value="0" calcext:value-type="currency">
            <text:p>$0.00</text:p>
          </table:table-cell>
          <table:table-cell table:formula="of:=IF([.C103]=6;Cigarrettes;0)" office:value-type="currency" office:currency="USD" office:value="0" calcext:value-type="currency">
            <text:p>$0.00</text:p>
          </table:table-cell>
          <table:table-cell/>
          <table:table-cell table:formula="of:=IF(DAYS([.B103];DATE(20;6;1))&gt;=0;IF([.E103]=4;Car;0);0)" office:value-type="currency" office:currency="USD" office:value="0" calcext:value-type="currency">
            <text:p>$0.00</text:p>
          </table:table-cell>
          <table:table-cell table:formula="of:=IF([.E103]=3;Insurance;0)" office:value-type="currency" office:currency="USD" office:value="0" calcext:value-type="currency">
            <text:p>$0.00</text:p>
          </table:table-cell>
          <table:table-cell table:formula="of:=IF([.E103]=5;Cellphone;0)" office:value-type="currency" office:currency="USD" office:value="0" calcext:value-type="currency">
            <text:p>$0.00</text:p>
          </table:table-cell>
          <table:table-cell table:formula="of:=IF(OR(IF([.E103]=5);IF([.E103]=12));CredCards;0)" office:value-type="currency" office:currency="USD" office:value="0" calcext:value-type="currency">
            <text:p>$0.00</text:p>
          </table:table-cell>
          <table:table-cell/>
          <table:table-cell table:formula="of:=SUM([.G103:.P103])" office:value-type="currency" office:currency="USD" office:value="0" calcext:value-type="currency">
            <text:p>$0.00</text:p>
          </table:table-cell>
          <table:table-cell/>
          <table:table-cell table:formula="of:=IF(AND(IF([.E103]=1);IF([.D103]=6));900;IF(AND(IF([.E103]=2);IF([.D103]=6));900;IF([.E103]=3;IF(OR([.D103]=7;[.D10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02]-[.Q103]" office:value-type="currency" office:currency="USD" office:value="4940.37" calcext:value-type="currency">
            <text:p>$4,940.37</text:p>
          </table:table-cell>
          <table:table-cell/>
          <table:table-cell table:style-name="ce15" table:formula="of:=[.W102]-[.Q103]+[.S103]+[.T103]" office:value-type="currency" office:currency="USD" office:value="4940.37" calcext:value-type="currency">
            <text:p>$4,940.37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30" calcext:value-type="date">
            <text:p>07/30/20</text:p>
          </table:table-cell>
          <table:table-cell table:formula="of:=WEEKDAY([.B104])" office:value-type="date" office:date-value="1900-01-04" calcext:value-type="date">
            <text:p>Thursday</text:p>
          </table:table-cell>
          <table:table-cell table:formula="of:=WEEKDAY([.B104])" office:value-type="float" office:value="5" calcext:value-type="float">
            <text:p>5</text:p>
          </table:table-cell>
          <table:table-cell table:formula="of:=DAY([.B104])" office:value-type="float" office:value="30" calcext:value-type="float">
            <text:p>30</text:p>
          </table:table-cell>
          <table:table-cell/>
          <table:table-cell table:formula="of:=IF([.C104] = 6;Loan;0)" office:value-type="currency" office:currency="USD" office:value="0" calcext:value-type="currency">
            <text:p>$0.00</text:p>
          </table:table-cell>
          <table:table-cell table:formula="of:=IF([.C104]=1;Groceries;0)" office:value-type="currency" office:currency="USD" office:value="0" calcext:value-type="currency">
            <text:p>$0.00</text:p>
          </table:table-cell>
          <table:table-cell table:formula="of:=IF([.C104]=6;Shopping;0)" office:value-type="currency" office:currency="USD" office:value="0" calcext:value-type="currency">
            <text:p>$0.00</text:p>
          </table:table-cell>
          <table:table-cell table:formula="of:=IF([.C104]=6;Cigarrettes;0)" office:value-type="currency" office:currency="USD" office:value="0" calcext:value-type="currency">
            <text:p>$0.00</text:p>
          </table:table-cell>
          <table:table-cell/>
          <table:table-cell table:formula="of:=IF(DAYS([.B104];DATE(20;6;1))&gt;=0;IF([.E104]=4;Car;0);0)" office:value-type="currency" office:currency="USD" office:value="0" calcext:value-type="currency">
            <text:p>$0.00</text:p>
          </table:table-cell>
          <table:table-cell table:formula="of:=IF([.E104]=3;Insurance;0)" office:value-type="currency" office:currency="USD" office:value="0" calcext:value-type="currency">
            <text:p>$0.00</text:p>
          </table:table-cell>
          <table:table-cell table:formula="of:=IF([.E104]=5;Cellphone;0)" office:value-type="currency" office:currency="USD" office:value="0" calcext:value-type="currency">
            <text:p>$0.00</text:p>
          </table:table-cell>
          <table:table-cell table:formula="of:=IF(OR(IF([.E104]=5);IF([.E104]=12));CredCards;0)" office:value-type="currency" office:currency="USD" office:value="0" calcext:value-type="currency">
            <text:p>$0.00</text:p>
          </table:table-cell>
          <table:table-cell/>
          <table:table-cell table:formula="of:=SUM([.G104:.P104])" office:value-type="currency" office:currency="USD" office:value="0" calcext:value-type="currency">
            <text:p>$0.00</text:p>
          </table:table-cell>
          <table:table-cell/>
          <table:table-cell table:formula="of:=IF(AND(IF([.E104]=1);IF([.D104]=6));900;IF(AND(IF([.E104]=2);IF([.D104]=6));900;IF([.E104]=3;IF(OR([.D104]=7;[.D104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03]-[.Q104]" office:value-type="currency" office:currency="USD" office:value="4940.37" calcext:value-type="currency">
            <text:p>$4,940.37</text:p>
          </table:table-cell>
          <table:table-cell/>
          <table:table-cell table:style-name="ce15" table:formula="of:=[.W103]-[.Q104]+[.S104]+[.T104]" office:value-type="currency" office:currency="USD" office:value="4940.37" calcext:value-type="currency">
            <text:p>$4,940.37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7-31" calcext:value-type="date">
            <text:p>07/31/20</text:p>
          </table:table-cell>
          <table:table-cell table:formula="of:=WEEKDAY([.B105])" office:value-type="date" office:date-value="1900-01-05" calcext:value-type="date">
            <text:p>Friday</text:p>
          </table:table-cell>
          <table:table-cell table:formula="of:=WEEKDAY([.B105])" office:value-type="float" office:value="6" calcext:value-type="float">
            <text:p>6</text:p>
          </table:table-cell>
          <table:table-cell table:formula="of:=DAY([.B105])" office:value-type="float" office:value="31" calcext:value-type="float">
            <text:p>31</text:p>
          </table:table-cell>
          <table:table-cell/>
          <table:table-cell table:formula="of:=IF([.C105] = 6;Loan;0)" office:value-type="currency" office:currency="USD" office:value="66.17" calcext:value-type="currency">
            <text:p>$66.17</text:p>
          </table:table-cell>
          <table:table-cell table:formula="of:=IF([.C105]=1;Groceries;0)" office:value-type="currency" office:currency="USD" office:value="0" calcext:value-type="currency">
            <text:p>$0.00</text:p>
          </table:table-cell>
          <table:table-cell table:formula="of:=IF([.C105]=6;Shopping;0)" office:value-type="currency" office:currency="USD" office:value="55" calcext:value-type="currency">
            <text:p>$55.00</text:p>
          </table:table-cell>
          <table:table-cell table:formula="of:=IF([.C105]=6;Cigarrettes;0)" office:value-type="currency" office:currency="USD" office:value="55" calcext:value-type="currency">
            <text:p>$55.00</text:p>
          </table:table-cell>
          <table:table-cell/>
          <table:table-cell table:formula="of:=IF(DAYS([.B105];DATE(20;6;1))&gt;=0;IF([.E105]=4;Car;0);0)" office:value-type="currency" office:currency="USD" office:value="0" calcext:value-type="currency">
            <text:p>$0.00</text:p>
          </table:table-cell>
          <table:table-cell table:formula="of:=IF([.E105]=3;Insurance;0)" office:value-type="currency" office:currency="USD" office:value="0" calcext:value-type="currency">
            <text:p>$0.00</text:p>
          </table:table-cell>
          <table:table-cell table:formula="of:=IF([.E105]=5;Cellphone;0)" office:value-type="currency" office:currency="USD" office:value="0" calcext:value-type="currency">
            <text:p>$0.00</text:p>
          </table:table-cell>
          <table:table-cell table:formula="of:=IF(OR(IF([.E105]=5);IF([.E105]=12));CredCards;0)" office:value-type="currency" office:currency="USD" office:value="0" calcext:value-type="currency">
            <text:p>$0.00</text:p>
          </table:table-cell>
          <table:table-cell/>
          <table:table-cell table:formula="of:=SUM([.G105:.P105])" office:value-type="currency" office:currency="USD" office:value="176.17" calcext:value-type="currency">
            <text:p>$176.17</text:p>
          </table:table-cell>
          <table:table-cell/>
          <table:table-cell table:formula="of:=IF(AND(IF([.E105]=1);IF([.D105]=6));900;IF(AND(IF([.E105]=2);IF([.D105]=6));900;IF([.E105]=3;IF(OR([.D105]=7;[.D105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04]-[.Q105]" office:value-type="currency" office:currency="USD" office:value="4764.2" calcext:value-type="currency">
            <text:p>$4,764.20</text:p>
          </table:table-cell>
          <table:table-cell/>
          <table:table-cell table:style-name="ce15" table:formula="of:=[.W104]-[.Q105]+[.S105]+[.T105]" office:value-type="currency" office:currency="USD" office:value="4764.2" calcext:value-type="currency">
            <text:p>$4,764.2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01" calcext:value-type="date">
            <text:p>08/01/20</text:p>
          </table:table-cell>
          <table:table-cell table:formula="of:=WEEKDAY([.B106])" office:value-type="date" office:date-value="1900-01-06" calcext:value-type="date">
            <text:p>Saturday</text:p>
          </table:table-cell>
          <table:table-cell table:formula="of:=WEEKDAY([.B106])" office:value-type="float" office:value="7" calcext:value-type="float">
            <text:p>7</text:p>
          </table:table-cell>
          <table:table-cell table:formula="of:=DAY([.B106])" office:value-type="float" office:value="1" calcext:value-type="float">
            <text:p>1</text:p>
          </table:table-cell>
          <table:table-cell/>
          <table:table-cell table:formula="of:=IF([.C106] = 6;Loan;0)" office:value-type="currency" office:currency="USD" office:value="0" calcext:value-type="currency">
            <text:p>$0.00</text:p>
          </table:table-cell>
          <table:table-cell table:formula="of:=IF([.C106]=1;Groceries;0)" office:value-type="currency" office:currency="USD" office:value="0" calcext:value-type="currency">
            <text:p>$0.00</text:p>
          </table:table-cell>
          <table:table-cell table:formula="of:=IF([.C106]=6;Shopping;0)" office:value-type="currency" office:currency="USD" office:value="0" calcext:value-type="currency">
            <text:p>$0.00</text:p>
          </table:table-cell>
          <table:table-cell table:formula="of:=IF([.C106]=6;Cigarrettes;0)" office:value-type="currency" office:currency="USD" office:value="0" calcext:value-type="currency">
            <text:p>$0.00</text:p>
          </table:table-cell>
          <table:table-cell/>
          <table:table-cell table:formula="of:=IF(DAYS([.B106];DATE(20;6;1))&gt;=0;IF([.E106]=4;Car;0);0)" office:value-type="currency" office:currency="USD" office:value="0" calcext:value-type="currency">
            <text:p>$0.00</text:p>
          </table:table-cell>
          <table:table-cell table:formula="of:=IF([.E106]=3;Insurance;0)" office:value-type="currency" office:currency="USD" office:value="0" calcext:value-type="currency">
            <text:p>$0.00</text:p>
          </table:table-cell>
          <table:table-cell table:formula="of:=IF([.E106]=5;Cellphone;0)" office:value-type="currency" office:currency="USD" office:value="0" calcext:value-type="currency">
            <text:p>$0.00</text:p>
          </table:table-cell>
          <table:table-cell table:formula="of:=IF(OR(IF([.E106]=5);IF([.E106]=12));CredCards;0)" office:value-type="currency" office:currency="USD" office:value="0" calcext:value-type="currency">
            <text:p>$0.00</text:p>
          </table:table-cell>
          <table:table-cell/>
          <table:table-cell table:formula="of:=SUM([.G106:.P106])" office:value-type="currency" office:currency="USD" office:value="0" calcext:value-type="currency">
            <text:p>$0.00</text:p>
          </table:table-cell>
          <table:table-cell/>
          <table:table-cell table:formula="of:=IF(AND(IF([.E106]=1);IF([.D106]=6));900;IF(AND(IF([.E106]=2);IF([.D106]=6));900;IF([.E106]=3;IF(OR([.D106]=7;[.D106]=1);0;900);0)))" office:value-type="currency" office:currency="USD" office:value="0" calcext:value-type="currency">
            <text:p>$0.00</text:p>
          </table:table-cell>
          <table:table-cell office:value-type="currency" office:currency="USD" office:value="2100" calcext:value-type="currency">
            <text:p>$2,100.00</text:p>
          </table:table-cell>
          <table:table-cell table:style-name="ce15" table:formula="of:=[.W105]-[.Q106]" office:value-type="currency" office:currency="USD" office:value="4764.2" calcext:value-type="currency">
            <text:p>$4,764.20</text:p>
          </table:table-cell>
          <table:table-cell/>
          <table:table-cell table:style-name="ce15" table:formula="of:=[.W105]-[.Q106]+[.S106]+[.T106]" office:value-type="currency" office:currency="USD" office:value="6864.2" calcext:value-type="currency">
            <text:p>$6,864.2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02" calcext:value-type="date">
            <text:p>08/02/20</text:p>
          </table:table-cell>
          <table:table-cell table:formula="of:=WEEKDAY([.B107])" office:value-type="date" office:date-value="1899-12-31" calcext:value-type="date">
            <text:p>Sunday</text:p>
          </table:table-cell>
          <table:table-cell table:formula="of:=WEEKDAY([.B107])" office:value-type="float" office:value="1" calcext:value-type="float">
            <text:p>1</text:p>
          </table:table-cell>
          <table:table-cell table:formula="of:=DAY([.B107])" office:value-type="float" office:value="2" calcext:value-type="float">
            <text:p>2</text:p>
          </table:table-cell>
          <table:table-cell/>
          <table:table-cell table:formula="of:=IF([.C107] = 6;Loan;0)" office:value-type="currency" office:currency="USD" office:value="0" calcext:value-type="currency">
            <text:p>$0.00</text:p>
          </table:table-cell>
          <table:table-cell table:formula="of:=IF([.C107]=1;Groceries;0)" office:value-type="currency" office:currency="USD" office:value="115" calcext:value-type="currency">
            <text:p>$115.00</text:p>
          </table:table-cell>
          <table:table-cell table:formula="of:=IF([.C107]=6;Shopping;0)" office:value-type="currency" office:currency="USD" office:value="0" calcext:value-type="currency">
            <text:p>$0.00</text:p>
          </table:table-cell>
          <table:table-cell table:formula="of:=IF([.C107]=6;Cigarrettes;0)" office:value-type="currency" office:currency="USD" office:value="0" calcext:value-type="currency">
            <text:p>$0.00</text:p>
          </table:table-cell>
          <table:table-cell/>
          <table:table-cell table:formula="of:=IF(DAYS([.B107];DATE(20;6;1))&gt;=0;IF([.E107]=4;Car;0);0)" office:value-type="currency" office:currency="USD" office:value="0" calcext:value-type="currency">
            <text:p>$0.00</text:p>
          </table:table-cell>
          <table:table-cell table:formula="of:=IF([.E107]=3;Insurance;0)" office:value-type="currency" office:currency="USD" office:value="0" calcext:value-type="currency">
            <text:p>$0.00</text:p>
          </table:table-cell>
          <table:table-cell table:formula="of:=IF([.E107]=5;Cellphone;0)" office:value-type="currency" office:currency="USD" office:value="0" calcext:value-type="currency">
            <text:p>$0.00</text:p>
          </table:table-cell>
          <table:table-cell table:formula="of:=IF(OR(IF([.E107]=5);IF([.E107]=12));CredCards;0)" office:value-type="currency" office:currency="USD" office:value="0" calcext:value-type="currency">
            <text:p>$0.00</text:p>
          </table:table-cell>
          <table:table-cell/>
          <table:table-cell table:formula="of:=SUM([.G107:.P107])" office:value-type="currency" office:currency="USD" office:value="115" calcext:value-type="currency">
            <text:p>$115.00</text:p>
          </table:table-cell>
          <table:table-cell/>
          <table:table-cell table:formula="of:=IF(AND(IF([.E107]=1);IF([.D107]=6));900;IF(AND(IF([.E107]=2);IF([.D107]=6));900;IF([.E107]=3;IF(OR([.D107]=7;[.D107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06]-[.Q107]" office:value-type="currency" office:currency="USD" office:value="6749.2" calcext:value-type="currency">
            <text:p>$6,749.20</text:p>
          </table:table-cell>
          <table:table-cell/>
          <table:table-cell table:style-name="ce15" table:formula="of:=[.W106]-[.Q107]+[.S107]+[.T107]" office:value-type="currency" office:currency="USD" office:value="6749.2" calcext:value-type="currency">
            <text:p>$6,749.2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03" calcext:value-type="date">
            <text:p>08/03/20</text:p>
          </table:table-cell>
          <table:table-cell table:formula="of:=WEEKDAY([.B108])" office:value-type="date" office:date-value="1900-01-01" calcext:value-type="date">
            <text:p>Monday</text:p>
          </table:table-cell>
          <table:table-cell table:formula="of:=WEEKDAY([.B108])" office:value-type="float" office:value="2" calcext:value-type="float">
            <text:p>2</text:p>
          </table:table-cell>
          <table:table-cell table:formula="of:=DAY([.B108])" office:value-type="float" office:value="3" calcext:value-type="float">
            <text:p>3</text:p>
          </table:table-cell>
          <table:table-cell/>
          <table:table-cell table:formula="of:=IF([.C108] = 6;Loan;0)" office:value-type="currency" office:currency="USD" office:value="0" calcext:value-type="currency">
            <text:p>$0.00</text:p>
          </table:table-cell>
          <table:table-cell table:formula="of:=IF([.C108]=1;Groceries;0)" office:value-type="currency" office:currency="USD" office:value="0" calcext:value-type="currency">
            <text:p>$0.00</text:p>
          </table:table-cell>
          <table:table-cell table:formula="of:=IF([.C108]=6;Shopping;0)" office:value-type="currency" office:currency="USD" office:value="0" calcext:value-type="currency">
            <text:p>$0.00</text:p>
          </table:table-cell>
          <table:table-cell table:formula="of:=IF([.C108]=6;Cigarrettes;0)" office:value-type="currency" office:currency="USD" office:value="0" calcext:value-type="currency">
            <text:p>$0.00</text:p>
          </table:table-cell>
          <table:table-cell/>
          <table:table-cell table:formula="of:=IF(DAYS([.B108];DATE(20;6;1))&gt;=0;IF([.E108]=4;Car;0);0)" office:value-type="currency" office:currency="USD" office:value="0" calcext:value-type="currency">
            <text:p>$0.00</text:p>
          </table:table-cell>
          <table:table-cell table:formula="of:=IF([.E108]=3;Insurance;0)" office:value-type="currency" office:currency="USD" office:value="210" calcext:value-type="currency">
            <text:p>$210.00</text:p>
          </table:table-cell>
          <table:table-cell table:formula="of:=IF([.E108]=5;Cellphone;0)" office:value-type="currency" office:currency="USD" office:value="0" calcext:value-type="currency">
            <text:p>$0.00</text:p>
          </table:table-cell>
          <table:table-cell table:formula="of:=IF(OR(IF([.E108]=5);IF([.E108]=12));CredCards;0)" office:value-type="currency" office:currency="USD" office:value="0" calcext:value-type="currency">
            <text:p>$0.00</text:p>
          </table:table-cell>
          <table:table-cell/>
          <table:table-cell table:formula="of:=SUM([.G108:.P108])" office:value-type="currency" office:currency="USD" office:value="210" calcext:value-type="currency">
            <text:p>$210.00</text:p>
          </table:table-cell>
          <table:table-cell/>
          <table:table-cell table:formula="of:=IF(AND(IF([.E108]=1);IF([.D108]=6));900;IF(AND(IF([.E108]=2);IF([.D108]=6));900;IF([.E108]=3;IF(OR([.D108]=7;[.D108]=1);0;900);0)))" office:value-type="currency" office:currency="USD" office:value="900" calcext:value-type="currency">
            <text:p>$900.00</text:p>
          </table:table-cell>
          <table:table-cell/>
          <table:table-cell table:style-name="ce15" table:formula="of:=[.W107]-[.Q108]" office:value-type="currency" office:currency="USD" office:value="6539.2" calcext:value-type="currency">
            <text:p>$6,539.20</text:p>
          </table:table-cell>
          <table:table-cell/>
          <table:table-cell table:style-name="ce15" table:formula="of:=[.W107]-[.Q108]+[.S108]+[.T108]" office:value-type="currency" office:currency="USD" office:value="7439.2" calcext:value-type="currency">
            <text:p>$7,439.2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04" calcext:value-type="date">
            <text:p>08/04/20</text:p>
          </table:table-cell>
          <table:table-cell table:formula="of:=WEEKDAY([.B109])" office:value-type="date" office:date-value="1900-01-02" calcext:value-type="date">
            <text:p>Tuesday</text:p>
          </table:table-cell>
          <table:table-cell table:formula="of:=WEEKDAY([.B109])" office:value-type="float" office:value="3" calcext:value-type="float">
            <text:p>3</text:p>
          </table:table-cell>
          <table:table-cell table:formula="of:=DAY([.B109])" office:value-type="float" office:value="4" calcext:value-type="float">
            <text:p>4</text:p>
          </table:table-cell>
          <table:table-cell/>
          <table:table-cell table:formula="of:=IF([.C109] = 6;Loan;0)" office:value-type="currency" office:currency="USD" office:value="0" calcext:value-type="currency">
            <text:p>$0.00</text:p>
          </table:table-cell>
          <table:table-cell table:formula="of:=IF([.C109]=1;Groceries;0)" office:value-type="currency" office:currency="USD" office:value="0" calcext:value-type="currency">
            <text:p>$0.00</text:p>
          </table:table-cell>
          <table:table-cell table:formula="of:=IF([.C109]=6;Shopping;0)" office:value-type="currency" office:currency="USD" office:value="0" calcext:value-type="currency">
            <text:p>$0.00</text:p>
          </table:table-cell>
          <table:table-cell table:formula="of:=IF([.C109]=6;Cigarrettes;0)" office:value-type="currency" office:currency="USD" office:value="0" calcext:value-type="currency">
            <text:p>$0.00</text:p>
          </table:table-cell>
          <table:table-cell/>
          <table:table-cell table:formula="of:=IF(DAYS([.B109];DATE(20;6;1))&gt;=0;IF([.E109]=4;Car;0);0)" office:value-type="currency" office:currency="USD" office:value="503.14" calcext:value-type="currency">
            <text:p>$503.14</text:p>
          </table:table-cell>
          <table:table-cell table:formula="of:=IF([.E109]=3;Insurance;0)" office:value-type="currency" office:currency="USD" office:value="0" calcext:value-type="currency">
            <text:p>$0.00</text:p>
          </table:table-cell>
          <table:table-cell table:formula="of:=IF([.E109]=5;Cellphone;0)" office:value-type="currency" office:currency="USD" office:value="0" calcext:value-type="currency">
            <text:p>$0.00</text:p>
          </table:table-cell>
          <table:table-cell table:formula="of:=IF(OR(IF([.E109]=5);IF([.E109]=12));CredCards;0)" office:value-type="currency" office:currency="USD" office:value="0" calcext:value-type="currency">
            <text:p>$0.00</text:p>
          </table:table-cell>
          <table:table-cell/>
          <table:table-cell table:formula="of:=SUM([.G109:.P109])" office:value-type="currency" office:currency="USD" office:value="503.14" calcext:value-type="currency">
            <text:p>$503.14</text:p>
          </table:table-cell>
          <table:table-cell/>
          <table:table-cell table:formula="of:=IF(AND(IF([.E109]=1);IF([.D109]=6));900;IF(AND(IF([.E109]=2);IF([.D109]=6));900;IF([.E109]=3;IF(OR([.D109]=7;[.D109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08]-[.Q109]" office:value-type="currency" office:currency="USD" office:value="6936.06" calcext:value-type="currency">
            <text:p>$6,936.06</text:p>
          </table:table-cell>
          <table:table-cell/>
          <table:table-cell table:style-name="ce15" table:formula="of:=[.W108]-[.Q109]+[.S109]+[.T109]" office:value-type="currency" office:currency="USD" office:value="6936.06" calcext:value-type="currency">
            <text:p>$6,936.0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05" calcext:value-type="date">
            <text:p>08/05/20</text:p>
          </table:table-cell>
          <table:table-cell table:formula="of:=WEEKDAY([.B110])" office:value-type="date" office:date-value="1900-01-03" calcext:value-type="date">
            <text:p>Wednesday</text:p>
          </table:table-cell>
          <table:table-cell table:formula="of:=WEEKDAY([.B110])" office:value-type="float" office:value="4" calcext:value-type="float">
            <text:p>4</text:p>
          </table:table-cell>
          <table:table-cell table:formula="of:=DAY([.B110])" office:value-type="float" office:value="5" calcext:value-type="float">
            <text:p>5</text:p>
          </table:table-cell>
          <table:table-cell/>
          <table:table-cell table:formula="of:=IF([.C110] = 6;Loan;0)" office:value-type="currency" office:currency="USD" office:value="0" calcext:value-type="currency">
            <text:p>$0.00</text:p>
          </table:table-cell>
          <table:table-cell table:formula="of:=IF([.C110]=1;Groceries;0)" office:value-type="currency" office:currency="USD" office:value="0" calcext:value-type="currency">
            <text:p>$0.00</text:p>
          </table:table-cell>
          <table:table-cell table:formula="of:=IF([.C110]=6;Shopping;0)" office:value-type="currency" office:currency="USD" office:value="0" calcext:value-type="currency">
            <text:p>$0.00</text:p>
          </table:table-cell>
          <table:table-cell table:formula="of:=IF([.C110]=6;Cigarrettes;0)" office:value-type="currency" office:currency="USD" office:value="0" calcext:value-type="currency">
            <text:p>$0.00</text:p>
          </table:table-cell>
          <table:table-cell/>
          <table:table-cell table:formula="of:=IF(DAYS([.B110];DATE(20;6;1))&gt;=0;IF([.E110]=4;Car;0);0)" office:value-type="currency" office:currency="USD" office:value="0" calcext:value-type="currency">
            <text:p>$0.00</text:p>
          </table:table-cell>
          <table:table-cell table:formula="of:=IF([.E110]=3;Insurance;0)" office:value-type="currency" office:currency="USD" office:value="0" calcext:value-type="currency">
            <text:p>$0.00</text:p>
          </table:table-cell>
          <table:table-cell table:formula="of:=IF([.E110]=5;Cellphone;0)" office:value-type="currency" office:currency="USD" office:value="230" calcext:value-type="currency">
            <text:p>$230.00</text:p>
          </table:table-cell>
          <table:table-cell table:formula="of:=IF(OR(IF([.E110]=5);IF([.E110]=12));CredCards;0)" office:value-type="currency" office:currency="USD" office:value="60" calcext:value-type="currency">
            <text:p>$60.00</text:p>
          </table:table-cell>
          <table:table-cell/>
          <table:table-cell table:formula="of:=SUM([.G110:.P110])" office:value-type="currency" office:currency="USD" office:value="290" calcext:value-type="currency">
            <text:p>$290.00</text:p>
          </table:table-cell>
          <table:table-cell/>
          <table:table-cell table:formula="of:=IF(AND(IF([.E110]=1);IF([.D110]=6));900;IF(AND(IF([.E110]=2);IF([.D110]=6));900;IF([.E110]=3;IF(OR([.D110]=7;[.D110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09]-[.Q110]" office:value-type="currency" office:currency="USD" office:value="6646.06" calcext:value-type="currency">
            <text:p>$6,646.06</text:p>
          </table:table-cell>
          <table:table-cell/>
          <table:table-cell table:style-name="ce15" table:formula="of:=[.W109]-[.Q110]+[.S110]+[.T110]" office:value-type="currency" office:currency="USD" office:value="6646.06" calcext:value-type="currency">
            <text:p>$6,646.0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06" calcext:value-type="date">
            <text:p>08/06/20</text:p>
          </table:table-cell>
          <table:table-cell table:formula="of:=WEEKDAY([.B111])" office:value-type="date" office:date-value="1900-01-04" calcext:value-type="date">
            <text:p>Thursday</text:p>
          </table:table-cell>
          <table:table-cell table:formula="of:=WEEKDAY([.B111])" office:value-type="float" office:value="5" calcext:value-type="float">
            <text:p>5</text:p>
          </table:table-cell>
          <table:table-cell table:formula="of:=DAY([.B111])" office:value-type="float" office:value="6" calcext:value-type="float">
            <text:p>6</text:p>
          </table:table-cell>
          <table:table-cell/>
          <table:table-cell table:formula="of:=IF([.C111] = 6;Loan;0)" office:value-type="currency" office:currency="USD" office:value="0" calcext:value-type="currency">
            <text:p>$0.00</text:p>
          </table:table-cell>
          <table:table-cell table:formula="of:=IF([.C111]=1;Groceries;0)" office:value-type="currency" office:currency="USD" office:value="0" calcext:value-type="currency">
            <text:p>$0.00</text:p>
          </table:table-cell>
          <table:table-cell table:formula="of:=IF([.C111]=6;Shopping;0)" office:value-type="currency" office:currency="USD" office:value="0" calcext:value-type="currency">
            <text:p>$0.00</text:p>
          </table:table-cell>
          <table:table-cell table:formula="of:=IF([.C111]=6;Cigarrettes;0)" office:value-type="currency" office:currency="USD" office:value="0" calcext:value-type="currency">
            <text:p>$0.00</text:p>
          </table:table-cell>
          <table:table-cell/>
          <table:table-cell table:formula="of:=IF(DAYS([.B111];DATE(20;6;1))&gt;=0;IF([.E111]=4;Car;0);0)" office:value-type="currency" office:currency="USD" office:value="0" calcext:value-type="currency">
            <text:p>$0.00</text:p>
          </table:table-cell>
          <table:table-cell table:formula="of:=IF([.E111]=3;Insurance;0)" office:value-type="currency" office:currency="USD" office:value="0" calcext:value-type="currency">
            <text:p>$0.00</text:p>
          </table:table-cell>
          <table:table-cell table:formula="of:=IF([.E111]=5;Cellphone;0)" office:value-type="currency" office:currency="USD" office:value="0" calcext:value-type="currency">
            <text:p>$0.00</text:p>
          </table:table-cell>
          <table:table-cell table:formula="of:=IF(OR(IF([.E111]=5);IF([.E111]=12));CredCards;0)" office:value-type="currency" office:currency="USD" office:value="0" calcext:value-type="currency">
            <text:p>$0.00</text:p>
          </table:table-cell>
          <table:table-cell/>
          <table:table-cell table:formula="of:=SUM([.G111:.P111])" office:value-type="currency" office:currency="USD" office:value="0" calcext:value-type="currency">
            <text:p>$0.00</text:p>
          </table:table-cell>
          <table:table-cell/>
          <table:table-cell table:formula="of:=IF(AND(IF([.E111]=1);IF([.D111]=6));900;IF(AND(IF([.E111]=2);IF([.D111]=6));900;IF([.E111]=3;IF(OR([.D111]=7;[.D111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10]-[.Q111]" office:value-type="currency" office:currency="USD" office:value="6646.06" calcext:value-type="currency">
            <text:p>$6,646.06</text:p>
          </table:table-cell>
          <table:table-cell/>
          <table:table-cell table:style-name="ce15" table:formula="of:=[.W110]-[.Q111]+[.S111]+[.T111]" office:value-type="currency" office:currency="USD" office:value="6646.06" calcext:value-type="currency">
            <text:p>$6,646.0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07" calcext:value-type="date">
            <text:p>08/07/20</text:p>
          </table:table-cell>
          <table:table-cell table:formula="of:=WEEKDAY([.B112])" office:value-type="date" office:date-value="1900-01-05" calcext:value-type="date">
            <text:p>Friday</text:p>
          </table:table-cell>
          <table:table-cell table:formula="of:=WEEKDAY([.B112])" office:value-type="float" office:value="6" calcext:value-type="float">
            <text:p>6</text:p>
          </table:table-cell>
          <table:table-cell table:formula="of:=DAY([.B112])" office:value-type="float" office:value="7" calcext:value-type="float">
            <text:p>7</text:p>
          </table:table-cell>
          <table:table-cell/>
          <table:table-cell table:formula="of:=IF([.C112] = 6;Loan;0)" office:value-type="currency" office:currency="USD" office:value="66.17" calcext:value-type="currency">
            <text:p>$66.17</text:p>
          </table:table-cell>
          <table:table-cell table:formula="of:=IF([.C112]=1;Groceries;0)" office:value-type="currency" office:currency="USD" office:value="0" calcext:value-type="currency">
            <text:p>$0.00</text:p>
          </table:table-cell>
          <table:table-cell table:formula="of:=IF([.C112]=6;Shopping;0)" office:value-type="currency" office:currency="USD" office:value="55" calcext:value-type="currency">
            <text:p>$55.00</text:p>
          </table:table-cell>
          <table:table-cell table:formula="of:=IF([.C112]=6;Cigarrettes;0)" office:value-type="currency" office:currency="USD" office:value="55" calcext:value-type="currency">
            <text:p>$55.00</text:p>
          </table:table-cell>
          <table:table-cell/>
          <table:table-cell table:formula="of:=IF(DAYS([.B112];DATE(20;6;1))&gt;=0;IF([.E112]=4;Car;0);0)" office:value-type="currency" office:currency="USD" office:value="0" calcext:value-type="currency">
            <text:p>$0.00</text:p>
          </table:table-cell>
          <table:table-cell table:formula="of:=IF([.E112]=3;Insurance;0)" office:value-type="currency" office:currency="USD" office:value="0" calcext:value-type="currency">
            <text:p>$0.00</text:p>
          </table:table-cell>
          <table:table-cell table:formula="of:=IF([.E112]=5;Cellphone;0)" office:value-type="currency" office:currency="USD" office:value="0" calcext:value-type="currency">
            <text:p>$0.00</text:p>
          </table:table-cell>
          <table:table-cell table:formula="of:=IF(OR(IF([.E112]=5);IF([.E112]=12));CredCards;0)" office:value-type="currency" office:currency="USD" office:value="0" calcext:value-type="currency">
            <text:p>$0.00</text:p>
          </table:table-cell>
          <table:table-cell/>
          <table:table-cell table:formula="of:=SUM([.G112:.P112])" office:value-type="currency" office:currency="USD" office:value="176.17" calcext:value-type="currency">
            <text:p>$176.17</text:p>
          </table:table-cell>
          <table:table-cell/>
          <table:table-cell table:formula="of:=IF(AND(IF([.E112]=1);IF([.D112]=6));900;IF(AND(IF([.E112]=2);IF([.D112]=6));900;IF([.E112]=3;IF(OR([.D112]=7;[.D112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11]-[.Q112]" office:value-type="currency" office:currency="USD" office:value="6469.89" calcext:value-type="currency">
            <text:p>$6,469.89</text:p>
          </table:table-cell>
          <table:table-cell/>
          <table:table-cell table:style-name="ce15" table:formula="of:=[.W111]-[.Q112]+[.S112]+[.T112]" office:value-type="currency" office:currency="USD" office:value="6469.89" calcext:value-type="currency">
            <text:p>$6,469.8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08" calcext:value-type="date">
            <text:p>08/08/20</text:p>
          </table:table-cell>
          <table:table-cell table:formula="of:=WEEKDAY([.B113])" office:value-type="date" office:date-value="1900-01-06" calcext:value-type="date">
            <text:p>Saturday</text:p>
          </table:table-cell>
          <table:table-cell table:formula="of:=WEEKDAY([.B113])" office:value-type="float" office:value="7" calcext:value-type="float">
            <text:p>7</text:p>
          </table:table-cell>
          <table:table-cell table:formula="of:=DAY([.B113])" office:value-type="float" office:value="8" calcext:value-type="float">
            <text:p>8</text:p>
          </table:table-cell>
          <table:table-cell/>
          <table:table-cell table:formula="of:=IF([.C113] = 6;Loan;0)" office:value-type="currency" office:currency="USD" office:value="0" calcext:value-type="currency">
            <text:p>$0.00</text:p>
          </table:table-cell>
          <table:table-cell table:formula="of:=IF([.C113]=1;Groceries;0)" office:value-type="currency" office:currency="USD" office:value="0" calcext:value-type="currency">
            <text:p>$0.00</text:p>
          </table:table-cell>
          <table:table-cell table:formula="of:=IF([.C113]=6;Shopping;0)" office:value-type="currency" office:currency="USD" office:value="0" calcext:value-type="currency">
            <text:p>$0.00</text:p>
          </table:table-cell>
          <table:table-cell table:formula="of:=IF([.C113]=6;Cigarrettes;0)" office:value-type="currency" office:currency="USD" office:value="0" calcext:value-type="currency">
            <text:p>$0.00</text:p>
          </table:table-cell>
          <table:table-cell/>
          <table:table-cell table:formula="of:=IF(DAYS([.B113];DATE(20;6;1))&gt;=0;IF([.E113]=4;Car;0);0)" office:value-type="currency" office:currency="USD" office:value="0" calcext:value-type="currency">
            <text:p>$0.00</text:p>
          </table:table-cell>
          <table:table-cell table:formula="of:=IF([.E113]=3;Insurance;0)" office:value-type="currency" office:currency="USD" office:value="0" calcext:value-type="currency">
            <text:p>$0.00</text:p>
          </table:table-cell>
          <table:table-cell table:formula="of:=IF([.E113]=5;Cellphone;0)" office:value-type="currency" office:currency="USD" office:value="0" calcext:value-type="currency">
            <text:p>$0.00</text:p>
          </table:table-cell>
          <table:table-cell table:formula="of:=IF(OR(IF([.E113]=5);IF([.E113]=12));CredCards;0)" office:value-type="currency" office:currency="USD" office:value="0" calcext:value-type="currency">
            <text:p>$0.00</text:p>
          </table:table-cell>
          <table:table-cell/>
          <table:table-cell table:formula="of:=SUM([.G113:.P113])" office:value-type="currency" office:currency="USD" office:value="0" calcext:value-type="currency">
            <text:p>$0.00</text:p>
          </table:table-cell>
          <table:table-cell/>
          <table:table-cell table:formula="of:=IF(AND(IF([.E113]=1);IF([.D113]=6));900;IF(AND(IF([.E113]=2);IF([.D113]=6));900;IF([.E113]=3;IF(OR([.D113]=7;[.D11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12]-[.Q113]" office:value-type="currency" office:currency="USD" office:value="6469.89" calcext:value-type="currency">
            <text:p>$6,469.89</text:p>
          </table:table-cell>
          <table:table-cell/>
          <table:table-cell table:style-name="ce15" table:formula="of:=[.W112]-[.Q113]+[.S113]+[.T113]" office:value-type="currency" office:currency="USD" office:value="6469.89" calcext:value-type="currency">
            <text:p>$6,469.8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09" calcext:value-type="date">
            <text:p>08/09/20</text:p>
          </table:table-cell>
          <table:table-cell table:formula="of:=WEEKDAY([.B114])" office:value-type="date" office:date-value="1899-12-31" calcext:value-type="date">
            <text:p>Sunday</text:p>
          </table:table-cell>
          <table:table-cell table:formula="of:=WEEKDAY([.B114])" office:value-type="float" office:value="1" calcext:value-type="float">
            <text:p>1</text:p>
          </table:table-cell>
          <table:table-cell table:formula="of:=DAY([.B114])" office:value-type="float" office:value="9" calcext:value-type="float">
            <text:p>9</text:p>
          </table:table-cell>
          <table:table-cell/>
          <table:table-cell table:formula="of:=IF([.C114] = 6;Loan;0)" office:value-type="currency" office:currency="USD" office:value="0" calcext:value-type="currency">
            <text:p>$0.00</text:p>
          </table:table-cell>
          <table:table-cell table:formula="of:=IF([.C114]=1;Groceries;0)" office:value-type="currency" office:currency="USD" office:value="115" calcext:value-type="currency">
            <text:p>$115.00</text:p>
          </table:table-cell>
          <table:table-cell table:formula="of:=IF([.C114]=6;Shopping;0)" office:value-type="currency" office:currency="USD" office:value="0" calcext:value-type="currency">
            <text:p>$0.00</text:p>
          </table:table-cell>
          <table:table-cell table:formula="of:=IF([.C114]=6;Cigarrettes;0)" office:value-type="currency" office:currency="USD" office:value="0" calcext:value-type="currency">
            <text:p>$0.00</text:p>
          </table:table-cell>
          <table:table-cell/>
          <table:table-cell table:formula="of:=IF(DAYS([.B114];DATE(20;6;1))&gt;=0;IF([.E114]=4;Car;0);0)" office:value-type="currency" office:currency="USD" office:value="0" calcext:value-type="currency">
            <text:p>$0.00</text:p>
          </table:table-cell>
          <table:table-cell table:formula="of:=IF([.E114]=3;Insurance;0)" office:value-type="currency" office:currency="USD" office:value="0" calcext:value-type="currency">
            <text:p>$0.00</text:p>
          </table:table-cell>
          <table:table-cell table:formula="of:=IF([.E114]=5;Cellphone;0)" office:value-type="currency" office:currency="USD" office:value="0" calcext:value-type="currency">
            <text:p>$0.00</text:p>
          </table:table-cell>
          <table:table-cell table:formula="of:=IF(OR(IF([.E114]=5);IF([.E114]=12));CredCards;0)" office:value-type="currency" office:currency="USD" office:value="0" calcext:value-type="currency">
            <text:p>$0.00</text:p>
          </table:table-cell>
          <table:table-cell/>
          <table:table-cell table:formula="of:=SUM([.G114:.P114])" office:value-type="currency" office:currency="USD" office:value="115" calcext:value-type="currency">
            <text:p>$115.00</text:p>
          </table:table-cell>
          <table:table-cell/>
          <table:table-cell table:formula="of:=IF(AND(IF([.E114]=1);IF([.D114]=6));900;IF(AND(IF([.E114]=2);IF([.D114]=6));900;IF([.E114]=3;IF(OR([.D114]=7;[.D114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13]-[.Q114]" office:value-type="currency" office:currency="USD" office:value="6354.89" calcext:value-type="currency">
            <text:p>$6,354.89</text:p>
          </table:table-cell>
          <table:table-cell/>
          <table:table-cell table:style-name="ce15" table:formula="of:=[.W113]-[.Q114]+[.S114]+[.T114]" office:value-type="currency" office:currency="USD" office:value="6354.89" calcext:value-type="currency">
            <text:p>$6,354.8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10" calcext:value-type="date">
            <text:p>08/10/20</text:p>
          </table:table-cell>
          <table:table-cell table:formula="of:=WEEKDAY([.B115])" office:value-type="date" office:date-value="1900-01-01" calcext:value-type="date">
            <text:p>Monday</text:p>
          </table:table-cell>
          <table:table-cell table:formula="of:=WEEKDAY([.B115])" office:value-type="float" office:value="2" calcext:value-type="float">
            <text:p>2</text:p>
          </table:table-cell>
          <table:table-cell table:formula="of:=DAY([.B115])" office:value-type="float" office:value="10" calcext:value-type="float">
            <text:p>10</text:p>
          </table:table-cell>
          <table:table-cell/>
          <table:table-cell table:formula="of:=IF([.C115] = 6;Loan;0)" office:value-type="currency" office:currency="USD" office:value="0" calcext:value-type="currency">
            <text:p>$0.00</text:p>
          </table:table-cell>
          <table:table-cell table:formula="of:=IF([.C115]=1;Groceries;0)" office:value-type="currency" office:currency="USD" office:value="0" calcext:value-type="currency">
            <text:p>$0.00</text:p>
          </table:table-cell>
          <table:table-cell table:formula="of:=IF([.C115]=6;Shopping;0)" office:value-type="currency" office:currency="USD" office:value="0" calcext:value-type="currency">
            <text:p>$0.00</text:p>
          </table:table-cell>
          <table:table-cell table:formula="of:=IF([.C115]=6;Cigarrettes;0)" office:value-type="currency" office:currency="USD" office:value="0" calcext:value-type="currency">
            <text:p>$0.00</text:p>
          </table:table-cell>
          <table:table-cell/>
          <table:table-cell table:formula="of:=IF(DAYS([.B115];DATE(20;6;1))&gt;=0;IF([.E115]=4;Car;0);0)" office:value-type="currency" office:currency="USD" office:value="0" calcext:value-type="currency">
            <text:p>$0.00</text:p>
          </table:table-cell>
          <table:table-cell table:formula="of:=IF([.E115]=3;Insurance;0)" office:value-type="currency" office:currency="USD" office:value="0" calcext:value-type="currency">
            <text:p>$0.00</text:p>
          </table:table-cell>
          <table:table-cell table:formula="of:=IF([.E115]=5;Cellphone;0)" office:value-type="currency" office:currency="USD" office:value="0" calcext:value-type="currency">
            <text:p>$0.00</text:p>
          </table:table-cell>
          <table:table-cell table:formula="of:=IF(OR(IF([.E115]=5);IF([.E115]=12));CredCards;0)" office:value-type="currency" office:currency="USD" office:value="0" calcext:value-type="currency">
            <text:p>$0.00</text:p>
          </table:table-cell>
          <table:table-cell/>
          <table:table-cell table:formula="of:=SUM([.G115:.P115])" office:value-type="currency" office:currency="USD" office:value="0" calcext:value-type="currency">
            <text:p>$0.00</text:p>
          </table:table-cell>
          <table:table-cell/>
          <table:table-cell table:formula="of:=IF(AND(IF([.E115]=1);IF([.D115]=6));900;IF(AND(IF([.E115]=2);IF([.D115]=6));900;IF([.E115]=3;IF(OR([.D115]=7;[.D115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14]-[.Q115]" office:value-type="currency" office:currency="USD" office:value="6354.89" calcext:value-type="currency">
            <text:p>$6,354.89</text:p>
          </table:table-cell>
          <table:table-cell/>
          <table:table-cell table:style-name="ce15" table:formula="of:=[.W114]-[.Q115]+[.S115]+[.T115]" office:value-type="currency" office:currency="USD" office:value="6354.89" calcext:value-type="currency">
            <text:p>$6,354.8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11" calcext:value-type="date">
            <text:p>08/11/20</text:p>
          </table:table-cell>
          <table:table-cell table:formula="of:=WEEKDAY([.B116])" office:value-type="date" office:date-value="1900-01-02" calcext:value-type="date">
            <text:p>Tuesday</text:p>
          </table:table-cell>
          <table:table-cell table:formula="of:=WEEKDAY([.B116])" office:value-type="float" office:value="3" calcext:value-type="float">
            <text:p>3</text:p>
          </table:table-cell>
          <table:table-cell table:formula="of:=DAY([.B116])" office:value-type="float" office:value="11" calcext:value-type="float">
            <text:p>11</text:p>
          </table:table-cell>
          <table:table-cell/>
          <table:table-cell table:formula="of:=IF([.C116] = 6;Loan;0)" office:value-type="currency" office:currency="USD" office:value="0" calcext:value-type="currency">
            <text:p>$0.00</text:p>
          </table:table-cell>
          <table:table-cell table:formula="of:=IF([.C116]=1;Groceries;0)" office:value-type="currency" office:currency="USD" office:value="0" calcext:value-type="currency">
            <text:p>$0.00</text:p>
          </table:table-cell>
          <table:table-cell table:formula="of:=IF([.C116]=6;Shopping;0)" office:value-type="currency" office:currency="USD" office:value="0" calcext:value-type="currency">
            <text:p>$0.00</text:p>
          </table:table-cell>
          <table:table-cell table:formula="of:=IF([.C116]=6;Cigarrettes;0)" office:value-type="currency" office:currency="USD" office:value="0" calcext:value-type="currency">
            <text:p>$0.00</text:p>
          </table:table-cell>
          <table:table-cell/>
          <table:table-cell table:formula="of:=IF(DAYS([.B116];DATE(20;6;1))&gt;=0;IF([.E116]=4;Car;0);0)" office:value-type="currency" office:currency="USD" office:value="0" calcext:value-type="currency">
            <text:p>$0.00</text:p>
          </table:table-cell>
          <table:table-cell table:formula="of:=IF([.E116]=3;Insurance;0)" office:value-type="currency" office:currency="USD" office:value="0" calcext:value-type="currency">
            <text:p>$0.00</text:p>
          </table:table-cell>
          <table:table-cell table:formula="of:=IF([.E116]=5;Cellphone;0)" office:value-type="currency" office:currency="USD" office:value="0" calcext:value-type="currency">
            <text:p>$0.00</text:p>
          </table:table-cell>
          <table:table-cell table:formula="of:=IF(OR(IF([.E116]=5);IF([.E116]=12));CredCards;0)" office:value-type="currency" office:currency="USD" office:value="0" calcext:value-type="currency">
            <text:p>$0.00</text:p>
          </table:table-cell>
          <table:table-cell/>
          <table:table-cell table:formula="of:=SUM([.G116:.P116])" office:value-type="currency" office:currency="USD" office:value="0" calcext:value-type="currency">
            <text:p>$0.00</text:p>
          </table:table-cell>
          <table:table-cell/>
          <table:table-cell table:formula="of:=IF(AND(IF([.E116]=1);IF([.D116]=6));900;IF(AND(IF([.E116]=2);IF([.D116]=6));900;IF([.E116]=3;IF(OR([.D116]=7;[.D116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15]-[.Q116]" office:value-type="currency" office:currency="USD" office:value="6354.89" calcext:value-type="currency">
            <text:p>$6,354.89</text:p>
          </table:table-cell>
          <table:table-cell/>
          <table:table-cell table:style-name="ce15" table:formula="of:=[.W115]-[.Q116]+[.S116]+[.T116]" office:value-type="currency" office:currency="USD" office:value="6354.89" calcext:value-type="currency">
            <text:p>$6,354.8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12" calcext:value-type="date">
            <text:p>08/12/20</text:p>
          </table:table-cell>
          <table:table-cell table:formula="of:=WEEKDAY([.B117])" office:value-type="date" office:date-value="1900-01-03" calcext:value-type="date">
            <text:p>Wednesday</text:p>
          </table:table-cell>
          <table:table-cell table:formula="of:=WEEKDAY([.B117])" office:value-type="float" office:value="4" calcext:value-type="float">
            <text:p>4</text:p>
          </table:table-cell>
          <table:table-cell table:formula="of:=DAY([.B117])" office:value-type="float" office:value="12" calcext:value-type="float">
            <text:p>12</text:p>
          </table:table-cell>
          <table:table-cell/>
          <table:table-cell table:formula="of:=IF([.C117] = 6;Loan;0)" office:value-type="currency" office:currency="USD" office:value="0" calcext:value-type="currency">
            <text:p>$0.00</text:p>
          </table:table-cell>
          <table:table-cell table:formula="of:=IF([.C117]=1;Groceries;0)" office:value-type="currency" office:currency="USD" office:value="0" calcext:value-type="currency">
            <text:p>$0.00</text:p>
          </table:table-cell>
          <table:table-cell table:formula="of:=IF([.C117]=6;Shopping;0)" office:value-type="currency" office:currency="USD" office:value="0" calcext:value-type="currency">
            <text:p>$0.00</text:p>
          </table:table-cell>
          <table:table-cell table:formula="of:=IF([.C117]=6;Cigarrettes;0)" office:value-type="currency" office:currency="USD" office:value="0" calcext:value-type="currency">
            <text:p>$0.00</text:p>
          </table:table-cell>
          <table:table-cell/>
          <table:table-cell table:formula="of:=IF(DAYS([.B117];DATE(20;6;1))&gt;=0;IF([.E117]=4;Car;0);0)" office:value-type="currency" office:currency="USD" office:value="0" calcext:value-type="currency">
            <text:p>$0.00</text:p>
          </table:table-cell>
          <table:table-cell table:formula="of:=IF([.E117]=3;Insurance;0)" office:value-type="currency" office:currency="USD" office:value="0" calcext:value-type="currency">
            <text:p>$0.00</text:p>
          </table:table-cell>
          <table:table-cell table:formula="of:=IF([.E117]=5;Cellphone;0)" office:value-type="currency" office:currency="USD" office:value="0" calcext:value-type="currency">
            <text:p>$0.00</text:p>
          </table:table-cell>
          <table:table-cell table:formula="of:=IF(OR(IF([.E117]=5);IF([.E117]=12));CredCards;0)" office:value-type="currency" office:currency="USD" office:value="60" calcext:value-type="currency">
            <text:p>$60.00</text:p>
          </table:table-cell>
          <table:table-cell/>
          <table:table-cell table:formula="of:=SUM([.G117:.P117])" office:value-type="currency" office:currency="USD" office:value="60" calcext:value-type="currency">
            <text:p>$60.00</text:p>
          </table:table-cell>
          <table:table-cell/>
          <table:table-cell table:formula="of:=IF(AND(IF([.E117]=1);IF([.D117]=6));900;IF(AND(IF([.E117]=2);IF([.D117]=6));900;IF([.E117]=3;IF(OR([.D117]=7;[.D117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16]-[.Q117]" office:value-type="currency" office:currency="USD" office:value="6294.89" calcext:value-type="currency">
            <text:p>$6,294.89</text:p>
          </table:table-cell>
          <table:table-cell/>
          <table:table-cell table:style-name="ce15" table:formula="of:=[.W116]-[.Q117]+[.S117]+[.T117]" office:value-type="currency" office:currency="USD" office:value="6294.89" calcext:value-type="currency">
            <text:p>$6,294.89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13" calcext:value-type="date">
            <text:p>08/13/20</text:p>
          </table:table-cell>
          <table:table-cell table:formula="of:=WEEKDAY([.B118])" office:value-type="date" office:date-value="1900-01-04" calcext:value-type="date">
            <text:p>Thursday</text:p>
          </table:table-cell>
          <table:table-cell table:formula="of:=WEEKDAY([.B118])" office:value-type="float" office:value="5" calcext:value-type="float">
            <text:p>5</text:p>
          </table:table-cell>
          <table:table-cell table:formula="of:=DAY([.B118])" office:value-type="float" office:value="13" calcext:value-type="float">
            <text:p>13</text:p>
          </table:table-cell>
          <table:table-cell/>
          <table:table-cell table:formula="of:=IF([.C118] = 6;Loan;0)" office:value-type="currency" office:currency="USD" office:value="0" calcext:value-type="currency">
            <text:p>$0.00</text:p>
          </table:table-cell>
          <table:table-cell table:formula="of:=IF([.C118]=1;Groceries;0)" office:value-type="currency" office:currency="USD" office:value="0" calcext:value-type="currency">
            <text:p>$0.00</text:p>
          </table:table-cell>
          <table:table-cell table:formula="of:=IF([.C118]=6;Shopping;0)" office:value-type="currency" office:currency="USD" office:value="0" calcext:value-type="currency">
            <text:p>$0.00</text:p>
          </table:table-cell>
          <table:table-cell table:formula="of:=IF([.C118]=6;Cigarrettes;0)" office:value-type="currency" office:currency="USD" office:value="0" calcext:value-type="currency">
            <text:p>$0.00</text:p>
          </table:table-cell>
          <table:table-cell/>
          <table:table-cell table:formula="of:=IF(DAYS([.B118];DATE(20;6;1))&gt;=0;IF([.E118]=4;Car;0);0)" office:value-type="currency" office:currency="USD" office:value="0" calcext:value-type="currency">
            <text:p>$0.00</text:p>
          </table:table-cell>
          <table:table-cell table:formula="of:=IF([.E118]=3;Insurance;0)" office:value-type="currency" office:currency="USD" office:value="0" calcext:value-type="currency">
            <text:p>$0.00</text:p>
          </table:table-cell>
          <table:table-cell table:formula="of:=IF([.E118]=5;Cellphone;0)" office:value-type="currency" office:currency="USD" office:value="0" calcext:value-type="currency">
            <text:p>$0.00</text:p>
          </table:table-cell>
          <table:table-cell table:formula="of:=IF(OR(IF([.E118]=5);IF([.E118]=12));CredCards;0)" office:value-type="currency" office:currency="USD" office:value="0" calcext:value-type="currency">
            <text:p>$0.00</text:p>
          </table:table-cell>
          <table:table-cell/>
          <table:table-cell table:formula="of:=SUM([.G118:.P118])" office:value-type="currency" office:currency="USD" office:value="0" calcext:value-type="currency">
            <text:p>$0.00</text:p>
          </table:table-cell>
          <table:table-cell/>
          <table:table-cell table:formula="of:=IF(AND(IF([.E118]=1);IF([.D118]=6));900;IF(AND(IF([.E118]=2);IF([.D118]=6));900;IF([.E118]=3;IF(OR([.D118]=7;[.D118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17]-[.Q118]" office:value-type="currency" office:currency="USD" office:value="6294.89" calcext:value-type="currency">
            <text:p>$6,294.89</text:p>
          </table:table-cell>
          <table:table-cell/>
          <table:table-cell table:style-name="ce15" table:formula="of:=[.W117]-[.Q118]+[.S118]+[.T118]" office:value-type="currency" office:currency="USD" office:value="6294.89" calcext:value-type="currency">
            <text:p>$6,294.89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Gradutaion</text:p>
          </table:table-cell>
          <table:table-cell table:style-name="ce12" office:value-type="date" office:date-value="2020-08-14" calcext:value-type="date">
            <text:p>08/14/20</text:p>
          </table:table-cell>
          <table:table-cell table:formula="of:=WEEKDAY([.B119])" office:value-type="date" office:date-value="1900-01-05" calcext:value-type="date">
            <text:p>Friday</text:p>
          </table:table-cell>
          <table:table-cell table:formula="of:=WEEKDAY([.B119])" office:value-type="float" office:value="6" calcext:value-type="float">
            <text:p>6</text:p>
          </table:table-cell>
          <table:table-cell table:formula="of:=DAY([.B119])" office:value-type="float" office:value="14" calcext:value-type="float">
            <text:p>14</text:p>
          </table:table-cell>
          <table:table-cell/>
          <table:table-cell table:formula="of:=IF([.C119] = 6;Loan;0)" office:value-type="currency" office:currency="USD" office:value="66.17" calcext:value-type="currency">
            <text:p>$66.17</text:p>
          </table:table-cell>
          <table:table-cell table:formula="of:=IF([.C119]=1;Groceries;0)" office:value-type="currency" office:currency="USD" office:value="0" calcext:value-type="currency">
            <text:p>$0.00</text:p>
          </table:table-cell>
          <table:table-cell table:formula="of:=IF([.C119]=6;Shopping;0)" office:value-type="currency" office:currency="USD" office:value="55" calcext:value-type="currency">
            <text:p>$55.00</text:p>
          </table:table-cell>
          <table:table-cell table:formula="of:=IF([.C119]=6;Cigarrettes;0)" office:value-type="currency" office:currency="USD" office:value="55" calcext:value-type="currency">
            <text:p>$55.00</text:p>
          </table:table-cell>
          <table:table-cell/>
          <table:table-cell table:formula="of:=IF(DAYS([.B119];DATE(20;6;1))&gt;=0;IF([.E119]=4;Car;0);0)" office:value-type="currency" office:currency="USD" office:value="0" calcext:value-type="currency">
            <text:p>$0.00</text:p>
          </table:table-cell>
          <table:table-cell table:formula="of:=IF([.E119]=3;Insurance;0)" office:value-type="currency" office:currency="USD" office:value="0" calcext:value-type="currency">
            <text:p>$0.00</text:p>
          </table:table-cell>
          <table:table-cell table:formula="of:=IF([.E119]=5;Cellphone;0)" office:value-type="currency" office:currency="USD" office:value="0" calcext:value-type="currency">
            <text:p>$0.00</text:p>
          </table:table-cell>
          <table:table-cell table:formula="of:=IF(OR(IF([.E119]=5);IF([.E119]=12));CredCards;0)" office:value-type="currency" office:currency="USD" office:value="0" calcext:value-type="currency">
            <text:p>$0.00</text:p>
          </table:table-cell>
          <table:table-cell/>
          <table:table-cell table:formula="of:=SUM([.G119:.P119])" office:value-type="currency" office:currency="USD" office:value="176.17" calcext:value-type="currency">
            <text:p>$176.17</text:p>
          </table:table-cell>
          <table:table-cell/>
          <table:table-cell table:formula="of:=IF(AND(IF([.E119]=1);IF([.D119]=6));900;IF(AND(IF([.E119]=2);IF([.D119]=6));900;IF([.E119]=3;IF(OR([.D119]=7;[.D119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18]-[.Q119]" office:value-type="currency" office:currency="USD" office:value="6118.72" calcext:value-type="currency">
            <text:p>$6,118.72</text:p>
          </table:table-cell>
          <table:table-cell/>
          <table:table-cell table:style-name="ce15" table:formula="of:=[.W118]-[.Q119]+[.S119]+[.T119]" office:value-type="currency" office:currency="USD" office:value="6118.72" calcext:value-type="currency">
            <text:p>$6,118.72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15" calcext:value-type="date">
            <text:p>08/15/20</text:p>
          </table:table-cell>
          <table:table-cell table:formula="of:=WEEKDAY([.B120])" office:value-type="date" office:date-value="1900-01-06" calcext:value-type="date">
            <text:p>Saturday</text:p>
          </table:table-cell>
          <table:table-cell table:formula="of:=WEEKDAY([.B120])" office:value-type="float" office:value="7" calcext:value-type="float">
            <text:p>7</text:p>
          </table:table-cell>
          <table:table-cell table:formula="of:=DAY([.B120])" office:value-type="float" office:value="15" calcext:value-type="float">
            <text:p>15</text:p>
          </table:table-cell>
          <table:table-cell/>
          <table:table-cell table:formula="of:=IF([.C120] = 6;Loan;0)" office:value-type="currency" office:currency="USD" office:value="0" calcext:value-type="currency">
            <text:p>$0.00</text:p>
          </table:table-cell>
          <table:table-cell table:formula="of:=IF([.C120]=1;Groceries;0)" office:value-type="currency" office:currency="USD" office:value="0" calcext:value-type="currency">
            <text:p>$0.00</text:p>
          </table:table-cell>
          <table:table-cell table:formula="of:=IF([.C120]=6;Shopping;0)" office:value-type="currency" office:currency="USD" office:value="0" calcext:value-type="currency">
            <text:p>$0.00</text:p>
          </table:table-cell>
          <table:table-cell table:formula="of:=IF([.C120]=6;Cigarrettes;0)" office:value-type="currency" office:currency="USD" office:value="0" calcext:value-type="currency">
            <text:p>$0.00</text:p>
          </table:table-cell>
          <table:table-cell/>
          <table:table-cell table:formula="of:=IF(DAYS([.B120];DATE(20;6;1))&gt;=0;IF([.E120]=4;Car;0);0)" office:value-type="currency" office:currency="USD" office:value="0" calcext:value-type="currency">
            <text:p>$0.00</text:p>
          </table:table-cell>
          <table:table-cell table:formula="of:=IF([.E120]=3;Insurance;0)" office:value-type="currency" office:currency="USD" office:value="0" calcext:value-type="currency">
            <text:p>$0.00</text:p>
          </table:table-cell>
          <table:table-cell table:formula="of:=IF([.E120]=5;Cellphone;0)" office:value-type="currency" office:currency="USD" office:value="0" calcext:value-type="currency">
            <text:p>$0.00</text:p>
          </table:table-cell>
          <table:table-cell table:formula="of:=IF(OR(IF([.E120]=5);IF([.E120]=12));CredCards;0)" office:value-type="currency" office:currency="USD" office:value="0" calcext:value-type="currency">
            <text:p>$0.00</text:p>
          </table:table-cell>
          <table:table-cell/>
          <table:table-cell table:formula="of:=SUM([.G120:.P120])" office:value-type="currency" office:currency="USD" office:value="0" calcext:value-type="currency">
            <text:p>$0.00</text:p>
          </table:table-cell>
          <table:table-cell/>
          <table:table-cell table:formula="of:=IF(AND(IF([.E120]=1);IF([.D120]=6));900;IF(AND(IF([.E120]=2);IF([.D120]=6));900;IF([.E120]=3;IF(OR([.D120]=7;[.D120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19]-[.Q120]" office:value-type="currency" office:currency="USD" office:value="6118.72" calcext:value-type="currency">
            <text:p>$6,118.72</text:p>
          </table:table-cell>
          <table:table-cell/>
          <table:table-cell table:style-name="ce15" table:formula="of:=[.W119]-[.Q120]+[.S120]+[.T120]" office:value-type="currency" office:currency="USD" office:value="6118.72" calcext:value-type="currency">
            <text:p>$6,118.72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16" calcext:value-type="date">
            <text:p>08/16/20</text:p>
          </table:table-cell>
          <table:table-cell table:formula="of:=WEEKDAY([.B121])" office:value-type="date" office:date-value="1899-12-31" calcext:value-type="date">
            <text:p>Sunday</text:p>
          </table:table-cell>
          <table:table-cell table:formula="of:=WEEKDAY([.B121])" office:value-type="float" office:value="1" calcext:value-type="float">
            <text:p>1</text:p>
          </table:table-cell>
          <table:table-cell table:formula="of:=DAY([.B121])" office:value-type="float" office:value="16" calcext:value-type="float">
            <text:p>16</text:p>
          </table:table-cell>
          <table:table-cell/>
          <table:table-cell table:formula="of:=IF([.C121] = 6;Loan;0)" office:value-type="currency" office:currency="USD" office:value="0" calcext:value-type="currency">
            <text:p>$0.00</text:p>
          </table:table-cell>
          <table:table-cell table:formula="of:=IF([.C121]=1;Groceries;0)" office:value-type="currency" office:currency="USD" office:value="115" calcext:value-type="currency">
            <text:p>$115.00</text:p>
          </table:table-cell>
          <table:table-cell table:formula="of:=IF([.C121]=6;Shopping;0)" office:value-type="currency" office:currency="USD" office:value="0" calcext:value-type="currency">
            <text:p>$0.00</text:p>
          </table:table-cell>
          <table:table-cell table:formula="of:=IF([.C121]=6;Cigarrettes;0)" office:value-type="currency" office:currency="USD" office:value="0" calcext:value-type="currency">
            <text:p>$0.00</text:p>
          </table:table-cell>
          <table:table-cell/>
          <table:table-cell table:formula="of:=IF(DAYS([.B121];DATE(20;6;1))&gt;=0;IF([.E121]=4;Car;0);0)" office:value-type="currency" office:currency="USD" office:value="0" calcext:value-type="currency">
            <text:p>$0.00</text:p>
          </table:table-cell>
          <table:table-cell table:formula="of:=IF([.E121]=3;Insurance;0)" office:value-type="currency" office:currency="USD" office:value="0" calcext:value-type="currency">
            <text:p>$0.00</text:p>
          </table:table-cell>
          <table:table-cell table:formula="of:=IF([.E121]=5;Cellphone;0)" office:value-type="currency" office:currency="USD" office:value="0" calcext:value-type="currency">
            <text:p>$0.00</text:p>
          </table:table-cell>
          <table:table-cell table:formula="of:=IF(OR(IF([.E121]=5);IF([.E121]=12));CredCards;0)" office:value-type="currency" office:currency="USD" office:value="0" calcext:value-type="currency">
            <text:p>$0.00</text:p>
          </table:table-cell>
          <table:table-cell/>
          <table:table-cell table:formula="of:=SUM([.G121:.P121])" office:value-type="currency" office:currency="USD" office:value="115" calcext:value-type="currency">
            <text:p>$115.00</text:p>
          </table:table-cell>
          <table:table-cell/>
          <table:table-cell table:formula="of:=IF(AND(IF([.E121]=1);IF([.D121]=6));900;IF(AND(IF([.E121]=2);IF([.D121]=6));900;IF([.E121]=3;IF(OR([.D121]=7;[.D121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20]-[.Q121]" office:value-type="currency" office:currency="USD" office:value="6003.72" calcext:value-type="currency">
            <text:p>$6,003.72</text:p>
          </table:table-cell>
          <table:table-cell/>
          <table:table-cell table:style-name="ce15" table:formula="of:=[.W120]-[.Q121]+[.S121]+[.T121]" office:value-type="currency" office:currency="USD" office:value="6003.72" calcext:value-type="currency">
            <text:p>$6,003.72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17" calcext:value-type="date">
            <text:p>08/17/20</text:p>
          </table:table-cell>
          <table:table-cell table:formula="of:=WEEKDAY([.B122])" office:value-type="date" office:date-value="1900-01-01" calcext:value-type="date">
            <text:p>Monday</text:p>
          </table:table-cell>
          <table:table-cell table:formula="of:=WEEKDAY([.B122])" office:value-type="float" office:value="2" calcext:value-type="float">
            <text:p>2</text:p>
          </table:table-cell>
          <table:table-cell table:formula="of:=DAY([.B122])" office:value-type="float" office:value="17" calcext:value-type="float">
            <text:p>17</text:p>
          </table:table-cell>
          <table:table-cell/>
          <table:table-cell table:formula="of:=IF([.C122] = 6;Loan;0)" office:value-type="currency" office:currency="USD" office:value="0" calcext:value-type="currency">
            <text:p>$0.00</text:p>
          </table:table-cell>
          <table:table-cell table:formula="of:=IF([.C122]=1;Groceries;0)" office:value-type="currency" office:currency="USD" office:value="0" calcext:value-type="currency">
            <text:p>$0.00</text:p>
          </table:table-cell>
          <table:table-cell table:formula="of:=IF([.C122]=6;Shopping;0)" office:value-type="currency" office:currency="USD" office:value="0" calcext:value-type="currency">
            <text:p>$0.00</text:p>
          </table:table-cell>
          <table:table-cell table:formula="of:=IF([.C122]=6;Cigarrettes;0)" office:value-type="currency" office:currency="USD" office:value="0" calcext:value-type="currency">
            <text:p>$0.00</text:p>
          </table:table-cell>
          <table:table-cell/>
          <table:table-cell table:formula="of:=IF(DAYS([.B122];DATE(20;6;1))&gt;=0;IF([.E122]=4;Car;0);0)" office:value-type="currency" office:currency="USD" office:value="0" calcext:value-type="currency">
            <text:p>$0.00</text:p>
          </table:table-cell>
          <table:table-cell table:formula="of:=IF([.E122]=3;Insurance;0)" office:value-type="currency" office:currency="USD" office:value="0" calcext:value-type="currency">
            <text:p>$0.00</text:p>
          </table:table-cell>
          <table:table-cell table:formula="of:=IF([.E122]=5;Cellphone;0)" office:value-type="currency" office:currency="USD" office:value="0" calcext:value-type="currency">
            <text:p>$0.00</text:p>
          </table:table-cell>
          <table:table-cell table:formula="of:=IF(OR(IF([.E122]=5);IF([.E122]=12));CredCards;0)" office:value-type="currency" office:currency="USD" office:value="0" calcext:value-type="currency">
            <text:p>$0.00</text:p>
          </table:table-cell>
          <table:table-cell/>
          <table:table-cell table:formula="of:=SUM([.G122:.P122])" office:value-type="currency" office:currency="USD" office:value="0" calcext:value-type="currency">
            <text:p>$0.00</text:p>
          </table:table-cell>
          <table:table-cell/>
          <table:table-cell table:formula="of:=IF(AND(IF([.E122]=1);IF([.D122]=6));900;IF(AND(IF([.E122]=2);IF([.D122]=6));900;IF([.E122]=3;IF(OR([.D122]=7;[.D122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21]-[.Q122]" office:value-type="currency" office:currency="USD" office:value="6003.72" calcext:value-type="currency">
            <text:p>$6,003.72</text:p>
          </table:table-cell>
          <table:table-cell/>
          <table:table-cell table:style-name="ce15" table:formula="of:=[.W121]-[.Q122]+[.S122]+[.T122]" office:value-type="currency" office:currency="USD" office:value="6003.72" calcext:value-type="currency">
            <text:p>$6,003.72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18" calcext:value-type="date">
            <text:p>08/18/20</text:p>
          </table:table-cell>
          <table:table-cell table:formula="of:=WEEKDAY([.B123])" office:value-type="date" office:date-value="1900-01-02" calcext:value-type="date">
            <text:p>Tuesday</text:p>
          </table:table-cell>
          <table:table-cell table:formula="of:=WEEKDAY([.B123])" office:value-type="float" office:value="3" calcext:value-type="float">
            <text:p>3</text:p>
          </table:table-cell>
          <table:table-cell table:formula="of:=DAY([.B123])" office:value-type="float" office:value="18" calcext:value-type="float">
            <text:p>18</text:p>
          </table:table-cell>
          <table:table-cell/>
          <table:table-cell table:formula="of:=IF([.C123] = 6;Loan;0)" office:value-type="currency" office:currency="USD" office:value="0" calcext:value-type="currency">
            <text:p>$0.00</text:p>
          </table:table-cell>
          <table:table-cell table:formula="of:=IF([.C123]=1;Groceries;0)" office:value-type="currency" office:currency="USD" office:value="0" calcext:value-type="currency">
            <text:p>$0.00</text:p>
          </table:table-cell>
          <table:table-cell table:formula="of:=IF([.C123]=6;Shopping;0)" office:value-type="currency" office:currency="USD" office:value="0" calcext:value-type="currency">
            <text:p>$0.00</text:p>
          </table:table-cell>
          <table:table-cell table:formula="of:=IF([.C123]=6;Cigarrettes;0)" office:value-type="currency" office:currency="USD" office:value="0" calcext:value-type="currency">
            <text:p>$0.00</text:p>
          </table:table-cell>
          <table:table-cell/>
          <table:table-cell table:formula="of:=IF(DAYS([.B123];DATE(20;6;1))&gt;=0;IF([.E123]=4;Car;0);0)" office:value-type="currency" office:currency="USD" office:value="0" calcext:value-type="currency">
            <text:p>$0.00</text:p>
          </table:table-cell>
          <table:table-cell table:formula="of:=IF([.E123]=3;Insurance;0)" office:value-type="currency" office:currency="USD" office:value="0" calcext:value-type="currency">
            <text:p>$0.00</text:p>
          </table:table-cell>
          <table:table-cell table:formula="of:=IF([.E123]=5;Cellphone;0)" office:value-type="currency" office:currency="USD" office:value="0" calcext:value-type="currency">
            <text:p>$0.00</text:p>
          </table:table-cell>
          <table:table-cell table:formula="of:=IF(OR(IF([.E123]=5);IF([.E123]=12));CredCards;0)" office:value-type="currency" office:currency="USD" office:value="0" calcext:value-type="currency">
            <text:p>$0.00</text:p>
          </table:table-cell>
          <table:table-cell/>
          <table:table-cell table:formula="of:=SUM([.G123:.P123])" office:value-type="currency" office:currency="USD" office:value="0" calcext:value-type="currency">
            <text:p>$0.00</text:p>
          </table:table-cell>
          <table:table-cell/>
          <table:table-cell table:formula="of:=IF(AND(IF([.E123]=1);IF([.D123]=6));900;IF(AND(IF([.E123]=2);IF([.D123]=6));900;IF([.E123]=3;IF(OR([.D123]=7;[.D12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22]-[.Q123]" office:value-type="currency" office:currency="USD" office:value="6003.72" calcext:value-type="currency">
            <text:p>$6,003.72</text:p>
          </table:table-cell>
          <table:table-cell/>
          <table:table-cell table:style-name="ce15" table:formula="of:=[.W122]-[.Q123]+[.S123]+[.T123]" office:value-type="currency" office:currency="USD" office:value="6003.72" calcext:value-type="currency">
            <text:p>$6,003.72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19" calcext:value-type="date">
            <text:p>08/19/20</text:p>
          </table:table-cell>
          <table:table-cell table:formula="of:=WEEKDAY([.B124])" office:value-type="date" office:date-value="1900-01-03" calcext:value-type="date">
            <text:p>Wednesday</text:p>
          </table:table-cell>
          <table:table-cell table:formula="of:=WEEKDAY([.B124])" office:value-type="float" office:value="4" calcext:value-type="float">
            <text:p>4</text:p>
          </table:table-cell>
          <table:table-cell table:formula="of:=DAY([.B124])" office:value-type="float" office:value="19" calcext:value-type="float">
            <text:p>19</text:p>
          </table:table-cell>
          <table:table-cell/>
          <table:table-cell table:formula="of:=IF([.C124] = 6;Loan;0)" office:value-type="currency" office:currency="USD" office:value="0" calcext:value-type="currency">
            <text:p>$0.00</text:p>
          </table:table-cell>
          <table:table-cell table:formula="of:=IF([.C124]=1;Groceries;0)" office:value-type="currency" office:currency="USD" office:value="0" calcext:value-type="currency">
            <text:p>$0.00</text:p>
          </table:table-cell>
          <table:table-cell table:formula="of:=IF([.C124]=6;Shopping;0)" office:value-type="currency" office:currency="USD" office:value="0" calcext:value-type="currency">
            <text:p>$0.00</text:p>
          </table:table-cell>
          <table:table-cell table:formula="of:=IF([.C124]=6;Cigarrettes;0)" office:value-type="currency" office:currency="USD" office:value="0" calcext:value-type="currency">
            <text:p>$0.00</text:p>
          </table:table-cell>
          <table:table-cell/>
          <table:table-cell table:formula="of:=IF(DAYS([.B124];DATE(20;6;1))&gt;=0;IF([.E124]=4;Car;0);0)" office:value-type="currency" office:currency="USD" office:value="0" calcext:value-type="currency">
            <text:p>$0.00</text:p>
          </table:table-cell>
          <table:table-cell table:formula="of:=IF([.E124]=3;Insurance;0)" office:value-type="currency" office:currency="USD" office:value="0" calcext:value-type="currency">
            <text:p>$0.00</text:p>
          </table:table-cell>
          <table:table-cell table:formula="of:=IF([.E124]=5;Cellphone;0)" office:value-type="currency" office:currency="USD" office:value="0" calcext:value-type="currency">
            <text:p>$0.00</text:p>
          </table:table-cell>
          <table:table-cell table:formula="of:=IF(OR(IF([.E124]=5);IF([.E124]=12));CredCards;0)" office:value-type="currency" office:currency="USD" office:value="0" calcext:value-type="currency">
            <text:p>$0.00</text:p>
          </table:table-cell>
          <table:table-cell/>
          <table:table-cell table:formula="of:=SUM([.G124:.P124])" office:value-type="currency" office:currency="USD" office:value="0" calcext:value-type="currency">
            <text:p>$0.00</text:p>
          </table:table-cell>
          <table:table-cell/>
          <table:table-cell table:formula="of:=IF(AND(IF([.E124]=1);IF([.D124]=6));900;IF(AND(IF([.E124]=2);IF([.D124]=6));900;IF([.E124]=3;IF(OR([.D124]=7;[.D124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23]-[.Q124]" office:value-type="currency" office:currency="USD" office:value="6003.72" calcext:value-type="currency">
            <text:p>$6,003.72</text:p>
          </table:table-cell>
          <table:table-cell/>
          <table:table-cell table:style-name="ce15" table:formula="of:=[.W123]-[.Q124]+[.S124]+[.T124]" office:value-type="currency" office:currency="USD" office:value="6003.72" calcext:value-type="currency">
            <text:p>$6,003.72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20" calcext:value-type="date">
            <text:p>08/20/20</text:p>
          </table:table-cell>
          <table:table-cell table:formula="of:=WEEKDAY([.B125])" office:value-type="date" office:date-value="1900-01-04" calcext:value-type="date">
            <text:p>Thursday</text:p>
          </table:table-cell>
          <table:table-cell table:formula="of:=WEEKDAY([.B125])" office:value-type="float" office:value="5" calcext:value-type="float">
            <text:p>5</text:p>
          </table:table-cell>
          <table:table-cell table:formula="of:=DAY([.B125])" office:value-type="float" office:value="20" calcext:value-type="float">
            <text:p>20</text:p>
          </table:table-cell>
          <table:table-cell/>
          <table:table-cell table:formula="of:=IF([.C125] = 6;Loan;0)" office:value-type="currency" office:currency="USD" office:value="0" calcext:value-type="currency">
            <text:p>$0.00</text:p>
          </table:table-cell>
          <table:table-cell table:formula="of:=IF([.C125]=1;Groceries;0)" office:value-type="currency" office:currency="USD" office:value="0" calcext:value-type="currency">
            <text:p>$0.00</text:p>
          </table:table-cell>
          <table:table-cell table:formula="of:=IF([.C125]=6;Shopping;0)" office:value-type="currency" office:currency="USD" office:value="0" calcext:value-type="currency">
            <text:p>$0.00</text:p>
          </table:table-cell>
          <table:table-cell table:formula="of:=IF([.C125]=6;Cigarrettes;0)" office:value-type="currency" office:currency="USD" office:value="0" calcext:value-type="currency">
            <text:p>$0.00</text:p>
          </table:table-cell>
          <table:table-cell/>
          <table:table-cell table:formula="of:=IF(DAYS([.B125];DATE(20;6;1))&gt;=0;IF([.E125]=4;Car;0);0)" office:value-type="currency" office:currency="USD" office:value="0" calcext:value-type="currency">
            <text:p>$0.00</text:p>
          </table:table-cell>
          <table:table-cell table:formula="of:=IF([.E125]=3;Insurance;0)" office:value-type="currency" office:currency="USD" office:value="0" calcext:value-type="currency">
            <text:p>$0.00</text:p>
          </table:table-cell>
          <table:table-cell table:formula="of:=IF([.E125]=5;Cellphone;0)" office:value-type="currency" office:currency="USD" office:value="0" calcext:value-type="currency">
            <text:p>$0.00</text:p>
          </table:table-cell>
          <table:table-cell table:formula="of:=IF(OR(IF([.E125]=5);IF([.E125]=12));CredCards;0)" office:value-type="currency" office:currency="USD" office:value="0" calcext:value-type="currency">
            <text:p>$0.00</text:p>
          </table:table-cell>
          <table:table-cell/>
          <table:table-cell table:formula="of:=SUM([.G125:.P125])" office:value-type="currency" office:currency="USD" office:value="0" calcext:value-type="currency">
            <text:p>$0.00</text:p>
          </table:table-cell>
          <table:table-cell/>
          <table:table-cell table:formula="of:=IF(AND(IF([.E125]=1);IF([.D125]=6));900;IF(AND(IF([.E125]=2);IF([.D125]=6));900;IF([.E125]=3;IF(OR([.D125]=7;[.D125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24]-[.Q125]" office:value-type="currency" office:currency="USD" office:value="6003.72" calcext:value-type="currency">
            <text:p>$6,003.72</text:p>
          </table:table-cell>
          <table:table-cell/>
          <table:table-cell table:style-name="ce15" table:formula="of:=[.W124]-[.Q125]+[.S125]+[.T125]" office:value-type="currency" office:currency="USD" office:value="6003.72" calcext:value-type="currency">
            <text:p>$6,003.72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21" calcext:value-type="date">
            <text:p>08/21/20</text:p>
          </table:table-cell>
          <table:table-cell table:formula="of:=WEEKDAY([.B126])" office:value-type="date" office:date-value="1900-01-05" calcext:value-type="date">
            <text:p>Friday</text:p>
          </table:table-cell>
          <table:table-cell table:formula="of:=WEEKDAY([.B126])" office:value-type="float" office:value="6" calcext:value-type="float">
            <text:p>6</text:p>
          </table:table-cell>
          <table:table-cell table:formula="of:=DAY([.B126])" office:value-type="float" office:value="21" calcext:value-type="float">
            <text:p>21</text:p>
          </table:table-cell>
          <table:table-cell/>
          <table:table-cell table:formula="of:=IF([.C126] = 6;Loan;0)" office:value-type="currency" office:currency="USD" office:value="66.17" calcext:value-type="currency">
            <text:p>$66.17</text:p>
          </table:table-cell>
          <table:table-cell table:formula="of:=IF([.C126]=1;Groceries;0)" office:value-type="currency" office:currency="USD" office:value="0" calcext:value-type="currency">
            <text:p>$0.00</text:p>
          </table:table-cell>
          <table:table-cell table:formula="of:=IF([.C126]=6;Shopping;0)" office:value-type="currency" office:currency="USD" office:value="55" calcext:value-type="currency">
            <text:p>$55.00</text:p>
          </table:table-cell>
          <table:table-cell table:formula="of:=IF([.C126]=6;Cigarrettes;0)" office:value-type="currency" office:currency="USD" office:value="55" calcext:value-type="currency">
            <text:p>$55.00</text:p>
          </table:table-cell>
          <table:table-cell/>
          <table:table-cell table:formula="of:=IF(DAYS([.B126];DATE(20;6;1))&gt;=0;IF([.E126]=4;Car;0);0)" office:value-type="currency" office:currency="USD" office:value="0" calcext:value-type="currency">
            <text:p>$0.00</text:p>
          </table:table-cell>
          <table:table-cell table:formula="of:=IF([.E126]=3;Insurance;0)" office:value-type="currency" office:currency="USD" office:value="0" calcext:value-type="currency">
            <text:p>$0.00</text:p>
          </table:table-cell>
          <table:table-cell table:formula="of:=IF([.E126]=5;Cellphone;0)" office:value-type="currency" office:currency="USD" office:value="0" calcext:value-type="currency">
            <text:p>$0.00</text:p>
          </table:table-cell>
          <table:table-cell table:formula="of:=IF(OR(IF([.E126]=5);IF([.E126]=12));CredCards;0)" office:value-type="currency" office:currency="USD" office:value="0" calcext:value-type="currency">
            <text:p>$0.00</text:p>
          </table:table-cell>
          <table:table-cell/>
          <table:table-cell table:formula="of:=SUM([.G126:.P126])" office:value-type="currency" office:currency="USD" office:value="176.17" calcext:value-type="currency">
            <text:p>$176.17</text:p>
          </table:table-cell>
          <table:table-cell/>
          <table:table-cell table:formula="of:=IF(AND(IF([.E126]=1);IF([.D126]=6));900;IF(AND(IF([.E126]=2);IF([.D126]=6));900;IF([.E126]=3;IF(OR([.D126]=7;[.D126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25]-[.Q126]" office:value-type="currency" office:currency="USD" office:value="5827.55" calcext:value-type="currency">
            <text:p>$5,827.55</text:p>
          </table:table-cell>
          <table:table-cell/>
          <table:table-cell table:style-name="ce15" table:formula="of:=[.W125]-[.Q126]+[.S126]+[.T126]" office:value-type="currency" office:currency="USD" office:value="5827.55" calcext:value-type="currency">
            <text:p>$5,827.55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22" calcext:value-type="date">
            <text:p>08/22/20</text:p>
          </table:table-cell>
          <table:table-cell table:formula="of:=WEEKDAY([.B127])" office:value-type="date" office:date-value="1900-01-06" calcext:value-type="date">
            <text:p>Saturday</text:p>
          </table:table-cell>
          <table:table-cell table:formula="of:=WEEKDAY([.B127])" office:value-type="float" office:value="7" calcext:value-type="float">
            <text:p>7</text:p>
          </table:table-cell>
          <table:table-cell table:formula="of:=DAY([.B127])" office:value-type="float" office:value="22" calcext:value-type="float">
            <text:p>22</text:p>
          </table:table-cell>
          <table:table-cell/>
          <table:table-cell table:formula="of:=IF([.C127] = 6;Loan;0)" office:value-type="currency" office:currency="USD" office:value="0" calcext:value-type="currency">
            <text:p>$0.00</text:p>
          </table:table-cell>
          <table:table-cell table:formula="of:=IF([.C127]=1;Groceries;0)" office:value-type="currency" office:currency="USD" office:value="0" calcext:value-type="currency">
            <text:p>$0.00</text:p>
          </table:table-cell>
          <table:table-cell table:formula="of:=IF([.C127]=6;Shopping;0)" office:value-type="currency" office:currency="USD" office:value="0" calcext:value-type="currency">
            <text:p>$0.00</text:p>
          </table:table-cell>
          <table:table-cell table:formula="of:=IF([.C127]=6;Cigarrettes;0)" office:value-type="currency" office:currency="USD" office:value="0" calcext:value-type="currency">
            <text:p>$0.00</text:p>
          </table:table-cell>
          <table:table-cell/>
          <table:table-cell table:formula="of:=IF(DAYS([.B127];DATE(20;6;1))&gt;=0;IF([.E127]=4;Car;0);0)" office:value-type="currency" office:currency="USD" office:value="0" calcext:value-type="currency">
            <text:p>$0.00</text:p>
          </table:table-cell>
          <table:table-cell table:formula="of:=IF([.E127]=3;Insurance;0)" office:value-type="currency" office:currency="USD" office:value="0" calcext:value-type="currency">
            <text:p>$0.00</text:p>
          </table:table-cell>
          <table:table-cell table:formula="of:=IF([.E127]=5;Cellphone;0)" office:value-type="currency" office:currency="USD" office:value="0" calcext:value-type="currency">
            <text:p>$0.00</text:p>
          </table:table-cell>
          <table:table-cell table:formula="of:=IF(OR(IF([.E127]=5);IF([.E127]=12));CredCards;0)" office:value-type="currency" office:currency="USD" office:value="0" calcext:value-type="currency">
            <text:p>$0.00</text:p>
          </table:table-cell>
          <table:table-cell/>
          <table:table-cell table:formula="of:=SUM([.G127:.P127])" office:value-type="currency" office:currency="USD" office:value="0" calcext:value-type="currency">
            <text:p>$0.00</text:p>
          </table:table-cell>
          <table:table-cell/>
          <table:table-cell table:formula="of:=IF(AND(IF([.E127]=1);IF([.D127]=6));900;IF(AND(IF([.E127]=2);IF([.D127]=6));900;IF([.E127]=3;IF(OR([.D127]=7;[.D127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26]-[.Q127]" office:value-type="currency" office:currency="USD" office:value="5827.55" calcext:value-type="currency">
            <text:p>$5,827.55</text:p>
          </table:table-cell>
          <table:table-cell/>
          <table:table-cell table:style-name="ce15" table:formula="of:=[.W126]-[.Q127]+[.S127]+[.T127]" office:value-type="currency" office:currency="USD" office:value="5827.55" calcext:value-type="currency">
            <text:p>$5,827.55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23" calcext:value-type="date">
            <text:p>08/23/20</text:p>
          </table:table-cell>
          <table:table-cell table:formula="of:=WEEKDAY([.B128])" office:value-type="date" office:date-value="1899-12-31" calcext:value-type="date">
            <text:p>Sunday</text:p>
          </table:table-cell>
          <table:table-cell table:formula="of:=WEEKDAY([.B128])" office:value-type="float" office:value="1" calcext:value-type="float">
            <text:p>1</text:p>
          </table:table-cell>
          <table:table-cell table:formula="of:=DAY([.B128])" office:value-type="float" office:value="23" calcext:value-type="float">
            <text:p>23</text:p>
          </table:table-cell>
          <table:table-cell/>
          <table:table-cell table:formula="of:=IF([.C128] = 6;Loan;0)" office:value-type="currency" office:currency="USD" office:value="0" calcext:value-type="currency">
            <text:p>$0.00</text:p>
          </table:table-cell>
          <table:table-cell table:formula="of:=IF([.C128]=1;Groceries;0)" office:value-type="currency" office:currency="USD" office:value="115" calcext:value-type="currency">
            <text:p>$115.00</text:p>
          </table:table-cell>
          <table:table-cell table:formula="of:=IF([.C128]=6;Shopping;0)" office:value-type="currency" office:currency="USD" office:value="0" calcext:value-type="currency">
            <text:p>$0.00</text:p>
          </table:table-cell>
          <table:table-cell table:formula="of:=IF([.C128]=6;Cigarrettes;0)" office:value-type="currency" office:currency="USD" office:value="0" calcext:value-type="currency">
            <text:p>$0.00</text:p>
          </table:table-cell>
          <table:table-cell/>
          <table:table-cell table:formula="of:=IF(DAYS([.B128];DATE(20;6;1))&gt;=0;IF([.E128]=4;Car;0);0)" office:value-type="currency" office:currency="USD" office:value="0" calcext:value-type="currency">
            <text:p>$0.00</text:p>
          </table:table-cell>
          <table:table-cell table:formula="of:=IF([.E128]=3;Insurance;0)" office:value-type="currency" office:currency="USD" office:value="0" calcext:value-type="currency">
            <text:p>$0.00</text:p>
          </table:table-cell>
          <table:table-cell table:formula="of:=IF([.E128]=5;Cellphone;0)" office:value-type="currency" office:currency="USD" office:value="0" calcext:value-type="currency">
            <text:p>$0.00</text:p>
          </table:table-cell>
          <table:table-cell table:formula="of:=IF(OR(IF([.E128]=5);IF([.E128]=12));CredCards;0)" office:value-type="currency" office:currency="USD" office:value="0" calcext:value-type="currency">
            <text:p>$0.00</text:p>
          </table:table-cell>
          <table:table-cell/>
          <table:table-cell table:formula="of:=SUM([.G128:.P128])" office:value-type="currency" office:currency="USD" office:value="115" calcext:value-type="currency">
            <text:p>$115.00</text:p>
          </table:table-cell>
          <table:table-cell/>
          <table:table-cell table:formula="of:=IF(AND(IF([.E128]=1);IF([.D128]=6));900;IF(AND(IF([.E128]=2);IF([.D128]=6));900;IF([.E128]=3;IF(OR([.D128]=7;[.D128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27]-[.Q128]" office:value-type="currency" office:currency="USD" office:value="5712.55" calcext:value-type="currency">
            <text:p>$5,712.55</text:p>
          </table:table-cell>
          <table:table-cell/>
          <table:table-cell table:style-name="ce15" table:formula="of:=[.W127]-[.Q128]+[.S128]+[.T128]" office:value-type="currency" office:currency="USD" office:value="5712.55" calcext:value-type="currency">
            <text:p>$5,712.55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24" calcext:value-type="date">
            <text:p>08/24/20</text:p>
          </table:table-cell>
          <table:table-cell table:formula="of:=WEEKDAY([.B129])" office:value-type="date" office:date-value="1900-01-01" calcext:value-type="date">
            <text:p>Monday</text:p>
          </table:table-cell>
          <table:table-cell table:formula="of:=WEEKDAY([.B129])" office:value-type="float" office:value="2" calcext:value-type="float">
            <text:p>2</text:p>
          </table:table-cell>
          <table:table-cell table:formula="of:=DAY([.B129])" office:value-type="float" office:value="24" calcext:value-type="float">
            <text:p>24</text:p>
          </table:table-cell>
          <table:table-cell/>
          <table:table-cell table:formula="of:=IF([.C129] = 6;Loan;0)" office:value-type="currency" office:currency="USD" office:value="0" calcext:value-type="currency">
            <text:p>$0.00</text:p>
          </table:table-cell>
          <table:table-cell table:formula="of:=IF([.C129]=1;Groceries;0)" office:value-type="currency" office:currency="USD" office:value="0" calcext:value-type="currency">
            <text:p>$0.00</text:p>
          </table:table-cell>
          <table:table-cell table:formula="of:=IF([.C129]=6;Shopping;0)" office:value-type="currency" office:currency="USD" office:value="0" calcext:value-type="currency">
            <text:p>$0.00</text:p>
          </table:table-cell>
          <table:table-cell table:formula="of:=IF([.C129]=6;Cigarrettes;0)" office:value-type="currency" office:currency="USD" office:value="0" calcext:value-type="currency">
            <text:p>$0.00</text:p>
          </table:table-cell>
          <table:table-cell/>
          <table:table-cell table:formula="of:=IF(DAYS([.B129];DATE(20;6;1))&gt;=0;IF([.E129]=4;Car;0);0)" office:value-type="currency" office:currency="USD" office:value="0" calcext:value-type="currency">
            <text:p>$0.00</text:p>
          </table:table-cell>
          <table:table-cell table:formula="of:=IF([.E129]=3;Insurance;0)" office:value-type="currency" office:currency="USD" office:value="0" calcext:value-type="currency">
            <text:p>$0.00</text:p>
          </table:table-cell>
          <table:table-cell table:formula="of:=IF([.E129]=5;Cellphone;0)" office:value-type="currency" office:currency="USD" office:value="0" calcext:value-type="currency">
            <text:p>$0.00</text:p>
          </table:table-cell>
          <table:table-cell table:formula="of:=IF(OR(IF([.E129]=5);IF([.E129]=12));CredCards;0)" office:value-type="currency" office:currency="USD" office:value="0" calcext:value-type="currency">
            <text:p>$0.00</text:p>
          </table:table-cell>
          <table:table-cell/>
          <table:table-cell table:formula="of:=SUM([.G129:.P129])" office:value-type="currency" office:currency="USD" office:value="0" calcext:value-type="currency">
            <text:p>$0.00</text:p>
          </table:table-cell>
          <table:table-cell/>
          <table:table-cell table:formula="of:=IF(AND(IF([.E129]=1);IF([.D129]=6));900;IF(AND(IF([.E129]=2);IF([.D129]=6));900;IF([.E129]=3;IF(OR([.D129]=7;[.D129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28]-[.Q129]" office:value-type="currency" office:currency="USD" office:value="5712.55" calcext:value-type="currency">
            <text:p>$5,712.55</text:p>
          </table:table-cell>
          <table:table-cell/>
          <table:table-cell table:style-name="ce15" table:formula="of:=[.W128]-[.Q129]+[.S129]+[.T129]" office:value-type="currency" office:currency="USD" office:value="5712.55" calcext:value-type="currency">
            <text:p>$5,712.55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25" calcext:value-type="date">
            <text:p>08/25/20</text:p>
          </table:table-cell>
          <table:table-cell table:formula="of:=WEEKDAY([.B130])" office:value-type="date" office:date-value="1900-01-02" calcext:value-type="date">
            <text:p>Tuesday</text:p>
          </table:table-cell>
          <table:table-cell table:formula="of:=WEEKDAY([.B130])" office:value-type="float" office:value="3" calcext:value-type="float">
            <text:p>3</text:p>
          </table:table-cell>
          <table:table-cell table:formula="of:=DAY([.B130])" office:value-type="float" office:value="25" calcext:value-type="float">
            <text:p>25</text:p>
          </table:table-cell>
          <table:table-cell/>
          <table:table-cell table:formula="of:=IF([.C130] = 6;Loan;0)" office:value-type="currency" office:currency="USD" office:value="0" calcext:value-type="currency">
            <text:p>$0.00</text:p>
          </table:table-cell>
          <table:table-cell table:formula="of:=IF([.C130]=1;Groceries;0)" office:value-type="currency" office:currency="USD" office:value="0" calcext:value-type="currency">
            <text:p>$0.00</text:p>
          </table:table-cell>
          <table:table-cell table:formula="of:=IF([.C130]=6;Shopping;0)" office:value-type="currency" office:currency="USD" office:value="0" calcext:value-type="currency">
            <text:p>$0.00</text:p>
          </table:table-cell>
          <table:table-cell table:formula="of:=IF([.C130]=6;Cigarrettes;0)" office:value-type="currency" office:currency="USD" office:value="0" calcext:value-type="currency">
            <text:p>$0.00</text:p>
          </table:table-cell>
          <table:table-cell/>
          <table:table-cell table:formula="of:=IF(DAYS([.B130];DATE(20;6;1))&gt;=0;IF([.E130]=4;Car;0);0)" office:value-type="currency" office:currency="USD" office:value="0" calcext:value-type="currency">
            <text:p>$0.00</text:p>
          </table:table-cell>
          <table:table-cell table:formula="of:=IF([.E130]=3;Insurance;0)" office:value-type="currency" office:currency="USD" office:value="0" calcext:value-type="currency">
            <text:p>$0.00</text:p>
          </table:table-cell>
          <table:table-cell table:formula="of:=IF([.E130]=5;Cellphone;0)" office:value-type="currency" office:currency="USD" office:value="0" calcext:value-type="currency">
            <text:p>$0.00</text:p>
          </table:table-cell>
          <table:table-cell table:formula="of:=IF(OR(IF([.E130]=5);IF([.E130]=12));CredCards;0)" office:value-type="currency" office:currency="USD" office:value="0" calcext:value-type="currency">
            <text:p>$0.00</text:p>
          </table:table-cell>
          <table:table-cell/>
          <table:table-cell table:formula="of:=SUM([.G130:.P130])" office:value-type="currency" office:currency="USD" office:value="0" calcext:value-type="currency">
            <text:p>$0.00</text:p>
          </table:table-cell>
          <table:table-cell/>
          <table:table-cell table:formula="of:=IF(AND(IF([.E130]=1);IF([.D130]=6));900;IF(AND(IF([.E130]=2);IF([.D130]=6));900;IF([.E130]=3;IF(OR([.D130]=7;[.D130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29]-[.Q130]" office:value-type="currency" office:currency="USD" office:value="5712.55" calcext:value-type="currency">
            <text:p>$5,712.55</text:p>
          </table:table-cell>
          <table:table-cell/>
          <table:table-cell table:style-name="ce15" table:formula="of:=[.W129]-[.Q130]+[.S130]+[.T130]" office:value-type="currency" office:currency="USD" office:value="5712.55" calcext:value-type="currency">
            <text:p>$5,712.55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26" calcext:value-type="date">
            <text:p>08/26/20</text:p>
          </table:table-cell>
          <table:table-cell table:formula="of:=WEEKDAY([.B131])" office:value-type="date" office:date-value="1900-01-03" calcext:value-type="date">
            <text:p>Wednesday</text:p>
          </table:table-cell>
          <table:table-cell table:formula="of:=WEEKDAY([.B131])" office:value-type="float" office:value="4" calcext:value-type="float">
            <text:p>4</text:p>
          </table:table-cell>
          <table:table-cell table:formula="of:=DAY([.B131])" office:value-type="float" office:value="26" calcext:value-type="float">
            <text:p>26</text:p>
          </table:table-cell>
          <table:table-cell/>
          <table:table-cell table:formula="of:=IF([.C131] = 6;Loan;0)" office:value-type="currency" office:currency="USD" office:value="0" calcext:value-type="currency">
            <text:p>$0.00</text:p>
          </table:table-cell>
          <table:table-cell table:formula="of:=IF([.C131]=1;Groceries;0)" office:value-type="currency" office:currency="USD" office:value="0" calcext:value-type="currency">
            <text:p>$0.00</text:p>
          </table:table-cell>
          <table:table-cell table:formula="of:=IF([.C131]=6;Shopping;0)" office:value-type="currency" office:currency="USD" office:value="0" calcext:value-type="currency">
            <text:p>$0.00</text:p>
          </table:table-cell>
          <table:table-cell table:formula="of:=IF([.C131]=6;Cigarrettes;0)" office:value-type="currency" office:currency="USD" office:value="0" calcext:value-type="currency">
            <text:p>$0.00</text:p>
          </table:table-cell>
          <table:table-cell/>
          <table:table-cell table:formula="of:=IF(DAYS([.B131];DATE(20;6;1))&gt;=0;IF([.E131]=4;Car;0);0)" office:value-type="currency" office:currency="USD" office:value="0" calcext:value-type="currency">
            <text:p>$0.00</text:p>
          </table:table-cell>
          <table:table-cell table:formula="of:=IF([.E131]=3;Insurance;0)" office:value-type="currency" office:currency="USD" office:value="0" calcext:value-type="currency">
            <text:p>$0.00</text:p>
          </table:table-cell>
          <table:table-cell table:formula="of:=IF([.E131]=5;Cellphone;0)" office:value-type="currency" office:currency="USD" office:value="0" calcext:value-type="currency">
            <text:p>$0.00</text:p>
          </table:table-cell>
          <table:table-cell table:formula="of:=IF(OR(IF([.E131]=5);IF([.E131]=12));CredCards;0)" office:value-type="currency" office:currency="USD" office:value="0" calcext:value-type="currency">
            <text:p>$0.00</text:p>
          </table:table-cell>
          <table:table-cell/>
          <table:table-cell table:formula="of:=SUM([.G131:.P131])" office:value-type="currency" office:currency="USD" office:value="0" calcext:value-type="currency">
            <text:p>$0.00</text:p>
          </table:table-cell>
          <table:table-cell/>
          <table:table-cell table:formula="of:=IF(AND(IF([.E131]=1);IF([.D131]=6));900;IF(AND(IF([.E131]=2);IF([.D131]=6));900;IF([.E131]=3;IF(OR([.D131]=7;[.D131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30]-[.Q131]" office:value-type="currency" office:currency="USD" office:value="5712.55" calcext:value-type="currency">
            <text:p>$5,712.55</text:p>
          </table:table-cell>
          <table:table-cell/>
          <table:table-cell table:style-name="ce15" table:formula="of:=[.W130]-[.Q131]+[.S131]+[.T131]" office:value-type="currency" office:currency="USD" office:value="5712.55" calcext:value-type="currency">
            <text:p>$5,712.55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27" calcext:value-type="date">
            <text:p>08/27/20</text:p>
          </table:table-cell>
          <table:table-cell table:formula="of:=WEEKDAY([.B132])" office:value-type="date" office:date-value="1900-01-04" calcext:value-type="date">
            <text:p>Thursday</text:p>
          </table:table-cell>
          <table:table-cell table:formula="of:=WEEKDAY([.B132])" office:value-type="float" office:value="5" calcext:value-type="float">
            <text:p>5</text:p>
          </table:table-cell>
          <table:table-cell table:formula="of:=DAY([.B132])" office:value-type="float" office:value="27" calcext:value-type="float">
            <text:p>27</text:p>
          </table:table-cell>
          <table:table-cell/>
          <table:table-cell table:formula="of:=IF([.C132] = 6;Loan;0)" office:value-type="currency" office:currency="USD" office:value="0" calcext:value-type="currency">
            <text:p>$0.00</text:p>
          </table:table-cell>
          <table:table-cell table:formula="of:=IF([.C132]=1;Groceries;0)" office:value-type="currency" office:currency="USD" office:value="0" calcext:value-type="currency">
            <text:p>$0.00</text:p>
          </table:table-cell>
          <table:table-cell table:formula="of:=IF([.C132]=6;Shopping;0)" office:value-type="currency" office:currency="USD" office:value="0" calcext:value-type="currency">
            <text:p>$0.00</text:p>
          </table:table-cell>
          <table:table-cell table:formula="of:=IF([.C132]=6;Cigarrettes;0)" office:value-type="currency" office:currency="USD" office:value="0" calcext:value-type="currency">
            <text:p>$0.00</text:p>
          </table:table-cell>
          <table:table-cell/>
          <table:table-cell table:formula="of:=IF(DAYS([.B132];DATE(20;6;1))&gt;=0;IF([.E132]=4;Car;0);0)" office:value-type="currency" office:currency="USD" office:value="0" calcext:value-type="currency">
            <text:p>$0.00</text:p>
          </table:table-cell>
          <table:table-cell table:formula="of:=IF([.E132]=3;Insurance;0)" office:value-type="currency" office:currency="USD" office:value="0" calcext:value-type="currency">
            <text:p>$0.00</text:p>
          </table:table-cell>
          <table:table-cell table:formula="of:=IF([.E132]=5;Cellphone;0)" office:value-type="currency" office:currency="USD" office:value="0" calcext:value-type="currency">
            <text:p>$0.00</text:p>
          </table:table-cell>
          <table:table-cell table:formula="of:=IF(OR(IF([.E132]=5);IF([.E132]=12));CredCards;0)" office:value-type="currency" office:currency="USD" office:value="0" calcext:value-type="currency">
            <text:p>$0.00</text:p>
          </table:table-cell>
          <table:table-cell/>
          <table:table-cell table:formula="of:=SUM([.G132:.P132])" office:value-type="currency" office:currency="USD" office:value="0" calcext:value-type="currency">
            <text:p>$0.00</text:p>
          </table:table-cell>
          <table:table-cell/>
          <table:table-cell table:formula="of:=IF(AND(IF([.E132]=1);IF([.D132]=6));900;IF(AND(IF([.E132]=2);IF([.D132]=6));900;IF([.E132]=3;IF(OR([.D132]=7;[.D132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31]-[.Q132]" office:value-type="currency" office:currency="USD" office:value="5712.55" calcext:value-type="currency">
            <text:p>$5,712.55</text:p>
          </table:table-cell>
          <table:table-cell/>
          <table:table-cell table:style-name="ce15" table:formula="of:=[.W131]-[.Q132]+[.S132]+[.T132]" office:value-type="currency" office:currency="USD" office:value="5712.55" calcext:value-type="currency">
            <text:p>$5,712.55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28" calcext:value-type="date">
            <text:p>08/28/20</text:p>
          </table:table-cell>
          <table:table-cell table:formula="of:=WEEKDAY([.B133])" office:value-type="date" office:date-value="1900-01-05" calcext:value-type="date">
            <text:p>Friday</text:p>
          </table:table-cell>
          <table:table-cell table:formula="of:=WEEKDAY([.B133])" office:value-type="float" office:value="6" calcext:value-type="float">
            <text:p>6</text:p>
          </table:table-cell>
          <table:table-cell table:formula="of:=DAY([.B133])" office:value-type="float" office:value="28" calcext:value-type="float">
            <text:p>28</text:p>
          </table:table-cell>
          <table:table-cell/>
          <table:table-cell table:formula="of:=IF([.C133] = 6;Loan;0)" office:value-type="currency" office:currency="USD" office:value="66.17" calcext:value-type="currency">
            <text:p>$66.17</text:p>
          </table:table-cell>
          <table:table-cell table:formula="of:=IF([.C133]=1;Groceries;0)" office:value-type="currency" office:currency="USD" office:value="0" calcext:value-type="currency">
            <text:p>$0.00</text:p>
          </table:table-cell>
          <table:table-cell table:formula="of:=IF([.C133]=6;Shopping;0)" office:value-type="currency" office:currency="USD" office:value="55" calcext:value-type="currency">
            <text:p>$55.00</text:p>
          </table:table-cell>
          <table:table-cell table:formula="of:=IF([.C133]=6;Cigarrettes;0)" office:value-type="currency" office:currency="USD" office:value="55" calcext:value-type="currency">
            <text:p>$55.00</text:p>
          </table:table-cell>
          <table:table-cell/>
          <table:table-cell table:formula="of:=IF(DAYS([.B133];DATE(20;6;1))&gt;=0;IF([.E133]=4;Car;0);0)" office:value-type="currency" office:currency="USD" office:value="0" calcext:value-type="currency">
            <text:p>$0.00</text:p>
          </table:table-cell>
          <table:table-cell table:formula="of:=IF([.E133]=3;Insurance;0)" office:value-type="currency" office:currency="USD" office:value="0" calcext:value-type="currency">
            <text:p>$0.00</text:p>
          </table:table-cell>
          <table:table-cell table:formula="of:=IF([.E133]=5;Cellphone;0)" office:value-type="currency" office:currency="USD" office:value="0" calcext:value-type="currency">
            <text:p>$0.00</text:p>
          </table:table-cell>
          <table:table-cell table:formula="of:=IF(OR(IF([.E133]=5);IF([.E133]=12));CredCards;0)" office:value-type="currency" office:currency="USD" office:value="0" calcext:value-type="currency">
            <text:p>$0.00</text:p>
          </table:table-cell>
          <table:table-cell/>
          <table:table-cell table:formula="of:=SUM([.G133:.P133])" office:value-type="currency" office:currency="USD" office:value="176.17" calcext:value-type="currency">
            <text:p>$176.17</text:p>
          </table:table-cell>
          <table:table-cell/>
          <table:table-cell table:formula="of:=IF(AND(IF([.E133]=1);IF([.D133]=6));900;IF(AND(IF([.E133]=2);IF([.D133]=6));900;IF([.E133]=3;IF(OR([.D133]=7;[.D13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32]-[.Q133]" office:value-type="currency" office:currency="USD" office:value="5536.38" calcext:value-type="currency">
            <text:p>$5,536.38</text:p>
          </table:table-cell>
          <table:table-cell/>
          <table:table-cell table:style-name="ce15" table:formula="of:=[.W132]-[.Q133]+[.S133]+[.T133]" office:value-type="currency" office:currency="USD" office:value="5536.38" calcext:value-type="currency">
            <text:p>$5,536.3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29" calcext:value-type="date">
            <text:p>08/29/20</text:p>
          </table:table-cell>
          <table:table-cell table:formula="of:=WEEKDAY([.B134])" office:value-type="date" office:date-value="1900-01-06" calcext:value-type="date">
            <text:p>Saturday</text:p>
          </table:table-cell>
          <table:table-cell table:formula="of:=WEEKDAY([.B134])" office:value-type="float" office:value="7" calcext:value-type="float">
            <text:p>7</text:p>
          </table:table-cell>
          <table:table-cell table:formula="of:=DAY([.B134])" office:value-type="float" office:value="29" calcext:value-type="float">
            <text:p>29</text:p>
          </table:table-cell>
          <table:table-cell/>
          <table:table-cell table:formula="of:=IF([.C134] = 6;Loan;0)" office:value-type="currency" office:currency="USD" office:value="0" calcext:value-type="currency">
            <text:p>$0.00</text:p>
          </table:table-cell>
          <table:table-cell table:formula="of:=IF([.C134]=1;Groceries;0)" office:value-type="currency" office:currency="USD" office:value="0" calcext:value-type="currency">
            <text:p>$0.00</text:p>
          </table:table-cell>
          <table:table-cell table:formula="of:=IF([.C134]=6;Shopping;0)" office:value-type="currency" office:currency="USD" office:value="0" calcext:value-type="currency">
            <text:p>$0.00</text:p>
          </table:table-cell>
          <table:table-cell table:formula="of:=IF([.C134]=6;Cigarrettes;0)" office:value-type="currency" office:currency="USD" office:value="0" calcext:value-type="currency">
            <text:p>$0.00</text:p>
          </table:table-cell>
          <table:table-cell/>
          <table:table-cell table:formula="of:=IF(DAYS([.B134];DATE(20;6;1))&gt;=0;IF([.E134]=4;Car;0);0)" office:value-type="currency" office:currency="USD" office:value="0" calcext:value-type="currency">
            <text:p>$0.00</text:p>
          </table:table-cell>
          <table:table-cell table:formula="of:=IF([.E134]=3;Insurance;0)" office:value-type="currency" office:currency="USD" office:value="0" calcext:value-type="currency">
            <text:p>$0.00</text:p>
          </table:table-cell>
          <table:table-cell table:formula="of:=IF([.E134]=5;Cellphone;0)" office:value-type="currency" office:currency="USD" office:value="0" calcext:value-type="currency">
            <text:p>$0.00</text:p>
          </table:table-cell>
          <table:table-cell table:formula="of:=IF(OR(IF([.E134]=5);IF([.E134]=12));CredCards;0)" office:value-type="currency" office:currency="USD" office:value="0" calcext:value-type="currency">
            <text:p>$0.00</text:p>
          </table:table-cell>
          <table:table-cell/>
          <table:table-cell table:formula="of:=SUM([.G134:.P134])" office:value-type="currency" office:currency="USD" office:value="0" calcext:value-type="currency">
            <text:p>$0.00</text:p>
          </table:table-cell>
          <table:table-cell/>
          <table:table-cell table:formula="of:=IF(AND(IF([.E134]=1);IF([.D134]=6));900;IF(AND(IF([.E134]=2);IF([.D134]=6));900;IF([.E134]=3;IF(OR([.D134]=7;[.D134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33]-[.Q134]" office:value-type="currency" office:currency="USD" office:value="5536.38" calcext:value-type="currency">
            <text:p>$5,536.38</text:p>
          </table:table-cell>
          <table:table-cell/>
          <table:table-cell table:style-name="ce15" table:formula="of:=[.W133]-[.Q134]+[.S134]+[.T134]" office:value-type="currency" office:currency="USD" office:value="5536.38" calcext:value-type="currency">
            <text:p>$5,536.3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30" calcext:value-type="date">
            <text:p>08/30/20</text:p>
          </table:table-cell>
          <table:table-cell table:formula="of:=WEEKDAY([.B135])" office:value-type="date" office:date-value="1899-12-31" calcext:value-type="date">
            <text:p>Sunday</text:p>
          </table:table-cell>
          <table:table-cell table:formula="of:=WEEKDAY([.B135])" office:value-type="float" office:value="1" calcext:value-type="float">
            <text:p>1</text:p>
          </table:table-cell>
          <table:table-cell table:formula="of:=DAY([.B135])" office:value-type="float" office:value="30" calcext:value-type="float">
            <text:p>30</text:p>
          </table:table-cell>
          <table:table-cell/>
          <table:table-cell table:formula="of:=IF([.C135] = 6;Loan;0)" office:value-type="currency" office:currency="USD" office:value="0" calcext:value-type="currency">
            <text:p>$0.00</text:p>
          </table:table-cell>
          <table:table-cell table:formula="of:=IF([.C135]=1;Groceries;0)" office:value-type="currency" office:currency="USD" office:value="115" calcext:value-type="currency">
            <text:p>$115.00</text:p>
          </table:table-cell>
          <table:table-cell table:formula="of:=IF([.C135]=6;Shopping;0)" office:value-type="currency" office:currency="USD" office:value="0" calcext:value-type="currency">
            <text:p>$0.00</text:p>
          </table:table-cell>
          <table:table-cell table:formula="of:=IF([.C135]=6;Cigarrettes;0)" office:value-type="currency" office:currency="USD" office:value="0" calcext:value-type="currency">
            <text:p>$0.00</text:p>
          </table:table-cell>
          <table:table-cell/>
          <table:table-cell table:formula="of:=IF(DAYS([.B135];DATE(20;6;1))&gt;=0;IF([.E135]=4;Car;0);0)" office:value-type="currency" office:currency="USD" office:value="0" calcext:value-type="currency">
            <text:p>$0.00</text:p>
          </table:table-cell>
          <table:table-cell table:formula="of:=IF([.E135]=3;Insurance;0)" office:value-type="currency" office:currency="USD" office:value="0" calcext:value-type="currency">
            <text:p>$0.00</text:p>
          </table:table-cell>
          <table:table-cell table:formula="of:=IF([.E135]=5;Cellphone;0)" office:value-type="currency" office:currency="USD" office:value="0" calcext:value-type="currency">
            <text:p>$0.00</text:p>
          </table:table-cell>
          <table:table-cell table:formula="of:=IF(OR(IF([.E135]=5);IF([.E135]=12));CredCards;0)" office:value-type="currency" office:currency="USD" office:value="0" calcext:value-type="currency">
            <text:p>$0.00</text:p>
          </table:table-cell>
          <table:table-cell/>
          <table:table-cell table:formula="of:=SUM([.G135:.P135])" office:value-type="currency" office:currency="USD" office:value="115" calcext:value-type="currency">
            <text:p>$115.00</text:p>
          </table:table-cell>
          <table:table-cell/>
          <table:table-cell table:formula="of:=IF(AND(IF([.E135]=1);IF([.D135]=6));900;IF(AND(IF([.E135]=2);IF([.D135]=6));900;IF([.E135]=3;IF(OR([.D135]=7;[.D135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34]-[.Q135]" office:value-type="currency" office:currency="USD" office:value="5421.38" calcext:value-type="currency">
            <text:p>$5,421.38</text:p>
          </table:table-cell>
          <table:table-cell/>
          <table:table-cell table:style-name="ce15" table:formula="of:=[.W134]-[.Q135]+[.S135]+[.T135]" office:value-type="currency" office:currency="USD" office:value="5421.38" calcext:value-type="currency">
            <text:p>$5,421.3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8-31" calcext:value-type="date">
            <text:p>08/31/20</text:p>
          </table:table-cell>
          <table:table-cell table:formula="of:=WEEKDAY([.B136])" office:value-type="date" office:date-value="1900-01-01" calcext:value-type="date">
            <text:p>Monday</text:p>
          </table:table-cell>
          <table:table-cell table:formula="of:=WEEKDAY([.B136])" office:value-type="float" office:value="2" calcext:value-type="float">
            <text:p>2</text:p>
          </table:table-cell>
          <table:table-cell table:formula="of:=DAY([.B136])" office:value-type="float" office:value="31" calcext:value-type="float">
            <text:p>31</text:p>
          </table:table-cell>
          <table:table-cell/>
          <table:table-cell table:formula="of:=IF([.C136] = 6;Loan;0)" office:value-type="currency" office:currency="USD" office:value="0" calcext:value-type="currency">
            <text:p>$0.00</text:p>
          </table:table-cell>
          <table:table-cell table:formula="of:=IF([.C136]=1;Groceries;0)" office:value-type="currency" office:currency="USD" office:value="0" calcext:value-type="currency">
            <text:p>$0.00</text:p>
          </table:table-cell>
          <table:table-cell table:formula="of:=IF([.C136]=6;Shopping;0)" office:value-type="currency" office:currency="USD" office:value="0" calcext:value-type="currency">
            <text:p>$0.00</text:p>
          </table:table-cell>
          <table:table-cell table:formula="of:=IF([.C136]=6;Cigarrettes;0)" office:value-type="currency" office:currency="USD" office:value="0" calcext:value-type="currency">
            <text:p>$0.00</text:p>
          </table:table-cell>
          <table:table-cell/>
          <table:table-cell table:formula="of:=IF(DAYS([.B136];DATE(20;6;1))&gt;=0;IF([.E136]=4;Car;0);0)" office:value-type="currency" office:currency="USD" office:value="0" calcext:value-type="currency">
            <text:p>$0.00</text:p>
          </table:table-cell>
          <table:table-cell table:formula="of:=IF([.E136]=3;Insurance;0)" office:value-type="currency" office:currency="USD" office:value="0" calcext:value-type="currency">
            <text:p>$0.00</text:p>
          </table:table-cell>
          <table:table-cell table:formula="of:=IF([.E136]=5;Cellphone;0)" office:value-type="currency" office:currency="USD" office:value="0" calcext:value-type="currency">
            <text:p>$0.00</text:p>
          </table:table-cell>
          <table:table-cell table:formula="of:=IF(OR(IF([.E136]=5);IF([.E136]=12));CredCards;0)" office:value-type="currency" office:currency="USD" office:value="0" calcext:value-type="currency">
            <text:p>$0.00</text:p>
          </table:table-cell>
          <table:table-cell/>
          <table:table-cell table:formula="of:=SUM([.G136:.P136])" office:value-type="currency" office:currency="USD" office:value="0" calcext:value-type="currency">
            <text:p>$0.00</text:p>
          </table:table-cell>
          <table:table-cell/>
          <table:table-cell table:formula="of:=IF(AND(IF([.E136]=1);IF([.D136]=6));900;IF(AND(IF([.E136]=2);IF([.D136]=6));900;IF([.E136]=3;IF(OR([.D136]=7;[.D136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35]-[.Q136]" office:value-type="currency" office:currency="USD" office:value="5421.38" calcext:value-type="currency">
            <text:p>$5,421.38</text:p>
          </table:table-cell>
          <table:table-cell/>
          <table:table-cell table:style-name="ce15" table:formula="of:=[.W135]-[.Q136]+[.S136]+[.T136]" office:value-type="currency" office:currency="USD" office:value="5421.38" calcext:value-type="currency">
            <text:p>$5,421.3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01" calcext:value-type="date">
            <text:p>09/01/20</text:p>
          </table:table-cell>
          <table:table-cell table:formula="of:=WEEKDAY([.B137])" office:value-type="date" office:date-value="1900-01-02" calcext:value-type="date">
            <text:p>Tuesday</text:p>
          </table:table-cell>
          <table:table-cell table:formula="of:=WEEKDAY([.B137])" office:value-type="float" office:value="3" calcext:value-type="float">
            <text:p>3</text:p>
          </table:table-cell>
          <table:table-cell table:formula="of:=DAY([.B137])" office:value-type="float" office:value="1" calcext:value-type="float">
            <text:p>1</text:p>
          </table:table-cell>
          <table:table-cell/>
          <table:table-cell table:formula="of:=IF([.C137] = 6;Loan;0)" office:value-type="currency" office:currency="USD" office:value="0" calcext:value-type="currency">
            <text:p>$0.00</text:p>
          </table:table-cell>
          <table:table-cell table:formula="of:=IF([.C137]=1;Groceries;0)" office:value-type="currency" office:currency="USD" office:value="0" calcext:value-type="currency">
            <text:p>$0.00</text:p>
          </table:table-cell>
          <table:table-cell table:formula="of:=IF([.C137]=6;Shopping;0)" office:value-type="currency" office:currency="USD" office:value="0" calcext:value-type="currency">
            <text:p>$0.00</text:p>
          </table:table-cell>
          <table:table-cell table:formula="of:=IF([.C137]=6;Cigarrettes;0)" office:value-type="currency" office:currency="USD" office:value="0" calcext:value-type="currency">
            <text:p>$0.00</text:p>
          </table:table-cell>
          <table:table-cell/>
          <table:table-cell table:formula="of:=IF(DAYS([.B137];DATE(20;6;1))&gt;=0;IF([.E137]=4;Car;0);0)" office:value-type="currency" office:currency="USD" office:value="0" calcext:value-type="currency">
            <text:p>$0.00</text:p>
          </table:table-cell>
          <table:table-cell table:formula="of:=IF([.E137]=3;Insurance;0)" office:value-type="currency" office:currency="USD" office:value="0" calcext:value-type="currency">
            <text:p>$0.00</text:p>
          </table:table-cell>
          <table:table-cell table:formula="of:=IF([.E137]=5;Cellphone;0)" office:value-type="currency" office:currency="USD" office:value="0" calcext:value-type="currency">
            <text:p>$0.00</text:p>
          </table:table-cell>
          <table:table-cell table:formula="of:=IF(OR(IF([.E137]=5);IF([.E137]=12));CredCards;0)" office:value-type="currency" office:currency="USD" office:value="0" calcext:value-type="currency">
            <text:p>$0.00</text:p>
          </table:table-cell>
          <table:table-cell/>
          <table:table-cell table:formula="of:=SUM([.G137:.P137])" office:value-type="currency" office:currency="USD" office:value="0" calcext:value-type="currency">
            <text:p>$0.00</text:p>
          </table:table-cell>
          <table:table-cell/>
          <table:table-cell table:formula="of:=IF(AND(IF([.E137]=1);IF([.D137]=6));900;IF(AND(IF([.E137]=2);IF([.D137]=6));900;IF([.E137]=3;IF(OR([.D137]=7;[.D137]=1);0;900);0)))" office:value-type="currency" office:currency="USD" office:value="0" calcext:value-type="currency">
            <text:p>$0.00</text:p>
          </table:table-cell>
          <table:table-cell office:value-type="currency" office:currency="USD" office:value="1000" calcext:value-type="currency">
            <text:p>$1,000.00</text:p>
          </table:table-cell>
          <table:table-cell table:style-name="ce15" table:formula="of:=[.W136]-[.Q137]" office:value-type="currency" office:currency="USD" office:value="5421.38" calcext:value-type="currency">
            <text:p>$5,421.38</text:p>
          </table:table-cell>
          <table:table-cell/>
          <table:table-cell table:style-name="ce15" table:formula="of:=[.W136]-[.Q137]+[.S137]+[.T137]" office:value-type="currency" office:currency="USD" office:value="6421.38" calcext:value-type="currency">
            <text:p>$6,421.3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02" calcext:value-type="date">
            <text:p>09/02/20</text:p>
          </table:table-cell>
          <table:table-cell table:formula="of:=WEEKDAY([.B138])" office:value-type="date" office:date-value="1900-01-03" calcext:value-type="date">
            <text:p>Wednesday</text:p>
          </table:table-cell>
          <table:table-cell table:formula="of:=WEEKDAY([.B138])" office:value-type="float" office:value="4" calcext:value-type="float">
            <text:p>4</text:p>
          </table:table-cell>
          <table:table-cell table:formula="of:=DAY([.B138])" office:value-type="float" office:value="2" calcext:value-type="float">
            <text:p>2</text:p>
          </table:table-cell>
          <table:table-cell/>
          <table:table-cell table:formula="of:=IF([.C138] = 6;Loan;0)" office:value-type="currency" office:currency="USD" office:value="0" calcext:value-type="currency">
            <text:p>$0.00</text:p>
          </table:table-cell>
          <table:table-cell table:formula="of:=IF([.C138]=1;Groceries;0)" office:value-type="currency" office:currency="USD" office:value="0" calcext:value-type="currency">
            <text:p>$0.00</text:p>
          </table:table-cell>
          <table:table-cell table:formula="of:=IF([.C138]=6;Shopping;0)" office:value-type="currency" office:currency="USD" office:value="0" calcext:value-type="currency">
            <text:p>$0.00</text:p>
          </table:table-cell>
          <table:table-cell table:formula="of:=IF([.C138]=6;Cigarrettes;0)" office:value-type="currency" office:currency="USD" office:value="0" calcext:value-type="currency">
            <text:p>$0.00</text:p>
          </table:table-cell>
          <table:table-cell/>
          <table:table-cell table:formula="of:=IF(DAYS([.B138];DATE(20;6;1))&gt;=0;IF([.E138]=4;Car;0);0)" office:value-type="currency" office:currency="USD" office:value="0" calcext:value-type="currency">
            <text:p>$0.00</text:p>
          </table:table-cell>
          <table:table-cell table:formula="of:=IF([.E138]=3;Insurance;0)" office:value-type="currency" office:currency="USD" office:value="0" calcext:value-type="currency">
            <text:p>$0.00</text:p>
          </table:table-cell>
          <table:table-cell table:formula="of:=IF([.E138]=5;Cellphone;0)" office:value-type="currency" office:currency="USD" office:value="0" calcext:value-type="currency">
            <text:p>$0.00</text:p>
          </table:table-cell>
          <table:table-cell table:formula="of:=IF(OR(IF([.E138]=5);IF([.E138]=12));CredCards;0)" office:value-type="currency" office:currency="USD" office:value="0" calcext:value-type="currency">
            <text:p>$0.00</text:p>
          </table:table-cell>
          <table:table-cell/>
          <table:table-cell table:formula="of:=SUM([.G138:.P138])" office:value-type="currency" office:currency="USD" office:value="0" calcext:value-type="currency">
            <text:p>$0.00</text:p>
          </table:table-cell>
          <table:table-cell/>
          <table:table-cell table:formula="of:=IF(AND(IF([.E138]=1);IF([.D138]=6));900;IF(AND(IF([.E138]=2);IF([.D138]=6));900;IF([.E138]=3;IF(OR([.D138]=7;[.D138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37]-[.Q138]" office:value-type="currency" office:currency="USD" office:value="6421.38" calcext:value-type="currency">
            <text:p>$6,421.38</text:p>
          </table:table-cell>
          <table:table-cell/>
          <table:table-cell table:style-name="ce15" table:formula="of:=[.W137]-[.Q138]+[.S138]+[.T138]" office:value-type="currency" office:currency="USD" office:value="6421.38" calcext:value-type="currency">
            <text:p>$6,421.3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03" calcext:value-type="date">
            <text:p>09/03/20</text:p>
          </table:table-cell>
          <table:table-cell table:formula="of:=WEEKDAY([.B139])" office:value-type="date" office:date-value="1900-01-04" calcext:value-type="date">
            <text:p>Thursday</text:p>
          </table:table-cell>
          <table:table-cell table:formula="of:=WEEKDAY([.B139])" office:value-type="float" office:value="5" calcext:value-type="float">
            <text:p>5</text:p>
          </table:table-cell>
          <table:table-cell table:formula="of:=DAY([.B139])" office:value-type="float" office:value="3" calcext:value-type="float">
            <text:p>3</text:p>
          </table:table-cell>
          <table:table-cell/>
          <table:table-cell table:formula="of:=IF([.C139] = 6;Loan;0)" office:value-type="currency" office:currency="USD" office:value="0" calcext:value-type="currency">
            <text:p>$0.00</text:p>
          </table:table-cell>
          <table:table-cell table:formula="of:=IF([.C139]=1;Groceries;0)" office:value-type="currency" office:currency="USD" office:value="0" calcext:value-type="currency">
            <text:p>$0.00</text:p>
          </table:table-cell>
          <table:table-cell table:formula="of:=IF([.C139]=6;Shopping;0)" office:value-type="currency" office:currency="USD" office:value="0" calcext:value-type="currency">
            <text:p>$0.00</text:p>
          </table:table-cell>
          <table:table-cell table:formula="of:=IF([.C139]=6;Cigarrettes;0)" office:value-type="currency" office:currency="USD" office:value="0" calcext:value-type="currency">
            <text:p>$0.00</text:p>
          </table:table-cell>
          <table:table-cell/>
          <table:table-cell table:formula="of:=IF(DAYS([.B139];DATE(20;6;1))&gt;=0;IF([.E139]=4;Car;0);0)" office:value-type="currency" office:currency="USD" office:value="0" calcext:value-type="currency">
            <text:p>$0.00</text:p>
          </table:table-cell>
          <table:table-cell table:formula="of:=IF([.E139]=3;Insurance;0)" office:value-type="currency" office:currency="USD" office:value="210" calcext:value-type="currency">
            <text:p>$210.00</text:p>
          </table:table-cell>
          <table:table-cell table:formula="of:=IF([.E139]=5;Cellphone;0)" office:value-type="currency" office:currency="USD" office:value="0" calcext:value-type="currency">
            <text:p>$0.00</text:p>
          </table:table-cell>
          <table:table-cell table:formula="of:=IF(OR(IF([.E139]=5);IF([.E139]=12));CredCards;0)" office:value-type="currency" office:currency="USD" office:value="0" calcext:value-type="currency">
            <text:p>$0.00</text:p>
          </table:table-cell>
          <table:table-cell/>
          <table:table-cell table:formula="of:=SUM([.G139:.P139])" office:value-type="currency" office:currency="USD" office:value="210" calcext:value-type="currency">
            <text:p>$210.00</text:p>
          </table:table-cell>
          <table:table-cell/>
          <table:table-cell table:formula="of:=IF(AND(IF([.E139]=1);IF([.D139]=6));900;IF(AND(IF([.E139]=2);IF([.D139]=6));900;IF([.E139]=3;IF(OR([.D139]=7;[.D139]=1);0;900);0)))" office:value-type="currency" office:currency="USD" office:value="900" calcext:value-type="currency">
            <text:p>$900.00</text:p>
          </table:table-cell>
          <table:table-cell/>
          <table:table-cell table:style-name="ce15" table:formula="of:=[.W138]-[.Q139]" office:value-type="currency" office:currency="USD" office:value="6211.38" calcext:value-type="currency">
            <text:p>$6,211.38</text:p>
          </table:table-cell>
          <table:table-cell/>
          <table:table-cell table:style-name="ce15" table:formula="of:=[.W138]-[.Q139]+[.S139]+[.T139]" office:value-type="currency" office:currency="USD" office:value="7111.38" calcext:value-type="currency">
            <text:p>$7,111.38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04" calcext:value-type="date">
            <text:p>09/04/20</text:p>
          </table:table-cell>
          <table:table-cell table:formula="of:=WEEKDAY([.B140])" office:value-type="date" office:date-value="1900-01-05" calcext:value-type="date">
            <text:p>Friday</text:p>
          </table:table-cell>
          <table:table-cell table:formula="of:=WEEKDAY([.B140])" office:value-type="float" office:value="6" calcext:value-type="float">
            <text:p>6</text:p>
          </table:table-cell>
          <table:table-cell table:formula="of:=DAY([.B140])" office:value-type="float" office:value="4" calcext:value-type="float">
            <text:p>4</text:p>
          </table:table-cell>
          <table:table-cell/>
          <table:table-cell table:formula="of:=IF([.C140] = 6;Loan;0)" office:value-type="currency" office:currency="USD" office:value="66.17" calcext:value-type="currency">
            <text:p>$66.17</text:p>
          </table:table-cell>
          <table:table-cell table:formula="of:=IF([.C140]=1;Groceries;0)" office:value-type="currency" office:currency="USD" office:value="0" calcext:value-type="currency">
            <text:p>$0.00</text:p>
          </table:table-cell>
          <table:table-cell table:formula="of:=IF([.C140]=6;Shopping;0)" office:value-type="currency" office:currency="USD" office:value="55" calcext:value-type="currency">
            <text:p>$55.00</text:p>
          </table:table-cell>
          <table:table-cell table:formula="of:=IF([.C140]=6;Cigarrettes;0)" office:value-type="currency" office:currency="USD" office:value="55" calcext:value-type="currency">
            <text:p>$55.00</text:p>
          </table:table-cell>
          <table:table-cell/>
          <table:table-cell table:formula="of:=IF(DAYS([.B140];DATE(20;6;1))&gt;=0;IF([.E140]=4;Car;0);0)" office:value-type="currency" office:currency="USD" office:value="503.14" calcext:value-type="currency">
            <text:p>$503.14</text:p>
          </table:table-cell>
          <table:table-cell table:formula="of:=IF([.E140]=3;Insurance;0)" office:value-type="currency" office:currency="USD" office:value="0" calcext:value-type="currency">
            <text:p>$0.00</text:p>
          </table:table-cell>
          <table:table-cell table:formula="of:=IF([.E140]=5;Cellphone;0)" office:value-type="currency" office:currency="USD" office:value="0" calcext:value-type="currency">
            <text:p>$0.00</text:p>
          </table:table-cell>
          <table:table-cell table:formula="of:=IF(OR(IF([.E140]=5);IF([.E140]=12));CredCards;0)" office:value-type="currency" office:currency="USD" office:value="0" calcext:value-type="currency">
            <text:p>$0.00</text:p>
          </table:table-cell>
          <table:table-cell/>
          <table:table-cell table:formula="of:=SUM([.G140:.P140])" office:value-type="currency" office:currency="USD" office:value="679.31" calcext:value-type="currency">
            <text:p>$679.31</text:p>
          </table:table-cell>
          <table:table-cell/>
          <table:table-cell table:formula="of:=IF(AND(IF([.E140]=1);IF([.D140]=6));900;IF(AND(IF([.E140]=2);IF([.D140]=6));900;IF([.E140]=3;IF(OR([.D140]=7;[.D140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39]-[.Q140]" office:value-type="currency" office:currency="USD" office:value="6432.07" calcext:value-type="currency">
            <text:p>$6,432.07</text:p>
          </table:table-cell>
          <table:table-cell/>
          <table:table-cell table:style-name="ce15" table:formula="of:=[.W139]-[.Q140]+[.S140]+[.T140]" office:value-type="currency" office:currency="USD" office:value="6432.07" calcext:value-type="currency">
            <text:p>$6,432.07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05" calcext:value-type="date">
            <text:p>09/05/20</text:p>
          </table:table-cell>
          <table:table-cell table:formula="of:=WEEKDAY([.B141])" office:value-type="date" office:date-value="1900-01-06" calcext:value-type="date">
            <text:p>Saturday</text:p>
          </table:table-cell>
          <table:table-cell table:formula="of:=WEEKDAY([.B141])" office:value-type="float" office:value="7" calcext:value-type="float">
            <text:p>7</text:p>
          </table:table-cell>
          <table:table-cell table:formula="of:=DAY([.B141])" office:value-type="float" office:value="5" calcext:value-type="float">
            <text:p>5</text:p>
          </table:table-cell>
          <table:table-cell/>
          <table:table-cell table:formula="of:=IF([.C141] = 6;Loan;0)" office:value-type="currency" office:currency="USD" office:value="0" calcext:value-type="currency">
            <text:p>$0.00</text:p>
          </table:table-cell>
          <table:table-cell table:formula="of:=IF([.C141]=1;Groceries;0)" office:value-type="currency" office:currency="USD" office:value="0" calcext:value-type="currency">
            <text:p>$0.00</text:p>
          </table:table-cell>
          <table:table-cell table:formula="of:=IF([.C141]=6;Shopping;0)" office:value-type="currency" office:currency="USD" office:value="0" calcext:value-type="currency">
            <text:p>$0.00</text:p>
          </table:table-cell>
          <table:table-cell table:formula="of:=IF([.C141]=6;Cigarrettes;0)" office:value-type="currency" office:currency="USD" office:value="0" calcext:value-type="currency">
            <text:p>$0.00</text:p>
          </table:table-cell>
          <table:table-cell/>
          <table:table-cell table:formula="of:=IF(DAYS([.B141];DATE(20;6;1))&gt;=0;IF([.E141]=4;Car;0);0)" office:value-type="currency" office:currency="USD" office:value="0" calcext:value-type="currency">
            <text:p>$0.00</text:p>
          </table:table-cell>
          <table:table-cell table:formula="of:=IF([.E141]=3;Insurance;0)" office:value-type="currency" office:currency="USD" office:value="0" calcext:value-type="currency">
            <text:p>$0.00</text:p>
          </table:table-cell>
          <table:table-cell table:formula="of:=IF([.E141]=5;Cellphone;0)" office:value-type="currency" office:currency="USD" office:value="230" calcext:value-type="currency">
            <text:p>$230.00</text:p>
          </table:table-cell>
          <table:table-cell table:formula="of:=IF(OR(IF([.E141]=5);IF([.E141]=12));CredCards;0)" office:value-type="currency" office:currency="USD" office:value="60" calcext:value-type="currency">
            <text:p>$60.00</text:p>
          </table:table-cell>
          <table:table-cell/>
          <table:table-cell table:formula="of:=SUM([.G141:.P141])" office:value-type="currency" office:currency="USD" office:value="290" calcext:value-type="currency">
            <text:p>$290.00</text:p>
          </table:table-cell>
          <table:table-cell/>
          <table:table-cell table:formula="of:=IF(AND(IF([.E141]=1);IF([.D141]=6));900;IF(AND(IF([.E141]=2);IF([.D141]=6));900;IF([.E141]=3;IF(OR([.D141]=7;[.D141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40]-[.Q141]" office:value-type="currency" office:currency="USD" office:value="6142.07" calcext:value-type="currency">
            <text:p>$6,142.07</text:p>
          </table:table-cell>
          <table:table-cell/>
          <table:table-cell table:style-name="ce15" table:formula="of:=[.W140]-[.Q141]+[.S141]+[.T141]" office:value-type="currency" office:currency="USD" office:value="6142.07" calcext:value-type="currency">
            <text:p>$6,142.07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06" calcext:value-type="date">
            <text:p>09/06/20</text:p>
          </table:table-cell>
          <table:table-cell table:formula="of:=WEEKDAY([.B142])" office:value-type="date" office:date-value="1899-12-31" calcext:value-type="date">
            <text:p>Sunday</text:p>
          </table:table-cell>
          <table:table-cell table:formula="of:=WEEKDAY([.B142])" office:value-type="float" office:value="1" calcext:value-type="float">
            <text:p>1</text:p>
          </table:table-cell>
          <table:table-cell table:formula="of:=DAY([.B142])" office:value-type="float" office:value="6" calcext:value-type="float">
            <text:p>6</text:p>
          </table:table-cell>
          <table:table-cell/>
          <table:table-cell table:formula="of:=IF([.C142] = 6;Loan;0)" office:value-type="currency" office:currency="USD" office:value="0" calcext:value-type="currency">
            <text:p>$0.00</text:p>
          </table:table-cell>
          <table:table-cell table:formula="of:=IF([.C142]=1;Groceries;0)" office:value-type="currency" office:currency="USD" office:value="115" calcext:value-type="currency">
            <text:p>$115.00</text:p>
          </table:table-cell>
          <table:table-cell table:formula="of:=IF([.C142]=6;Shopping;0)" office:value-type="currency" office:currency="USD" office:value="0" calcext:value-type="currency">
            <text:p>$0.00</text:p>
          </table:table-cell>
          <table:table-cell table:formula="of:=IF([.C142]=6;Cigarrettes;0)" office:value-type="currency" office:currency="USD" office:value="0" calcext:value-type="currency">
            <text:p>$0.00</text:p>
          </table:table-cell>
          <table:table-cell/>
          <table:table-cell table:formula="of:=IF(DAYS([.B142];DATE(20;6;1))&gt;=0;IF([.E142]=4;Car;0);0)" office:value-type="currency" office:currency="USD" office:value="0" calcext:value-type="currency">
            <text:p>$0.00</text:p>
          </table:table-cell>
          <table:table-cell table:formula="of:=IF([.E142]=3;Insurance;0)" office:value-type="currency" office:currency="USD" office:value="0" calcext:value-type="currency">
            <text:p>$0.00</text:p>
          </table:table-cell>
          <table:table-cell table:formula="of:=IF([.E142]=5;Cellphone;0)" office:value-type="currency" office:currency="USD" office:value="0" calcext:value-type="currency">
            <text:p>$0.00</text:p>
          </table:table-cell>
          <table:table-cell table:formula="of:=IF(OR(IF([.E142]=5);IF([.E142]=12));CredCards;0)" office:value-type="currency" office:currency="USD" office:value="0" calcext:value-type="currency">
            <text:p>$0.00</text:p>
          </table:table-cell>
          <table:table-cell/>
          <table:table-cell table:formula="of:=SUM([.G142:.P142])" office:value-type="currency" office:currency="USD" office:value="115" calcext:value-type="currency">
            <text:p>$115.00</text:p>
          </table:table-cell>
          <table:table-cell/>
          <table:table-cell table:formula="of:=IF(AND(IF([.E142]=1);IF([.D142]=6));900;IF(AND(IF([.E142]=2);IF([.D142]=6));900;IF([.E142]=3;IF(OR([.D142]=7;[.D142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41]-[.Q142]" office:value-type="currency" office:currency="USD" office:value="6027.07" calcext:value-type="currency">
            <text:p>$6,027.07</text:p>
          </table:table-cell>
          <table:table-cell/>
          <table:table-cell table:style-name="ce15" table:formula="of:=[.W141]-[.Q142]+[.S142]+[.T142]" office:value-type="currency" office:currency="USD" office:value="6027.07" calcext:value-type="currency">
            <text:p>$6,027.07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07" calcext:value-type="date">
            <text:p>09/07/20</text:p>
          </table:table-cell>
          <table:table-cell table:formula="of:=WEEKDAY([.B143])" office:value-type="date" office:date-value="1900-01-01" calcext:value-type="date">
            <text:p>Monday</text:p>
          </table:table-cell>
          <table:table-cell table:formula="of:=WEEKDAY([.B143])" office:value-type="float" office:value="2" calcext:value-type="float">
            <text:p>2</text:p>
          </table:table-cell>
          <table:table-cell table:formula="of:=DAY([.B143])" office:value-type="float" office:value="7" calcext:value-type="float">
            <text:p>7</text:p>
          </table:table-cell>
          <table:table-cell/>
          <table:table-cell table:formula="of:=IF([.C143] = 6;Loan;0)" office:value-type="currency" office:currency="USD" office:value="0" calcext:value-type="currency">
            <text:p>$0.00</text:p>
          </table:table-cell>
          <table:table-cell table:formula="of:=IF([.C143]=1;Groceries;0)" office:value-type="currency" office:currency="USD" office:value="0" calcext:value-type="currency">
            <text:p>$0.00</text:p>
          </table:table-cell>
          <table:table-cell table:formula="of:=IF([.C143]=6;Shopping;0)" office:value-type="currency" office:currency="USD" office:value="0" calcext:value-type="currency">
            <text:p>$0.00</text:p>
          </table:table-cell>
          <table:table-cell table:formula="of:=IF([.C143]=6;Cigarrettes;0)" office:value-type="currency" office:currency="USD" office:value="0" calcext:value-type="currency">
            <text:p>$0.00</text:p>
          </table:table-cell>
          <table:table-cell/>
          <table:table-cell table:formula="of:=IF(DAYS([.B143];DATE(20;6;1))&gt;=0;IF([.E143]=4;Car;0);0)" office:value-type="currency" office:currency="USD" office:value="0" calcext:value-type="currency">
            <text:p>$0.00</text:p>
          </table:table-cell>
          <table:table-cell table:formula="of:=IF([.E143]=3;Insurance;0)" office:value-type="currency" office:currency="USD" office:value="0" calcext:value-type="currency">
            <text:p>$0.00</text:p>
          </table:table-cell>
          <table:table-cell table:formula="of:=IF([.E143]=5;Cellphone;0)" office:value-type="currency" office:currency="USD" office:value="0" calcext:value-type="currency">
            <text:p>$0.00</text:p>
          </table:table-cell>
          <table:table-cell table:formula="of:=IF(OR(IF([.E143]=5);IF([.E143]=12));CredCards;0)" office:value-type="currency" office:currency="USD" office:value="0" calcext:value-type="currency">
            <text:p>$0.00</text:p>
          </table:table-cell>
          <table:table-cell/>
          <table:table-cell table:formula="of:=SUM([.G143:.P143])" office:value-type="currency" office:currency="USD" office:value="0" calcext:value-type="currency">
            <text:p>$0.00</text:p>
          </table:table-cell>
          <table:table-cell/>
          <table:table-cell table:formula="of:=IF(AND(IF([.E143]=1);IF([.D143]=6));900;IF(AND(IF([.E143]=2);IF([.D143]=6));900;IF([.E143]=3;IF(OR([.D143]=7;[.D14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42]-[.Q143]" office:value-type="currency" office:currency="USD" office:value="6027.07" calcext:value-type="currency">
            <text:p>$6,027.07</text:p>
          </table:table-cell>
          <table:table-cell/>
          <table:table-cell table:style-name="ce15" table:formula="of:=[.W142]-[.Q143]+[.S143]+[.T143]" office:value-type="currency" office:currency="USD" office:value="6027.07" calcext:value-type="currency">
            <text:p>$6,027.07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Finish</text:p>
          </table:table-cell>
          <table:table-cell table:style-name="ce12" office:value-type="date" office:date-value="2020-09-08" calcext:value-type="date">
            <text:p>09/08/20</text:p>
          </table:table-cell>
          <table:table-cell table:formula="of:=WEEKDAY([.B144])" office:value-type="date" office:date-value="1900-01-02" calcext:value-type="date">
            <text:p>Tuesday</text:p>
          </table:table-cell>
          <table:table-cell table:formula="of:=WEEKDAY([.B144])" office:value-type="float" office:value="3" calcext:value-type="float">
            <text:p>3</text:p>
          </table:table-cell>
          <table:table-cell table:formula="of:=DAY([.B144])" office:value-type="float" office:value="8" calcext:value-type="float">
            <text:p>8</text:p>
          </table:table-cell>
          <table:table-cell/>
          <table:table-cell table:formula="of:=IF([.C144] = 6;Loan;0)" office:value-type="currency" office:currency="USD" office:value="0" calcext:value-type="currency">
            <text:p>$0.00</text:p>
          </table:table-cell>
          <table:table-cell table:formula="of:=IF([.C144]=1;Groceries;0)" office:value-type="currency" office:currency="USD" office:value="0" calcext:value-type="currency">
            <text:p>$0.00</text:p>
          </table:table-cell>
          <table:table-cell table:formula="of:=IF([.C144]=6;Shopping;0)" office:value-type="currency" office:currency="USD" office:value="0" calcext:value-type="currency">
            <text:p>$0.00</text:p>
          </table:table-cell>
          <table:table-cell table:formula="of:=IF([.C144]=6;Cigarrettes;0)" office:value-type="currency" office:currency="USD" office:value="0" calcext:value-type="currency">
            <text:p>$0.00</text:p>
          </table:table-cell>
          <table:table-cell/>
          <table:table-cell table:formula="of:=IF(DAYS([.B144];DATE(20;6;1))&gt;=0;IF([.E144]=4;Car;0);0)" office:value-type="currency" office:currency="USD" office:value="0" calcext:value-type="currency">
            <text:p>$0.00</text:p>
          </table:table-cell>
          <table:table-cell table:formula="of:=IF([.E144]=3;Insurance;0)" office:value-type="currency" office:currency="USD" office:value="0" calcext:value-type="currency">
            <text:p>$0.00</text:p>
          </table:table-cell>
          <table:table-cell table:formula="of:=IF([.E144]=5;Cellphone;0)" office:value-type="currency" office:currency="USD" office:value="0" calcext:value-type="currency">
            <text:p>$0.00</text:p>
          </table:table-cell>
          <table:table-cell table:formula="of:=IF(OR(IF([.E144]=5);IF([.E144]=12));CredCards;0)" office:value-type="currency" office:currency="USD" office:value="0" calcext:value-type="currency">
            <text:p>$0.00</text:p>
          </table:table-cell>
          <table:table-cell/>
          <table:table-cell table:formula="of:=SUM([.G144:.P144])" office:value-type="currency" office:currency="USD" office:value="0" calcext:value-type="currency">
            <text:p>$0.00</text:p>
          </table:table-cell>
          <table:table-cell/>
          <table:table-cell table:formula="of:=IF(AND(IF([.E144]=1);IF([.D144]=6));900;IF(AND(IF([.E144]=2);IF([.D144]=6));900;IF([.E144]=3;IF(OR([.D144]=7;[.D144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43]-[.Q144]" office:value-type="currency" office:currency="USD" office:value="6027.07" calcext:value-type="currency">
            <text:p>$6,027.07</text:p>
          </table:table-cell>
          <table:table-cell/>
          <table:table-cell table:style-name="ce15" table:formula="of:=[.W143]-[.Q144]+[.S144]+[.T144]" office:value-type="currency" office:currency="USD" office:value="6027.07" calcext:value-type="currency">
            <text:p>$6,027.07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09" calcext:value-type="date">
            <text:p>09/09/20</text:p>
          </table:table-cell>
          <table:table-cell table:formula="of:=WEEKDAY([.B145])" office:value-type="date" office:date-value="1900-01-03" calcext:value-type="date">
            <text:p>Wednesday</text:p>
          </table:table-cell>
          <table:table-cell table:formula="of:=WEEKDAY([.B145])" office:value-type="float" office:value="4" calcext:value-type="float">
            <text:p>4</text:p>
          </table:table-cell>
          <table:table-cell table:formula="of:=DAY([.B145])" office:value-type="float" office:value="9" calcext:value-type="float">
            <text:p>9</text:p>
          </table:table-cell>
          <table:table-cell/>
          <table:table-cell table:formula="of:=IF([.C145] = 6;Loan;0)" office:value-type="currency" office:currency="USD" office:value="0" calcext:value-type="currency">
            <text:p>$0.00</text:p>
          </table:table-cell>
          <table:table-cell table:formula="of:=IF([.C145]=1;Groceries;0)" office:value-type="currency" office:currency="USD" office:value="0" calcext:value-type="currency">
            <text:p>$0.00</text:p>
          </table:table-cell>
          <table:table-cell table:formula="of:=IF([.C145]=6;Shopping;0)" office:value-type="currency" office:currency="USD" office:value="0" calcext:value-type="currency">
            <text:p>$0.00</text:p>
          </table:table-cell>
          <table:table-cell table:formula="of:=IF([.C145]=6;Cigarrettes;0)" office:value-type="currency" office:currency="USD" office:value="0" calcext:value-type="currency">
            <text:p>$0.00</text:p>
          </table:table-cell>
          <table:table-cell/>
          <table:table-cell table:formula="of:=IF(DAYS([.B145];DATE(20;6;1))&gt;=0;IF([.E145]=4;Car;0);0)" office:value-type="currency" office:currency="USD" office:value="0" calcext:value-type="currency">
            <text:p>$0.00</text:p>
          </table:table-cell>
          <table:table-cell table:formula="of:=IF([.E145]=3;Insurance;0)" office:value-type="currency" office:currency="USD" office:value="0" calcext:value-type="currency">
            <text:p>$0.00</text:p>
          </table:table-cell>
          <table:table-cell table:formula="of:=IF([.E145]=5;Cellphone;0)" office:value-type="currency" office:currency="USD" office:value="0" calcext:value-type="currency">
            <text:p>$0.00</text:p>
          </table:table-cell>
          <table:table-cell table:formula="of:=IF(OR(IF([.E145]=5);IF([.E145]=12));CredCards;0)" office:value-type="currency" office:currency="USD" office:value="0" calcext:value-type="currency">
            <text:p>$0.00</text:p>
          </table:table-cell>
          <table:table-cell/>
          <table:table-cell table:formula="of:=SUM([.G145:.P145])" office:value-type="currency" office:currency="USD" office:value="0" calcext:value-type="currency">
            <text:p>$0.00</text:p>
          </table:table-cell>
          <table:table-cell/>
          <table:table-cell table:formula="of:=IF(AND(IF([.E145]=1);IF([.D145]=6));900;IF(AND(IF([.E145]=2);IF([.D145]=6));900;IF([.E145]=3;IF(OR([.D145]=7;[.D145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44]-[.Q145]" office:value-type="currency" office:currency="USD" office:value="6027.07" calcext:value-type="currency">
            <text:p>$6,027.07</text:p>
          </table:table-cell>
          <table:table-cell/>
          <table:table-cell table:style-name="ce15" table:formula="of:=[.W144]-[.Q145]+[.S145]+[.T145]" office:value-type="currency" office:currency="USD" office:value="6027.07" calcext:value-type="currency">
            <text:p>$6,027.07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10" calcext:value-type="date">
            <text:p>09/10/20</text:p>
          </table:table-cell>
          <table:table-cell table:formula="of:=WEEKDAY([.B146])" office:value-type="date" office:date-value="1900-01-04" calcext:value-type="date">
            <text:p>Thursday</text:p>
          </table:table-cell>
          <table:table-cell table:formula="of:=WEEKDAY([.B146])" office:value-type="float" office:value="5" calcext:value-type="float">
            <text:p>5</text:p>
          </table:table-cell>
          <table:table-cell table:formula="of:=DAY([.B146])" office:value-type="float" office:value="10" calcext:value-type="float">
            <text:p>10</text:p>
          </table:table-cell>
          <table:table-cell/>
          <table:table-cell table:formula="of:=IF([.C146] = 6;Loan;0)" office:value-type="currency" office:currency="USD" office:value="0" calcext:value-type="currency">
            <text:p>$0.00</text:p>
          </table:table-cell>
          <table:table-cell table:formula="of:=IF([.C146]=1;Groceries;0)" office:value-type="currency" office:currency="USD" office:value="0" calcext:value-type="currency">
            <text:p>$0.00</text:p>
          </table:table-cell>
          <table:table-cell table:formula="of:=IF([.C146]=6;Shopping;0)" office:value-type="currency" office:currency="USD" office:value="0" calcext:value-type="currency">
            <text:p>$0.00</text:p>
          </table:table-cell>
          <table:table-cell table:formula="of:=IF([.C146]=6;Cigarrettes;0)" office:value-type="currency" office:currency="USD" office:value="0" calcext:value-type="currency">
            <text:p>$0.00</text:p>
          </table:table-cell>
          <table:table-cell/>
          <table:table-cell table:formula="of:=IF(DAYS([.B146];DATE(20;6;1))&gt;=0;IF([.E146]=4;Car;0);0)" office:value-type="currency" office:currency="USD" office:value="0" calcext:value-type="currency">
            <text:p>$0.00</text:p>
          </table:table-cell>
          <table:table-cell table:formula="of:=IF([.E146]=3;Insurance;0)" office:value-type="currency" office:currency="USD" office:value="0" calcext:value-type="currency">
            <text:p>$0.00</text:p>
          </table:table-cell>
          <table:table-cell table:formula="of:=IF([.E146]=5;Cellphone;0)" office:value-type="currency" office:currency="USD" office:value="0" calcext:value-type="currency">
            <text:p>$0.00</text:p>
          </table:table-cell>
          <table:table-cell table:formula="of:=IF(OR(IF([.E146]=5);IF([.E146]=12));CredCards;0)" office:value-type="currency" office:currency="USD" office:value="0" calcext:value-type="currency">
            <text:p>$0.00</text:p>
          </table:table-cell>
          <table:table-cell/>
          <table:table-cell table:formula="of:=SUM([.G146:.P146])" office:value-type="currency" office:currency="USD" office:value="0" calcext:value-type="currency">
            <text:p>$0.00</text:p>
          </table:table-cell>
          <table:table-cell/>
          <table:table-cell table:formula="of:=IF(AND(IF([.E146]=1);IF([.D146]=6));900;IF(AND(IF([.E146]=2);IF([.D146]=6));900;IF([.E146]=3;IF(OR([.D146]=7;[.D146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45]-[.Q146]" office:value-type="currency" office:currency="USD" office:value="6027.07" calcext:value-type="currency">
            <text:p>$6,027.07</text:p>
          </table:table-cell>
          <table:table-cell/>
          <table:table-cell table:style-name="ce15" table:formula="of:=[.W145]-[.Q146]+[.S146]+[.T146]" office:value-type="currency" office:currency="USD" office:value="6027.07" calcext:value-type="currency">
            <text:p>$6,027.07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11" calcext:value-type="date">
            <text:p>09/11/20</text:p>
          </table:table-cell>
          <table:table-cell table:formula="of:=WEEKDAY([.B147])" office:value-type="date" office:date-value="1900-01-05" calcext:value-type="date">
            <text:p>Friday</text:p>
          </table:table-cell>
          <table:table-cell table:formula="of:=WEEKDAY([.B147])" office:value-type="float" office:value="6" calcext:value-type="float">
            <text:p>6</text:p>
          </table:table-cell>
          <table:table-cell table:formula="of:=DAY([.B147])" office:value-type="float" office:value="11" calcext:value-type="float">
            <text:p>11</text:p>
          </table:table-cell>
          <table:table-cell/>
          <table:table-cell table:formula="of:=IF([.C147] = 6;Loan;0)" office:value-type="currency" office:currency="USD" office:value="66.17" calcext:value-type="currency">
            <text:p>$66.17</text:p>
          </table:table-cell>
          <table:table-cell table:formula="of:=IF([.C147]=1;Groceries;0)" office:value-type="currency" office:currency="USD" office:value="0" calcext:value-type="currency">
            <text:p>$0.00</text:p>
          </table:table-cell>
          <table:table-cell table:formula="of:=IF([.C147]=6;Shopping;0)" office:value-type="currency" office:currency="USD" office:value="55" calcext:value-type="currency">
            <text:p>$55.00</text:p>
          </table:table-cell>
          <table:table-cell table:formula="of:=IF([.C147]=6;Cigarrettes;0)" office:value-type="currency" office:currency="USD" office:value="55" calcext:value-type="currency">
            <text:p>$55.00</text:p>
          </table:table-cell>
          <table:table-cell/>
          <table:table-cell table:formula="of:=IF(DAYS([.B147];DATE(20;6;1))&gt;=0;IF([.E147]=4;Car;0);0)" office:value-type="currency" office:currency="USD" office:value="0" calcext:value-type="currency">
            <text:p>$0.00</text:p>
          </table:table-cell>
          <table:table-cell table:formula="of:=IF([.E147]=3;Insurance;0)" office:value-type="currency" office:currency="USD" office:value="0" calcext:value-type="currency">
            <text:p>$0.00</text:p>
          </table:table-cell>
          <table:table-cell table:formula="of:=IF([.E147]=5;Cellphone;0)" office:value-type="currency" office:currency="USD" office:value="0" calcext:value-type="currency">
            <text:p>$0.00</text:p>
          </table:table-cell>
          <table:table-cell table:formula="of:=IF(OR(IF([.E147]=5);IF([.E147]=12));CredCards;0)" office:value-type="currency" office:currency="USD" office:value="0" calcext:value-type="currency">
            <text:p>$0.00</text:p>
          </table:table-cell>
          <table:table-cell/>
          <table:table-cell table:formula="of:=SUM([.G147:.P147])" office:value-type="currency" office:currency="USD" office:value="176.17" calcext:value-type="currency">
            <text:p>$176.17</text:p>
          </table:table-cell>
          <table:table-cell/>
          <table:table-cell table:formula="of:=IF(AND(IF([.E147]=1);IF([.D147]=6));900;IF(AND(IF([.E147]=2);IF([.D147]=6));900;IF([.E147]=3;IF(OR([.D147]=7;[.D147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46]-[.Q147]" office:value-type="currency" office:currency="USD" office:value="5850.9" calcext:value-type="currency">
            <text:p>$5,850.90</text:p>
          </table:table-cell>
          <table:table-cell/>
          <table:table-cell table:style-name="ce15" table:formula="of:=[.W146]-[.Q147]+[.S147]+[.T147]" office:value-type="currency" office:currency="USD" office:value="5850.9" calcext:value-type="currency">
            <text:p>$5,850.9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12" calcext:value-type="date">
            <text:p>09/12/20</text:p>
          </table:table-cell>
          <table:table-cell table:formula="of:=WEEKDAY([.B148])" office:value-type="date" office:date-value="1900-01-06" calcext:value-type="date">
            <text:p>Saturday</text:p>
          </table:table-cell>
          <table:table-cell table:formula="of:=WEEKDAY([.B148])" office:value-type="float" office:value="7" calcext:value-type="float">
            <text:p>7</text:p>
          </table:table-cell>
          <table:table-cell table:formula="of:=DAY([.B148])" office:value-type="float" office:value="12" calcext:value-type="float">
            <text:p>12</text:p>
          </table:table-cell>
          <table:table-cell/>
          <table:table-cell table:formula="of:=IF([.C148] = 6;Loan;0)" office:value-type="currency" office:currency="USD" office:value="0" calcext:value-type="currency">
            <text:p>$0.00</text:p>
          </table:table-cell>
          <table:table-cell table:formula="of:=IF([.C148]=1;Groceries;0)" office:value-type="currency" office:currency="USD" office:value="0" calcext:value-type="currency">
            <text:p>$0.00</text:p>
          </table:table-cell>
          <table:table-cell table:formula="of:=IF([.C148]=6;Shopping;0)" office:value-type="currency" office:currency="USD" office:value="0" calcext:value-type="currency">
            <text:p>$0.00</text:p>
          </table:table-cell>
          <table:table-cell table:formula="of:=IF([.C148]=6;Cigarrettes;0)" office:value-type="currency" office:currency="USD" office:value="0" calcext:value-type="currency">
            <text:p>$0.00</text:p>
          </table:table-cell>
          <table:table-cell/>
          <table:table-cell table:formula="of:=IF(DAYS([.B148];DATE(20;6;1))&gt;=0;IF([.E148]=4;Car;0);0)" office:value-type="currency" office:currency="USD" office:value="0" calcext:value-type="currency">
            <text:p>$0.00</text:p>
          </table:table-cell>
          <table:table-cell table:formula="of:=IF([.E148]=3;Insurance;0)" office:value-type="currency" office:currency="USD" office:value="0" calcext:value-type="currency">
            <text:p>$0.00</text:p>
          </table:table-cell>
          <table:table-cell table:formula="of:=IF([.E148]=5;Cellphone;0)" office:value-type="currency" office:currency="USD" office:value="0" calcext:value-type="currency">
            <text:p>$0.00</text:p>
          </table:table-cell>
          <table:table-cell table:formula="of:=IF(OR(IF([.E148]=5);IF([.E148]=12));CredCards;0)" office:value-type="currency" office:currency="USD" office:value="60" calcext:value-type="currency">
            <text:p>$60.00</text:p>
          </table:table-cell>
          <table:table-cell/>
          <table:table-cell table:formula="of:=SUM([.G148:.P148])" office:value-type="currency" office:currency="USD" office:value="60" calcext:value-type="currency">
            <text:p>$60.00</text:p>
          </table:table-cell>
          <table:table-cell/>
          <table:table-cell table:formula="of:=IF(AND(IF([.E148]=1);IF([.D148]=6));900;IF(AND(IF([.E148]=2);IF([.D148]=6));900;IF([.E148]=3;IF(OR([.D148]=7;[.D148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47]-[.Q148]" office:value-type="currency" office:currency="USD" office:value="5790.9" calcext:value-type="currency">
            <text:p>$5,790.90</text:p>
          </table:table-cell>
          <table:table-cell/>
          <table:table-cell table:style-name="ce15" table:formula="of:=[.W147]-[.Q148]+[.S148]+[.T148]" office:value-type="currency" office:currency="USD" office:value="5790.9" calcext:value-type="currency">
            <text:p>$5,790.9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13" calcext:value-type="date">
            <text:p>09/13/20</text:p>
          </table:table-cell>
          <table:table-cell table:formula="of:=WEEKDAY([.B149])" office:value-type="date" office:date-value="1899-12-31" calcext:value-type="date">
            <text:p>Sunday</text:p>
          </table:table-cell>
          <table:table-cell table:formula="of:=WEEKDAY([.B149])" office:value-type="float" office:value="1" calcext:value-type="float">
            <text:p>1</text:p>
          </table:table-cell>
          <table:table-cell table:formula="of:=DAY([.B149])" office:value-type="float" office:value="13" calcext:value-type="float">
            <text:p>13</text:p>
          </table:table-cell>
          <table:table-cell/>
          <table:table-cell table:formula="of:=IF([.C149] = 6;Loan;0)" office:value-type="currency" office:currency="USD" office:value="0" calcext:value-type="currency">
            <text:p>$0.00</text:p>
          </table:table-cell>
          <table:table-cell table:formula="of:=IF([.C149]=1;Groceries;0)" office:value-type="currency" office:currency="USD" office:value="115" calcext:value-type="currency">
            <text:p>$115.00</text:p>
          </table:table-cell>
          <table:table-cell table:formula="of:=IF([.C149]=6;Shopping;0)" office:value-type="currency" office:currency="USD" office:value="0" calcext:value-type="currency">
            <text:p>$0.00</text:p>
          </table:table-cell>
          <table:table-cell table:formula="of:=IF([.C149]=6;Cigarrettes;0)" office:value-type="currency" office:currency="USD" office:value="0" calcext:value-type="currency">
            <text:p>$0.00</text:p>
          </table:table-cell>
          <table:table-cell/>
          <table:table-cell table:formula="of:=IF(DAYS([.B149];DATE(20;6;1))&gt;=0;IF([.E149]=4;Car;0);0)" office:value-type="currency" office:currency="USD" office:value="0" calcext:value-type="currency">
            <text:p>$0.00</text:p>
          </table:table-cell>
          <table:table-cell table:formula="of:=IF([.E149]=3;Insurance;0)" office:value-type="currency" office:currency="USD" office:value="0" calcext:value-type="currency">
            <text:p>$0.00</text:p>
          </table:table-cell>
          <table:table-cell table:formula="of:=IF([.E149]=5;Cellphone;0)" office:value-type="currency" office:currency="USD" office:value="0" calcext:value-type="currency">
            <text:p>$0.00</text:p>
          </table:table-cell>
          <table:table-cell table:formula="of:=IF(OR(IF([.E149]=5);IF([.E149]=12));CredCards;0)" office:value-type="currency" office:currency="USD" office:value="0" calcext:value-type="currency">
            <text:p>$0.00</text:p>
          </table:table-cell>
          <table:table-cell/>
          <table:table-cell table:formula="of:=SUM([.G149:.P149])" office:value-type="currency" office:currency="USD" office:value="115" calcext:value-type="currency">
            <text:p>$115.00</text:p>
          </table:table-cell>
          <table:table-cell/>
          <table:table-cell table:formula="of:=IF(AND(IF([.E149]=1);IF([.D149]=6));900;IF(AND(IF([.E149]=2);IF([.D149]=6));900;IF([.E149]=3;IF(OR([.D149]=7;[.D149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48]-[.Q149]" office:value-type="currency" office:currency="USD" office:value="5675.9" calcext:value-type="currency">
            <text:p>$5,675.90</text:p>
          </table:table-cell>
          <table:table-cell/>
          <table:table-cell table:style-name="ce15" table:formula="of:=[.W148]-[.Q149]+[.S149]+[.T149]" office:value-type="currency" office:currency="USD" office:value="5675.9" calcext:value-type="currency">
            <text:p>$5,675.9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14" calcext:value-type="date">
            <text:p>09/14/20</text:p>
          </table:table-cell>
          <table:table-cell table:formula="of:=WEEKDAY([.B150])" office:value-type="date" office:date-value="1900-01-01" calcext:value-type="date">
            <text:p>Monday</text:p>
          </table:table-cell>
          <table:table-cell table:formula="of:=WEEKDAY([.B150])" office:value-type="float" office:value="2" calcext:value-type="float">
            <text:p>2</text:p>
          </table:table-cell>
          <table:table-cell table:formula="of:=DAY([.B150])" office:value-type="float" office:value="14" calcext:value-type="float">
            <text:p>14</text:p>
          </table:table-cell>
          <table:table-cell/>
          <table:table-cell table:formula="of:=IF([.C150] = 6;Loan;0)" office:value-type="currency" office:currency="USD" office:value="0" calcext:value-type="currency">
            <text:p>$0.00</text:p>
          </table:table-cell>
          <table:table-cell table:formula="of:=IF([.C150]=1;Groceries;0)" office:value-type="currency" office:currency="USD" office:value="0" calcext:value-type="currency">
            <text:p>$0.00</text:p>
          </table:table-cell>
          <table:table-cell table:formula="of:=IF([.C150]=6;Shopping;0)" office:value-type="currency" office:currency="USD" office:value="0" calcext:value-type="currency">
            <text:p>$0.00</text:p>
          </table:table-cell>
          <table:table-cell table:formula="of:=IF([.C150]=6;Cigarrettes;0)" office:value-type="currency" office:currency="USD" office:value="0" calcext:value-type="currency">
            <text:p>$0.00</text:p>
          </table:table-cell>
          <table:table-cell/>
          <table:table-cell table:formula="of:=IF(DAYS([.B150];DATE(20;6;1))&gt;=0;IF([.E150]=4;Car;0);0)" office:value-type="currency" office:currency="USD" office:value="0" calcext:value-type="currency">
            <text:p>$0.00</text:p>
          </table:table-cell>
          <table:table-cell table:formula="of:=IF([.E150]=3;Insurance;0)" office:value-type="currency" office:currency="USD" office:value="0" calcext:value-type="currency">
            <text:p>$0.00</text:p>
          </table:table-cell>
          <table:table-cell table:formula="of:=IF([.E150]=5;Cellphone;0)" office:value-type="currency" office:currency="USD" office:value="0" calcext:value-type="currency">
            <text:p>$0.00</text:p>
          </table:table-cell>
          <table:table-cell table:formula="of:=IF(OR(IF([.E150]=5);IF([.E150]=12));CredCards;0)" office:value-type="currency" office:currency="USD" office:value="0" calcext:value-type="currency">
            <text:p>$0.00</text:p>
          </table:table-cell>
          <table:table-cell/>
          <table:table-cell table:formula="of:=SUM([.G150:.P150])" office:value-type="currency" office:currency="USD" office:value="0" calcext:value-type="currency">
            <text:p>$0.00</text:p>
          </table:table-cell>
          <table:table-cell/>
          <table:table-cell table:formula="of:=IF(AND(IF([.E150]=1);IF([.D150]=6));900;IF(AND(IF([.E150]=2);IF([.D150]=6));900;IF([.E150]=3;IF(OR([.D150]=7;[.D150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49]-[.Q150]" office:value-type="currency" office:currency="USD" office:value="5675.9" calcext:value-type="currency">
            <text:p>$5,675.90</text:p>
          </table:table-cell>
          <table:table-cell/>
          <table:table-cell table:style-name="ce15" table:formula="of:=[.W149]-[.Q150]+[.S150]+[.T150]" office:value-type="currency" office:currency="USD" office:value="5675.9" calcext:value-type="currency">
            <text:p>$5,675.9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15" calcext:value-type="date">
            <text:p>09/15/20</text:p>
          </table:table-cell>
          <table:table-cell table:formula="of:=WEEKDAY([.B151])" office:value-type="date" office:date-value="1900-01-02" calcext:value-type="date">
            <text:p>Tuesday</text:p>
          </table:table-cell>
          <table:table-cell table:formula="of:=WEEKDAY([.B151])" office:value-type="float" office:value="3" calcext:value-type="float">
            <text:p>3</text:p>
          </table:table-cell>
          <table:table-cell table:formula="of:=DAY([.B151])" office:value-type="float" office:value="15" calcext:value-type="float">
            <text:p>15</text:p>
          </table:table-cell>
          <table:table-cell/>
          <table:table-cell table:formula="of:=IF([.C151] = 6;Loan;0)" office:value-type="currency" office:currency="USD" office:value="0" calcext:value-type="currency">
            <text:p>$0.00</text:p>
          </table:table-cell>
          <table:table-cell table:formula="of:=IF([.C151]=1;Groceries;0)" office:value-type="currency" office:currency="USD" office:value="0" calcext:value-type="currency">
            <text:p>$0.00</text:p>
          </table:table-cell>
          <table:table-cell table:formula="of:=IF([.C151]=6;Shopping;0)" office:value-type="currency" office:currency="USD" office:value="0" calcext:value-type="currency">
            <text:p>$0.00</text:p>
          </table:table-cell>
          <table:table-cell table:formula="of:=IF([.C151]=6;Cigarrettes;0)" office:value-type="currency" office:currency="USD" office:value="0" calcext:value-type="currency">
            <text:p>$0.00</text:p>
          </table:table-cell>
          <table:table-cell/>
          <table:table-cell table:formula="of:=IF(DAYS([.B151];DATE(20;6;1))&gt;=0;IF([.E151]=4;Car;0);0)" office:value-type="currency" office:currency="USD" office:value="0" calcext:value-type="currency">
            <text:p>$0.00</text:p>
          </table:table-cell>
          <table:table-cell table:formula="of:=IF([.E151]=3;Insurance;0)" office:value-type="currency" office:currency="USD" office:value="0" calcext:value-type="currency">
            <text:p>$0.00</text:p>
          </table:table-cell>
          <table:table-cell table:formula="of:=IF([.E151]=5;Cellphone;0)" office:value-type="currency" office:currency="USD" office:value="0" calcext:value-type="currency">
            <text:p>$0.00</text:p>
          </table:table-cell>
          <table:table-cell table:formula="of:=IF(OR(IF([.E151]=5);IF([.E151]=12));CredCards;0)" office:value-type="currency" office:currency="USD" office:value="0" calcext:value-type="currency">
            <text:p>$0.00</text:p>
          </table:table-cell>
          <table:table-cell/>
          <table:table-cell table:formula="of:=SUM([.G151:.P151])" office:value-type="currency" office:currency="USD" office:value="0" calcext:value-type="currency">
            <text:p>$0.00</text:p>
          </table:table-cell>
          <table:table-cell/>
          <table:table-cell table:formula="of:=IF(AND(IF([.E151]=1);IF([.D151]=6));900;IF(AND(IF([.E151]=2);IF([.D151]=6));900;IF([.E151]=3;IF(OR([.D151]=7;[.D151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50]-[.Q151]" office:value-type="currency" office:currency="USD" office:value="5675.9" calcext:value-type="currency">
            <text:p>$5,675.90</text:p>
          </table:table-cell>
          <table:table-cell/>
          <table:table-cell table:style-name="ce15" table:formula="of:=[.W150]-[.Q151]+[.S151]+[.T151]" office:value-type="currency" office:currency="USD" office:value="5675.9" calcext:value-type="currency">
            <text:p>$5,675.9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16" calcext:value-type="date">
            <text:p>09/16/20</text:p>
          </table:table-cell>
          <table:table-cell table:formula="of:=WEEKDAY([.B152])" office:value-type="date" office:date-value="1900-01-03" calcext:value-type="date">
            <text:p>Wednesday</text:p>
          </table:table-cell>
          <table:table-cell table:formula="of:=WEEKDAY([.B152])" office:value-type="float" office:value="4" calcext:value-type="float">
            <text:p>4</text:p>
          </table:table-cell>
          <table:table-cell table:formula="of:=DAY([.B152])" office:value-type="float" office:value="16" calcext:value-type="float">
            <text:p>16</text:p>
          </table:table-cell>
          <table:table-cell/>
          <table:table-cell table:formula="of:=IF([.C152] = 6;Loan;0)" office:value-type="currency" office:currency="USD" office:value="0" calcext:value-type="currency">
            <text:p>$0.00</text:p>
          </table:table-cell>
          <table:table-cell table:formula="of:=IF([.C152]=1;Groceries;0)" office:value-type="currency" office:currency="USD" office:value="0" calcext:value-type="currency">
            <text:p>$0.00</text:p>
          </table:table-cell>
          <table:table-cell table:formula="of:=IF([.C152]=6;Shopping;0)" office:value-type="currency" office:currency="USD" office:value="0" calcext:value-type="currency">
            <text:p>$0.00</text:p>
          </table:table-cell>
          <table:table-cell table:formula="of:=IF([.C152]=6;Cigarrettes;0)" office:value-type="currency" office:currency="USD" office:value="0" calcext:value-type="currency">
            <text:p>$0.00</text:p>
          </table:table-cell>
          <table:table-cell/>
          <table:table-cell table:formula="of:=IF(DAYS([.B152];DATE(20;6;1))&gt;=0;IF([.E152]=4;Car;0);0)" office:value-type="currency" office:currency="USD" office:value="0" calcext:value-type="currency">
            <text:p>$0.00</text:p>
          </table:table-cell>
          <table:table-cell table:formula="of:=IF([.E152]=3;Insurance;0)" office:value-type="currency" office:currency="USD" office:value="0" calcext:value-type="currency">
            <text:p>$0.00</text:p>
          </table:table-cell>
          <table:table-cell table:formula="of:=IF([.E152]=5;Cellphone;0)" office:value-type="currency" office:currency="USD" office:value="0" calcext:value-type="currency">
            <text:p>$0.00</text:p>
          </table:table-cell>
          <table:table-cell table:formula="of:=IF(OR(IF([.E152]=5);IF([.E152]=12));CredCards;0)" office:value-type="currency" office:currency="USD" office:value="0" calcext:value-type="currency">
            <text:p>$0.00</text:p>
          </table:table-cell>
          <table:table-cell/>
          <table:table-cell table:formula="of:=SUM([.G152:.P152])" office:value-type="currency" office:currency="USD" office:value="0" calcext:value-type="currency">
            <text:p>$0.00</text:p>
          </table:table-cell>
          <table:table-cell/>
          <table:table-cell table:formula="of:=IF(AND(IF([.E152]=1);IF([.D152]=6));900;IF(AND(IF([.E152]=2);IF([.D152]=6));900;IF([.E152]=3;IF(OR([.D152]=7;[.D152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51]-[.Q152]" office:value-type="currency" office:currency="USD" office:value="5675.9" calcext:value-type="currency">
            <text:p>$5,675.90</text:p>
          </table:table-cell>
          <table:table-cell/>
          <table:table-cell table:style-name="ce15" table:formula="of:=[.W151]-[.Q152]+[.S152]+[.T152]" office:value-type="currency" office:currency="USD" office:value="5675.9" calcext:value-type="currency">
            <text:p>$5,675.9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17" calcext:value-type="date">
            <text:p>09/17/20</text:p>
          </table:table-cell>
          <table:table-cell table:formula="of:=WEEKDAY([.B153])" office:value-type="date" office:date-value="1900-01-04" calcext:value-type="date">
            <text:p>Thursday</text:p>
          </table:table-cell>
          <table:table-cell table:formula="of:=WEEKDAY([.B153])" office:value-type="float" office:value="5" calcext:value-type="float">
            <text:p>5</text:p>
          </table:table-cell>
          <table:table-cell table:formula="of:=DAY([.B153])" office:value-type="float" office:value="17" calcext:value-type="float">
            <text:p>17</text:p>
          </table:table-cell>
          <table:table-cell/>
          <table:table-cell table:formula="of:=IF([.C153] = 6;Loan;0)" office:value-type="currency" office:currency="USD" office:value="0" calcext:value-type="currency">
            <text:p>$0.00</text:p>
          </table:table-cell>
          <table:table-cell table:formula="of:=IF([.C153]=1;Groceries;0)" office:value-type="currency" office:currency="USD" office:value="0" calcext:value-type="currency">
            <text:p>$0.00</text:p>
          </table:table-cell>
          <table:table-cell table:formula="of:=IF([.C153]=6;Shopping;0)" office:value-type="currency" office:currency="USD" office:value="0" calcext:value-type="currency">
            <text:p>$0.00</text:p>
          </table:table-cell>
          <table:table-cell table:formula="of:=IF([.C153]=6;Cigarrettes;0)" office:value-type="currency" office:currency="USD" office:value="0" calcext:value-type="currency">
            <text:p>$0.00</text:p>
          </table:table-cell>
          <table:table-cell/>
          <table:table-cell table:formula="of:=IF(DAYS([.B153];DATE(20;6;1))&gt;=0;IF([.E153]=4;Car;0);0)" office:value-type="currency" office:currency="USD" office:value="0" calcext:value-type="currency">
            <text:p>$0.00</text:p>
          </table:table-cell>
          <table:table-cell table:formula="of:=IF([.E153]=3;Insurance;0)" office:value-type="currency" office:currency="USD" office:value="0" calcext:value-type="currency">
            <text:p>$0.00</text:p>
          </table:table-cell>
          <table:table-cell table:formula="of:=IF([.E153]=5;Cellphone;0)" office:value-type="currency" office:currency="USD" office:value="0" calcext:value-type="currency">
            <text:p>$0.00</text:p>
          </table:table-cell>
          <table:table-cell table:formula="of:=IF(OR(IF([.E153]=5);IF([.E153]=12));CredCards;0)" office:value-type="currency" office:currency="USD" office:value="0" calcext:value-type="currency">
            <text:p>$0.00</text:p>
          </table:table-cell>
          <table:table-cell/>
          <table:table-cell table:formula="of:=SUM([.G153:.P153])" office:value-type="currency" office:currency="USD" office:value="0" calcext:value-type="currency">
            <text:p>$0.00</text:p>
          </table:table-cell>
          <table:table-cell/>
          <table:table-cell table:formula="of:=IF(AND(IF([.E153]=1);IF([.D153]=6));900;IF(AND(IF([.E153]=2);IF([.D153]=6));900;IF([.E153]=3;IF(OR([.D153]=7;[.D15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52]-[.Q153]" office:value-type="currency" office:currency="USD" office:value="5675.9" calcext:value-type="currency">
            <text:p>$5,675.90</text:p>
          </table:table-cell>
          <table:table-cell/>
          <table:table-cell table:style-name="ce15" table:formula="of:=[.W152]-[.Q153]+[.S153]+[.T153]" office:value-type="currency" office:currency="USD" office:value="5675.9" calcext:value-type="currency">
            <text:p>$5,675.90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18" calcext:value-type="date">
            <text:p>09/18/20</text:p>
          </table:table-cell>
          <table:table-cell table:formula="of:=WEEKDAY([.B154])" office:value-type="date" office:date-value="1900-01-05" calcext:value-type="date">
            <text:p>Friday</text:p>
          </table:table-cell>
          <table:table-cell table:formula="of:=WEEKDAY([.B154])" office:value-type="float" office:value="6" calcext:value-type="float">
            <text:p>6</text:p>
          </table:table-cell>
          <table:table-cell table:formula="of:=DAY([.B154])" office:value-type="float" office:value="18" calcext:value-type="float">
            <text:p>18</text:p>
          </table:table-cell>
          <table:table-cell/>
          <table:table-cell table:formula="of:=IF([.C154] = 6;Loan;0)" office:value-type="currency" office:currency="USD" office:value="66.17" calcext:value-type="currency">
            <text:p>$66.17</text:p>
          </table:table-cell>
          <table:table-cell table:formula="of:=IF([.C154]=1;Groceries;0)" office:value-type="currency" office:currency="USD" office:value="0" calcext:value-type="currency">
            <text:p>$0.00</text:p>
          </table:table-cell>
          <table:table-cell table:formula="of:=IF([.C154]=6;Shopping;0)" office:value-type="currency" office:currency="USD" office:value="55" calcext:value-type="currency">
            <text:p>$55.00</text:p>
          </table:table-cell>
          <table:table-cell table:formula="of:=IF([.C154]=6;Cigarrettes;0)" office:value-type="currency" office:currency="USD" office:value="55" calcext:value-type="currency">
            <text:p>$55.00</text:p>
          </table:table-cell>
          <table:table-cell/>
          <table:table-cell table:formula="of:=IF(DAYS([.B154];DATE(20;6;1))&gt;=0;IF([.E154]=4;Car;0);0)" office:value-type="currency" office:currency="USD" office:value="0" calcext:value-type="currency">
            <text:p>$0.00</text:p>
          </table:table-cell>
          <table:table-cell table:formula="of:=IF([.E154]=3;Insurance;0)" office:value-type="currency" office:currency="USD" office:value="0" calcext:value-type="currency">
            <text:p>$0.00</text:p>
          </table:table-cell>
          <table:table-cell table:formula="of:=IF([.E154]=5;Cellphone;0)" office:value-type="currency" office:currency="USD" office:value="0" calcext:value-type="currency">
            <text:p>$0.00</text:p>
          </table:table-cell>
          <table:table-cell table:formula="of:=IF(OR(IF([.E154]=5);IF([.E154]=12));CredCards;0)" office:value-type="currency" office:currency="USD" office:value="0" calcext:value-type="currency">
            <text:p>$0.00</text:p>
          </table:table-cell>
          <table:table-cell/>
          <table:table-cell table:formula="of:=SUM([.G154:.P154])" office:value-type="currency" office:currency="USD" office:value="176.17" calcext:value-type="currency">
            <text:p>$176.17</text:p>
          </table:table-cell>
          <table:table-cell/>
          <table:table-cell table:formula="of:=IF(AND(IF([.E154]=1);IF([.D154]=6));900;IF(AND(IF([.E154]=2);IF([.D154]=6));900;IF([.E154]=3;IF(OR([.D154]=7;[.D154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53]-[.Q154]" office:value-type="currency" office:currency="USD" office:value="5499.73" calcext:value-type="currency">
            <text:p>$5,499.73</text:p>
          </table:table-cell>
          <table:table-cell/>
          <table:table-cell table:style-name="ce15" table:formula="of:=[.W153]-[.Q154]+[.S154]+[.T154]" office:value-type="currency" office:currency="USD" office:value="5499.73" calcext:value-type="currency">
            <text:p>$5,499.7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19" calcext:value-type="date">
            <text:p>09/19/20</text:p>
          </table:table-cell>
          <table:table-cell table:formula="of:=WEEKDAY([.B155])" office:value-type="date" office:date-value="1900-01-06" calcext:value-type="date">
            <text:p>Saturday</text:p>
          </table:table-cell>
          <table:table-cell table:formula="of:=WEEKDAY([.B155])" office:value-type="float" office:value="7" calcext:value-type="float">
            <text:p>7</text:p>
          </table:table-cell>
          <table:table-cell table:formula="of:=DAY([.B155])" office:value-type="float" office:value="19" calcext:value-type="float">
            <text:p>19</text:p>
          </table:table-cell>
          <table:table-cell/>
          <table:table-cell table:formula="of:=IF([.C155] = 6;Loan;0)" office:value-type="currency" office:currency="USD" office:value="0" calcext:value-type="currency">
            <text:p>$0.00</text:p>
          </table:table-cell>
          <table:table-cell table:formula="of:=IF([.C155]=1;Groceries;0)" office:value-type="currency" office:currency="USD" office:value="0" calcext:value-type="currency">
            <text:p>$0.00</text:p>
          </table:table-cell>
          <table:table-cell table:formula="of:=IF([.C155]=6;Shopping;0)" office:value-type="currency" office:currency="USD" office:value="0" calcext:value-type="currency">
            <text:p>$0.00</text:p>
          </table:table-cell>
          <table:table-cell table:formula="of:=IF([.C155]=6;Cigarrettes;0)" office:value-type="currency" office:currency="USD" office:value="0" calcext:value-type="currency">
            <text:p>$0.00</text:p>
          </table:table-cell>
          <table:table-cell/>
          <table:table-cell table:formula="of:=IF(DAYS([.B155];DATE(20;6;1))&gt;=0;IF([.E155]=4;Car;0);0)" office:value-type="currency" office:currency="USD" office:value="0" calcext:value-type="currency">
            <text:p>$0.00</text:p>
          </table:table-cell>
          <table:table-cell table:formula="of:=IF([.E155]=3;Insurance;0)" office:value-type="currency" office:currency="USD" office:value="0" calcext:value-type="currency">
            <text:p>$0.00</text:p>
          </table:table-cell>
          <table:table-cell table:formula="of:=IF([.E155]=5;Cellphone;0)" office:value-type="currency" office:currency="USD" office:value="0" calcext:value-type="currency">
            <text:p>$0.00</text:p>
          </table:table-cell>
          <table:table-cell table:formula="of:=IF(OR(IF([.E155]=5);IF([.E155]=12));CredCards;0)" office:value-type="currency" office:currency="USD" office:value="0" calcext:value-type="currency">
            <text:p>$0.00</text:p>
          </table:table-cell>
          <table:table-cell/>
          <table:table-cell table:formula="of:=SUM([.G155:.P155])" office:value-type="currency" office:currency="USD" office:value="0" calcext:value-type="currency">
            <text:p>$0.00</text:p>
          </table:table-cell>
          <table:table-cell/>
          <table:table-cell table:formula="of:=IF(AND(IF([.E155]=1);IF([.D155]=6));900;IF(AND(IF([.E155]=2);IF([.D155]=6));900;IF([.E155]=3;IF(OR([.D155]=7;[.D155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54]-[.Q155]" office:value-type="currency" office:currency="USD" office:value="5499.73" calcext:value-type="currency">
            <text:p>$5,499.73</text:p>
          </table:table-cell>
          <table:table-cell/>
          <table:table-cell table:style-name="ce15" table:formula="of:=[.W154]-[.Q155]+[.S155]+[.T155]" office:value-type="currency" office:currency="USD" office:value="5499.73" calcext:value-type="currency">
            <text:p>$5,499.7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20" calcext:value-type="date">
            <text:p>09/20/20</text:p>
          </table:table-cell>
          <table:table-cell table:formula="of:=WEEKDAY([.B156])" office:value-type="date" office:date-value="1899-12-31" calcext:value-type="date">
            <text:p>Sunday</text:p>
          </table:table-cell>
          <table:table-cell table:formula="of:=WEEKDAY([.B156])" office:value-type="float" office:value="1" calcext:value-type="float">
            <text:p>1</text:p>
          </table:table-cell>
          <table:table-cell table:formula="of:=DAY([.B156])" office:value-type="float" office:value="20" calcext:value-type="float">
            <text:p>20</text:p>
          </table:table-cell>
          <table:table-cell/>
          <table:table-cell table:formula="of:=IF([.C156] = 6;Loan;0)" office:value-type="currency" office:currency="USD" office:value="0" calcext:value-type="currency">
            <text:p>$0.00</text:p>
          </table:table-cell>
          <table:table-cell table:formula="of:=IF([.C156]=1;Groceries;0)" office:value-type="currency" office:currency="USD" office:value="115" calcext:value-type="currency">
            <text:p>$115.00</text:p>
          </table:table-cell>
          <table:table-cell table:formula="of:=IF([.C156]=6;Shopping;0)" office:value-type="currency" office:currency="USD" office:value="0" calcext:value-type="currency">
            <text:p>$0.00</text:p>
          </table:table-cell>
          <table:table-cell table:formula="of:=IF([.C156]=6;Cigarrettes;0)" office:value-type="currency" office:currency="USD" office:value="0" calcext:value-type="currency">
            <text:p>$0.00</text:p>
          </table:table-cell>
          <table:table-cell/>
          <table:table-cell table:formula="of:=IF(DAYS([.B156];DATE(20;6;1))&gt;=0;IF([.E156]=4;Car;0);0)" office:value-type="currency" office:currency="USD" office:value="0" calcext:value-type="currency">
            <text:p>$0.00</text:p>
          </table:table-cell>
          <table:table-cell table:formula="of:=IF([.E156]=3;Insurance;0)" office:value-type="currency" office:currency="USD" office:value="0" calcext:value-type="currency">
            <text:p>$0.00</text:p>
          </table:table-cell>
          <table:table-cell table:formula="of:=IF([.E156]=5;Cellphone;0)" office:value-type="currency" office:currency="USD" office:value="0" calcext:value-type="currency">
            <text:p>$0.00</text:p>
          </table:table-cell>
          <table:table-cell table:formula="of:=IF(OR(IF([.E156]=5);IF([.E156]=12));CredCards;0)" office:value-type="currency" office:currency="USD" office:value="0" calcext:value-type="currency">
            <text:p>$0.00</text:p>
          </table:table-cell>
          <table:table-cell/>
          <table:table-cell table:formula="of:=SUM([.G156:.P156])" office:value-type="currency" office:currency="USD" office:value="115" calcext:value-type="currency">
            <text:p>$115.00</text:p>
          </table:table-cell>
          <table:table-cell/>
          <table:table-cell table:formula="of:=IF(AND(IF([.E156]=1);IF([.D156]=6));900;IF(AND(IF([.E156]=2);IF([.D156]=6));900;IF([.E156]=3;IF(OR([.D156]=7;[.D156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55]-[.Q156]" office:value-type="currency" office:currency="USD" office:value="5384.73" calcext:value-type="currency">
            <text:p>$5,384.73</text:p>
          </table:table-cell>
          <table:table-cell/>
          <table:table-cell table:style-name="ce15" table:formula="of:=[.W155]-[.Q156]+[.S156]+[.T156]" office:value-type="currency" office:currency="USD" office:value="5384.73" calcext:value-type="currency">
            <text:p>$5,384.7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21" calcext:value-type="date">
            <text:p>09/21/20</text:p>
          </table:table-cell>
          <table:table-cell table:formula="of:=WEEKDAY([.B157])" office:value-type="date" office:date-value="1900-01-01" calcext:value-type="date">
            <text:p>Monday</text:p>
          </table:table-cell>
          <table:table-cell table:formula="of:=WEEKDAY([.B157])" office:value-type="float" office:value="2" calcext:value-type="float">
            <text:p>2</text:p>
          </table:table-cell>
          <table:table-cell table:formula="of:=DAY([.B157])" office:value-type="float" office:value="21" calcext:value-type="float">
            <text:p>21</text:p>
          </table:table-cell>
          <table:table-cell/>
          <table:table-cell table:formula="of:=IF([.C157] = 6;Loan;0)" office:value-type="currency" office:currency="USD" office:value="0" calcext:value-type="currency">
            <text:p>$0.00</text:p>
          </table:table-cell>
          <table:table-cell table:formula="of:=IF([.C157]=1;Groceries;0)" office:value-type="currency" office:currency="USD" office:value="0" calcext:value-type="currency">
            <text:p>$0.00</text:p>
          </table:table-cell>
          <table:table-cell table:formula="of:=IF([.C157]=6;Shopping;0)" office:value-type="currency" office:currency="USD" office:value="0" calcext:value-type="currency">
            <text:p>$0.00</text:p>
          </table:table-cell>
          <table:table-cell table:formula="of:=IF([.C157]=6;Cigarrettes;0)" office:value-type="currency" office:currency="USD" office:value="0" calcext:value-type="currency">
            <text:p>$0.00</text:p>
          </table:table-cell>
          <table:table-cell/>
          <table:table-cell table:formula="of:=IF(DAYS([.B157];DATE(20;6;1))&gt;=0;IF([.E157]=4;Car;0);0)" office:value-type="currency" office:currency="USD" office:value="0" calcext:value-type="currency">
            <text:p>$0.00</text:p>
          </table:table-cell>
          <table:table-cell table:formula="of:=IF([.E157]=3;Insurance;0)" office:value-type="currency" office:currency="USD" office:value="0" calcext:value-type="currency">
            <text:p>$0.00</text:p>
          </table:table-cell>
          <table:table-cell table:formula="of:=IF([.E157]=5;Cellphone;0)" office:value-type="currency" office:currency="USD" office:value="0" calcext:value-type="currency">
            <text:p>$0.00</text:p>
          </table:table-cell>
          <table:table-cell table:formula="of:=IF(OR(IF([.E157]=5);IF([.E157]=12));CredCards;0)" office:value-type="currency" office:currency="USD" office:value="0" calcext:value-type="currency">
            <text:p>$0.00</text:p>
          </table:table-cell>
          <table:table-cell/>
          <table:table-cell table:formula="of:=SUM([.G157:.P157])" office:value-type="currency" office:currency="USD" office:value="0" calcext:value-type="currency">
            <text:p>$0.00</text:p>
          </table:table-cell>
          <table:table-cell/>
          <table:table-cell table:formula="of:=IF(AND(IF([.E157]=1);IF([.D157]=6));900;IF(AND(IF([.E157]=2);IF([.D157]=6));900;IF([.E157]=3;IF(OR([.D157]=7;[.D157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56]-[.Q157]" office:value-type="currency" office:currency="USD" office:value="5384.73" calcext:value-type="currency">
            <text:p>$5,384.73</text:p>
          </table:table-cell>
          <table:table-cell/>
          <table:table-cell table:style-name="ce15" table:formula="of:=[.W156]-[.Q157]+[.S157]+[.T157]" office:value-type="currency" office:currency="USD" office:value="5384.73" calcext:value-type="currency">
            <text:p>$5,384.7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22" calcext:value-type="date">
            <text:p>09/22/20</text:p>
          </table:table-cell>
          <table:table-cell table:formula="of:=WEEKDAY([.B158])" office:value-type="date" office:date-value="1900-01-02" calcext:value-type="date">
            <text:p>Tuesday</text:p>
          </table:table-cell>
          <table:table-cell table:formula="of:=WEEKDAY([.B158])" office:value-type="float" office:value="3" calcext:value-type="float">
            <text:p>3</text:p>
          </table:table-cell>
          <table:table-cell table:formula="of:=DAY([.B158])" office:value-type="float" office:value="22" calcext:value-type="float">
            <text:p>22</text:p>
          </table:table-cell>
          <table:table-cell/>
          <table:table-cell table:formula="of:=IF([.C158] = 6;Loan;0)" office:value-type="currency" office:currency="USD" office:value="0" calcext:value-type="currency">
            <text:p>$0.00</text:p>
          </table:table-cell>
          <table:table-cell table:formula="of:=IF([.C158]=1;Groceries;0)" office:value-type="currency" office:currency="USD" office:value="0" calcext:value-type="currency">
            <text:p>$0.00</text:p>
          </table:table-cell>
          <table:table-cell table:formula="of:=IF([.C158]=6;Shopping;0)" office:value-type="currency" office:currency="USD" office:value="0" calcext:value-type="currency">
            <text:p>$0.00</text:p>
          </table:table-cell>
          <table:table-cell table:formula="of:=IF([.C158]=6;Cigarrettes;0)" office:value-type="currency" office:currency="USD" office:value="0" calcext:value-type="currency">
            <text:p>$0.00</text:p>
          </table:table-cell>
          <table:table-cell/>
          <table:table-cell table:formula="of:=IF(DAYS([.B158];DATE(20;6;1))&gt;=0;IF([.E158]=4;Car;0);0)" office:value-type="currency" office:currency="USD" office:value="0" calcext:value-type="currency">
            <text:p>$0.00</text:p>
          </table:table-cell>
          <table:table-cell table:formula="of:=IF([.E158]=3;Insurance;0)" office:value-type="currency" office:currency="USD" office:value="0" calcext:value-type="currency">
            <text:p>$0.00</text:p>
          </table:table-cell>
          <table:table-cell table:formula="of:=IF([.E158]=5;Cellphone;0)" office:value-type="currency" office:currency="USD" office:value="0" calcext:value-type="currency">
            <text:p>$0.00</text:p>
          </table:table-cell>
          <table:table-cell table:formula="of:=IF(OR(IF([.E158]=5);IF([.E158]=12));CredCards;0)" office:value-type="currency" office:currency="USD" office:value="0" calcext:value-type="currency">
            <text:p>$0.00</text:p>
          </table:table-cell>
          <table:table-cell/>
          <table:table-cell table:formula="of:=SUM([.G158:.P158])" office:value-type="currency" office:currency="USD" office:value="0" calcext:value-type="currency">
            <text:p>$0.00</text:p>
          </table:table-cell>
          <table:table-cell/>
          <table:table-cell table:formula="of:=IF(AND(IF([.E158]=1);IF([.D158]=6));900;IF(AND(IF([.E158]=2);IF([.D158]=6));900;IF([.E158]=3;IF(OR([.D158]=7;[.D158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57]-[.Q158]" office:value-type="currency" office:currency="USD" office:value="5384.73" calcext:value-type="currency">
            <text:p>$5,384.73</text:p>
          </table:table-cell>
          <table:table-cell/>
          <table:table-cell table:style-name="ce15" table:formula="of:=[.W157]-[.Q158]+[.S158]+[.T158]" office:value-type="currency" office:currency="USD" office:value="5384.73" calcext:value-type="currency">
            <text:p>$5,384.7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23" calcext:value-type="date">
            <text:p>09/23/20</text:p>
          </table:table-cell>
          <table:table-cell table:formula="of:=WEEKDAY([.B159])" office:value-type="date" office:date-value="1900-01-03" calcext:value-type="date">
            <text:p>Wednesday</text:p>
          </table:table-cell>
          <table:table-cell table:formula="of:=WEEKDAY([.B159])" office:value-type="float" office:value="4" calcext:value-type="float">
            <text:p>4</text:p>
          </table:table-cell>
          <table:table-cell table:formula="of:=DAY([.B159])" office:value-type="float" office:value="23" calcext:value-type="float">
            <text:p>23</text:p>
          </table:table-cell>
          <table:table-cell/>
          <table:table-cell table:formula="of:=IF([.C159] = 6;Loan;0)" office:value-type="currency" office:currency="USD" office:value="0" calcext:value-type="currency">
            <text:p>$0.00</text:p>
          </table:table-cell>
          <table:table-cell table:formula="of:=IF([.C159]=1;Groceries;0)" office:value-type="currency" office:currency="USD" office:value="0" calcext:value-type="currency">
            <text:p>$0.00</text:p>
          </table:table-cell>
          <table:table-cell table:formula="of:=IF([.C159]=6;Shopping;0)" office:value-type="currency" office:currency="USD" office:value="0" calcext:value-type="currency">
            <text:p>$0.00</text:p>
          </table:table-cell>
          <table:table-cell table:formula="of:=IF([.C159]=6;Cigarrettes;0)" office:value-type="currency" office:currency="USD" office:value="0" calcext:value-type="currency">
            <text:p>$0.00</text:p>
          </table:table-cell>
          <table:table-cell/>
          <table:table-cell table:formula="of:=IF(DAYS([.B159];DATE(20;6;1))&gt;=0;IF([.E159]=4;Car;0);0)" office:value-type="currency" office:currency="USD" office:value="0" calcext:value-type="currency">
            <text:p>$0.00</text:p>
          </table:table-cell>
          <table:table-cell table:formula="of:=IF([.E159]=3;Insurance;0)" office:value-type="currency" office:currency="USD" office:value="0" calcext:value-type="currency">
            <text:p>$0.00</text:p>
          </table:table-cell>
          <table:table-cell table:formula="of:=IF([.E159]=5;Cellphone;0)" office:value-type="currency" office:currency="USD" office:value="0" calcext:value-type="currency">
            <text:p>$0.00</text:p>
          </table:table-cell>
          <table:table-cell table:formula="of:=IF(OR(IF([.E159]=5);IF([.E159]=12));CredCards;0)" office:value-type="currency" office:currency="USD" office:value="0" calcext:value-type="currency">
            <text:p>$0.00</text:p>
          </table:table-cell>
          <table:table-cell/>
          <table:table-cell table:formula="of:=SUM([.G159:.P159])" office:value-type="currency" office:currency="USD" office:value="0" calcext:value-type="currency">
            <text:p>$0.00</text:p>
          </table:table-cell>
          <table:table-cell/>
          <table:table-cell table:formula="of:=IF(AND(IF([.E159]=1);IF([.D159]=6));900;IF(AND(IF([.E159]=2);IF([.D159]=6));900;IF([.E159]=3;IF(OR([.D159]=7;[.D159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58]-[.Q159]" office:value-type="currency" office:currency="USD" office:value="5384.73" calcext:value-type="currency">
            <text:p>$5,384.73</text:p>
          </table:table-cell>
          <table:table-cell/>
          <table:table-cell table:style-name="ce15" table:formula="of:=[.W158]-[.Q159]+[.S159]+[.T159]" office:value-type="currency" office:currency="USD" office:value="5384.73" calcext:value-type="currency">
            <text:p>$5,384.7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24" calcext:value-type="date">
            <text:p>09/24/20</text:p>
          </table:table-cell>
          <table:table-cell table:formula="of:=WEEKDAY([.B160])" office:value-type="date" office:date-value="1900-01-04" calcext:value-type="date">
            <text:p>Thursday</text:p>
          </table:table-cell>
          <table:table-cell table:formula="of:=WEEKDAY([.B160])" office:value-type="float" office:value="5" calcext:value-type="float">
            <text:p>5</text:p>
          </table:table-cell>
          <table:table-cell table:formula="of:=DAY([.B160])" office:value-type="float" office:value="24" calcext:value-type="float">
            <text:p>24</text:p>
          </table:table-cell>
          <table:table-cell/>
          <table:table-cell table:formula="of:=IF([.C160] = 6;Loan;0)" office:value-type="currency" office:currency="USD" office:value="0" calcext:value-type="currency">
            <text:p>$0.00</text:p>
          </table:table-cell>
          <table:table-cell table:formula="of:=IF([.C160]=1;Groceries;0)" office:value-type="currency" office:currency="USD" office:value="0" calcext:value-type="currency">
            <text:p>$0.00</text:p>
          </table:table-cell>
          <table:table-cell table:formula="of:=IF([.C160]=6;Shopping;0)" office:value-type="currency" office:currency="USD" office:value="0" calcext:value-type="currency">
            <text:p>$0.00</text:p>
          </table:table-cell>
          <table:table-cell table:formula="of:=IF([.C160]=6;Cigarrettes;0)" office:value-type="currency" office:currency="USD" office:value="0" calcext:value-type="currency">
            <text:p>$0.00</text:p>
          </table:table-cell>
          <table:table-cell/>
          <table:table-cell table:formula="of:=IF(DAYS([.B160];DATE(20;6;1))&gt;=0;IF([.E160]=4;Car;0);0)" office:value-type="currency" office:currency="USD" office:value="0" calcext:value-type="currency">
            <text:p>$0.00</text:p>
          </table:table-cell>
          <table:table-cell table:formula="of:=IF([.E160]=3;Insurance;0)" office:value-type="currency" office:currency="USD" office:value="0" calcext:value-type="currency">
            <text:p>$0.00</text:p>
          </table:table-cell>
          <table:table-cell table:formula="of:=IF([.E160]=5;Cellphone;0)" office:value-type="currency" office:currency="USD" office:value="0" calcext:value-type="currency">
            <text:p>$0.00</text:p>
          </table:table-cell>
          <table:table-cell table:formula="of:=IF(OR(IF([.E160]=5);IF([.E160]=12));CredCards;0)" office:value-type="currency" office:currency="USD" office:value="0" calcext:value-type="currency">
            <text:p>$0.00</text:p>
          </table:table-cell>
          <table:table-cell/>
          <table:table-cell table:formula="of:=SUM([.G160:.P160])" office:value-type="currency" office:currency="USD" office:value="0" calcext:value-type="currency">
            <text:p>$0.00</text:p>
          </table:table-cell>
          <table:table-cell/>
          <table:table-cell table:formula="of:=IF(AND(IF([.E160]=1);IF([.D160]=6));900;IF(AND(IF([.E160]=2);IF([.D160]=6));900;IF([.E160]=3;IF(OR([.D160]=7;[.D160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59]-[.Q160]" office:value-type="currency" office:currency="USD" office:value="5384.73" calcext:value-type="currency">
            <text:p>$5,384.73</text:p>
          </table:table-cell>
          <table:table-cell/>
          <table:table-cell table:style-name="ce15" table:formula="of:=[.W159]-[.Q160]+[.S160]+[.T160]" office:value-type="currency" office:currency="USD" office:value="5384.73" calcext:value-type="currency">
            <text:p>$5,384.73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25" calcext:value-type="date">
            <text:p>09/25/20</text:p>
          </table:table-cell>
          <table:table-cell table:formula="of:=WEEKDAY([.B161])" office:value-type="date" office:date-value="1900-01-05" calcext:value-type="date">
            <text:p>Friday</text:p>
          </table:table-cell>
          <table:table-cell table:formula="of:=WEEKDAY([.B161])" office:value-type="float" office:value="6" calcext:value-type="float">
            <text:p>6</text:p>
          </table:table-cell>
          <table:table-cell table:formula="of:=DAY([.B161])" office:value-type="float" office:value="25" calcext:value-type="float">
            <text:p>25</text:p>
          </table:table-cell>
          <table:table-cell/>
          <table:table-cell table:formula="of:=IF([.C161] = 6;Loan;0)" office:value-type="currency" office:currency="USD" office:value="66.17" calcext:value-type="currency">
            <text:p>$66.17</text:p>
          </table:table-cell>
          <table:table-cell table:formula="of:=IF([.C161]=1;Groceries;0)" office:value-type="currency" office:currency="USD" office:value="0" calcext:value-type="currency">
            <text:p>$0.00</text:p>
          </table:table-cell>
          <table:table-cell table:formula="of:=IF([.C161]=6;Shopping;0)" office:value-type="currency" office:currency="USD" office:value="55" calcext:value-type="currency">
            <text:p>$55.00</text:p>
          </table:table-cell>
          <table:table-cell table:formula="of:=IF([.C161]=6;Cigarrettes;0)" office:value-type="currency" office:currency="USD" office:value="55" calcext:value-type="currency">
            <text:p>$55.00</text:p>
          </table:table-cell>
          <table:table-cell/>
          <table:table-cell table:formula="of:=IF(DAYS([.B161];DATE(20;6;1))&gt;=0;IF([.E161]=4;Car;0);0)" office:value-type="currency" office:currency="USD" office:value="0" calcext:value-type="currency">
            <text:p>$0.00</text:p>
          </table:table-cell>
          <table:table-cell table:formula="of:=IF([.E161]=3;Insurance;0)" office:value-type="currency" office:currency="USD" office:value="0" calcext:value-type="currency">
            <text:p>$0.00</text:p>
          </table:table-cell>
          <table:table-cell table:formula="of:=IF([.E161]=5;Cellphone;0)" office:value-type="currency" office:currency="USD" office:value="0" calcext:value-type="currency">
            <text:p>$0.00</text:p>
          </table:table-cell>
          <table:table-cell table:formula="of:=IF(OR(IF([.E161]=5);IF([.E161]=12));CredCards;0)" office:value-type="currency" office:currency="USD" office:value="0" calcext:value-type="currency">
            <text:p>$0.00</text:p>
          </table:table-cell>
          <table:table-cell/>
          <table:table-cell table:formula="of:=SUM([.G161:.P161])" office:value-type="currency" office:currency="USD" office:value="176.17" calcext:value-type="currency">
            <text:p>$176.17</text:p>
          </table:table-cell>
          <table:table-cell/>
          <table:table-cell table:formula="of:=IF(AND(IF([.E161]=1);IF([.D161]=6));900;IF(AND(IF([.E161]=2);IF([.D161]=6));900;IF([.E161]=3;IF(OR([.D161]=7;[.D161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60]-[.Q161]" office:value-type="currency" office:currency="USD" office:value="5208.56" calcext:value-type="currency">
            <text:p>$5,208.56</text:p>
          </table:table-cell>
          <table:table-cell/>
          <table:table-cell table:style-name="ce15" table:formula="of:=[.W160]-[.Q161]+[.S161]+[.T161]" office:value-type="currency" office:currency="USD" office:value="5208.56" calcext:value-type="currency">
            <text:p>$5,208.5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26" calcext:value-type="date">
            <text:p>09/26/20</text:p>
          </table:table-cell>
          <table:table-cell table:formula="of:=WEEKDAY([.B162])" office:value-type="date" office:date-value="1900-01-06" calcext:value-type="date">
            <text:p>Saturday</text:p>
          </table:table-cell>
          <table:table-cell table:formula="of:=WEEKDAY([.B162])" office:value-type="float" office:value="7" calcext:value-type="float">
            <text:p>7</text:p>
          </table:table-cell>
          <table:table-cell table:formula="of:=DAY([.B162])" office:value-type="float" office:value="26" calcext:value-type="float">
            <text:p>26</text:p>
          </table:table-cell>
          <table:table-cell/>
          <table:table-cell table:formula="of:=IF([.C162] = 6;Loan;0)" office:value-type="currency" office:currency="USD" office:value="0" calcext:value-type="currency">
            <text:p>$0.00</text:p>
          </table:table-cell>
          <table:table-cell table:formula="of:=IF([.C162]=1;Groceries;0)" office:value-type="currency" office:currency="USD" office:value="0" calcext:value-type="currency">
            <text:p>$0.00</text:p>
          </table:table-cell>
          <table:table-cell table:formula="of:=IF([.C162]=6;Shopping;0)" office:value-type="currency" office:currency="USD" office:value="0" calcext:value-type="currency">
            <text:p>$0.00</text:p>
          </table:table-cell>
          <table:table-cell table:formula="of:=IF([.C162]=6;Cigarrettes;0)" office:value-type="currency" office:currency="USD" office:value="0" calcext:value-type="currency">
            <text:p>$0.00</text:p>
          </table:table-cell>
          <table:table-cell/>
          <table:table-cell table:formula="of:=IF(DAYS([.B162];DATE(20;6;1))&gt;=0;IF([.E162]=4;Car;0);0)" office:value-type="currency" office:currency="USD" office:value="0" calcext:value-type="currency">
            <text:p>$0.00</text:p>
          </table:table-cell>
          <table:table-cell table:formula="of:=IF([.E162]=3;Insurance;0)" office:value-type="currency" office:currency="USD" office:value="0" calcext:value-type="currency">
            <text:p>$0.00</text:p>
          </table:table-cell>
          <table:table-cell table:formula="of:=IF([.E162]=5;Cellphone;0)" office:value-type="currency" office:currency="USD" office:value="0" calcext:value-type="currency">
            <text:p>$0.00</text:p>
          </table:table-cell>
          <table:table-cell table:formula="of:=IF(OR(IF([.E162]=5);IF([.E162]=12));CredCards;0)" office:value-type="currency" office:currency="USD" office:value="0" calcext:value-type="currency">
            <text:p>$0.00</text:p>
          </table:table-cell>
          <table:table-cell/>
          <table:table-cell table:formula="of:=SUM([.G162:.P162])" office:value-type="currency" office:currency="USD" office:value="0" calcext:value-type="currency">
            <text:p>$0.00</text:p>
          </table:table-cell>
          <table:table-cell/>
          <table:table-cell table:formula="of:=IF(AND(IF([.E162]=1);IF([.D162]=6));900;IF(AND(IF([.E162]=2);IF([.D162]=6));900;IF([.E162]=3;IF(OR([.D162]=7;[.D162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61]-[.Q162]" office:value-type="currency" office:currency="USD" office:value="5208.56" calcext:value-type="currency">
            <text:p>$5,208.56</text:p>
          </table:table-cell>
          <table:table-cell/>
          <table:table-cell table:style-name="ce15" table:formula="of:=[.W161]-[.Q162]+[.S162]+[.T162]" office:value-type="currency" office:currency="USD" office:value="5208.56" calcext:value-type="currency">
            <text:p>$5,208.5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27" calcext:value-type="date">
            <text:p>09/27/20</text:p>
          </table:table-cell>
          <table:table-cell table:formula="of:=WEEKDAY([.B163])" office:value-type="date" office:date-value="1899-12-31" calcext:value-type="date">
            <text:p>Sunday</text:p>
          </table:table-cell>
          <table:table-cell table:formula="of:=WEEKDAY([.B163])" office:value-type="float" office:value="1" calcext:value-type="float">
            <text:p>1</text:p>
          </table:table-cell>
          <table:table-cell table:formula="of:=DAY([.B163])" office:value-type="float" office:value="27" calcext:value-type="float">
            <text:p>27</text:p>
          </table:table-cell>
          <table:table-cell/>
          <table:table-cell table:formula="of:=IF([.C163] = 6;Loan;0)" office:value-type="currency" office:currency="USD" office:value="0" calcext:value-type="currency">
            <text:p>$0.00</text:p>
          </table:table-cell>
          <table:table-cell table:formula="of:=IF([.C163]=1;Groceries;0)" office:value-type="currency" office:currency="USD" office:value="115" calcext:value-type="currency">
            <text:p>$115.00</text:p>
          </table:table-cell>
          <table:table-cell table:formula="of:=IF([.C163]=6;Shopping;0)" office:value-type="currency" office:currency="USD" office:value="0" calcext:value-type="currency">
            <text:p>$0.00</text:p>
          </table:table-cell>
          <table:table-cell table:formula="of:=IF([.C163]=6;Cigarrettes;0)" office:value-type="currency" office:currency="USD" office:value="0" calcext:value-type="currency">
            <text:p>$0.00</text:p>
          </table:table-cell>
          <table:table-cell/>
          <table:table-cell table:formula="of:=IF(DAYS([.B163];DATE(20;6;1))&gt;=0;IF([.E163]=4;Car;0);0)" office:value-type="currency" office:currency="USD" office:value="0" calcext:value-type="currency">
            <text:p>$0.00</text:p>
          </table:table-cell>
          <table:table-cell table:formula="of:=IF([.E163]=3;Insurance;0)" office:value-type="currency" office:currency="USD" office:value="0" calcext:value-type="currency">
            <text:p>$0.00</text:p>
          </table:table-cell>
          <table:table-cell table:formula="of:=IF([.E163]=5;Cellphone;0)" office:value-type="currency" office:currency="USD" office:value="0" calcext:value-type="currency">
            <text:p>$0.00</text:p>
          </table:table-cell>
          <table:table-cell table:formula="of:=IF(OR(IF([.E163]=5);IF([.E163]=12));CredCards;0)" office:value-type="currency" office:currency="USD" office:value="0" calcext:value-type="currency">
            <text:p>$0.00</text:p>
          </table:table-cell>
          <table:table-cell/>
          <table:table-cell table:formula="of:=SUM([.G163:.P163])" office:value-type="currency" office:currency="USD" office:value="115" calcext:value-type="currency">
            <text:p>$115.00</text:p>
          </table:table-cell>
          <table:table-cell/>
          <table:table-cell table:formula="of:=IF(AND(IF([.E163]=1);IF([.D163]=6));900;IF(AND(IF([.E163]=2);IF([.D163]=6));900;IF([.E163]=3;IF(OR([.D163]=7;[.D163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62]-[.Q163]" office:value-type="currency" office:currency="USD" office:value="5093.56" calcext:value-type="currency">
            <text:p>$5,093.56</text:p>
          </table:table-cell>
          <table:table-cell/>
          <table:table-cell table:style-name="ce15" table:formula="of:=[.W162]-[.Q163]+[.S163]+[.T163]" office:value-type="currency" office:currency="USD" office:value="5093.56" calcext:value-type="currency">
            <text:p>$5,093.5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28" calcext:value-type="date">
            <text:p>09/28/20</text:p>
          </table:table-cell>
          <table:table-cell table:formula="of:=WEEKDAY([.B164])" office:value-type="date" office:date-value="1900-01-01" calcext:value-type="date">
            <text:p>Monday</text:p>
          </table:table-cell>
          <table:table-cell table:formula="of:=WEEKDAY([.B164])" office:value-type="float" office:value="2" calcext:value-type="float">
            <text:p>2</text:p>
          </table:table-cell>
          <table:table-cell table:formula="of:=DAY([.B164])" office:value-type="float" office:value="28" calcext:value-type="float">
            <text:p>28</text:p>
          </table:table-cell>
          <table:table-cell/>
          <table:table-cell table:formula="of:=IF([.C164] = 6;Loan;0)" office:value-type="currency" office:currency="USD" office:value="0" calcext:value-type="currency">
            <text:p>$0.00</text:p>
          </table:table-cell>
          <table:table-cell table:formula="of:=IF([.C164]=1;Groceries;0)" office:value-type="currency" office:currency="USD" office:value="0" calcext:value-type="currency">
            <text:p>$0.00</text:p>
          </table:table-cell>
          <table:table-cell table:formula="of:=IF([.C164]=6;Shopping;0)" office:value-type="currency" office:currency="USD" office:value="0" calcext:value-type="currency">
            <text:p>$0.00</text:p>
          </table:table-cell>
          <table:table-cell table:formula="of:=IF([.C164]=6;Cigarrettes;0)" office:value-type="currency" office:currency="USD" office:value="0" calcext:value-type="currency">
            <text:p>$0.00</text:p>
          </table:table-cell>
          <table:table-cell/>
          <table:table-cell table:formula="of:=IF(DAYS([.B164];DATE(20;6;1))&gt;=0;IF([.E164]=4;Car;0);0)" office:value-type="currency" office:currency="USD" office:value="0" calcext:value-type="currency">
            <text:p>$0.00</text:p>
          </table:table-cell>
          <table:table-cell table:formula="of:=IF([.E164]=3;Insurance;0)" office:value-type="currency" office:currency="USD" office:value="0" calcext:value-type="currency">
            <text:p>$0.00</text:p>
          </table:table-cell>
          <table:table-cell table:formula="of:=IF([.E164]=5;Cellphone;0)" office:value-type="currency" office:currency="USD" office:value="0" calcext:value-type="currency">
            <text:p>$0.00</text:p>
          </table:table-cell>
          <table:table-cell table:formula="of:=IF(OR(IF([.E164]=5);IF([.E164]=12));CredCards;0)" office:value-type="currency" office:currency="USD" office:value="0" calcext:value-type="currency">
            <text:p>$0.00</text:p>
          </table:table-cell>
          <table:table-cell/>
          <table:table-cell table:formula="of:=SUM([.G164:.P164])" office:value-type="currency" office:currency="USD" office:value="0" calcext:value-type="currency">
            <text:p>$0.00</text:p>
          </table:table-cell>
          <table:table-cell/>
          <table:table-cell table:formula="of:=IF(AND(IF([.E164]=1);IF([.D164]=6));900;IF(AND(IF([.E164]=2);IF([.D164]=6));900;IF([.E164]=3;IF(OR([.D164]=7;[.D164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63]-[.Q164]" office:value-type="currency" office:currency="USD" office:value="5093.56" calcext:value-type="currency">
            <text:p>$5,093.56</text:p>
          </table:table-cell>
          <table:table-cell/>
          <table:table-cell table:style-name="ce15" table:formula="of:=[.W163]-[.Q164]+[.S164]+[.T164]" office:value-type="currency" office:currency="USD" office:value="5093.56" calcext:value-type="currency">
            <text:p>$5,093.5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29" calcext:value-type="date">
            <text:p>09/29/20</text:p>
          </table:table-cell>
          <table:table-cell table:formula="of:=WEEKDAY([.B165])" office:value-type="date" office:date-value="1900-01-02" calcext:value-type="date">
            <text:p>Tuesday</text:p>
          </table:table-cell>
          <table:table-cell table:formula="of:=WEEKDAY([.B165])" office:value-type="float" office:value="3" calcext:value-type="float">
            <text:p>3</text:p>
          </table:table-cell>
          <table:table-cell table:formula="of:=DAY([.B165])" office:value-type="float" office:value="29" calcext:value-type="float">
            <text:p>29</text:p>
          </table:table-cell>
          <table:table-cell/>
          <table:table-cell table:formula="of:=IF([.C165] = 6;Loan;0)" office:value-type="currency" office:currency="USD" office:value="0" calcext:value-type="currency">
            <text:p>$0.00</text:p>
          </table:table-cell>
          <table:table-cell table:formula="of:=IF([.C165]=1;Groceries;0)" office:value-type="currency" office:currency="USD" office:value="0" calcext:value-type="currency">
            <text:p>$0.00</text:p>
          </table:table-cell>
          <table:table-cell table:formula="of:=IF([.C165]=6;Shopping;0)" office:value-type="currency" office:currency="USD" office:value="0" calcext:value-type="currency">
            <text:p>$0.00</text:p>
          </table:table-cell>
          <table:table-cell table:formula="of:=IF([.C165]=6;Cigarrettes;0)" office:value-type="currency" office:currency="USD" office:value="0" calcext:value-type="currency">
            <text:p>$0.00</text:p>
          </table:table-cell>
          <table:table-cell/>
          <table:table-cell table:formula="of:=IF(DAYS([.B165];DATE(20;6;1))&gt;=0;IF([.E165]=4;Car;0);0)" office:value-type="currency" office:currency="USD" office:value="0" calcext:value-type="currency">
            <text:p>$0.00</text:p>
          </table:table-cell>
          <table:table-cell table:formula="of:=IF([.E165]=3;Insurance;0)" office:value-type="currency" office:currency="USD" office:value="0" calcext:value-type="currency">
            <text:p>$0.00</text:p>
          </table:table-cell>
          <table:table-cell table:formula="of:=IF([.E165]=5;Cellphone;0)" office:value-type="currency" office:currency="USD" office:value="0" calcext:value-type="currency">
            <text:p>$0.00</text:p>
          </table:table-cell>
          <table:table-cell table:formula="of:=IF(OR(IF([.E165]=5);IF([.E165]=12));CredCards;0)" office:value-type="currency" office:currency="USD" office:value="0" calcext:value-type="currency">
            <text:p>$0.00</text:p>
          </table:table-cell>
          <table:table-cell/>
          <table:table-cell table:formula="of:=SUM([.G165:.P165])" office:value-type="currency" office:currency="USD" office:value="0" calcext:value-type="currency">
            <text:p>$0.00</text:p>
          </table:table-cell>
          <table:table-cell/>
          <table:table-cell table:formula="of:=IF(AND(IF([.E165]=1);IF([.D165]=6));900;IF(AND(IF([.E165]=2);IF([.D165]=6));900;IF([.E165]=3;IF(OR([.D165]=7;[.D165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64]-[.Q165]" office:value-type="currency" office:currency="USD" office:value="5093.56" calcext:value-type="currency">
            <text:p>$5,093.56</text:p>
          </table:table-cell>
          <table:table-cell/>
          <table:table-cell table:style-name="ce15" table:formula="of:=[.W164]-[.Q165]+[.S165]+[.T165]" office:value-type="currency" office:currency="USD" office:value="5093.56" calcext:value-type="currency">
            <text:p>$5,093.5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09-30" calcext:value-type="date">
            <text:p>09/30/20</text:p>
          </table:table-cell>
          <table:table-cell table:formula="of:=WEEKDAY([.B166])" office:value-type="date" office:date-value="1900-01-03" calcext:value-type="date">
            <text:p>Wednesday</text:p>
          </table:table-cell>
          <table:table-cell table:formula="of:=WEEKDAY([.B166])" office:value-type="float" office:value="4" calcext:value-type="float">
            <text:p>4</text:p>
          </table:table-cell>
          <table:table-cell table:formula="of:=DAY([.B166])" office:value-type="float" office:value="30" calcext:value-type="float">
            <text:p>30</text:p>
          </table:table-cell>
          <table:table-cell/>
          <table:table-cell table:formula="of:=IF([.C166] = 6;Loan;0)" office:value-type="currency" office:currency="USD" office:value="0" calcext:value-type="currency">
            <text:p>$0.00</text:p>
          </table:table-cell>
          <table:table-cell table:formula="of:=IF([.C166]=1;Groceries;0)" office:value-type="currency" office:currency="USD" office:value="0" calcext:value-type="currency">
            <text:p>$0.00</text:p>
          </table:table-cell>
          <table:table-cell table:formula="of:=IF([.C166]=6;Shopping;0)" office:value-type="currency" office:currency="USD" office:value="0" calcext:value-type="currency">
            <text:p>$0.00</text:p>
          </table:table-cell>
          <table:table-cell table:formula="of:=IF([.C166]=6;Cigarrettes;0)" office:value-type="currency" office:currency="USD" office:value="0" calcext:value-type="currency">
            <text:p>$0.00</text:p>
          </table:table-cell>
          <table:table-cell/>
          <table:table-cell table:formula="of:=IF(DAYS([.B166];DATE(20;6;1))&gt;=0;IF([.E166]=4;Car;0);0)" office:value-type="currency" office:currency="USD" office:value="0" calcext:value-type="currency">
            <text:p>$0.00</text:p>
          </table:table-cell>
          <table:table-cell table:formula="of:=IF([.E166]=3;Insurance;0)" office:value-type="currency" office:currency="USD" office:value="0" calcext:value-type="currency">
            <text:p>$0.00</text:p>
          </table:table-cell>
          <table:table-cell table:formula="of:=IF([.E166]=5;Cellphone;0)" office:value-type="currency" office:currency="USD" office:value="0" calcext:value-type="currency">
            <text:p>$0.00</text:p>
          </table:table-cell>
          <table:table-cell table:formula="of:=IF(OR(IF([.E166]=5);IF([.E166]=12));CredCards;0)" office:value-type="currency" office:currency="USD" office:value="0" calcext:value-type="currency">
            <text:p>$0.00</text:p>
          </table:table-cell>
          <table:table-cell/>
          <table:table-cell table:formula="of:=SUM([.G166:.P166])" office:value-type="currency" office:currency="USD" office:value="0" calcext:value-type="currency">
            <text:p>$0.00</text:p>
          </table:table-cell>
          <table:table-cell/>
          <table:table-cell table:formula="of:=IF(AND(IF([.E166]=1);IF([.D166]=6));900;IF(AND(IF([.E166]=2);IF([.D166]=6));900;IF([.E166]=3;IF(OR([.D166]=7;[.D166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65]-[.Q166]" office:value-type="currency" office:currency="USD" office:value="5093.56" calcext:value-type="currency">
            <text:p>$5,093.56</text:p>
          </table:table-cell>
          <table:table-cell/>
          <table:table-cell table:style-name="ce15" table:formula="of:=[.W165]-[.Q166]+[.S166]+[.T166]" office:value-type="currency" office:currency="USD" office:value="5093.56" calcext:value-type="currency">
            <text:p>$5,093.56</text:p>
          </table:table-cell>
          <table:table-cell table:number-columns-repeated="1001"/>
        </table:table-row>
        <table:table-row table:style-name="ro5">
          <table:table-cell/>
          <table:table-cell table:style-name="ce12" office:value-type="date" office:date-value="2020-10-01" calcext:value-type="date">
            <text:p>10/01/20</text:p>
          </table:table-cell>
          <table:table-cell table:formula="of:=WEEKDAY([.B167])" office:value-type="date" office:date-value="1900-01-04" calcext:value-type="date">
            <text:p>Thursday</text:p>
          </table:table-cell>
          <table:table-cell table:formula="of:=WEEKDAY([.B167])" office:value-type="float" office:value="5" calcext:value-type="float">
            <text:p>5</text:p>
          </table:table-cell>
          <table:table-cell table:formula="of:=DAY([.B167])" office:value-type="float" office:value="1" calcext:value-type="float">
            <text:p>1</text:p>
          </table:table-cell>
          <table:table-cell/>
          <table:table-cell table:formula="of:=IF([.C167] = 6;Loan;0)" office:value-type="currency" office:currency="USD" office:value="0" calcext:value-type="currency">
            <text:p>$0.00</text:p>
          </table:table-cell>
          <table:table-cell table:formula="of:=IF([.C167]=1;Groceries;0)" office:value-type="currency" office:currency="USD" office:value="0" calcext:value-type="currency">
            <text:p>$0.00</text:p>
          </table:table-cell>
          <table:table-cell table:formula="of:=IF([.C167]=6;Shopping;0)" office:value-type="currency" office:currency="USD" office:value="0" calcext:value-type="currency">
            <text:p>$0.00</text:p>
          </table:table-cell>
          <table:table-cell table:formula="of:=IF([.C167]=6;Cigarrettes;0)" office:value-type="currency" office:currency="USD" office:value="0" calcext:value-type="currency">
            <text:p>$0.00</text:p>
          </table:table-cell>
          <table:table-cell/>
          <table:table-cell table:formula="of:=IF(DAYS([.B167];DATE(20;6;1))&gt;=0;IF([.E167]=4;Car;0);0)" office:value-type="currency" office:currency="USD" office:value="0" calcext:value-type="currency">
            <text:p>$0.00</text:p>
          </table:table-cell>
          <table:table-cell table:formula="of:=IF([.E167]=3;Insurance;0)" office:value-type="currency" office:currency="USD" office:value="0" calcext:value-type="currency">
            <text:p>$0.00</text:p>
          </table:table-cell>
          <table:table-cell table:formula="of:=IF([.E167]=5;Cellphone;0)" office:value-type="currency" office:currency="USD" office:value="0" calcext:value-type="currency">
            <text:p>$0.00</text:p>
          </table:table-cell>
          <table:table-cell table:formula="of:=IF(OR(IF([.E167]=5);IF([.E167]=12));CredCards;0)" office:value-type="currency" office:currency="USD" office:value="0" calcext:value-type="currency">
            <text:p>$0.00</text:p>
          </table:table-cell>
          <table:table-cell/>
          <table:table-cell table:formula="of:=SUM([.G167:.P167])" office:value-type="currency" office:currency="USD" office:value="0" calcext:value-type="currency">
            <text:p>$0.00</text:p>
          </table:table-cell>
          <table:table-cell/>
          <table:table-cell table:formula="of:=IF(AND(IF([.E167]=1);IF([.D167]=6));900;IF(AND(IF([.E167]=2);IF([.D167]=6));900;IF([.E167]=3;IF(OR([.D167]=7;[.D167]=1);0;900);0)))" office:value-type="currency" office:currency="USD" office:value="0" calcext:value-type="currency">
            <text:p>$0.00</text:p>
          </table:table-cell>
          <table:table-cell/>
          <table:table-cell table:style-name="ce15" table:formula="of:=[.W166]-[.Q167]" office:value-type="currency" office:currency="USD" office:value="5093.56" calcext:value-type="currency">
            <text:p>$5,093.56</text:p>
          </table:table-cell>
          <table:table-cell/>
          <table:table-cell table:style-name="ce15" table:formula="of:=[.W166]-[.Q167]+[.S167]+[.T167]" office:value-type="currency" office:currency="USD" office:value="5093.56" calcext:value-type="currency">
            <text:p>$5,093.56</text:p>
          </table:table-cell>
          <table:table-cell table:number-columns-repeated="1001"/>
        </table:table-row>
        <table:table-row table:style-name="ro5" table:number-rows-repeated="200">
          <table:table-cell/>
          <table:table-cell table:style-name="ce12"/>
          <table:table-cell table:number-columns-repeated="1022"/>
        </table:table-row>
        <table:table-row table:style-name="ro5" table:number-rows-repeated="104820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2.A1:Sheet2.AMJ1048576">
            <calcext:condition calcext:apply-style-name="Hidden" calcext:value="=0" calcext:base-cell-address="Sheet2.A1"/>
          </calcext:conditional-format>
        </calcext:conditional-formats>
      </table:table>
      <table:table table:name="Sheet3" table:style-name="ta1">
        <office:forms form:automatic-focus="false" form:apply-design-mode="false"/>
        <table:table-column table:style-name="co2" table:default-cell-style-name="Default"/>
        <table:table-column table:style-name="co19" table:default-cell-style-name="ce24"/>
        <table:table-column table:style-name="co13" table:default-cell-style-name="ce26"/>
        <table:table-column table:style-name="co20" table:default-cell-style-name="ce28"/>
        <table:table-column table:style-name="co19" table:default-cell-style-name="ce26"/>
        <table:table-column table:style-name="co2" table:default-cell-style-name="Default"/>
        <table:table-column table:style-name="co21" table:default-cell-style-name="Default"/>
        <table:table-column table:style-name="co2" table:number-columns-repeated="1017" table:default-cell-style-name="Default"/>
        <table:table-row table:style-name="ro6">
          <table:table-cell table:number-columns-repeated="1024"/>
        </table:table-row>
        <table:table-row table:style-name="ro7">
          <table:table-cell table:style-name="ce23"/>
          <table:table-cell table:style-name="ce25" office:value-type="string" calcext:value-type="string">
            <text:p>name</text:p>
          </table:table-cell>
          <table:table-cell table:style-name="ce27" office:value-type="string" calcext:value-type="string">
            <text:p>amount</text:p>
          </table:table-cell>
          <table:table-cell table:style-name="ce29" office:value-type="string" calcext:value-type="string">
            <text:p>frequency</text:p>
          </table:table-cell>
          <table:table-cell table:style-name="ce27" office:value-type="string" calcext:value-type="string">
            <text:p>Total each Month</text:p>
          </table:table-cell>
          <table:table-cell table:style-name="ce23"/>
          <table:table-cell table:style-name="ce23" office:value-type="string" calcext:value-type="string">
            <text:p>Minimum we reach:</text:p>
          </table:table-cell>
          <table:table-cell table:style-name="ce23" table:formula="of:=Minimum" office:value-type="currency" office:currency="USD" office:value="3396.01" calcext:value-type="currency">
            <text:p>$3,396.01</text:p>
          </table:table-cell>
          <table:table-cell table:style-name="ce23" table:number-columns-repeated="1016"/>
        </table:table-row>
        <table:table-row table:style-name="ro6">
          <table:table-cell/>
          <table:table-cell office:value-type="string" calcext:value-type="string">
            <text:p>airbnb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</text:p>
          </table:table-cell>
          <table:table-cell table:formula="of:=IF([.D3]=&quot;m&quot;; [.C3]; 4 * [.C3])" office:value-type="currency" office:currency="USD" office:value="1500" calcext:value-type="currency">
            <text:p>$1,500.00</text:p>
          </table:table-cell>
          <table:table-cell/>
          <table:table-cell office:value-type="string" calcext:value-type="string">
            <text:p>final balance:</text:p>
          </table:table-cell>
          <table:table-cell table:style-name="ce31" table:formula="of:=FinalBalance" office:value-type="currency" office:currency="USD" office:value="6027.07" calcext:value-type="currency">
            <text:p>$6,027.07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car</text:p>
          </table:table-cell>
          <table:table-cell office:value-type="currency" office:currency="USD" office:value="503.14" calcext:value-type="currency">
            <text:p>$503.14</text:p>
          </table:table-cell>
          <table:table-cell office:value-type="string" calcext:value-type="string">
            <text:p>m</text:p>
          </table:table-cell>
          <table:table-cell table:formula="of:=IF([.D4]=&quot;m&quot;; [.C4]; 4 * [.C4])" office:value-type="currency" office:currency="USD" office:value="503.14" calcext:value-type="currency">
            <text:p>$503.14</text:p>
          </table:table-cell>
          <table:table-cell/>
          <table:table-cell office:value-type="string" calcext:value-type="string">
            <text:p>day of graduation:</text:p>
          </table:table-cell>
          <table:table-cell table:formula="of:=Graduation" office:value-type="currency" office:currency="USD" office:value="6118.72" calcext:value-type="currency">
            <text:p>$6,118.72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cell phone</text:p>
          </table:table-cell>
          <table:table-cell office:value-type="currency" office:currency="USD" office:value="230" calcext:value-type="currency">
            <text:p>$230.00</text:p>
          </table:table-cell>
          <table:table-cell office:value-type="string" calcext:value-type="string">
            <text:p>m</text:p>
          </table:table-cell>
          <table:table-cell table:formula="of:=IF([.D5]=&quot;m&quot;; [.C5]; 4 * [.C5])" office:value-type="currency" office:currency="USD" office:value="230" calcext:value-type="currency">
            <text:p>$230.00</text:p>
          </table:table-cell>
          <table:table-cell/>
          <table:table-cell office:value-type="string" calcext:value-type="string">
            <text:p>Starting Balance</text:p>
          </table:table-cell>
          <table:table-cell table:formula="of:=3973.03-10" office:value-type="currency" office:currency="USD" office:value="3963.03" calcext:value-type="currency">
            <text:p>$3,963.03</text:p>
          </table:table-cell>
          <table:table-cell/>
          <table:table-cell office:value-type="currency" office:currency="USD" office:value="3973.03" calcext:value-type="currency">
            <text:p>$3,973.03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credit cards</text:p>
          </table:table-cell>
          <table:table-cell office:value-type="currency" office:currency="USD" office:value="60" calcext:value-type="currency">
            <text:p>$60.00</text:p>
          </table:table-cell>
          <table:table-cell office:value-type="string" calcext:value-type="string">
            <text:p>m</text:p>
          </table:table-cell>
          <table:table-cell table:formula="of:=IF([.D6]=&quot;m&quot;; [.C6]; 4 * [.C6])" office:value-type="currency" office:currency="USD" office:value="60" calcext:value-type="currency">
            <text:p>$60.00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insurance</text:p>
          </table:table-cell>
          <table:table-cell office:value-type="currency" office:currency="USD" office:value="210" calcext:value-type="currency">
            <text:p>$210.00</text:p>
          </table:table-cell>
          <table:table-cell office:value-type="string" calcext:value-type="string">
            <text:p>m</text:p>
          </table:table-cell>
          <table:table-cell table:formula="of:=IF([.D7]=&quot;m&quot;; [.C7]; 4 * [.C7])" office:value-type="currency" office:currency="USD" office:value="210" calcext:value-type="currency">
            <text:p>$210.00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cigarettes</text:p>
          </table:table-cell>
          <table:table-cell office:value-type="currency" office:currency="USD" office:value="55" calcext:value-type="currency">
            <text:p>$55.00</text:p>
          </table:table-cell>
          <table:table-cell office:value-type="string" calcext:value-type="string">
            <text:p>w</text:p>
          </table:table-cell>
          <table:table-cell table:formula="of:=IF([.D8]=&quot;m&quot;; [.C8]; 4 * [.C8])" office:value-type="currency" office:currency="USD" office:value="220" calcext:value-type="currency">
            <text:p>$220.00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groceries</text:p>
          </table:table-cell>
          <table:table-cell office:value-type="currency" office:currency="USD" office:value="115" calcext:value-type="currency">
            <text:p>$115.00</text:p>
          </table:table-cell>
          <table:table-cell office:value-type="string" calcext:value-type="string">
            <text:p>w</text:p>
          </table:table-cell>
          <table:table-cell table:formula="of:=IF([.D9]=&quot;m&quot;; [.C9]; 4 * [.C9])" office:value-type="currency" office:currency="USD" office:value="460" calcext:value-type="currency">
            <text:p>$460.00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loan</text:p>
          </table:table-cell>
          <table:table-cell office:value-type="currency" office:currency="USD" office:value="66.17" calcext:value-type="currency">
            <text:p>$66.17</text:p>
          </table:table-cell>
          <table:table-cell office:value-type="string" calcext:value-type="string">
            <text:p>w</text:p>
          </table:table-cell>
          <table:table-cell table:formula="of:=IF([.D10]=&quot;m&quot;; [.C10]; 4 * [.C10])" office:value-type="currency" office:currency="USD" office:value="264.68" calcext:value-type="currency">
            <text:p>$264.68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shopping</text:p>
          </table:table-cell>
          <table:table-cell office:value-type="currency" office:currency="USD" office:value="55" calcext:value-type="currency">
            <text:p>$55.00</text:p>
          </table:table-cell>
          <table:table-cell office:value-type="string" calcext:value-type="string">
            <text:p>w</text:p>
          </table:table-cell>
          <table:table-cell table:formula="of:=IF([.D11]=&quot;m&quot;; [.C11]; 4 * [.C11])" office:value-type="currency" office:currency="USD" office:value="220" calcext:value-type="currency">
            <text:p>$220.00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Grand Total each Month</text:p>
          </table:table-cell>
          <table:table-cell table:style-name="ce30" table:formula="of:=SUM([.E3:.E11])" office:value-type="currency" office:currency="USD" office:value="3667.82" calcext:value-type="currency">
            <text:p>$3,667.82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optional spending</text:p>
          </table:table-cell>
          <table:table-cell table:formula="of:=[.C11]+[.C9]+[.C8]" office:value-type="currency" office:currency="USD" office:value="225" calcext:value-type="currency">
            <text:p>$225.00</text:p>
          </table:table-cell>
          <table:table-cell/>
          <table:table-cell table:formula="of:=[.C14]*4" office:value-type="currency" office:currency="USD" office:value="900" calcext:value-type="currency">
            <text:p>$900.00</text:p>
          </table:table-cell>
          <table:table-cell table:number-columns-repeated="1019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AirBNB" table:base-cell-address="$Sheet3.$D$3" table:cell-range-address="$Sheet3.$C$3"/>
        <table:named-range table:name="Car" table:base-cell-address="$Sheet3.$D$3" table:cell-range-address="$Sheet3.$C$4"/>
        <table:named-range table:name="Cellphone" table:base-cell-address="$Sheet3.$D$3" table:cell-range-address="$Sheet3.$C$5"/>
        <table:named-range table:name="Cigarrettes" table:base-cell-address="$Sheet3.$C$8" table:cell-range-address="$Sheet3.$C$8"/>
        <table:named-range table:name="CredCards" table:base-cell-address="$Sheet3.$C$6" table:cell-range-address="$Sheet3.$C$6"/>
        <table:named-range table:name="FinalBalance" table:base-cell-address="$Sheet2.$V$144" table:cell-range-address="$Sheet2.$W$144"/>
        <table:named-range table:name="Graduation" table:base-cell-address="$Sheet2.$W$119" table:cell-range-address="$Sheet2.$W$119"/>
        <table:named-range table:name="Groceries" table:base-cell-address="$Sheet3.$C$9" table:cell-range-address="$Sheet3.$C$9"/>
        <table:named-range table:name="Insurance" table:base-cell-address="$Sheet3.$C$7" table:cell-range-address="$Sheet3.$C$7"/>
        <table:named-range table:name="Loan" table:base-cell-address="$Sheet3.$C$10" table:cell-range-address="$Sheet3.$C$10"/>
        <table:named-range table:name="Minimum" table:base-cell-address="$Sheet2.$X$1" table:cell-range-address="$Sheet2.$Y$1"/>
        <table:named-range table:name="Shopping" table:base-cell-address="$Sheet3.$C$11" table:cell-range-address="$Sheet3.$C$11"/>
        <table:named-range table:name="StartingBalance" table:base-cell-address="$Sheet3.$H$5" table:cell-range-address="$Sheet3.$H$5"/>
      </table:named-expressions>
      <table:database-ranges>
        <table:database-range table:name="__Anonymous_Sheet_DB__2" table:target-range-address="Sheet3.B2:Sheet3.D10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-of-week number:style="long"/>
    </number:date-style>
    <style:style style:name="Default" style:family="table-cell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idden" style:family="table-cell" style:parent-style-name="Heading">
      <style:table-cell-properties fo:background-color="#ffffff" style:cell-protect="protected" style:print-content="false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20:20:41.227530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16:13:25.506263262</meta:creation-date>
    <dc:date>2020-04-19T21:24:47.254525875</dc:date>
    <meta:editing-duration>PT3H12M53S</meta:editing-duration>
    <meta:editing-cycles>32</meta:editing-cycles>
    <meta:generator>LibreOffice/6.3.5.2$Linux_X86_64 LibreOffice_project/30$Build-2</meta:generator>
    <meta:document-statistic meta:table-count="3" meta:cell-count="2757" meta:object-count="0"/>
  </office:meta>
</office:document-meta>
</file>